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  <style:font-face style:name="Arial" svg:font-family="Arial"/>
    <style:font-face style:name="Arial2" svg:font-family="Arial2"/>
    <style:font-face style:name="Arial3" svg:font-family="Arial3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e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1" style:font-name-asian="Arial1" style:font-name-complex="Arial1"/>
    </style:style>
    <style:style style:name="ce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/>
    </style:style>
    <style:style style:name="ce5" style:family="table-cell" style:parent-style-name="Default" style:data-style-name="N38">
      <style:table-cell-properties style:vertical-align="middle" fo:background-color="transparent" style:repeat-content="false"/>
      <style:paragraph-properties fo:text-align="center"/>
      <style:text-properties style:font-name="Arial1" style:font-name-asian="Arial1" style:font-name-complex="Arial1"/>
    </style:style>
    <style:style style:name="ce6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Arial1" style:font-name-asian="Arial1" style:font-name-complex="Arial1"/>
    </style:style>
    <style:style style:name="ce7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Arial1" style:font-name-asian="Arial1" style:font-name-complex="Arial1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Arial1" style:font-name-asian="Arial1" style:font-name-complex="Arial1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13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Arial1" style:font-name-asian="Arial1" style:font-name-complex="Arial1"/>
    </style:style>
    <style:style style:name="ce14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17" style:family="table-cell" style:parent-style-name="Default" style:data-style-name="N37">
      <style:table-cell-properties style:vertical-align="middle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18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Arial2" style:font-name-asian="Arial2" style:font-name-complex="Arial2"/>
    </style:style>
    <style:style style:name="ce19" style:family="table-cell" style:parent-style-name="Default" style:data-style-name="N36">
      <style:table-cell-properties style:vertical-align="automatic" fo:background-color="transparent"/>
      <style:text-properties style:font-name="Arial" style:font-name-asian="Arial" style:font-name-complex="Arial"/>
    </style:style>
    <style:style style:name="ce20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21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22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23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24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25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Arial2" style:font-name-asian="Arial2" style:font-name-complex="Arial2"/>
    </style:style>
    <style:style style:name="ce26" style:family="table-cell" style:parent-style-name="Default" style:data-style-name="N0">
      <style:text-properties fo:color="#800000"/>
    </style:style>
    <style:style style:name="ce27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/>
    </style:style>
    <style:style style:name="ce28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Arial" style:font-name-asian="Arial" style:font-name-complex="Arial"/>
    </style:style>
    <style:style style:name="ce29" style:family="table-cell" style:parent-style-name="Default" style:data-style-name="N38">
      <style:table-cell-properties style:vertical-align="middle" style:repeat-content="false"/>
      <style:paragraph-properties fo:text-align="center"/>
    </style:style>
    <style:style style:name="ce30" style:family="table-cell" style:parent-style-name="Normal_32_2" style:data-style-name="N36">
      <style:table-cell-properties style:vertical-align="automatic" fo:background-color="transparent" style:cell-protect="protected"/>
      <style:text-properties style:font-name="Arial" style:font-name-asian="Arial" style:font-name-complex="Arial"/>
    </style:style>
    <style:style style:name="ce31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/>
    </style:style>
    <style:style style:name="ce32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/>
    </style:style>
    <style:style style:name="ce33" style:family="table-cell" style:parent-style-name="Normal_32_2" style:data-style-name="N0">
      <style:table-cell-properties style:vertical-align="middle" fo:background-color="transparent" style:cell-protect="protected"/>
      <style:text-properties style:font-name="Arial" style:font-name-asian="Arial" style:font-name-complex="Arial"/>
    </style:style>
    <style:style style:name="ce34" style:family="table-cell" style:parent-style-name="Normal_32_2" style:data-style-name="N0">
      <style:table-cell-properties style:vertical-align="automatic" fo:background-color="transparent" style:cell-protect="protected"/>
      <style:text-properties style:font-name="Arial" style:font-name-asian="Arial" style:font-name-complex="Arial"/>
    </style:style>
    <style:style style:name="ce35" style:family="table-cell" style:parent-style-name="Default" style:data-style-name="N38"/>
    <style:style style:name="ce36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rial3" style:font-name-asian="Arial3" style:font-name-complex="Arial3"/>
    </style:style>
    <style:style style:name="ce3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3" style:font-name-asian="Arial3" style:font-name-complex="Arial3"/>
    </style:style>
    <style:style style:name="ce38" style:family="table-cell" style:parent-style-name="Default" style:data-style-name="N39">
      <style:table-cell-properties style:vertical-align="automatic" fo:background-color="transparent" style:repeat-content="false"/>
      <style:paragraph-properties fo:text-align="center"/>
      <style:text-properties style:font-name="Arial3" style:font-name-asian="Arial3" style:font-name-complex="Arial3"/>
    </style:style>
    <style:style style:name="ce39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  <style:text-properties style:font-name="Arial3" style:font-name-asian="Arial3" style:font-name-complex="Arial3"/>
    </style:style>
    <style:style style:name="ce40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Arial3" style:font-name-asian="Arial3" style:font-name-complex="Arial3"/>
    </style:style>
    <style:style style:name="ce4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3" style:font-name-asian="Arial3" style:font-name-complex="Arial3"/>
    </style:style>
    <style:style style:name="ce42" style:family="table-cell" style:parent-style-name="Default" style:data-style-name="N38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/>
    </style:style>
    <style:style style:name="ce43" style:family="table-cell" style:parent-style-name="Default" style:data-style-name="N37">
      <style:table-cell-properties fo:background-color="transparent"/>
      <style:text-properties style:font-name="Arial1" style:font-name-asian="Arial1" style:font-name-complex="Arial1"/>
    </style:style>
    <style:style style:name="ce44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/>
    </style:style>
    <style:style style:name="ce45" style:family="table-cell" style:parent-style-name="Default" style:data-style-name="N0">
      <style:table-cell-properties style:vertical-align="automatic" fo:background-color="transparent"/>
      <style:text-properties style:font-name="Arial1" style:font-name-asian="Arial1" style:font-name-complex="Arial1"/>
    </style:style>
    <style:style style:name="ce46" style:family="table-cell" style:parent-style-name="Default" style:data-style-name="N0">
      <style:table-cell-properties style:vertical-align="middle" fo:background-color="transparent" style:cell-protect="protected"/>
      <style:text-properties style:font-name="Arial1" style:font-name-asian="Arial1" style:font-name-complex="Arial1"/>
    </style:style>
    <style:style style:name="ce4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e4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/>
    </style:style>
    <style:style style:name="co1" style:family="table-column">
      <style:table-column-properties fo:break-before="auto" style:column-width="17.7376666666667cm"/>
    </style:style>
    <style:style style:name="co2" style:family="table-column">
      <style:table-column-properties fo:break-before="auto" style:column-width="3.302cm"/>
    </style:style>
    <style:style style:name="co3" style:family="table-column">
      <style:table-column-properties fo:break-before="auto" style:column-width="2.24366666666667cm"/>
    </style:style>
    <style:style style:name="co4" style:family="table-column">
      <style:table-column-properties fo:break-before="auto" style:column-width="3.13266666666667cm"/>
    </style:style>
    <style:style style:name="co5" style:family="table-column">
      <style:table-column-properties fo:break-before="auto" style:column-width="3.34433333333333cm"/>
    </style:style>
    <style:style style:name="co6" style:family="table-column">
      <style:table-column-properties fo:break-before="auto" style:column-width="3.40783333333333cm"/>
    </style:style>
    <style:style style:name="co7" style:family="table-column">
      <style:table-column-properties fo:break-before="auto" style:column-width="3.59833333333333cm"/>
    </style:style>
    <style:style style:name="co8" style:family="table-column">
      <style:table-column-properties fo:break-before="auto" style:column-width="3.47133333333333cm"/>
    </style:style>
    <style:style style:name="co9" style:family="table-column">
      <style:table-column-properties fo:break-before="auto" style:column-width="4.14866666666667cm"/>
    </style:style>
    <style:style style:name="co10" style:family="table-column">
      <style:table-column-properties fo:break-before="auto" style:column-width="3.25966666666667cm"/>
    </style:style>
    <style:style style:name="co11" style:family="table-column">
      <style:table-column-properties fo:break-before="auto" style:column-width="2.26483333333333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22.4155cm"/>
    </style:style>
    <style:style style:name="co14" style:family="table-column">
      <style:table-column-properties fo:break-before="auto" style:column-width="3.06916666666667cm"/>
    </style:style>
    <style:style style:name="co15" style:family="table-column">
      <style:table-column-properties fo:break-before="auto" style:column-width="18.288cm"/>
    </style:style>
    <style:style style:name="co16" style:family="table-column">
      <style:table-column-properties fo:break-before="auto" style:column-width="2.81516666666667cm"/>
    </style:style>
    <style:style style:name="co17" style:family="table-column">
      <style:table-column-properties fo:break-before="auto" style:column-width="2.51883333333333cm"/>
    </style:style>
    <style:style style:name="co18" style:family="table-column">
      <style:table-column-properties fo:break-before="auto" style:column-width="3.048cm"/>
    </style:style>
    <style:style style:name="co19" style:family="table-column">
      <style:table-column-properties fo:break-before="auto" style:column-width="2.56116666666667cm"/>
    </style:style>
    <style:style style:name="co20" style:family="table-column">
      <style:table-column-properties fo:break-before="auto" style:column-width="2.77283333333333cm"/>
    </style:style>
    <style:style style:name="co21" style:family="table-column">
      <style:table-column-properties fo:break-before="auto" style:column-width="2.413cm"/>
    </style:style>
    <style:style style:name="co22" style:family="table-column">
      <style:table-column-properties fo:break-before="auto" style:column-width="2.18016666666667cm"/>
    </style:style>
    <style:style style:name="co23" style:family="table-column">
      <style:table-column-properties fo:break-before="auto" style:column-width="2.54cm"/>
    </style:style>
    <style:style style:name="co24" style:family="table-column">
      <style:table-column-properties fo:break-before="auto" style:column-width="13.3138333333333cm"/>
    </style:style>
    <style:style style:name="co25" style:family="table-column">
      <style:table-column-properties fo:break-before="auto" style:column-width="18.542cm"/>
    </style:style>
    <style:style style:name="co26" style:family="table-column">
      <style:table-column-properties fo:break-before="auto" style:column-width="3.66183333333333cm"/>
    </style:style>
    <style:style style:name="co27" style:family="table-column">
      <style:table-column-properties fo:break-before="auto" style:column-width="1.22766666666667cm"/>
    </style:style>
    <style:style style:name="co28" style:family="table-column">
      <style:table-column-properties fo:break-before="auto" style:column-width="1.29116666666667cm"/>
    </style:style>
    <style:style style:name="co29" style:family="table-column">
      <style:table-column-properties fo:break-before="auto" style:column-width="16.2983333333333cm"/>
    </style:style>
    <style:style style:name="co30" style:family="table-column">
      <style:table-column-properties fo:break-before="auto" style:column-width="3.32316666666667cm"/>
    </style:style>
    <style:style style:name="co31" style:family="table-column">
      <style:table-column-properties fo:break-before="auto" style:column-width="2.20133333333333cm"/>
    </style:style>
    <style:style style:name="co32" style:family="table-column">
      <style:table-column-properties fo:break-before="auto" style:column-width="2.83633333333333cm"/>
    </style:style>
    <style:style style:name="co33" style:family="table-column">
      <style:table-column-properties fo:break-before="auto" style:column-width="3.83116666666667cm"/>
    </style:style>
    <style:style style:name="co34" style:family="table-column">
      <style:table-column-properties fo:break-before="auto" style:column-width="4.04283333333333cm"/>
    </style:style>
    <style:style style:name="co35" style:family="table-column">
      <style:table-column-properties fo:break-before="auto" style:column-width="1.73566666666667cm"/>
    </style:style>
    <style:style style:name="co36" style:family="table-column">
      <style:table-column-properties fo:break-before="auto" style:column-width="12.9116666666667cm"/>
    </style:style>
    <style:style style:name="co37" style:family="table-column">
      <style:table-column-properties fo:break-before="auto" style:column-width="3.3655cm"/>
    </style:style>
    <style:style style:name="co38" style:family="table-column">
      <style:table-column-properties fo:break-before="auto" style:column-width="3.64066666666667cm"/>
    </style:style>
    <style:style style:name="co39" style:family="table-column">
      <style:table-column-properties fo:break-before="auto" style:column-width="3.57716666666667cm"/>
    </style:style>
    <style:style style:name="co40" style:family="table-column">
      <style:table-column-properties fo:break-before="auto" style:column-width="13.9488333333333cm"/>
    </style:style>
    <style:style style:name="co41" style:family="table-column">
      <style:table-column-properties fo:break-before="auto" style:column-width="3.53483333333333cm"/>
    </style:style>
    <style:style style:name="co42" style:family="table-column">
      <style:table-column-properties fo:break-before="auto" style:column-width="5.50333333333333cm"/>
    </style:style>
    <style:style style:name="co43" style:family="table-column">
      <style:table-column-properties fo:break-before="auto" style:column-width="5.715cm"/>
    </style:style>
    <style:style style:name="co44" style:family="table-column">
      <style:table-column-properties fo:break-before="auto" style:column-width="3.937cm"/>
    </style:style>
    <style:style style:name="co45" style:family="table-column">
      <style:table-column-properties fo:break-before="auto" style:column-width="14.5626666666667cm"/>
    </style:style>
    <style:style style:name="co46" style:family="table-column">
      <style:table-column-properties fo:break-before="auto" style:column-width="3.175cm"/>
    </style:style>
    <style:style style:name="co47" style:family="table-column">
      <style:table-column-properties fo:break-before="auto" style:column-width="2.45533333333333cm"/>
    </style:style>
    <style:style style:name="co48" style:family="table-column">
      <style:table-column-properties fo:break-before="auto" style:column-width="3.556cm"/>
    </style:style>
    <style:style style:name="co49" style:family="table-column">
      <style:table-column-properties fo:break-before="auto" style:column-width="3.89466666666667cm"/>
    </style:style>
    <style:style style:name="co50" style:family="table-column">
      <style:table-column-properties fo:break-before="auto" style:column-width="2.94216666666667cm"/>
    </style:style>
    <style:style style:name="co51" style:family="table-column">
      <style:table-column-properties fo:break-before="auto" style:column-width="4.27566666666667cm"/>
    </style:style>
    <style:style style:name="co52" style:family="table-column">
      <style:table-column-properties fo:break-before="auto" style:column-width="2.87866666666667cm"/>
    </style:style>
    <style:style style:name="co53" style:family="table-column">
      <style:table-column-properties fo:break-before="auto" style:column-width="3.111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case_3" table:style-name="ta1">
        <table:table-column table:style-name="co1" table:default-cell-style-name="ce1"/>
        <table:table-column table:style-name="co2" table:default-cell-style-name="ce9"/>
        <table:table-column table:style-name="co3" table:default-cell-style-name="ce9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5"/>
        <table:table-column table:style-name="co8" table:default-cell-style-name="ce1"/>
        <table:table-column table:style-name="co11" table:number-columns-repeated="2" table:default-cell-style-name="ce1"/>
        <table:table-column table:style-name="co12" table:number-columns-repeated="16371" table:default-cell-style-name="ce1"/>
        <table:table-row table:style-name="ro1">
          <table:table-cell office:value-type="string" table:style-name="ce2">
            <text:p>Reaction</text:p>
          </table:table-cell>
          <table:table-cell office:value-type="string" table:style-name="ce3">
            <text:p>Reaction_name</text:p>
          </table:table-cell>
          <table:table-cell office:value-type="string" table:style-name="ce3">
            <text:p>Yeast7_ID</text:p>
          </table:table-cell>
          <table:table-cell office:value-type="string" table:style-name="ce3">
            <text:p>glucose rel flux</text:p>
          </table:table-cell>
          <table:table-cell office:value-type="string" table:style-name="ce3">
            <text:p>glucose exp flux</text:p>
          </table:table-cell>
          <table:table-cell office:value-type="string" table:style-name="ce3">
            <text:p>mannose rel flux</text:p>
          </table:table-cell>
          <table:table-cell office:value-type="string" table:style-name="ce3">
            <text:p>mannose exp flux</text:p>
          </table:table-cell>
          <table:table-cell office:value-type="string" table:style-name="ce3">
            <text:p>galactose rel flux</text:p>
          </table:table-cell>
          <table:table-cell office:value-type="string" table:style-name="ce3">
            <text:p>galactose exp flux</text:p>
          </table:table-cell>
          <table:table-cell office:value-type="string" table:style-name="ce3">
            <text:p>pyruvate rel flux</text:p>
          </table:table-cell>
          <table:table-cell office:value-type="string" table:style-name="ce3">
            <text:p>pyruvate exp flux</text:p>
          </table:table-cell>
          <table:table-cell table:number-columns-repeated="2" table:style-name="ce4"/>
          <table:table-cell table:number-columns-repeated="16371"/>
        </table:table-row>
        <table:table-row table:style-name="ro1">
          <table:table-cell office:value-type="string" table:style-name="ce2">
            <text:p>D-Glucose(ex) &lt;==&gt; D-Glucose-6-phosphate</text:p>
          </table:table-cell>
          <table:table-cell office:value-type="string" table:style-name="ce3">
            <text:p>R01786</text:p>
          </table:table-cell>
          <table:table-cell office:value-type="string" table:style-name="ce3">
            <text:p>r_0534</text:p>
          </table:table-cell>
          <table:table-cell office:value-type="float" office:value="100" table:style-name="ce5">
            <text:p>100,0000</text:p>
          </table:table-cell>
          <table:table-cell office:value-type="float" office:value="16.3" table:formula="of:=([.D2]*16.3)/100" table:style-name="ce5">
            <text:p>16,300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mannose &lt;==&gt;D-Fructose-6-phosphate</text:p>
          </table:table-cell>
          <table:table-cell office:value-type="string" table:style-name="ce3">
            <text:p>R00772</text:p>
          </table:table-cell>
          <table:table-cell office:value-type="string" table:style-name="ce3">
            <text:p>r_0723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100" table:style-name="ce5">
            <text:p>100,0000</text:p>
          </table:table-cell>
          <table:table-cell office:value-type="float" office:value="12.8" table:formula="of:=([.F3]*12.8)/100" table:style-name="ce5">
            <text:p>12,800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galactose &lt;==&gt; D-Glucose-6-phosphate</text:p>
          </table:table-cell>
          <table:table-cell office:value-type="string" table:style-name="ce3">
            <text:p>R01092</text:p>
          </table:table-cell>
          <table:table-cell office:value-type="string" table:style-name="ce3">
            <text:p>r_0458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100" table:style-name="ce5">
            <text:p>100,0000</text:p>
          </table:table-cell>
          <table:table-cell office:value-type="float" office:value="4.5" table:formula="of:=([.H4]*4.5)/100" table:style-name="ce5">
            <text:p>4,500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Pyruvate &lt;==&gt; Phosphoenolpyruvate</text:p>
          </table:table-cell>
          <table:table-cell office:value-type="string" table:style-name="ce3">
            <text:p>R00200</text:p>
          </table:table-cell>
          <table:table-cell office:value-type="string" table:style-name="ce3">
            <text:p>r_0962</text:p>
          </table:table-cell>
          <table:table-cell office:value-type="float" office:value="-173" table:style-name="ce5">
            <text:p>-173,0000</text:p>
          </table:table-cell>
          <table:table-cell office:value-type="float" office:value="-28.199000000000002" table:formula="of:=([.D5]*16.3)/100" table:style-name="ce5">
            <text:p>-28,1990</text:p>
          </table:table-cell>
          <table:table-cell office:value-type="float" office:value="-173" table:style-name="ce5">
            <text:p>-173,0000</text:p>
          </table:table-cell>
          <table:table-cell office:value-type="float" office:value="-22.144000000000002" table:formula="of:=([.F5]*12.8)/100" table:style-name="ce5">
            <text:p>-22,1440</text:p>
          </table:table-cell>
          <table:table-cell office:value-type="float" office:value="-163" table:style-name="ce5">
            <text:p>-163,0000</text:p>
          </table:table-cell>
          <table:table-cell office:value-type="float" office:value="-7.335" table:formula="of:=([.H5]*4.5)/100" table:style-name="ce5">
            <text:p>-7,335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Pyruvate-mit + CoA &lt;==&gt; Acetyl-CoA-mit + CO2-mit</text:p>
          </table:table-cell>
          <table:table-cell office:value-type="string" table:style-name="ce3">
            <text:p>R00209</text:p>
          </table:table-cell>
          <table:table-cell office:value-type="string" table:style-name="ce3">
            <text:p>r_0961</text:p>
          </table:table-cell>
          <table:table-cell office:value-type="float" office:value="1" table:style-name="ce5">
            <text:p>1,0000</text:p>
          </table:table-cell>
          <table:table-cell office:value-type="float" office:value="0.16300000000000001" table:formula="of:=([.D6]*16.3)/100" table:style-name="ce5">
            <text:p>0,1630</text:p>
          </table:table-cell>
          <table:table-cell office:value-type="float" office:value="3" table:style-name="ce5">
            <text:p>3,0000</text:p>
          </table:table-cell>
          <table:table-cell office:value-type="float" office:value="0.38400000000000006" table:formula="of:=([.F6]*12.8)/100" table:style-name="ce5">
            <text:p>0,3840</text:p>
          </table:table-cell>
          <table:table-cell office:value-type="float" office:value="8" table:style-name="ce5">
            <text:p>8,0000</text:p>
          </table:table-cell>
          <table:table-cell office:value-type="float" office:value="0.36" table:formula="of:=([.H6]*4.5)/100" table:style-name="ce5">
            <text:p>0,360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2" table:style-name="ce6"/>
          <table:table-cell table:number-columns-repeated="16371"/>
        </table:table-row>
        <table:table-row table:style-name="ro1">
          <table:table-cell office:value-type="string" table:style-name="ce2">
            <text:p>Isocitrate &lt;==&gt; 2-Oxoglutarate + CO2-mit</text:p>
          </table:table-cell>
          <table:table-cell office:value-type="string" table:style-name="ce3">
            <text:p>R00267</text:p>
          </table:table-cell>
          <table:table-cell office:value-type="string" table:style-name="ce3">
            <text:p>r_2131</text:p>
          </table:table-cell>
          <table:table-cell office:value-type="float" office:value="2" table:style-name="ce5">
            <text:p>2,0000</text:p>
          </table:table-cell>
          <table:table-cell office:value-type="float" office:value="0.32600000000000001" table:formula="of:=([.D7]*16.3)/100" table:style-name="ce5">
            <text:p>0,3260</text:p>
          </table:table-cell>
          <table:table-cell office:value-type="float" office:value="3" table:style-name="ce5">
            <text:p>3,0000</text:p>
          </table:table-cell>
          <table:table-cell office:value-type="float" office:value="0.38400000000000006" table:formula="of:=([.F7]*12.8)/100" table:style-name="ce5">
            <text:p>0,3840</text:p>
          </table:table-cell>
          <table:table-cell office:value-type="float" office:value="12" table:style-name="ce5">
            <text:p>12,0000</text:p>
          </table:table-cell>
          <table:table-cell office:value-type="float" office:value="0.54" table:formula="of:=([.H7]*4.5)/100" table:style-name="ce5">
            <text:p>0,5400</text:p>
          </table:table-cell>
          <table:table-cell office:value-type="float" office:value="17" table:style-name="ce5">
            <text:p>17,0000</text:p>
          </table:table-cell>
          <table:table-cell office:value-type="float" office:value="0.42499999999999999" table:formula="of:=([.J7]*2.5)/100" table:style-name="ce5">
            <text:p>0,4250</text:p>
          </table:table-cell>
          <table:table-cell table:number-columns-repeated="2" table:style-name="ce6"/>
          <table:table-cell table:number-columns-repeated="16371"/>
        </table:table-row>
        <table:table-row table:style-name="ro1">
          <table:table-cell office:value-type="string" table:style-name="ce2">
            <text:p>(S)-Malate-mit &lt;==&gt; Oxaloacetate-mit</text:p>
          </table:table-cell>
          <table:table-cell office:value-type="string" table:style-name="ce3">
            <text:p>R00342</text:p>
          </table:table-cell>
          <table:table-cell office:value-type="string" table:style-name="ce3">
            <text:p>r_0713</text:p>
          </table:table-cell>
          <table:table-cell office:value-type="float" office:value="0" table:style-name="ce5">
            <text:p>0,0000</text:p>
          </table:table-cell>
          <table:table-cell office:value-type="float" office:value="0" table:formula="of:=([.D8]*16.3)/100" table:style-name="ce5">
            <text:p>0,0000</text:p>
          </table:table-cell>
          <table:table-cell office:value-type="float" office:value="1" table:style-name="ce5">
            <text:p>1,0000</text:p>
          </table:table-cell>
          <table:table-cell office:value-type="float" office:value="0.128" table:formula="of:=([.F8]*12.8)/100" table:style-name="ce5">
            <text:p>0,1280</text:p>
          </table:table-cell>
          <table:table-cell office:value-type="float" office:value="7" table:style-name="ce5">
            <text:p>7,0000</text:p>
          </table:table-cell>
          <table:table-cell office:value-type="float" office:value="0.315" table:formula="of:=([.H8]*4.5)/100" table:style-name="ce5">
            <text:p>0,3150</text:p>
          </table:table-cell>
          <table:table-cell office:value-type="float" office:value="13" table:style-name="ce5">
            <text:p>13,0000</text:p>
          </table:table-cell>
          <table:table-cell office:value-type="float" office:value="0.32500000000000001" table:formula="of:=([.J8]*2.5)/100" table:style-name="ce5">
            <text:p>0,3250</text:p>
          </table:table-cell>
          <table:table-cell table:number-columns-repeated="2" table:style-name="ce6"/>
          <table:table-cell table:number-columns-repeated="16371"/>
        </table:table-row>
        <table:table-row table:style-name="ro1">
          <table:table-cell office:value-type="string" table:style-name="ce2">
            <text:p>Citrate + CoA &lt;==&gt; Acetyl-CoA-mit + Oxaloacetate-mit</text:p>
          </table:table-cell>
          <table:table-cell office:value-type="string" table:style-name="ce3">
            <text:p>R00351</text:p>
          </table:table-cell>
          <table:table-cell office:value-type="string" table:style-name="ce3">
            <text:p>r_0300</text:p>
          </table:table-cell>
          <table:table-cell office:value-type="float" office:value="-2" table:style-name="ce5">
            <text:p>-2,0000</text:p>
          </table:table-cell>
          <table:table-cell office:value-type="string" table:style-name="ce5">
            <text:p>x</text:p>
          </table:table-cell>
          <table:table-cell office:value-type="float" office:value="-3" table:style-name="ce5">
            <text:p>-3,0000</text:p>
          </table:table-cell>
          <table:table-cell office:value-type="float" office:value="-0.38400000000000006" table:formula="of:=([.F9]*12.8)/100" table:style-name="ce5">
            <text:p>-0,3840</text:p>
          </table:table-cell>
          <table:table-cell office:value-type="float" office:value="-12" table:style-name="ce5">
            <text:p>-12,0000</text:p>
          </table:table-cell>
          <table:table-cell office:value-type="float" office:value="-0.54" table:formula="of:=([.H9]*4.5)/100" table:style-name="ce5">
            <text:p>-0,5400</text:p>
          </table:table-cell>
          <table:table-cell office:value-type="float" office:value="-17" table:style-name="ce5">
            <text:p>-17,0000</text:p>
          </table:table-cell>
          <table:table-cell office:value-type="float" office:value="-0.42499999999999999" table:formula="of:=([.J9]*2.5)/100" table:style-name="ce5">
            <text:p>-0,4250</text:p>
          </table:table-cell>
          <table:table-cell table:number-columns-repeated="2" table:style-name="ce6"/>
          <table:table-cell table:number-columns-repeated="16371"/>
        </table:table-row>
        <table:table-row table:style-name="ro1">
          <table:table-cell office:value-type="string" table:style-name="ce2">
            <text:p>Succinate-mit + CoA &lt;==&gt; Succinyl-CoA</text:p>
          </table:table-cell>
          <table:table-cell office:value-type="string" table:style-name="ce3">
            <text:p>R00405</text:p>
          </table:table-cell>
          <table:table-cell office:value-type="string" table:style-name="ce3">
            <text:p>r_1022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1" table:style-name="ce5">
            <text:p>1,0000</text:p>
          </table:table-cell>
          <table:table-cell office:value-type="float" office:value="0.128" table:formula="of:=([.F10]*12.8)/100" table:style-name="ce5">
            <text:p>0,1280</text:p>
          </table:table-cell>
          <table:table-cell office:value-type="float" office:value="7" table:style-name="ce5">
            <text:p>7,0000</text:p>
          </table:table-cell>
          <table:table-cell office:value-type="float" office:value="0.315" table:formula="of:=([.H10]*4.5)/100" table:style-name="ce5">
            <text:p>0,3150</text:p>
          </table:table-cell>
          <table:table-cell office:value-type="float" office:value="13" table:style-name="ce5">
            <text:p>13,0000</text:p>
          </table:table-cell>
          <table:table-cell office:value-type="float" office:value="0.32500000000000001" table:formula="of:=([.J10]*2.5)/100" table:style-name="ce5">
            <text:p>0,325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D-Glyceraldehyde-3-phosphate &lt;==&gt; Glycerone-phosphate</text:p>
          </table:table-cell>
          <table:table-cell office:value-type="string" table:style-name="ce3">
            <text:p>R01015</text:p>
          </table:table-cell>
          <table:table-cell office:value-type="string" table:style-name="ce3">
            <text:p>r_1054</text:p>
          </table:table-cell>
          <table:table-cell office:value-type="float" office:value="-93" table:style-name="ce5">
            <text:p>-93,0000</text:p>
          </table:table-cell>
          <table:table-cell office:value-type="float" office:value="-15.159000000000001" table:formula="of:=([.D11]*16.3)/100" table:style-name="ce5">
            <text:p>-15,1590</text:p>
          </table:table-cell>
          <table:table-cell office:value-type="float" office:value="-92" table:style-name="ce5">
            <text:p>-92,0000</text:p>
          </table:table-cell>
          <table:table-cell office:value-type="float" office:value="-11.776000000000002" table:formula="of:=([.F11]*12.8)/100" table:style-name="ce5">
            <text:p>-11,7760</text:p>
          </table:table-cell>
          <table:table-cell office:value-type="float" office:value="-86" table:style-name="ce5">
            <text:p>-86,0000</text:p>
          </table:table-cell>
          <table:table-cell office:value-type="float" office:value="-3.87" table:formula="of:=([.H11]*4.5)/100" table:style-name="ce5">
            <text:p>-3,8700</text:p>
          </table:table-cell>
          <table:table-cell office:value-type="float" office:value="10" table:style-name="ce5">
            <text:p>10,0000</text:p>
          </table:table-cell>
          <table:table-cell office:value-type="float" office:value="0.25" table:formula="of:=([.J11]*2.5)/100" table:style-name="ce5">
            <text:p>0,25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D-Glyceraldehyde-3-phosphate &lt;==&gt; 3-Phospho-D-glyceroyl-phosphate</text:p>
          </table:table-cell>
          <table:table-cell office:value-type="string" table:style-name="ce3">
            <text:p>R01061</text:p>
          </table:table-cell>
          <table:table-cell office:value-type="string" table:style-name="ce3">
            <text:p>r_0486</text:p>
          </table:table-cell>
          <table:table-cell office:value-type="float" office:value="173" table:style-name="ce5">
            <text:p>173,0000</text:p>
          </table:table-cell>
          <table:table-cell office:value-type="float" office:value="28.199000000000002" table:formula="of:=([.D12]*16.3)/100" table:style-name="ce5">
            <text:p>28,1990</text:p>
          </table:table-cell>
          <table:table-cell office:value-type="float" office:value="173" table:style-name="ce5">
            <text:p>173,0000</text:p>
          </table:table-cell>
          <table:table-cell office:value-type="float" office:value="22.144000000000002" table:formula="of:=([.F12]*12.8)/100" table:style-name="ce5">
            <text:p>22,1440</text:p>
          </table:table-cell>
          <table:table-cell office:value-type="float" office:value="165" table:style-name="ce5">
            <text:p>165,0000</text:p>
          </table:table-cell>
          <table:table-cell office:value-type="float" office:value="7.4249999999999998" table:formula="of:=([.H12]*4.5)/100" table:style-name="ce5">
            <text:p>7,4250</text:p>
          </table:table-cell>
          <table:table-cell office:value-type="float" office:value="-21" table:style-name="ce5">
            <text:p>-21,0000</text:p>
          </table:table-cell>
          <table:table-cell office:value-type="float" office:value="-0.52500000000000002" table:formula="of:=([.J12]*2.5)/100" table:style-name="ce5">
            <text:p>-0,525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D-Fructose-1,6-bisphosphate &lt;==&gt; Glycerone-phosphate + D-Glyceraldehyde-3-phosphate</text:p>
          </table:table-cell>
          <table:table-cell office:value-type="string" table:style-name="ce3">
            <text:p>R01070</text:p>
          </table:table-cell>
          <table:table-cell office:value-type="string" table:style-name="ce3">
            <text:p>r_0450</text:p>
          </table:table-cell>
          <table:table-cell office:value-type="float" office:value="173" table:style-name="ce5">
            <text:p>173,0000</text:p>
          </table:table-cell>
          <table:table-cell office:value-type="float" office:value="28.199000000000002" table:formula="of:=([.D13]*16.3)/100" table:style-name="ce5">
            <text:p>28,1990</text:p>
          </table:table-cell>
          <table:table-cell office:value-type="float" office:value="173" table:style-name="ce5">
            <text:p>173,0000</text:p>
          </table:table-cell>
          <table:table-cell office:value-type="float" office:value="22.144000000000002" table:formula="of:=([.F13]*12.8)/100" table:style-name="ce5">
            <text:p>22,1440</text:p>
          </table:table-cell>
          <table:table-cell office:value-type="float" office:value="165" table:style-name="ce5">
            <text:p>165,0000</text:p>
          </table:table-cell>
          <table:table-cell office:value-type="float" office:value="7.4249999999999998" table:formula="of:=([.H13]*4.5)/100" table:style-name="ce5">
            <text:p>7,4250</text:p>
          </table:table-cell>
          <table:table-cell office:value-type="float" office:value="-21" table:style-name="ce5">
            <text:p>-21,0000</text:p>
          </table:table-cell>
          <table:table-cell office:value-type="float" office:value="-0.52500000000000002" table:formula="of:=([.J13]*2.5)/100" table:style-name="ce5">
            <text:p>-0,525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3-Phospho-D-glycerate &lt;==&gt; 3-Phospho-D-glyceroyl-phosphate</text:p>
          </table:table-cell>
          <table:table-cell office:value-type="string" table:style-name="ce3">
            <text:p>R01512</text:p>
          </table:table-cell>
          <table:table-cell office:value-type="string" table:style-name="ce3">
            <text:p>r_0892</text:p>
          </table:table-cell>
          <table:table-cell office:value-type="float" office:value="-173" table:style-name="ce5">
            <text:p>-173,0000</text:p>
          </table:table-cell>
          <table:table-cell office:value-type="float" office:value="-28.199000000000002" table:formula="of:=([.D14]*16.3)/100" table:style-name="ce5">
            <text:p>-28,1990</text:p>
          </table:table-cell>
          <table:table-cell office:value-type="float" office:value="-173" table:style-name="ce5">
            <text:p>-173,0000</text:p>
          </table:table-cell>
          <table:table-cell office:value-type="float" office:value="-22.144000000000002" table:formula="of:=([.F14]*12.8)/100" table:style-name="ce5">
            <text:p>-22,1440</text:p>
          </table:table-cell>
          <table:table-cell office:value-type="float" office:value="-165" table:style-name="ce5">
            <text:p>-165,0000</text:p>
          </table:table-cell>
          <table:table-cell office:value-type="float" office:value="-7.4249999999999998" table:formula="of:=([.H14]*4.5)/100" table:style-name="ce5">
            <text:p>-7,4250</text:p>
          </table:table-cell>
          <table:table-cell office:value-type="float" office:value="21" table:style-name="ce5">
            <text:p>21,0000</text:p>
          </table:table-cell>
          <table:table-cell office:value-type="float" office:value="0.52500000000000002" table:formula="of:=([.J14]*2.5)/100" table:style-name="ce5">
            <text:p>0,525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6-Phospho-D-gluconate &lt;==&gt; D-Ribulose-5-phosphate + CO2</text:p>
          </table:table-cell>
          <table:table-cell office:value-type="string" table:style-name="ce3">
            <text:p>R01528</text:p>
          </table:table-cell>
          <table:table-cell office:value-type="string" table:style-name="ce3">
            <text:p>r_0889</text:p>
          </table:table-cell>
          <table:table-cell office:value-type="float" office:value="7" table:style-name="ce5">
            <text:p>7,0000</text:p>
          </table:table-cell>
          <table:table-cell office:value-type="float" office:value="1.141" table:formula="of:=([.D15]*16.3)/100" table:style-name="ce5">
            <text:p>1,1410</text:p>
          </table:table-cell>
          <table:table-cell office:value-type="float" office:value="8" table:style-name="ce5">
            <text:p>8,0000</text:p>
          </table:table-cell>
          <table:table-cell office:value-type="float" office:value="1.024" table:formula="of:=([.F15]*12.8)/100" table:style-name="ce5">
            <text:p>1,0240</text:p>
          </table:table-cell>
          <table:table-cell office:value-type="float" office:value="14" table:style-name="ce5">
            <text:p>14,0000</text:p>
          </table:table-cell>
          <table:table-cell office:value-type="float" office:value="0.63" table:formula="of:=([.H15]*4.5)/100" table:style-name="ce5">
            <text:p>0,6300</text:p>
          </table:table-cell>
          <table:table-cell office:value-type="float" office:value="2" table:style-name="ce5">
            <text:p>2,0000</text:p>
          </table:table-cell>
          <table:table-cell office:value-type="float" office:value="0.05" table:formula="of:=([.J15]*2.5)/100" table:style-name="ce5">
            <text:p>0,05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Sedoheptulose-7-phosphate + D-Glyceraldehyde-3-phosphate &lt;==&gt; D-Ribose-5-phosphate + D-Xylulose-5-phosphate</text:p>
          </table:table-cell>
          <table:table-cell office:value-type="string" table:style-name="ce3">
            <text:p>R01641</text:p>
          </table:table-cell>
          <table:table-cell office:value-type="string" table:style-name="ce3">
            <text:p>r_1049</text:p>
          </table:table-cell>
          <table:table-cell office:value-type="float" office:value="-2" table:style-name="ce5">
            <text:p>-2,0000</text:p>
          </table:table-cell>
          <table:table-cell office:value-type="float" office:value="-0.32600000000000001" table:formula="of:=([.D16]*16.3)/100" table:style-name="ce5">
            <text:p>-0,3260</text:p>
          </table:table-cell>
          <table:table-cell office:value-type="float" office:value="-3" table:style-name="ce5">
            <text:p>-3,0000</text:p>
          </table:table-cell>
          <table:table-cell office:value-type="float" office:value="-0.38400000000000006" table:formula="of:=([.F16]*12.8)/100" table:style-name="ce5">
            <text:p>-0,3840</text:p>
          </table:table-cell>
          <table:table-cell office:value-type="float" office:value="-5" table:style-name="ce5">
            <text:p>-5,0000</text:p>
          </table:table-cell>
          <table:table-cell office:value-type="float" office:value="-0.22500000000000001" table:formula="of:=([.H16]*4.5)/100" table:style-name="ce5">
            <text:p>-0,2250</text:p>
          </table:table-cell>
          <table:table-cell office:value-type="float" office:value="-1" table:style-name="ce5">
            <text:p>-1,0000</text:p>
          </table:table-cell>
          <table:table-cell office:value-type="float" office:value="-2.5000000000000001E-2" table:formula="of:=([.J16]*2.5)/100" table:style-name="ce5">
            <text:p>-0,025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Sedoheptulose-7-phosphate + D-Glyceraldehyde-3-phosphate &lt;==&gt; D-Erythrose-4-phosphate + D-Fructose-6-phosphate</text:p>
          </table:table-cell>
          <table:table-cell office:value-type="string" table:style-name="ce3">
            <text:p>R01827</text:p>
          </table:table-cell>
          <table:table-cell office:value-type="string" table:style-name="ce3">
            <text:p>r_1048</text:p>
          </table:table-cell>
          <table:table-cell office:value-type="float" office:value="2" table:style-name="ce5">
            <text:p>2,0000</text:p>
          </table:table-cell>
          <table:table-cell office:value-type="float" office:value="0.32600000000000001" table:formula="of:=([.D17]*16.3)/100" table:style-name="ce5">
            <text:p>0,3260</text:p>
          </table:table-cell>
          <table:table-cell office:value-type="float" office:value="3" table:style-name="ce5">
            <text:p>3,0000</text:p>
          </table:table-cell>
          <table:table-cell office:value-type="float" office:value="0.38400000000000006" table:formula="of:=([.F17]*12.8)/100" table:style-name="ce5">
            <text:p>0,3840</text:p>
          </table:table-cell>
          <table:table-cell office:value-type="float" office:value="5" table:style-name="ce5">
            <text:p>5,0000</text:p>
          </table:table-cell>
          <table:table-cell office:value-type="float" office:value="0.22500000000000001" table:formula="of:=([.H17]*4.5)/100" table:style-name="ce5">
            <text:p>0,225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D-Fructose-6-phosphate + D-Glyceraldehyde-3-phosphate &lt;==&gt; D-Erythrose-4-phosphate + D-Xylulose-5-phosphate</text:p>
          </table:table-cell>
          <table:table-cell office:value-type="string" table:style-name="ce3">
            <text:p>R01830</text:p>
          </table:table-cell>
          <table:table-cell office:value-type="string" table:style-name="ce3">
            <text:p>r_1050</text:p>
          </table:table-cell>
          <table:table-cell office:value-type="float" office:value="-2" table:style-name="ce5">
            <text:p>-2,0000</text:p>
          </table:table-cell>
          <table:table-cell office:value-type="float" office:value="-0.32600000000000001" table:formula="of:=([.D18]*16.3)/100" table:style-name="ce5">
            <text:p>-0,3260</text:p>
          </table:table-cell>
          <table:table-cell office:value-type="float" office:value="-2" table:style-name="ce5">
            <text:p>-2,0000</text:p>
          </table:table-cell>
          <table:table-cell office:value-type="float" office:value="-0.25600000000000001" table:formula="of:=([.F18]*12.8)/100" table:style-name="ce5">
            <text:p>-0,2560</text:p>
          </table:table-cell>
          <table:table-cell office:value-type="float" office:value="-3" table:style-name="ce5">
            <text:p>-3,0000</text:p>
          </table:table-cell>
          <table:table-cell office:value-type="float" office:value="-0.13500000000000001" table:formula="of:=([.H18]*4.5)/100" table:style-name="ce5">
            <text:p>-0,135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D-Glucose-6-phosphate &lt;==&gt; D-Glucono-1,5-lactone-6-phosphate</text:p>
          </table:table-cell>
          <table:table-cell office:value-type="string" table:style-name="ce3">
            <text:p>R02736</text:p>
          </table:table-cell>
          <table:table-cell office:value-type="string" table:style-name="ce3">
            <text:p>r_0466</text:p>
          </table:table-cell>
          <table:table-cell office:value-type="float" office:value="7" table:style-name="ce5">
            <text:p>7,0000</text:p>
          </table:table-cell>
          <table:table-cell office:value-type="float" office:value="1.141" table:formula="of:=([.D19]*16.3)/100" table:style-name="ce5">
            <text:p>1,1410</text:p>
          </table:table-cell>
          <table:table-cell office:value-type="float" office:value="8" table:style-name="ce5">
            <text:p>8,0000</text:p>
          </table:table-cell>
          <table:table-cell office:value-type="float" office:value="1.024" table:formula="of:=([.F19]*12.8)/100" table:style-name="ce5">
            <text:p>1,0240</text:p>
          </table:table-cell>
          <table:table-cell office:value-type="float" office:value="14" table:style-name="ce5">
            <text:p>14,0000</text:p>
          </table:table-cell>
          <table:table-cell office:value-type="float" office:value="0.63" table:formula="of:=([.H19]*4.5)/100" table:style-name="ce5">
            <text:p>0,6300</text:p>
          </table:table-cell>
          <table:table-cell office:value-type="float" office:value="2" table:style-name="ce5">
            <text:p>2,0000</text:p>
          </table:table-cell>
          <table:table-cell office:value-type="float" office:value="0.05" table:formula="of:=([.J19]*2.5)/100" table:style-name="ce5">
            <text:p>0,05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D-Glucose-6-phosphate &lt;==&gt; D-Fructose-6-phosphate</text:p>
          </table:table-cell>
          <table:table-cell office:value-type="string" table:style-name="ce3">
            <text:p>R02740</text:p>
          </table:table-cell>
          <table:table-cell office:value-type="string" table:style-name="ce3">
            <text:p>r_0467</text:p>
          </table:table-cell>
          <table:table-cell office:value-type="float" office:value="89" table:style-name="ce5">
            <text:p>89,0000</text:p>
          </table:table-cell>
          <table:table-cell office:value-type="float" office:value="14.507" table:formula="of:=([.D20]*16.3)/100" table:style-name="ce5">
            <text:p>14,5070</text:p>
          </table:table-cell>
          <table:table-cell office:value-type="float" office:value="-13" table:style-name="ce5">
            <text:p>-13,0000</text:p>
          </table:table-cell>
          <table:table-cell office:value-type="float" office:value="-1.6640000000000001" table:formula="of:=([.F20]*12.8)/100" table:style-name="ce5">
            <text:p>-1,6640</text:p>
          </table:table-cell>
          <table:table-cell office:value-type="float" office:value="78" table:style-name="ce5">
            <text:p>78,0000</text:p>
          </table:table-cell>
          <table:table-cell office:value-type="float" office:value="3.51" table:formula="of:=([.H20]*4.5)/100" table:style-name="ce5">
            <text:p>3,5100</text:p>
          </table:table-cell>
          <table:table-cell office:value-type="float" office:value="-10" table:style-name="ce5">
            <text:p>-10,0000</text:p>
          </table:table-cell>
          <table:table-cell office:value-type="float" office:value="-0.25" table:formula="of:=([.J20]*2.5)/100" table:style-name="ce5">
            <text:p>-0,25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D-Fructose-6-phosphate &lt;==&gt; D-Fructose-1,6-bisphosphate</text:p>
          </table:table-cell>
          <table:table-cell office:value-type="string" table:style-name="ce3">
            <text:p>R04779</text:p>
          </table:table-cell>
          <table:table-cell office:value-type="string" table:style-name="ce3">
            <text:p>r_0886</text:p>
          </table:table-cell>
          <table:table-cell office:value-type="float" office:value="93" table:style-name="ce5">
            <text:p>93,0000</text:p>
          </table:table-cell>
          <table:table-cell office:value-type="float" office:value="15.159000000000001" table:formula="of:=([.D21]*16.3)/100" table:style-name="ce5">
            <text:p>15,1590</text:p>
          </table:table-cell>
          <table:table-cell office:value-type="float" office:value="92" table:style-name="ce5">
            <text:p>92,0000</text:p>
          </table:table-cell>
          <table:table-cell office:value-type="float" office:value="11.776000000000002" table:formula="of:=([.F21]*12.8)/100" table:style-name="ce5">
            <text:p>11,7760</text:p>
          </table:table-cell>
          <table:table-cell office:value-type="float" office:value="86" table:style-name="ce5">
            <text:p>86,0000</text:p>
          </table:table-cell>
          <table:table-cell office:value-type="float" office:value="3.87" table:formula="of:=([.H21]*4.5)/100" table:style-name="ce5">
            <text:p>3,8700</text:p>
          </table:table-cell>
          <table:table-cell office:value-type="float" office:value="-10" table:style-name="ce5">
            <text:p>-10,0000</text:p>
          </table:table-cell>
          <table:table-cell office:value-type="float" office:value="-0.25" table:formula="of:=([.J21]*2.5)/100" table:style-name="ce5">
            <text:p>-0,25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Acetaldehyde &lt;==&gt; Acetate</text:p>
          </table:table-cell>
          <table:table-cell office:value-type="string" table:style-name="ce3">
            <text:p>R00634</text:p>
          </table:table-cell>
          <table:table-cell office:value-type="string" table:style-name="ce3">
            <text:p>r_2116</text:p>
          </table:table-cell>
          <table:table-cell office:value-type="float" office:value="9" table:style-name="ce5">
            <text:p>9,0000</text:p>
          </table:table-cell>
          <table:table-cell office:value-type="float" office:value="1.4670000000000001" table:formula="of:=([.D22]*16.3)/100" table:style-name="ce5">
            <text:p>1,4670</text:p>
          </table:table-cell>
          <table:table-cell office:value-type="float" office:value="14" table:style-name="ce5">
            <text:p>14,0000</text:p>
          </table:table-cell>
          <table:table-cell office:value-type="float" office:value="1.7920000000000003" table:formula="of:=([.F22]*12.8)/100" table:style-name="ce5">
            <text:p>1,7920</text:p>
          </table:table-cell>
          <table:table-cell office:value-type="float" office:value="22" table:style-name="ce5">
            <text:p>22,0000</text:p>
          </table:table-cell>
          <table:table-cell office:value-type="float" office:value="0.99" table:formula="of:=([.H22]*4.5)/100" table:style-name="ce5">
            <text:p>0,9900</text:p>
          </table:table-cell>
          <table:table-cell office:value-type="float" office:value="6" table:style-name="ce5">
            <text:p>6,0000</text:p>
          </table:table-cell>
          <table:table-cell office:value-type="float" office:value="0.15" table:formula="of:=([.J22]*2.5)/100" table:style-name="ce5">
            <text:p>0,1500</text:p>
          </table:table-cell>
          <table:table-cell table:number-columns-repeated="2" table:style-name="ce6"/>
          <table:table-cell table:number-columns-repeated="16371"/>
        </table:table-row>
        <table:table-row table:style-name="ro1">
          <table:table-cell office:value-type="string" table:style-name="ce2">
            <text:p>Acetate &lt;==&gt; Acetyl-CoA</text:p>
          </table:table-cell>
          <table:table-cell office:value-type="string" table:style-name="ce3">
            <text:p>R00229</text:p>
          </table:table-cell>
          <table:table-cell office:value-type="string" table:style-name="ce3">
            <text:p>r_0112</text:p>
          </table:table-cell>
          <table:table-cell office:value-type="float" office:value="4" table:style-name="ce5">
            <text:p>4,0000</text:p>
          </table:table-cell>
          <table:table-cell office:value-type="float" office:value="0.65200000000000002" table:formula="of:=([.D23]*16.3)/100" table:style-name="ce5">
            <text:p>0,6520</text:p>
          </table:table-cell>
          <table:table-cell office:value-type="float" office:value="4" table:style-name="ce5">
            <text:p>4,0000</text:p>
          </table:table-cell>
          <table:table-cell office:value-type="float" office:value="0.51200000000000001" table:formula="of:=([.F23]*12.8)/100" table:style-name="ce5">
            <text:p>0,5120</text:p>
          </table:table-cell>
          <table:table-cell office:value-type="float" office:value="11" table:style-name="ce5">
            <text:p>11,0000</text:p>
          </table:table-cell>
          <table:table-cell office:value-type="float" office:value="0.495" table:formula="of:=([.H23]*4.5)/100" table:style-name="ce5">
            <text:p>0,4950</text:p>
          </table:table-cell>
          <table:table-cell office:value-type="float" office:value="6" table:style-name="ce5">
            <text:p>6,0000</text:p>
          </table:table-cell>
          <table:table-cell office:value-type="float" office:value="0.15" table:formula="of:=([.J23]*2.5)/100" table:style-name="ce5">
            <text:p>0,15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D-Glucono-1,5-lactone-6-phosphate &lt;==&gt; 6-Phospho-D-gluconate</text:p>
          </table:table-cell>
          <table:table-cell office:value-type="string" table:style-name="ce3">
            <text:p>R02035</text:p>
          </table:table-cell>
          <table:table-cell office:value-type="string" table:style-name="ce3">
            <text:p>r_0091</text:p>
          </table:table-cell>
          <table:table-cell office:value-type="float" office:value="7" table:style-name="ce5">
            <text:p>7,0000</text:p>
          </table:table-cell>
          <table:table-cell office:value-type="float" office:value="1.141" table:formula="of:=([.D24]*16.3)/100" table:style-name="ce5">
            <text:p>1,1410</text:p>
          </table:table-cell>
          <table:table-cell office:value-type="float" office:value="8" table:style-name="ce5">
            <text:p>8,0000</text:p>
          </table:table-cell>
          <table:table-cell office:value-type="float" office:value="1.024" table:formula="of:=([.F24]*12.8)/100" table:style-name="ce5">
            <text:p>1,0240</text:p>
          </table:table-cell>
          <table:table-cell office:value-type="float" office:value="14" table:style-name="ce5">
            <text:p>14,0000</text:p>
          </table:table-cell>
          <table:table-cell office:value-type="float" office:value="0.63" table:formula="of:=([.H24]*4.5)/100" table:style-name="ce5">
            <text:p>0,6300</text:p>
          </table:table-cell>
          <table:table-cell office:value-type="float" office:value="2" table:style-name="ce5">
            <text:p>2,0000</text:p>
          </table:table-cell>
          <table:table-cell office:value-type="float" office:value="0.05" table:formula="of:=([.J24]*2.5)/100" table:style-name="ce5">
            <text:p>0,0500</text:p>
          </table:table-cell>
          <table:table-cell table:number-columns-repeated="2" table:style-name="ce7"/>
          <table:table-cell table:number-columns-repeated="16371"/>
        </table:table-row>
        <table:table-row table:style-name="ro1">
          <table:table-cell office:value-type="string" table:style-name="ce2">
            <text:p>Pyruvate + CO2 &lt;==&gt; Oxaloacetate</text:p>
          </table:table-cell>
          <table:table-cell office:value-type="string" table:style-name="ce3">
            <text:p>R00217<text:s text:c="2"/></text:p>
          </table:table-cell>
          <table:table-cell office:value-type="string" table:style-name="ce3">
            <text:p>r_0958</text:p>
          </table:table-cell>
          <table:table-cell office:value-type="float" office:value="6" table:style-name="ce5">
            <text:p>6,0000</text:p>
          </table:table-cell>
          <table:table-cell office:value-type="float" office:value="0.97800000000000009" table:formula="of:=([.D25]*16.3)/100" table:style-name="ce5">
            <text:p>0,9780</text:p>
          </table:table-cell>
          <table:table-cell office:value-type="float" office:value="7" table:style-name="ce5">
            <text:p>7,0000</text:p>
          </table:table-cell>
          <table:table-cell office:value-type="float" office:value="0.89600000000000013" table:formula="of:=([.F25]*12.8)/100" table:style-name="ce5">
            <text:p>0,8960</text:p>
          </table:table-cell>
          <table:table-cell office:value-type="float" office:value="11" table:style-name="ce5">
            <text:p>11,0000</text:p>
          </table:table-cell>
          <table:table-cell office:value-type="float" office:value="0.495" table:formula="of:=([.H25]*4.5)/100" table:style-name="ce5">
            <text:p>0,495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2" table:style-name="ce7"/>
          <table:table-cell table:number-columns-repeated="16371"/>
        </table:table-row>
        <table:table-row table:style-name="ro1">
          <table:table-cell office:value-type="string" table:style-name="ce2">
            <text:p>Pyruvate &lt;==&gt; Pyruvate-mit</text:p>
          </table:table-cell>
          <table:table-cell office:value-type="string" table:style-name="ce3">
            <text:p>transport</text:p>
          </table:table-cell>
          <table:table-cell office:value-type="string" table:style-name="ce3">
            <text:p>r_2034</text:p>
          </table:table-cell>
          <table:table-cell office:value-type="float" office:value="6" table:style-name="ce5">
            <text:p>6,0000</text:p>
          </table:table-cell>
          <table:table-cell office:value-type="float" office:value="0.97800000000000009" table:formula="of:=([.D26]*16.3)/100" table:style-name="ce5">
            <text:p>0,9780</text:p>
          </table:table-cell>
          <table:table-cell office:value-type="float" office:value="10" table:style-name="ce5">
            <text:p>10,0000</text:p>
          </table:table-cell>
          <table:table-cell office:value-type="float" office:value="1.28" table:formula="of:=([.F26]*12.8)/100" table:style-name="ce5">
            <text:p>1,2800</text:p>
          </table:table-cell>
          <table:table-cell office:value-type="float" office:value="8" table:style-name="ce5">
            <text:p>8,0000</text:p>
          </table:table-cell>
          <table:table-cell office:value-type="float" office:value="0.36" table:formula="of:=([.H26]*4.5)/100" table:style-name="ce5">
            <text:p>0,360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2" table:style-name="ce8"/>
          <table:table-cell table:number-columns-repeated="16371"/>
        </table:table-row>
        <table:table-row table:style-name="ro1">
          <table:table-cell office:value-type="string" table:style-name="ce2">
            <text:p>Pyruvate(ex) &lt;==&gt; Pyruvate</text:p>
          </table:table-cell>
          <table:table-cell office:value-type="string" table:style-name="ce3">
            <text:p>transport</text:p>
          </table:table-cell>
          <table:table-cell office:value-type="string" table:style-name="ce3">
            <text:p>r_1254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100" table:style-name="ce5">
            <text:p>100,0000</text:p>
          </table:table-cell>
          <table:table-cell office:value-type="float" office:value="2.5" table:formula="of:=([.J27]*2.5)/100" table:style-name="ce5">
            <text:p>2,5000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table:style-name="ce9"/>
          <table:table-cell table:number-columns-repeated="9" table:style-name="ce10"/>
          <table:table-cell table:number-columns-repeated="16373" table:style-name="ce1"/>
        </table:table-row>
        <table:table-row table:style-name="ro1">
          <table:table-cell table:style-name="ce2"/>
          <table:table-cell table:number-columns-repeated="5" table:style-name="ce3"/>
          <table:table-cell table:style-name="ce9"/>
          <table:table-cell table:style-name="ce3"/>
          <table:table-cell table:style-name="ce9"/>
          <table:table-cell table:style-name="ce3"/>
          <table:table-cell table:style-name="ce9"/>
          <table:table-cell table:number-columns-repeated="16373" table:style-name="ce1"/>
        </table:table-row>
        <table:table-row table:style-name="ro1">
          <table:table-cell table:style-name="ce2"/>
          <table:table-cell table:number-columns-repeated="5" table:style-name="ce3"/>
          <table:table-cell table:style-name="ce9"/>
          <table:table-cell table:style-name="ce3"/>
          <table:table-cell table:style-name="ce9"/>
          <table:table-cell table:style-name="ce3"/>
          <table:table-cell table:style-name="ce11"/>
          <table:table-cell table:number-columns-repeated="2" table:style-name="ce6"/>
          <table:table-cell table:number-columns-repeated="16371"/>
        </table:table-row>
        <table:table-row table:style-name="ro1">
          <table:table-cell table:style-name="ce2"/>
          <table:table-cell table:style-name="ce3"/>
          <table:table-cell table:number-columns-repeated="4" table:style-name="ce12"/>
          <table:table-cell table:style-name="ce9"/>
          <table:table-cell table:style-name="ce3"/>
          <table:table-cell table:style-name="ce9"/>
          <table:table-cell table:style-name="ce13"/>
          <table:table-cell table:style-name="ce9"/>
          <table:table-cell table:number-columns-repeated="16373" table:style-name="ce1"/>
        </table:table-row>
        <table:table-row table:number-rows-repeated="2" table:style-name="ro1">
          <table:table-cell table:style-name="ce2"/>
          <table:table-cell table:style-name="ce3"/>
          <table:table-cell table:number-columns-repeated="4" table:style-name="ce12"/>
          <table:table-cell table:style-name="ce1"/>
          <table:table-cell table:style-name="ce3"/>
          <table:table-cell table:style-name="ce1"/>
          <table:table-cell table:style-name="ce2"/>
          <table:table-cell table:number-columns-repeated="3" table:style-name="ce6"/>
          <table:table-cell table:number-columns-repeated="16371"/>
        </table:table-row>
        <table:table-row table:style-name="ro1">
          <table:table-cell table:style-name="ce2"/>
          <table:table-cell table:style-name="ce3"/>
          <table:table-cell table:number-columns-repeated="4" table:style-name="ce12"/>
          <table:table-cell table:style-name="ce1"/>
          <table:table-cell table:style-name="ce3"/>
          <table:table-cell table:style-name="ce1"/>
          <table:table-cell table:style-name="ce2"/>
          <table:table-cell table:number-columns-repeated="16374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style-name="ce14"/>
          <table:table-cell table:style-name="ce3"/>
          <table:table-cell table:style-name="ce1"/>
          <table:table-cell table:style-name="ce3"/>
          <table:table-cell table:number-columns-repeated="2" table:style-name="ce13"/>
          <table:table-cell table:style-name="ce1"/>
          <table:table-cell table:style-name="ce13"/>
          <table:table-cell table:style-name="ce1"/>
          <table:table-cell table:style-name="ce3"/>
          <table:table-cell table:number-columns-repeated="16374" table:style-name="ce1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table:number-columns-repeated="3" table:style-name="ce9"/>
          <table:table-cell table:style-name="ce1"/>
          <table:table-cell table:style-name="ce9"/>
          <table:table-cell table:style-name="ce1"/>
          <table:table-cell table:style-name="ce15"/>
          <table:table-cell table:number-columns-repeated="16374" table:style-name="ce1"/>
        </table:table-row>
        <table:table-row table:number-rows-repeated="1048535" table:style-name="ro1">
          <table:table-cell table:number-columns-repeated="16384"/>
        </table:table-row>
      </table:table>
      <table:table table:name="case_5" table:style-name="ta1">
        <table:table-column table:style-name="co13" table:default-cell-style-name="ce1"/>
        <table:table-column table:style-name="co2" table:default-cell-style-name="ce9"/>
        <table:table-column table:style-name="co3" table:default-cell-style-name="ce9"/>
        <table:table-column table:style-name="co4" table:default-cell-style-name="ce10"/>
        <table:table-column table:style-name="co5" table:default-cell-style-name="ce1"/>
        <table:table-column table:style-name="co14" table:default-cell-style-name="ce10"/>
        <table:table-column table:style-name="co10" table:default-cell-style-name="ce1"/>
        <table:table-column table:style-name="co11" table:number-columns-repeated="2" table:default-cell-style-name="ce9"/>
        <table:table-column table:style-name="co11" table:default-cell-style-name="ce1"/>
        <table:table-column table:style-name="co12" table:number-columns-repeated="16374" table:default-cell-style-name="ce1"/>
        <table:table-row table:style-name="ro1">
          <table:table-cell office:value-type="string" table:style-name="ce2">
            <text:p>Reaction</text:p>
          </table:table-cell>
          <table:table-cell office:value-type="string" table:style-name="ce3">
            <text:p>Reaction_name</text:p>
          </table:table-cell>
          <table:table-cell office:value-type="string" table:style-name="ce3">
            <text:p>Yeast7_ID</text:p>
          </table:table-cell>
          <table:table-cell office:value-type="string" table:style-name="ce5">
            <text:p>glucose rel flux</text:p>
          </table:table-cell>
          <table:table-cell office:value-type="string" table:style-name="ce5">
            <text:p>glucose exp flux</text:p>
          </table:table-cell>
          <table:table-cell office:value-type="string" table:style-name="ce5">
            <text:p>ethanol rel flux</text:p>
          </table:table-cell>
          <table:table-cell office:value-type="string" table:style-name="ce5">
            <text:p>ethanol exp flux</text:p>
          </table:table-cell>
          <table:table-cell table:number-columns-repeated="3" table:style-name="ce16"/>
          <table:table-cell table:number-columns-repeated="16374"/>
        </table:table-row>
        <table:table-row table:style-name="ro1">
          <table:table-cell office:value-type="string" table:style-name="ce2">
            <text:p>D-Glucose(ex) &lt;==&gt; D-Glucose-6-phosphate</text:p>
          </table:table-cell>
          <table:table-cell office:value-type="string" table:style-name="ce3">
            <text:p>R01786</text:p>
          </table:table-cell>
          <table:table-cell office:value-type="string" table:style-name="ce3">
            <text:p>r_0534</text:p>
          </table:table-cell>
          <table:table-cell office:value-type="float" office:value="100" table:style-name="ce5">
            <text:p>100,0000</text:p>
          </table:table-cell>
          <table:table-cell office:value-type="float" office:value="1.5" table:formula="of:=([.D2]*1.5)/100" table:style-name="ce5">
            <text:p>1,500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2" table:style-name="ce9"/>
          <table:table-cell table:number-columns-repeated="16375" table:style-name="ce1"/>
        </table:table-row>
        <table:table-row table:style-name="ro1">
          <table:table-cell office:value-type="string" table:style-name="ce2">
            <text:p>Pyruvate &lt;==&gt; Phosphoenolpyruvate</text:p>
          </table:table-cell>
          <table:table-cell office:value-type="string" table:style-name="ce3">
            <text:p>R00200</text:p>
          </table:table-cell>
          <table:table-cell office:value-type="string" table:style-name="ce3">
            <text:p>r_0962</text:p>
          </table:table-cell>
          <table:table-cell office:value-type="float" office:value="-115.857826384142" table:style-name="ce5">
            <text:p>-115,8578</text:p>
          </table:table-cell>
          <table:table-cell office:value-type="float" office:value="-1.73786739576213" table:formula="of:=([.D3]*1.5)/100" table:style-name="ce5">
            <text:p>-1,7379</text:p>
          </table:table-cell>
          <table:table-cell office:value-type="float" office:value="-6.1584678933533601" table:style-name="ce5">
            <text:p>-6,1585</text:p>
          </table:table-cell>
          <table:table-cell office:value-type="float" office:value="-0.30792339466766799" table:formula="of:=([.F3]*5)/100" table:style-name="ce5">
            <text:p>-0,3079</text:p>
          </table:table-cell>
          <table:table-cell table:number-columns-repeated="2" table:style-name="ce9"/>
          <table:table-cell table:number-columns-repeated="16375" table:style-name="ce1"/>
        </table:table-row>
        <table:table-row table:style-name="ro1">
          <table:table-cell office:value-type="string" table:style-name="ce2">
            <text:p>Pyruvate-mit + CoA &lt;==&gt; Acetyl-CoA-mit + CO2-mit</text:p>
          </table:table-cell>
          <table:table-cell office:value-type="string" table:style-name="ce3">
            <text:p>R00209</text:p>
          </table:table-cell>
          <table:table-cell office:value-type="string" table:style-name="ce3">
            <text:p>r_0961</text:p>
          </table:table-cell>
          <table:table-cell office:value-type="float" office:value="14.809751651856899" table:style-name="ce5">
            <text:p>14,8098</text:p>
          </table:table-cell>
          <table:table-cell office:value-type="float" office:value="0.22214627477785348" table:formula="of:=([.D4]*1.5)/100" table:style-name="ce5">
            <text:p>0,2221</text:p>
          </table:table-cell>
          <table:table-cell office:value-type="float" office:value="0.60082613593691303" table:style-name="ce5">
            <text:p>0,6008</text:p>
          </table:table-cell>
          <table:table-cell office:value-type="float" office:value="3.0041306796845649E-2" table:formula="of:=([.F4]*5)/100" table:style-name="ce5">
            <text:p>0,0300</text:p>
          </table:table-cell>
          <table:table-cell table:number-columns-repeated="2" table:style-name="ce9"/>
          <table:table-cell table:number-columns-repeated="16375" table:style-name="ce1"/>
        </table:table-row>
        <table:table-row table:style-name="ro1">
          <table:table-cell office:value-type="string" table:style-name="ce2">
            <text:p>Isocitrate &lt;==&gt; 2-Oxoglutarate + CO2-mit</text:p>
          </table:table-cell>
          <table:table-cell office:value-type="string" table:style-name="ce3">
            <text:p>R00267</text:p>
          </table:table-cell>
          <table:table-cell office:value-type="string" table:style-name="ce3">
            <text:p>r_2131</text:p>
          </table:table-cell>
          <table:table-cell office:value-type="float" office:value="6.94919115971748" table:style-name="ce5">
            <text:p>6,9492</text:p>
          </table:table-cell>
          <table:table-cell office:value-type="float" office:value="0.1042378673957622" table:formula="of:=([.D5]*1.5)/100" table:style-name="ce5">
            <text:p>0,1042</text:p>
          </table:table-cell>
          <table:table-cell office:value-type="float" office:value="2.1779947427713102" table:style-name="ce5">
            <text:p>2,1780</text:p>
          </table:table-cell>
          <table:table-cell office:value-type="float" office:value="0.10889973713856552" table:formula="of:=([.F5]*5)/100" table:style-name="ce5">
            <text:p>0,1089</text:p>
          </table:table-cell>
          <table:table-cell table:number-columns-repeated="2" table:style-name="ce9"/>
          <table:table-cell table:number-columns-repeated="16375" table:style-name="ce1"/>
        </table:table-row>
        <table:table-row table:style-name="ro1">
          <table:table-cell office:value-type="string" table:style-name="ce2">
            <text:p>(S)-Malate-mit &lt;==&gt; Oxaloacetate-mit</text:p>
          </table:table-cell>
          <table:table-cell office:value-type="string" table:style-name="ce3">
            <text:p>R00342</text:p>
          </table:table-cell>
          <table:table-cell office:value-type="string" table:style-name="ce3">
            <text:p>r_0713</text:p>
          </table:table-cell>
          <table:table-cell office:value-type="float" office:value="19.9362041467305" table:style-name="ce5">
            <text:p>19,9362</text:p>
          </table:table-cell>
          <table:table-cell office:value-type="float" office:value="0.2990430622009575" table:formula="of:=([.D6]*1.5)/100" table:style-name="ce5">
            <text:p>0,2990</text:p>
          </table:table-cell>
          <table:table-cell office:value-type="float" office:value="81.674802853924206" table:style-name="ce5">
            <text:p>81,6748</text:p>
          </table:table-cell>
          <table:table-cell office:value-type="float" office:value="4.083740142696211" table:formula="of:=([.F6]*5)/100" table:style-name="ce5">
            <text:p>4,083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Citrate + CoA &lt;==&gt; Acetyl-CoA-mit + Oxaloacetate-mit</text:p>
          </table:table-cell>
          <table:table-cell office:value-type="string" table:style-name="ce3">
            <text:p>R00351</text:p>
          </table:table-cell>
          <table:table-cell office:value-type="string" table:style-name="ce3">
            <text:p>r_0300</text:p>
          </table:table-cell>
          <table:table-cell office:value-type="float" office:value="-21.6450216450216" table:style-name="ce5">
            <text:p>-21,6450</text:p>
          </table:table-cell>
          <table:table-cell office:value-type="float" office:value="-0.32467532467532401" table:formula="of:=([.D7]*1.5)/100" table:style-name="ce5">
            <text:p>-0,3247</text:p>
          </table:table-cell>
          <table:table-cell office:value-type="float" office:value="-17.4239579421705" table:style-name="ce5">
            <text:p>-17,4240</text:p>
          </table:table-cell>
          <table:table-cell office:value-type="float" office:value="-0.87119789710852502" table:formula="of:=([.F7]*5)/100" table:style-name="ce5">
            <text:p>-0,8712</text:p>
          </table:table-cell>
          <table:table-cell table:number-columns-repeated="2" table:style-name="ce9"/>
          <table:table-cell table:number-columns-repeated="16375" table:style-name="ce1"/>
        </table:table-row>
        <table:table-row table:style-name="ro1">
          <table:table-cell office:value-type="string" table:style-name="ce2">
            <text:p>Succinate-mit + CoA &lt;==&gt; Succinyl-CoA</text:p>
          </table:table-cell>
          <table:table-cell office:value-type="string" table:style-name="ce3">
            <text:p>R00405</text:p>
          </table:table-cell>
          <table:table-cell office:value-type="string" table:style-name="ce3">
            <text:p>r_1022</text:p>
          </table:table-cell>
          <table:table-cell office:value-type="float" office:value="-17.543859649122801" table:style-name="ce5">
            <text:p>-17,5439</text:p>
          </table:table-cell>
          <table:table-cell office:value-type="float" office:value="-0.26315789473684204" table:formula="of:=([.D8]*1.5)/100" table:style-name="ce5">
            <text:p>-0,2632</text:p>
          </table:table-cell>
          <table:table-cell office:value-type="float" office:value="-4.5437476530229102" table:style-name="ce5">
            <text:p>-4,5437</text:p>
          </table:table-cell>
          <table:table-cell office:value-type="float" office:value="-0.22718738265114552" table:formula="of:=([.F8]*5)/100" table:style-name="ce5">
            <text:p>-0,2272</text:p>
          </table:table-cell>
          <table:table-cell table:number-columns-repeated="2" table:style-name="ce9"/>
          <table:table-cell table:number-columns-repeated="16375" table:style-name="ce1"/>
        </table:table-row>
        <table:table-row table:style-name="ro1">
          <table:table-cell office:value-type="string" table:style-name="ce2">
            <text:p>Succinate-mit &lt;==&gt; Fumarate</text:p>
          </table:table-cell>
          <table:table-cell office:value-type="string" table:style-name="ce3">
            <text:p>R00402</text:p>
          </table:table-cell>
          <table:table-cell office:value-type="string" table:style-name="ce3">
            <text:p>r_0454</text:p>
          </table:table-cell>
          <table:table-cell office:value-type="float" office:value="29.961266803372101" table:style-name="ce5">
            <text:p>29,9613</text:p>
          </table:table-cell>
          <table:table-cell office:value-type="float" office:value="0.44941900205058155" table:formula="of:=([.D9]*1.5)/100" table:style-name="ce5">
            <text:p>0,4494</text:p>
          </table:table-cell>
          <table:table-cell office:value-type="float" office:value="45.625234697709402" table:style-name="ce5">
            <text:p>45,6252</text:p>
          </table:table-cell>
          <table:table-cell office:value-type="float" office:value="2.28126173488547" table:formula="of:=([.F9]*5)/100" table:style-name="ce5">
            <text:p>2,2813</text:p>
          </table:table-cell>
          <table:table-cell table:number-columns-repeated="2" table:style-name="ce9"/>
          <table:table-cell table:number-columns-repeated="16375" table:style-name="ce1"/>
        </table:table-row>
        <table:table-row table:style-name="ro1">
          <table:table-cell office:value-type="string" table:style-name="ce2">
            <text:p>D-Glyceraldehyde-3-phosphate &lt;==&gt; Glycerone-phosphate</text:p>
          </table:table-cell>
          <table:table-cell office:value-type="string" table:style-name="ce3">
            <text:p>R01015</text:p>
          </table:table-cell>
          <table:table-cell office:value-type="string" table:style-name="ce3">
            <text:p>r_1054</text:p>
          </table:table-cell>
          <table:table-cell office:value-type="float" office:value="-40.669856459330099" table:style-name="ce5">
            <text:p>-40,6699</text:p>
          </table:table-cell>
          <table:table-cell office:value-type="float" office:value="-0.6100478468899514" table:formula="of:=([.D10]*1.5)/100" table:style-name="ce5">
            <text:p>-0,6100</text:p>
          </table:table-cell>
          <table:table-cell office:value-type="float" office:value="-11.152835148329" table:style-name="ce5">
            <text:p>-11,1528</text:p>
          </table:table-cell>
          <table:table-cell office:value-type="float" office:value="-0.55764175741645006" table:formula="of:=([.F10]*5)/100" table:style-name="ce5">
            <text:p>-0,5576</text:p>
          </table:table-cell>
          <table:table-cell table:number-columns-repeated="2" table:style-name="ce9"/>
          <table:table-cell table:number-columns-repeated="16375" table:style-name="ce1"/>
        </table:table-row>
        <table:table-row table:style-name="ro1">
          <table:table-cell office:value-type="string" table:style-name="ce2">
            <text:p>D-Glyceraldehyde-3-phosphate &lt;==&gt; 3-Phospho-D-glyceroyl-phosphate</text:p>
          </table:table-cell>
          <table:table-cell office:value-type="string" table:style-name="ce3">
            <text:p>R01061</text:p>
          </table:table-cell>
          <table:table-cell office:value-type="string" table:style-name="ce3">
            <text:p>r_0486</text:p>
          </table:table-cell>
          <table:table-cell office:value-type="float" office:value="117.90840738209199" table:style-name="ce5">
            <text:p>117,9084</text:p>
          </table:table-cell>
          <table:table-cell office:value-type="float" office:value="1.7686261107313799" table:formula="of:=([.D11]*1.5)/100" table:style-name="ce5">
            <text:p>1,7686</text:p>
          </table:table-cell>
          <table:table-cell office:value-type="float" office:value="22.0803604956816" table:style-name="ce5">
            <text:p>22,0804</text:p>
          </table:table-cell>
          <table:table-cell office:value-type="float" office:value="1.1040180247840801" table:formula="of:=([.F11]*5)/100" table:style-name="ce5">
            <text:p>1,104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D-Fructose-1,6-bisphosphate &lt;==&gt; Glycerone-phosphate + D-Glyceraldehyde-3-phosphate</text:p>
          </table:table-cell>
          <table:table-cell office:value-type="string" table:style-name="ce3">
            <text:p>R01070</text:p>
          </table:table-cell>
          <table:table-cell office:value-type="string" table:style-name="ce3">
            <text:p>r_0450</text:p>
          </table:table-cell>
          <table:table-cell office:value-type="float" office:value="78.605604921394402" table:style-name="ce5">
            <text:p>78,6056</text:p>
          </table:table-cell>
          <table:table-cell office:value-type="float" office:value="1.1790840738209161" table:formula="of:=([.D12]*1.5)/100" table:style-name="ce5">
            <text:p>1,1791</text:p>
          </table:table-cell>
          <table:table-cell office:value-type="float" office:value="11.152835148329" table:style-name="ce5">
            <text:p>11,1528</text:p>
          </table:table-cell>
          <table:table-cell office:value-type="float" office:value="0.55764175741645006" table:formula="of:=([.F12]*5)/100" table:style-name="ce5">
            <text:p>0,557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(S)-Malate-mit &lt;==&gt; Fumarate</text:p>
          </table:table-cell>
          <table:table-cell office:value-type="string" table:style-name="ce3">
            <text:p>R01082</text:p>
          </table:table-cell>
          <table:table-cell office:value-type="string" table:style-name="ce3">
            <text:p>r_0452</text:p>
          </table:table-cell>
          <table:table-cell office:value-type="float" office:value="-29.961266803372101" table:style-name="ce5">
            <text:p>-29,9613</text:p>
          </table:table-cell>
          <table:table-cell office:value-type="float" office:value="-0.44941900205058155" table:formula="of:=([.D13]*1.5)/100" table:style-name="ce5">
            <text:p>-0,4494</text:p>
          </table:table-cell>
          <table:table-cell office:value-type="float" office:value="-45.625234697709402" table:style-name="ce5">
            <text:p>-45,6252</text:p>
          </table:table-cell>
          <table:table-cell office:value-type="float" office:value="-2.28126173488547" table:formula="of:=([.F13]*5)/100" table:style-name="ce5">
            <text:p>-2,281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Citrate &lt;==&gt; Isocitrate</text:p>
          </table:table-cell>
          <table:table-cell office:value-type="string" table:style-name="ce3">
            <text:p>R01324</text:p>
          </table:table-cell>
          <table:table-cell office:value-type="string" table:style-name="ce3">
            <text:p>r_0302</text:p>
          </table:table-cell>
          <table:table-cell office:value-type="float" office:value="37.366142629300498" table:style-name="ce5">
            <text:p>37,3661</text:p>
          </table:table-cell>
          <table:table-cell office:value-type="float" office:value="0.56049213943950749" table:formula="of:=([.D14]*1.5)/100" table:style-name="ce5">
            <text:p>0,5605</text:p>
          </table:table-cell>
          <table:table-cell office:value-type="float" office:value="49.530604581299301" table:style-name="ce5">
            <text:p>49,5306</text:p>
          </table:table-cell>
          <table:table-cell office:value-type="float" office:value="2.4765302290649651" table:formula="of:=([.F14]*5)/100" table:style-name="ce5">
            <text:p>2,476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3-Phospho-D-glycerate &lt;==&gt; 3-Phospho-D-glyceroyl-phosphate</text:p>
          </table:table-cell>
          <table:table-cell office:value-type="string" table:style-name="ce3">
            <text:p>R01512</text:p>
          </table:table-cell>
          <table:table-cell office:value-type="string" table:style-name="ce3">
            <text:p>r_0892</text:p>
          </table:table-cell>
          <table:table-cell office:value-type="float" office:value="-117.90840738209199" table:style-name="ce5">
            <text:p>-117,9084</text:p>
          </table:table-cell>
          <table:table-cell office:value-type="float" office:value="-1.7686261107313799" table:formula="of:=([.D15]*1.5)/100" table:style-name="ce5">
            <text:p>-1,7686</text:p>
          </table:table-cell>
          <table:table-cell office:value-type="float" office:value="-22.0803604956816" table:style-name="ce5">
            <text:p>-22,0804</text:p>
          </table:table-cell>
          <table:table-cell office:value-type="float" office:value="-1.1040180247840801" table:formula="of:=([.F15]*5)/100" table:style-name="ce5">
            <text:p>-1,104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2-Phospho-D-glycerate &lt;==&gt; 3-Phospho-D-glycerate</text:p>
          </table:table-cell>
          <table:table-cell office:value-type="string" table:style-name="ce3">
            <text:p>R01518</text:p>
          </table:table-cell>
          <table:table-cell office:value-type="string" table:style-name="ce3">
            <text:p>r_0893</text:p>
          </table:table-cell>
          <table:table-cell office:value-type="float" office:value="-113.807245386193" table:style-name="ce5">
            <text:p>-113,8072</text:p>
          </table:table-cell>
          <table:table-cell office:value-type="float" office:value="-1.707108680792895" table:formula="of:=([.D16]*1.5)/100" table:style-name="ce5">
            <text:p>-1,7071</text:p>
          </table:table-cell>
          <table:table-cell office:value-type="float" office:value="-24.183251971460798" table:style-name="ce5">
            <text:p>-24,1833</text:p>
          </table:table-cell>
          <table:table-cell office:value-type="float" office:value="-1.2091625985730401" table:formula="of:=([.F16]*5)/100" table:style-name="ce5">
            <text:p>-1,209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6-Phospho-D-gluconate &lt;==&gt; D-Ribulose-5-phosphate + CO2</text:p>
          </table:table-cell>
          <table:table-cell office:value-type="string" table:style-name="ce3">
            <text:p>R01528</text:p>
          </table:table-cell>
          <table:table-cell office:value-type="string" table:style-name="ce3">
            <text:p>r_0889</text:p>
          </table:table-cell>
          <table:table-cell office:value-type="float" office:value="7.1770334928229698" table:style-name="ce5">
            <text:p>7,1770</text:p>
          </table:table-cell>
          <table:table-cell office:value-type="float" office:value="0.10765550239234453" table:formula="of:=([.D17]*1.5)/100" table:style-name="ce5">
            <text:p>0,1077</text:p>
          </table:table-cell>
          <table:table-cell office:value-type="float" office:value="3.86781825009388" table:style-name="ce5">
            <text:p>3,8678</text:p>
          </table:table-cell>
          <table:table-cell office:value-type="float" office:value="0.19339091250469401" table:formula="of:=([.F17]*5)/100" table:style-name="ce5">
            <text:p>0,1934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Sedoheptulose-7-phosphate + D-Glyceraldehyde-3-phosphate &lt;==&gt; D-Ribose-5-phosphate + D-Xylulose-5-phosphate</text:p>
          </table:table-cell>
          <table:table-cell office:value-type="string" table:style-name="ce3">
            <text:p>R01641</text:p>
          </table:table-cell>
          <table:table-cell office:value-type="string" table:style-name="ce3">
            <text:p>r_1049</text:p>
          </table:table-cell>
          <table:table-cell office:value-type="float" office:value="-2.39234449760766" table:style-name="ce5">
            <text:p>-2,3923</text:p>
          </table:table-cell>
          <table:table-cell office:value-type="float" office:value="-3.5885167464114902E-2" table:formula="of:=([.D18]*1.5)/100" table:style-name="ce5">
            <text:p>-0,0359</text:p>
          </table:table-cell>
          <table:table-cell office:value-type="float" office:value="-1.27675553886594" table:style-name="ce5">
            <text:p>-1,2768</text:p>
          </table:table-cell>
          <table:table-cell office:value-type="float" office:value="-6.3837776943296995E-2" table:formula="of:=([.F18]*5)/100" table:style-name="ce5">
            <text:p>-0,0638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Sedoheptulose-7-phosphate + D-Glyceraldehyde-3-phosphate &lt;==&gt; D-Erythrose-4-phosphate + D-Fructose-6-phosphate</text:p>
          </table:table-cell>
          <table:table-cell office:value-type="string" table:style-name="ce3">
            <text:p>R01827</text:p>
          </table:table-cell>
          <table:table-cell office:value-type="string" table:style-name="ce3">
            <text:p>r_1048</text:p>
          </table:table-cell>
          <table:table-cell office:value-type="float" office:value="-2.39234449760766" table:style-name="ce5">
            <text:p>-2,3923</text:p>
          </table:table-cell>
          <table:table-cell office:value-type="float" office:value="-3.5885167464114902E-2" table:formula="of:=([.D19]*1.5)/100" table:style-name="ce5">
            <text:p>-0,0359</text:p>
          </table:table-cell>
          <table:table-cell office:value-type="float" office:value="-1.27675553886594" table:style-name="ce5">
            <text:p>-1,2768</text:p>
          </table:table-cell>
          <table:table-cell office:value-type="float" office:value="-6.3837776943296995E-2" table:formula="of:=([.F19]*5)/100" table:style-name="ce5">
            <text:p>-0,0638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-Fructose-6-phosphate + D-Glyceraldehyde-3-phosphate &lt;==&gt; D-Erythrose-4-phosphate + D-Xylulose-5-phosphate</text:p>
          </table:table-cell>
          <table:table-cell office:value-type="string" table:style-name="ce3">
            <text:p>R01830</text:p>
          </table:table-cell>
          <table:table-cell office:value-type="string" table:style-name="ce3">
            <text:p>r_1050</text:p>
          </table:table-cell>
          <table:table-cell office:value-type="float" office:value="-1.9366598313966701" table:style-name="ce5">
            <text:p>-1,9367</text:p>
          </table:table-cell>
          <table:table-cell office:value-type="float" office:value="-2.9049897470950051E-2" table:formula="of:=([.D20]*1.5)/100" table:style-name="ce5">
            <text:p>-0,0290</text:p>
          </table:table-cell>
          <table:table-cell office:value-type="float" office:value="-1.0514457378896001" table:style-name="ce5">
            <text:p>-1,0514</text:p>
          </table:table-cell>
          <table:table-cell office:value-type="float" office:value="-5.2572286894480007E-2" table:formula="of:=([.F20]*5)/100" table:style-name="ce5">
            <text:p>-0,0526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-Glucose-6-phosphate &lt;==&gt; D-Glucono-1,5-lactone-6-phosphate</text:p>
          </table:table-cell>
          <table:table-cell office:value-type="string" table:style-name="ce3">
            <text:p>R02736</text:p>
          </table:table-cell>
          <table:table-cell office:value-type="string" table:style-name="ce3">
            <text:p>r_0466</text:p>
          </table:table-cell>
          <table:table-cell office:value-type="float" office:value="7.1770334928229698" table:style-name="ce5">
            <text:p>7,1770</text:p>
          </table:table-cell>
          <table:table-cell office:value-type="float" office:value="0.10765550239234453" table:formula="of:=([.D21]*1.5)/100" table:style-name="ce5">
            <text:p>0,1077</text:p>
          </table:table-cell>
          <table:table-cell office:value-type="float" office:value="3.86781825009388" table:style-name="ce5">
            <text:p>3,8678</text:p>
          </table:table-cell>
          <table:table-cell office:value-type="float" office:value="0.19339091250469401" table:formula="of:=([.F21]*5)/100" table:style-name="ce5">
            <text:p>0,1934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-Glucose-6-phosphate &lt;==&gt; D-Fructose-6-phosphate</text:p>
          </table:table-cell>
          <table:table-cell office:value-type="string" table:style-name="ce3">
            <text:p>R02740</text:p>
          </table:table-cell>
          <table:table-cell office:value-type="string" table:style-name="ce3">
            <text:p>r_0467</text:p>
          </table:table-cell>
          <table:table-cell office:value-type="float" office:value="75.757575757575793" table:style-name="ce5">
            <text:p>75,7576</text:p>
          </table:table-cell>
          <table:table-cell office:value-type="float" office:value="1.1363636363636369" table:formula="of:=([.D22]*1.5)/100" table:style-name="ce5">
            <text:p>1,1364</text:p>
          </table:table-cell>
          <table:table-cell office:value-type="float" office:value="12.654900488171201" table:style-name="ce5">
            <text:p>12,6549</text:p>
          </table:table-cell>
          <table:table-cell office:value-type="float" office:value="0.63274502440856006" table:formula="of:=([.F22]*5)/100" table:style-name="ce5">
            <text:p>0,6327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-Fructose-6-phosphate &lt;==&gt; D-Fructose-1,6-bisphosphate</text:p>
          </table:table-cell>
          <table:table-cell office:value-type="string" table:style-name="ce3">
            <text:p>R04779</text:p>
          </table:table-cell>
          <table:table-cell office:value-type="string" table:style-name="ce3">
            <text:p>r_0886</text:p>
          </table:table-cell>
          <table:table-cell office:value-type="float" office:value="9.9111414900888608" table:style-name="ce5">
            <text:p>9,9111</text:p>
          </table:table-cell>
          <table:table-cell office:value-type="float" office:value="0.14866712235133292" table:formula="of:=([.D23]*1.5)/100" table:style-name="ce5">
            <text:p>0,1487</text:p>
          </table:table-cell>
          <table:table-cell office:value-type="float" office:value="22.117912129177601" table:style-name="ce5">
            <text:p>22,1179</text:p>
          </table:table-cell>
          <table:table-cell office:value-type="float" office:value="1.1058956064588801" table:formula="of:=([.F23]*5)/100" table:style-name="ce5">
            <text:p>1,1059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yruvate &lt;==&gt; Acetaldehyde</text:p>
          </table:table-cell>
          <table:table-cell office:value-type="string" table:style-name="ce3">
            <text:p>R00750</text:p>
          </table:table-cell>
          <table:table-cell office:value-type="string" table:style-name="ce3">
            <text:p>r_0959</text:p>
          </table:table-cell>
          <table:table-cell office:value-type="float" office:value="80.884028252449298" table:style-name="ce5">
            <text:p>80,8840</text:p>
          </table:table-cell>
          <table:table-cell office:value-type="float" office:value="1.2132604237867395" table:formula="of:=([.D24]*1.5)/100" table:style-name="ce5">
            <text:p>1,2133</text:p>
          </table:table-cell>
          <table:table-cell office:value-type="float" office:value="0.45061960195268502" table:style-name="ce5">
            <text:p>0,4506</text:p>
          </table:table-cell>
          <table:table-cell office:value-type="float" office:value="2.2530980097634254E-2" table:formula="of:=([.F24]*5)/100" table:style-name="ce5">
            <text:p>0,022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Ethanol &lt;==&gt; Acetaldehyde</text:p>
          </table:table-cell>
          <table:table-cell office:value-type="string" table:style-name="ce3">
            <text:p>R00746</text:p>
          </table:table-cell>
          <table:table-cell office:value-type="string" table:style-name="ce3">
            <text:p>r_0163</text:p>
          </table:table-cell>
          <table:table-cell office:value-type="float" office:value="-16.5185691501481" table:style-name="ce5">
            <text:p>-16,5186</text:p>
          </table:table-cell>
          <table:table-cell office:value-type="float" office:value="-0.24777853725222151" table:formula="of:=([.D25]*1.5)/100" table:style-name="ce5">
            <text:p>-0,2478</text:p>
          </table:table-cell>
          <table:table-cell office:value-type="float" office:value="100" table:style-name="ce5">
            <text:p>100,0000</text:p>
          </table:table-cell>
          <table:table-cell office:value-type="float" office:value="5" table:formula="of:=([.F25]*5)/100" table:style-name="ce5">
            <text:p>5,000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cetaldehyde &lt;==&gt; Acetate</text:p>
          </table:table-cell>
          <table:table-cell office:value-type="string" table:style-name="ce3">
            <text:p>R00634</text:p>
          </table:table-cell>
          <table:table-cell office:value-type="string" table:style-name="ce3">
            <text:p>r_2116</text:p>
          </table:table-cell>
          <table:table-cell office:value-type="float" office:value="35.315561631351102" table:style-name="ce5">
            <text:p>35,3156</text:p>
          </table:table-cell>
          <table:table-cell office:value-type="float" office:value="0.5297334244702665" table:formula="of:=([.D26]*1.5)/100" table:style-name="ce5">
            <text:p>0,5297</text:p>
          </table:table-cell>
          <table:table-cell office:value-type="float" office:value="18.738265114532499" table:style-name="ce5">
            <text:p>18,7383</text:p>
          </table:table-cell>
          <table:table-cell office:value-type="float" office:value="0.93691325572662487" table:formula="of:=([.F26]*5)/100" table:style-name="ce5">
            <text:p>0,936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Acetate &lt;==&gt; Acetyl-CoA</text:p>
          </table:table-cell>
          <table:table-cell office:value-type="string" table:style-name="ce3">
            <text:p>R00229</text:p>
          </table:table-cell>
          <table:table-cell office:value-type="string" table:style-name="ce3">
            <text:p>r_0112</text:p>
          </table:table-cell>
          <table:table-cell office:value-type="float" office:value="53.429027113237602" table:style-name="ce5">
            <text:p>53,4290</text:p>
          </table:table-cell>
          <table:table-cell office:value-type="float" office:value="0.80143540669856406" table:formula="of:=([.D27]*1.5)/100" table:style-name="ce5">
            <text:p>0,8014</text:p>
          </table:table-cell>
          <table:table-cell office:value-type="float" office:value="99.549380398047305" table:style-name="ce5">
            <text:p>99,5494</text:p>
          </table:table-cell>
          <table:table-cell office:value-type="float" office:value="4.9774690199023652" table:formula="of:=([.F27]*5)/100" table:style-name="ce5">
            <text:p>4,977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yruvate + CO2 &lt;==&gt; Oxaloacetate</text:p>
          </table:table-cell>
          <table:table-cell office:value-type="string" table:style-name="ce3">
            <text:p>R00344</text:p>
          </table:table-cell>
          <table:table-cell office:value-type="string" table:style-name="ce3">
            <text:p>r_0958</text:p>
          </table:table-cell>
          <table:table-cell office:value-type="float" office:value="16.4046479835954" table:style-name="ce5">
            <text:p>16,4046</text:p>
          </table:table-cell>
          <table:table-cell office:value-type="float" office:value="0.24606971975393102" table:formula="of:=([.D28]*1.5)/100" table:style-name="ce5">
            <text:p>0,2461</text:p>
          </table:table-cell>
          <table:table-cell office:value-type="float" office:value="4.8441607209913604" table:style-name="ce5">
            <text:p>4,8442</text:p>
          </table:table-cell>
          <table:table-cell office:value-type="float" office:value="0.24220803604956803" table:formula="of:=([.F28]*5)/100" table:style-name="ce5">
            <text:p>0,242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(S)-Malate &lt;==&gt; Glyoxylate-cyt + Acetyl-CoA</text:p>
          </table:table-cell>
          <table:table-cell office:value-type="string" table:style-name="ce3">
            <text:p>R00472</text:p>
          </table:table-cell>
          <table:table-cell office:value-type="string" table:style-name="ce3">
            <text:p>r_0716</text:p>
          </table:table-cell>
          <table:table-cell office:value-type="float" office:value="12.4174071542493" table:style-name="ce5">
            <text:p>12,4174</text:p>
          </table:table-cell>
          <table:table-cell office:value-type="float" office:value="0.18626110731373949" table:formula="of:=([.D29]*1.5)/100" table:style-name="ce5">
            <text:p>0,1863</text:p>
          </table:table-cell>
          <table:table-cell office:value-type="float" office:value="41.119038678182498" table:style-name="ce5">
            <text:p>41,1190</text:p>
          </table:table-cell>
          <table:table-cell office:value-type="float" office:value="2.055951933909125" table:formula="of:=([.F29]*5)/100" table:style-name="ce5">
            <text:p>2,056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(S)-Malate &lt;==&gt; Oxaloacetate</text:p>
          </table:table-cell>
          <table:table-cell office:value-type="string" table:style-name="ce3">
            <text:p>R00342-C</text:p>
          </table:table-cell>
          <table:table-cell office:value-type="string" table:style-name="ce3">
            <text:p>r_0714</text:p>
          </table:table-cell>
          <table:table-cell office:value-type="float" office:value="15.835042150831599" table:style-name="ce5">
            <text:p>15,8350</text:p>
          </table:table-cell>
          <table:table-cell office:value-type="float" office:value="0.237525632262474" table:formula="of:=([.D30]*1.5)/100" table:style-name="ce5">
            <text:p>0,2375</text:p>
          </table:table-cell>
          <table:table-cell office:value-type="float" office:value="53.360871197897097" table:style-name="ce5">
            <text:p>53,3609</text:p>
          </table:table-cell>
          <table:table-cell office:value-type="float" office:value="2.6680435598948549" table:formula="of:=([.F30]*5)/100" table:style-name="ce5">
            <text:p>2,668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Isocitrate-cyt &lt;==&gt; Succinate + Glyoxylate-cyt</text:p>
          </table:table-cell>
          <table:table-cell office:value-type="string" table:style-name="ce3">
            <text:p>R00479</text:p>
          </table:table-cell>
          <table:table-cell office:value-type="string" table:style-name="ce3">
            <text:p>r_0662</text:p>
          </table:table-cell>
          <table:table-cell office:value-type="float" office:value="12.4174071542493" table:style-name="ce5">
            <text:p>12,4174</text:p>
          </table:table-cell>
          <table:table-cell office:value-type="float" office:value="0.18626110731373949" table:formula="of:=([.D31]*1.5)/100" table:style-name="ce5">
            <text:p>0,1863</text:p>
          </table:table-cell>
          <table:table-cell office:value-type="float" office:value="41.119038678182498" table:style-name="ce5">
            <text:p>41,1190</text:p>
          </table:table-cell>
          <table:table-cell office:value-type="float" office:value="2.055951933909125" table:formula="of:=([.F31]*5)/100" table:style-name="ce5">
            <text:p>2,056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2-Phospho-D-glycerate &lt;==&gt; Phosphoenolpyruvate</text:p>
          </table:table-cell>
          <table:table-cell office:value-type="string" table:style-name="ce3">
            <text:p>R00658</text:p>
          </table:table-cell>
          <table:table-cell office:value-type="string" table:style-name="ce3">
            <text:p>r_0366</text:p>
          </table:table-cell>
          <table:table-cell office:value-type="float" office:value="113.807245386193" table:style-name="ce5">
            <text:p>113,8072</text:p>
          </table:table-cell>
          <table:table-cell office:value-type="float" office:value="1.707108680792895" table:formula="of:=([.D32]*1.5)/100" table:style-name="ce5">
            <text:p>1,7071</text:p>
          </table:table-cell>
          <table:table-cell office:value-type="float" office:value="24.183251971460798" table:style-name="ce5">
            <text:p>24,1833</text:p>
          </table:table-cell>
          <table:table-cell office:value-type="float" office:value="1.2091625985730401" table:formula="of:=([.F32]*5)/100" table:style-name="ce5">
            <text:p>1,209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2-Oxoglutarate + CoA &lt;==&gt; Succinyl-CoA + CO2-mit</text:p>
          </table:table-cell>
          <table:table-cell office:value-type="string" table:style-name="ce3">
            <text:p>R08549</text:p>
          </table:table-cell>
          <table:table-cell office:value-type="string" table:style-name="ce3">
            <text:p>r_0832</text:p>
          </table:table-cell>
          <table:table-cell office:value-type="float" office:value="17.543859649122801" table:style-name="ce5">
            <text:p>17,5439</text:p>
          </table:table-cell>
          <table:table-cell office:value-type="float" office:value="0.26315789473684204" table:formula="of:=([.D33]*1.5)/100" table:style-name="ce5">
            <text:p>0,2632</text:p>
          </table:table-cell>
          <table:table-cell office:value-type="float" office:value="4.5437476530229102" table:style-name="ce5">
            <text:p>4,5437</text:p>
          </table:table-cell>
          <table:table-cell office:value-type="float" office:value="0.22718738265114552" table:formula="of:=([.F33]*5)/100" table:style-name="ce5">
            <text:p>0,227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Oxaloacetate &lt;==&gt; Phosphoenolpyruvate + CO2</text:p>
          </table:table-cell>
          <table:table-cell office:value-type="string" table:style-name="ce3">
            <text:p>R00341</text:p>
          </table:table-cell>
          <table:table-cell office:value-type="string" table:style-name="ce3">
            <text:p>r_0884</text:p>
          </table:table-cell>
          <table:table-cell office:value-type="float" office:value="6.1517429938482602" table:style-name="ce5">
            <text:p>6,1517</text:p>
          </table:table-cell>
          <table:table-cell office:value-type="float" office:value="9.22761449077239E-2" table:formula="of:=([.D34]*1.5)/100" table:style-name="ce5">
            <text:p>0,0923</text:p>
          </table:table-cell>
          <table:table-cell office:value-type="float" office:value="32.444611340593298" table:style-name="ce5">
            <text:p>32,4446</text:p>
          </table:table-cell>
          <table:table-cell office:value-type="float" office:value="1.6222305670296648" table:formula="of:=([.F34]*5)/100" table:style-name="ce5">
            <text:p>1,622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D-Glucono-1,5-lactone-6-phosphate &lt;==&gt; 6-Phospho-D-gluconate</text:p>
          </table:table-cell>
          <table:table-cell office:value-type="string" table:style-name="ce3">
            <text:p>R02035</text:p>
          </table:table-cell>
          <table:table-cell office:value-type="string" table:style-name="ce3">
            <text:p>r_0091</text:p>
          </table:table-cell>
          <table:table-cell office:value-type="float" office:value="7.1770334928229698" table:style-name="ce5">
            <text:p>7,1770</text:p>
          </table:table-cell>
          <table:table-cell office:value-type="float" office:value="0.10765550239234453" table:formula="of:=([.D35]*1.5)/100" table:style-name="ce5">
            <text:p>0,1077</text:p>
          </table:table-cell>
          <table:table-cell office:value-type="float" office:value="3.86781825009388" table:style-name="ce5">
            <text:p>3,8678</text:p>
          </table:table-cell>
          <table:table-cell office:value-type="float" office:value="0.19339091250469401" table:formula="of:=([.F35]*5)/100" table:style-name="ce5">
            <text:p>0,193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D-Ribulose-5-phosphate &lt;==&gt; D-Xylulose-5-phosphate</text:p>
          </table:table-cell>
          <table:table-cell office:value-type="string" table:style-name="ce3">
            <text:p>R01529</text:p>
          </table:table-cell>
          <table:table-cell office:value-type="string" table:style-name="ce3">
            <text:p>r_0984</text:p>
          </table:table-cell>
          <table:table-cell office:value-type="float" office:value="3.8733196627933499" table:style-name="ce5">
            <text:p>3,8733</text:p>
          </table:table-cell>
          <table:table-cell office:value-type="float" office:value="5.8099794941900249E-2" table:formula="of:=([.D36]*1.5)/100" table:style-name="ce5">
            <text:p>0,0581</text:p>
          </table:table-cell>
          <table:table-cell office:value-type="float" office:value="2.0653398422831399" table:style-name="ce5">
            <text:p>2,0653</text:p>
          </table:table-cell>
          <table:table-cell office:value-type="float" office:value="0.10326699211415701" table:formula="of:=([.F36]*5)/100" table:style-name="ce5">
            <text:p>0,103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D-Ribose-5-phosphate &lt;==&gt; D-Ribulose-5-phosphate</text:p>
          </table:table-cell>
          <table:table-cell office:value-type="string" table:style-name="ce3">
            <text:p>R01056</text:p>
          </table:table-cell>
          <table:table-cell office:value-type="string" table:style-name="ce3">
            <text:p>r_0982</text:p>
          </table:table-cell>
          <table:table-cell office:value-type="float" office:value="4.4429254955570698" table:style-name="ce5">
            <text:p>4,4429</text:p>
          </table:table-cell>
          <table:table-cell office:value-type="float" office:value="6.6643882433356047E-2" table:formula="of:=([.D37]*1.5)/100" table:style-name="ce5">
            <text:p>0,0666</text:p>
          </table:table-cell>
          <table:table-cell office:value-type="float" office:value="2.3282012767555398" table:style-name="ce5">
            <text:p>2,3282</text:p>
          </table:table-cell>
          <table:table-cell office:value-type="float" office:value="0.11641006383777698" table:formula="of:=([.F37]*5)/100" table:style-name="ce5">
            <text:p>0,116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(S)-Malate-mit &lt;==&gt; Pyruvate + CO2</text:p>
          </table:table-cell>
          <table:table-cell office:value-type="string" table:style-name="ce3">
            <text:p>R00214</text:p>
          </table:table-cell>
          <table:table-cell office:value-type="string" table:style-name="ce3">
            <text:p>r_0718</text:p>
          </table:table-cell>
          <table:table-cell office:value-type="float" office:value="8.4301663249031709" table:style-name="ce5">
            <text:p>8,4302</text:p>
          </table:table-cell>
          <table:table-cell office:value-type="float" office:value="0.12645249487354757" table:formula="of:=([.D38]*1.5)/100" table:style-name="ce5">
            <text:p>0,1265</text:p>
          </table:table-cell>
          <table:table-cell office:value-type="float" office:value="6.0833646263612504" table:style-name="ce5">
            <text:p>6,0834</text:p>
          </table:table-cell>
          <table:table-cell office:value-type="float" office:value="0.30416823131806253" table:formula="of:=([.F38]*5)/100" table:style-name="ce5">
            <text:p>0,3042</text:p>
          </table:table-cell>
          <table:table-cell table:number-columns-repeated="2" table:style-name="ce17"/>
          <table:table-cell table:number-columns-repeated="16375"/>
        </table:table-row>
        <table:table-row table:style-name="ro1">
          <table:table-cell office:value-type="string" table:style-name="ce2">
            <text:p>Pyruvate &lt;==&gt; Pyruvate-mit</text:p>
          </table:table-cell>
          <table:table-cell office:value-type="string" table:style-name="ce3">
            <text:p>transport</text:p>
          </table:table-cell>
          <table:table-cell office:value-type="string" table:style-name="ce3">
            <text:p>r_2034</text:p>
          </table:table-cell>
          <table:table-cell office:value-type="float" office:value="14.809751651856899" table:style-name="ce5">
            <text:p>14,8098</text:p>
          </table:table-cell>
          <table:table-cell office:value-type="float" office:value="0.22214627477785348" table:formula="of:=([.D39]*1.5)/100" table:style-name="ce5">
            <text:p>0,2221</text:p>
          </table:table-cell>
          <table:table-cell office:value-type="float" office:value="0.60082613593691303" table:style-name="ce5">
            <text:p>0,6008</text:p>
          </table:table-cell>
          <table:table-cell office:value-type="float" office:value="3.0041306796845649E-2" table:formula="of:=([.F39]*5)/100" table:style-name="ce5">
            <text:p>0,0300</text:p>
          </table:table-cell>
          <table:table-cell table:number-columns-repeated="2" table:style-name="ce9"/>
          <table:table-cell table:number-columns-repeated="16375"/>
        </table:table-row>
        <table:table-row table:style-name="ro1">
          <table:table-cell table:style-name="ce2"/>
          <table:table-cell table:number-columns-repeated="2" table:style-name="ce3"/>
          <table:table-cell table:number-columns-repeated="4" table:style-name="ce5"/>
          <table:table-cell table:number-columns-repeated="2" table:style-name="ce17"/>
          <table:table-cell table:number-columns-repeated="16375"/>
        </table:table-row>
        <table:table-row table:style-name="ro1">
          <table:table-cell table:style-name="ce2"/>
          <table:table-cell table:number-columns-repeated="2" table:style-name="ce3"/>
          <table:table-cell table:number-columns-repeated="4" table:style-name="ce5"/>
          <table:table-cell table:number-columns-repeated="16377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10"/>
          <table:table-cell table:style-name="ce1"/>
          <table:table-cell table:style-name="ce10"/>
          <table:table-cell table:style-name="ce18"/>
          <table:table-cell table:number-columns-repeated="2" table:style-name="ce17"/>
          <table:table-cell table:number-columns-repeated="16375"/>
        </table:table-row>
        <table:table-row table:number-rows-repeated="1048534" table:style-name="ro1">
          <table:table-cell table:number-columns-repeated="16384"/>
        </table:table-row>
      </table:table>
      <table:table table:name="case_6" table:style-name="ta2">
        <table:table-column table:style-name="co15" table:default-cell-style-name="ce1"/>
        <table:table-column table:style-name="co9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5"/>
        <table:table-column table:style-name="co22" table:default-cell-style-name="ce1"/>
        <table:table-column table:style-name="co23" table:default-cell-style-name="ce1"/>
        <table:table-column table:style-name="co22" table:number-columns-repeated="1013" table:default-cell-style-name="ce1"/>
        <table:table-column table:style-name="co12" table:number-columns-repeated="15361" table:default-cell-style-name="ce1"/>
        <table:table-row table:style-name="ro1">
          <table:table-cell office:value-type="string" table:style-name="ce1">
            <text:p>Reaction</text:p>
          </table:table-cell>
          <table:table-cell office:value-type="string" table:style-name="ce1">
            <text:p>Reaction_name</text:p>
          </table:table-cell>
          <table:table-cell office:value-type="string" table:style-name="ce1">
            <text:p>Yeast7_ID</text:p>
          </table:table-cell>
          <table:table-cell office:value-type="string" table:style-name="ce15">
            <text:p>Rel Flux 1</text:p>
          </table:table-cell>
          <table:table-cell office:value-type="string" table:style-name="ce1">
            <text:p>Exp Flux 1</text:p>
          </table:table-cell>
          <table:table-cell office:value-type="string" table:style-name="ce1">
            <text:p>Rel Flux 2</text:p>
          </table:table-cell>
          <table:table-cell office:value-type="string" table:style-name="ce1">
            <text:p>Exp Flux 2</text:p>
          </table:table-cell>
          <table:table-cell office:value-type="float" office:value="1.5" table:style-name="ce1">
            <text:p>1,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-Glucose(ex) &lt;==&gt; D-Glucose-6-phosphate</text:p>
          </table:table-cell>
          <table:table-cell office:value-type="string" table:style-name="ce1">
            <text:p>R01786</text:p>
          </table:table-cell>
          <table:table-cell office:value-type="string" table:style-name="ce1">
            <text:p>r_0534</text:p>
          </table:table-cell>
          <table:table-cell office:value-type="float" office:value="100" table:style-name="ce1">
            <text:p>100</text:p>
          </table:table-cell>
          <table:table-cell office:value-type="float" office:value="1.5" table:formula="of:=([case_6.D2]*[case_6.$H$1])/100" table:style-name="ce1">
            <text:p>1,5</text:p>
          </table:table-cell>
          <table:table-cell office:value-type="float" office:value="100" table:style-name="ce1">
            <text:p>100</text:p>
          </table:table-cell>
          <table:table-cell office:value-type="float" office:value="1.5" table:formula="of:=([case_6.F2]*[case_6.$H$1])/100" table:style-name="ce1">
            <text:p>1,5</text:p>
          </table:table-cell>
          <table:table-cell table:number-columns-repeated="2" table:style-name="ce19"/>
          <table:table-cell table:number-columns-repeated="16375"/>
        </table:table-row>
        <table:table-row table:style-name="ro1">
          <table:table-cell office:value-type="string" table:style-name="ce1">
            <text:p>Pyruvate &lt;==&gt; Phosphoenolpyruvate</text:p>
          </table:table-cell>
          <table:table-cell office:value-type="string" table:style-name="ce1">
            <text:p>R00200</text:p>
          </table:table-cell>
          <table:table-cell office:value-type="string" table:style-name="ce1">
            <text:p>r_0962</text:p>
          </table:table-cell>
          <table:table-cell office:value-type="float" office:value="-122.7" table:style-name="ce1">
            <text:p>-122,7</text:p>
          </table:table-cell>
          <table:table-cell office:value-type="float" office:value="-1.8405" table:formula="of:=([case_6.D3]*[case_6.$H$1])/100" table:style-name="ce1">
            <text:p>-1,8405</text:p>
          </table:table-cell>
          <table:table-cell office:value-type="float" office:value="-122.1" table:style-name="ce1">
            <text:p>-122,1</text:p>
          </table:table-cell>
          <table:table-cell office:value-type="float" office:value="-1.8314999999999997" table:formula="of:=([case_6.F3]*[case_6.$H$1])/100" table:style-name="ce1">
            <text:p>-1,8315</text:p>
          </table:table-cell>
          <table:table-cell table:number-columns-repeated="2" table:style-name="ce19"/>
          <table:table-cell table:number-columns-repeated="16375"/>
        </table:table-row>
        <table:table-row table:style-name="ro1">
          <table:table-cell office:value-type="string" table:style-name="ce1">
            <text:p>(S)-Malate-mit &lt;==&gt; Pyruvate-mit + CO2-mit</text:p>
          </table:table-cell>
          <table:table-cell office:value-type="string" table:style-name="ce1">
            <text:p>R00214</text:p>
          </table:table-cell>
          <table:table-cell office:value-type="string" table:style-name="ce1">
            <text:p>r_0718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case_6.D4]*[case_6.$H$1])/100" table:style-name="ce1">
            <text:p>0</text:p>
          </table:table-cell>
          <table:table-cell office:value-type="float" office:value="6.7" table:style-name="ce1">
            <text:p>6,7</text:p>
          </table:table-cell>
          <table:table-cell office:value-type="float" office:value="0.10050000000000001" table:formula="of:=([case_6.F4]*[case_6.$H$1])/100" table:style-name="ce1">
            <text:p>0,1005</text:p>
          </table:table-cell>
          <table:table-cell table:number-columns-repeated="2" table:style-name="ce19"/>
          <table:table-cell table:number-columns-repeated="16375"/>
        </table:table-row>
        <table:table-row table:style-name="ro1">
          <table:table-cell office:value-type="string" table:style-name="ce1">
            <text:p>Isocitrate &lt;==&gt; 2-Oxoglutarate + CO2-mit</text:p>
          </table:table-cell>
          <table:table-cell office:value-type="string" table:style-name="ce1">
            <text:p>R00267</text:p>
          </table:table-cell>
          <table:table-cell office:value-type="string" table:style-name="ce1">
            <text:p>r_2131</text:p>
          </table:table-cell>
          <table:table-cell office:value-type="float" office:value="58.9" table:style-name="ce1">
            <text:p>58,9</text:p>
          </table:table-cell>
          <table:table-cell office:value-type="float" office:value="0.88349999999999995" table:formula="of:=([case_6.D5]*[case_6.$H$1])/100" table:style-name="ce1">
            <text:p>0,8835</text:p>
          </table:table-cell>
          <table:table-cell office:value-type="float" office:value="59.9" table:style-name="ce1">
            <text:p>59,9</text:p>
          </table:table-cell>
          <table:table-cell office:value-type="float" office:value="0.89849999999999997" table:formula="of:=([case_6.F5]*[case_6.$H$1])/100" table:style-name="ce1">
            <text:p>0,8985</text:p>
          </table:table-cell>
          <table:table-cell table:number-columns-repeated="2" table:style-name="ce19"/>
          <table:table-cell table:number-columns-repeated="16375"/>
        </table:table-row>
        <table:table-row table:style-name="ro1">
          <table:table-cell office:value-type="string" table:style-name="ce1">
            <text:p>(S)-Malate-mit &lt;==&gt; Oxaloacetate-mit</text:p>
          </table:table-cell>
          <table:table-cell office:value-type="string" table:style-name="ce1">
            <text:p>R00342</text:p>
          </table:table-cell>
          <table:table-cell office:value-type="string" table:style-name="ce1">
            <text:p>r_0713</text:p>
          </table:table-cell>
          <table:table-cell office:value-type="float" office:value="26.6" table:style-name="ce1">
            <text:p>26,6</text:p>
          </table:table-cell>
          <table:table-cell office:value-type="float" office:value="0.39900000000000008" table:formula="of:=([case_6.D6]*[case_6.$H$1])/100" table:style-name="ce1">
            <text:p>0,399</text:p>
          </table:table-cell>
          <table:table-cell office:value-type="float" office:value="18.3" table:style-name="ce1">
            <text:p>18,3</text:p>
          </table:table-cell>
          <table:table-cell office:value-type="float" office:value="0.27450000000000002" table:formula="of:=([case_6.F6]*[case_6.$H$1])/100" table:style-name="ce1">
            <text:p>0,274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itrate + CoA &lt;==&gt; Acetyl-CoA-mit + Oxaloacetate-mit</text:p>
          </table:table-cell>
          <table:table-cell office:value-type="string" table:style-name="ce1">
            <text:p>R00351</text:p>
          </table:table-cell>
          <table:table-cell office:value-type="string" table:style-name="ce1">
            <text:p>r_0300</text:p>
          </table:table-cell>
          <table:table-cell office:value-type="float" office:value="-58.9" table:style-name="ce1">
            <text:p>-58,9</text:p>
          </table:table-cell>
          <table:table-cell office:value-type="float" office:value="-0.88349999999999995" table:formula="of:=([case_6.D7]*[case_6.$H$1])/100" table:style-name="ce1">
            <text:p>-0,8835</text:p>
          </table:table-cell>
          <table:table-cell office:value-type="float" office:value="-59.9" table:style-name="ce1">
            <text:p>-59,9</text:p>
          </table:table-cell>
          <table:table-cell office:value-type="float" office:value="-0.89849999999999997" table:formula="of:=([case_6.F7]*[case_6.$H$1])/100" table:style-name="ce1">
            <text:p>-0,898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uccinate-mit + CoA &lt;==&gt; Succinyl-CoA</text:p>
          </table:table-cell>
          <table:table-cell office:value-type="string" table:style-name="ce1">
            <text:p>R00405</text:p>
          </table:table-cell>
          <table:table-cell office:value-type="string" table:style-name="ce1">
            <text:p>r_1022</text:p>
          </table:table-cell>
          <table:table-cell office:value-type="float" office:value="-47.5" table:style-name="ce1">
            <text:p>-47,5</text:p>
          </table:table-cell>
          <table:table-cell office:value-type="float" office:value="-0.71250000000000002" table:formula="of:=([case_6.D8]*[case_6.$H$1])/100" table:style-name="ce1">
            <text:p>-0,7125</text:p>
          </table:table-cell>
          <table:table-cell office:value-type="float" office:value="-49.1" table:style-name="ce1">
            <text:p>-49,1</text:p>
          </table:table-cell>
          <table:table-cell office:value-type="float" office:value="-0.73650000000000004" table:formula="of:=([case_6.F8]*[case_6.$H$1])/100" table:style-name="ce1">
            <text:p>-0,7365</text:p>
          </table:table-cell>
          <table:table-cell table:number-columns-repeated="2" table:style-name="ce19"/>
          <table:table-cell table:number-columns-repeated="16375"/>
        </table:table-row>
        <table:table-row table:style-name="ro1">
          <table:table-cell office:value-type="string" table:style-name="ce1">
            <text:p>Succinate-mit &lt;==&gt; Fumarate</text:p>
          </table:table-cell>
          <table:table-cell office:value-type="string" table:style-name="ce1">
            <text:p>R00402</text:p>
          </table:table-cell>
          <table:table-cell office:value-type="string" table:style-name="ce1">
            <text:p>r_0454</text:p>
          </table:table-cell>
          <table:table-cell office:value-type="float" office:value="47.5" table:style-name="ce1">
            <text:p>47,5</text:p>
          </table:table-cell>
          <table:table-cell office:value-type="float" office:value="0.71250000000000002" table:formula="of:=([case_6.D9]*[case_6.$H$1])/100" table:style-name="ce1">
            <text:p>0,7125</text:p>
          </table:table-cell>
          <table:table-cell office:value-type="float" office:value="49.1" table:style-name="ce1">
            <text:p>49,1</text:p>
          </table:table-cell>
          <table:table-cell office:value-type="float" office:value="0.73650000000000004" table:formula="of:=([case_6.F9]*[case_6.$H$1])/100" table:style-name="ce1">
            <text:p>0,7365</text:p>
          </table:table-cell>
          <table:table-cell table:number-columns-repeated="2" table:style-name="ce19"/>
          <table:table-cell table:number-columns-repeated="16375"/>
        </table:table-row>
        <table:table-row table:style-name="ro1">
          <table:table-cell office:value-type="string" table:style-name="ce1">
            <text:p>2-Phospho-D-glycerate &lt;==&gt; Phosphoenolpyruvate</text:p>
          </table:table-cell>
          <table:table-cell office:value-type="string" table:style-name="ce1">
            <text:p>R00658</text:p>
          </table:table-cell>
          <table:table-cell office:value-type="string" table:style-name="ce1">
            <text:p>r_0366</text:p>
          </table:table-cell>
          <table:table-cell office:value-type="float" office:value="127.7" table:style-name="ce1">
            <text:p>127,7</text:p>
          </table:table-cell>
          <table:table-cell office:value-type="float" office:value="1.9155000000000002" table:formula="of:=([case_6.D10]*[case_6.$H$1])/100" table:style-name="ce1">
            <text:p>1,9155</text:p>
          </table:table-cell>
          <table:table-cell office:value-type="float" office:value="127.1" table:style-name="ce1">
            <text:p>127,1</text:p>
          </table:table-cell>
          <table:table-cell office:value-type="float" office:value="1.9064999999999999" table:formula="of:=([case_6.F10]*[case_6.$H$1])/100" table:style-name="ce1">
            <text:p>1,906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-Glyceraldehyde-3-phosphate &lt;==&gt; Glycerone-phosphate</text:p>
          </table:table-cell>
          <table:table-cell office:value-type="string" table:style-name="ce1">
            <text:p>R01015</text:p>
          </table:table-cell>
          <table:table-cell office:value-type="string" table:style-name="ce1">
            <text:p>r_1054</text:p>
          </table:table-cell>
          <table:table-cell office:value-type="float" office:value="-61" table:style-name="ce1">
            <text:p>-61</text:p>
          </table:table-cell>
          <table:table-cell office:value-type="float" office:value="-0.91500000000000004" table:formula="of:=([case_6.D11]*[case_6.$H$1])/100" table:style-name="ce1">
            <text:p>-0,915</text:p>
          </table:table-cell>
          <table:table-cell office:value-type="float" office:value="-60.3" table:style-name="ce1">
            <text:p>-60,3</text:p>
          </table:table-cell>
          <table:table-cell office:value-type="float" office:value="-0.90449999999999986" table:formula="of:=([case_6.F11]*[case_6.$H$1])/100" table:style-name="ce1">
            <text:p>-0,9045</text:p>
          </table:table-cell>
          <table:table-cell table:number-columns-repeated="2" table:style-name="ce19"/>
          <table:table-cell table:number-columns-repeated="16375"/>
        </table:table-row>
        <table:table-row table:style-name="ro1">
          <table:table-cell office:value-type="string" table:style-name="ce1">
            <text:p>D-Glyceraldehyde-3-phosphate &lt;==&gt; 3-Phospho-D-glyceroyl-phosphate</text:p>
          </table:table-cell>
          <table:table-cell office:value-type="string" table:style-name="ce1">
            <text:p>R01061</text:p>
          </table:table-cell>
          <table:table-cell office:value-type="string" table:style-name="ce1">
            <text:p>r_0486</text:p>
          </table:table-cell>
          <table:table-cell office:value-type="float" office:value="127.7" table:style-name="ce1">
            <text:p>127,7</text:p>
          </table:table-cell>
          <table:table-cell office:value-type="float" office:value="1.9155000000000002" table:formula="of:=([case_6.D12]*[case_6.$H$1])/100" table:style-name="ce1">
            <text:p>1,9155</text:p>
          </table:table-cell>
          <table:table-cell office:value-type="float" office:value="127.1" table:style-name="ce1">
            <text:p>127,1</text:p>
          </table:table-cell>
          <table:table-cell office:value-type="float" office:value="1.9064999999999999" table:formula="of:=([case_6.F12]*[case_6.$H$1])/100" table:style-name="ce1">
            <text:p>1,9065</text:p>
          </table:table-cell>
          <table:table-cell table:number-columns-repeated="2" table:style-name="ce19"/>
          <table:table-cell table:number-columns-repeated="16375"/>
        </table:table-row>
        <table:table-row table:style-name="ro1">
          <table:table-cell office:value-type="string" table:style-name="ce1">
            <text:p>D-Fructose-1,6-bisphosphate &lt;==&gt; Glycerone-phosphate + D-Glyceraldehyde-3-phosphate</text:p>
          </table:table-cell>
          <table:table-cell office:value-type="string" table:style-name="ce1">
            <text:p>R01070</text:p>
          </table:table-cell>
          <table:table-cell office:value-type="string" table:style-name="ce1">
            <text:p>r_0450</text:p>
          </table:table-cell>
          <table:table-cell office:value-type="float" office:value="61" table:style-name="ce1">
            <text:p>61</text:p>
          </table:table-cell>
          <table:table-cell office:value-type="float" office:value="0.91500000000000004" table:formula="of:=([case_6.D13]*[case_6.$H$1])/100" table:style-name="ce1">
            <text:p>0,915</text:p>
          </table:table-cell>
          <table:table-cell office:value-type="float" office:value="60.3" table:style-name="ce1">
            <text:p>60,3</text:p>
          </table:table-cell>
          <table:table-cell office:value-type="float" office:value="0.90449999999999986" table:formula="of:=([case_6.F13]*[case_6.$H$1])/100" table:style-name="ce1">
            <text:p>0,9045</text:p>
          </table:table-cell>
          <table:table-cell table:number-columns-repeated="2" table:style-name="ce19"/>
          <table:table-cell table:number-columns-repeated="16375"/>
        </table:table-row>
        <table:table-row table:style-name="ro1">
          <table:table-cell office:value-type="string" table:style-name="ce1">
            <text:p>(S)-Malate-mit &lt;==&gt; Fumarate</text:p>
          </table:table-cell>
          <table:table-cell office:value-type="string" table:style-name="ce1">
            <text:p>R01082</text:p>
          </table:table-cell>
          <table:table-cell office:value-type="string" table:style-name="ce1">
            <text:p>r_0452</text:p>
          </table:table-cell>
          <table:table-cell office:value-type="float" office:value="-47.4" table:style-name="ce1">
            <text:p>-47,4</text:p>
          </table:table-cell>
          <table:table-cell office:value-type="float" office:value="-0.71099999999999997" table:formula="of:=([case_6.D14]*[case_6.$H$1])/100" table:style-name="ce1">
            <text:p>-0,711</text:p>
          </table:table-cell>
          <table:table-cell office:value-type="float" office:value="-49.1" table:style-name="ce1">
            <text:p>-49,1</text:p>
          </table:table-cell>
          <table:table-cell office:value-type="float" office:value="-0.73650000000000004" table:formula="of:=([case_6.F14]*[case_6.$H$1])/100" table:style-name="ce1">
            <text:p>-0,7365</text:p>
          </table:table-cell>
          <table:table-cell table:number-columns-repeated="2" table:style-name="ce19"/>
          <table:table-cell table:number-columns-repeated="16375"/>
        </table:table-row>
        <table:table-row table:style-name="ro1">
          <table:table-cell office:value-type="string" table:style-name="ce1">
            <text:p>Citrate &lt;==&gt; Isocitrate</text:p>
          </table:table-cell>
          <table:table-cell office:value-type="string" table:style-name="ce1">
            <text:p>R01324</text:p>
          </table:table-cell>
          <table:table-cell office:value-type="string" table:style-name="ce1">
            <text:p>r_0302</text:p>
          </table:table-cell>
          <table:table-cell office:value-type="float" office:value="58.9" table:style-name="ce1">
            <text:p>58,9</text:p>
          </table:table-cell>
          <table:table-cell office:value-type="float" office:value="0.88349999999999995" table:formula="of:=([case_6.D15]*[case_6.$H$1])/100" table:style-name="ce1">
            <text:p>0,8835</text:p>
          </table:table-cell>
          <table:table-cell office:value-type="float" office:value="59.9" table:style-name="ce1">
            <text:p>59,9</text:p>
          </table:table-cell>
          <table:table-cell office:value-type="float" office:value="0.89849999999999997" table:formula="of:=([case_6.F15]*[case_6.$H$1])/100" table:style-name="ce1">
            <text:p>0,898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3-Phospho-D-glycerate &lt;==&gt; 3-Phospho-D-glyceroyl-phosphate</text:p>
          </table:table-cell>
          <table:table-cell office:value-type="string" table:style-name="ce1">
            <text:p>R01512</text:p>
          </table:table-cell>
          <table:table-cell office:value-type="string" table:style-name="ce1">
            <text:p>r_0892</text:p>
          </table:table-cell>
          <table:table-cell office:value-type="float" office:value="-127.7" table:style-name="ce1">
            <text:p>-127,7</text:p>
          </table:table-cell>
          <table:table-cell office:value-type="float" office:value="-1.9155000000000002" table:formula="of:=([case_6.D16]*[case_6.$H$1])/100" table:style-name="ce1">
            <text:p>-1,9155</text:p>
          </table:table-cell>
          <table:table-cell office:value-type="float" office:value="-127.1" table:style-name="ce1">
            <text:p>-127,1</text:p>
          </table:table-cell>
          <table:table-cell office:value-type="float" office:value="-1.9064999999999999" table:formula="of:=([case_6.F16]*[case_6.$H$1])/100" table:style-name="ce1">
            <text:p>-1,9065</text:p>
          </table:table-cell>
          <table:table-cell table:number-columns-repeated="2" table:style-name="ce19"/>
          <table:table-cell table:number-columns-repeated="16375"/>
        </table:table-row>
        <table:table-row table:style-name="ro1">
          <table:table-cell office:value-type="string" table:style-name="ce1">
            <text:p>2-Phospho-D-glycerate &lt;==&gt; 3-Phospho-D-glycerate</text:p>
          </table:table-cell>
          <table:table-cell office:value-type="string" table:style-name="ce1">
            <text:p>R01518</text:p>
          </table:table-cell>
          <table:table-cell office:value-type="string" table:style-name="ce1">
            <text:p>r_0893</text:p>
          </table:table-cell>
          <table:table-cell office:value-type="float" office:value="-127.7" table:style-name="ce1">
            <text:p>-127,7</text:p>
          </table:table-cell>
          <table:table-cell office:value-type="float" office:value="-1.9155000000000002" table:formula="of:=([case_6.D17]*[case_6.$H$1])/100" table:style-name="ce1">
            <text:p>-1,9155</text:p>
          </table:table-cell>
          <table:table-cell office:value-type="float" office:value="-127.1" table:style-name="ce1">
            <text:p>-127,1</text:p>
          </table:table-cell>
          <table:table-cell office:value-type="float" office:value="-1.9064999999999999" table:formula="of:=([case_6.F17]*[case_6.$H$1])/100" table:style-name="ce1">
            <text:p>-1,9065</text:p>
          </table:table-cell>
          <table:table-cell table:number-columns-repeated="2" table:style-name="ce19"/>
          <table:table-cell table:number-columns-repeated="16375"/>
        </table:table-row>
        <table:table-row table:style-name="ro1">
          <table:table-cell office:value-type="string" table:style-name="ce1">
            <text:p>6-Phospho-D-gluconate &lt;==&gt; D-Ribulose-5-phosphate + CO2</text:p>
          </table:table-cell>
          <table:table-cell office:value-type="string" table:style-name="ce1">
            <text:p>R01528</text:p>
          </table:table-cell>
          <table:table-cell office:value-type="string" table:style-name="ce1">
            <text:p>r_0889</text:p>
          </table:table-cell>
          <table:table-cell office:value-type="float" office:value="42.1" table:style-name="ce1">
            <text:p>42,1</text:p>
          </table:table-cell>
          <table:table-cell office:value-type="float" office:value="0.63150000000000006" table:formula="of:=([case_6.D18]*[case_6.$H$1])/100" table:style-name="ce1">
            <text:p>0,6315</text:p>
          </table:table-cell>
          <table:table-cell office:value-type="float" office:value="44.2" table:style-name="ce1">
            <text:p>44,2</text:p>
          </table:table-cell>
          <table:table-cell office:value-type="float" office:value="0.66300000000000014" table:formula="of:=([case_6.F18]*[case_6.$H$1])/100" table:style-name="ce1">
            <text:p>0,663</text:p>
          </table:table-cell>
          <table:table-cell table:number-columns-repeated="2" table:style-name="ce19"/>
          <table:table-cell table:number-columns-repeated="16375"/>
        </table:table-row>
        <table:table-row table:style-name="ro1">
          <table:table-cell office:value-type="string" table:style-name="ce1">
            <text:p>Sedoheptulose-7-phosphate + D-Glyceraldehyde-3-phosphate &lt;==&gt; D-Ribose-5-phosphate + D-Xylulose-5-phosphate</text:p>
          </table:table-cell>
          <table:table-cell office:value-type="string" table:style-name="ce1">
            <text:p>R01641</text:p>
          </table:table-cell>
          <table:table-cell office:value-type="string" table:style-name="ce1">
            <text:p>r_1049</text:p>
          </table:table-cell>
          <table:table-cell office:value-type="float" office:value="-11.4" table:style-name="ce1">
            <text:p>-11,4</text:p>
          </table:table-cell>
          <table:table-cell office:value-type="float" office:value="-0.17100000000000001" table:formula="of:=([case_6.D19]*[case_6.$H$1])/100" table:style-name="ce1">
            <text:p>-0,171</text:p>
          </table:table-cell>
          <table:table-cell office:value-type="float" office:value="-12.1" table:style-name="ce1">
            <text:p>-12,1</text:p>
          </table:table-cell>
          <table:table-cell office:value-type="float" office:value="-0.18149999999999999" table:formula="of:=([case_6.F19]*[case_6.$H$1])/100" table:style-name="ce1">
            <text:p>-0,1815</text:p>
          </table:table-cell>
          <table:table-cell table:number-columns-repeated="2" table:style-name="ce19"/>
          <table:table-cell table:number-columns-repeated="16375"/>
        </table:table-row>
        <table:table-row table:style-name="ro1">
          <table:table-cell office:value-type="string" table:style-name="ce1">
            <text:p>Sedoheptulose-7-phosphate + D-Glyceraldehyde-3-phosphate &lt;==&gt; D-Erythrose-4-phosphate + D-Fructose-6-phosphate</text:p>
          </table:table-cell>
          <table:table-cell office:value-type="string" table:style-name="ce1">
            <text:p>R01827</text:p>
          </table:table-cell>
          <table:table-cell office:value-type="string" table:style-name="ce1">
            <text:p>r_1048</text:p>
          </table:table-cell>
          <table:table-cell office:value-type="float" office:value="11.4" table:style-name="ce1">
            <text:p>11,4</text:p>
          </table:table-cell>
          <table:table-cell office:value-type="float" office:value="0.17100000000000001" table:formula="of:=([case_6.D20]*[case_6.$H$1])/100" table:style-name="ce1">
            <text:p>0,171</text:p>
          </table:table-cell>
          <table:table-cell office:value-type="float" office:value="12.1" table:style-name="ce1">
            <text:p>12,1</text:p>
          </table:table-cell>
          <table:table-cell office:value-type="float" office:value="0.18149999999999999" table:formula="of:=([case_6.F20]*[case_6.$H$1])/100" table:style-name="ce1">
            <text:p>0,1815</text:p>
          </table:table-cell>
          <table:table-cell table:number-columns-repeated="2" table:style-name="ce19"/>
          <table:table-cell table:number-columns-repeated="16375"/>
        </table:table-row>
        <table:table-row table:style-name="ro1">
          <table:table-cell office:value-type="string" table:style-name="ce1">
            <text:p>D-Fructose-6-phosphate + D-Glyceraldehyde-3-phosphate &lt;==&gt; D-Erythrose-4-phosphate + D-Xylulose-5-phosphate</text:p>
          </table:table-cell>
          <table:table-cell office:value-type="string" table:style-name="ce1">
            <text:p>R01830</text:p>
          </table:table-cell>
          <table:table-cell office:value-type="string" table:style-name="ce1">
            <text:p>r_1050</text:p>
          </table:table-cell>
          <table:table-cell office:value-type="float" office:value="-25.3" table:style-name="ce1">
            <text:p>-25,3</text:p>
          </table:table-cell>
          <table:table-cell office:value-type="float" office:value="-0.3795" table:formula="of:=([case_6.D21]*[case_6.$H$1])/100" table:style-name="ce1">
            <text:p>-0,3795</text:p>
          </table:table-cell>
          <table:table-cell office:value-type="float" office:value="-26.7" table:style-name="ce1">
            <text:p>-26,7</text:p>
          </table:table-cell>
          <table:table-cell office:value-type="float" office:value="-0.40049999999999997" table:formula="of:=([case_6.F21]*[case_6.$H$1])/100" table:style-name="ce1">
            <text:p>-0,4005</text:p>
          </table:table-cell>
          <table:table-cell table:number-columns-repeated="2" table:style-name="ce19"/>
          <table:table-cell table:number-columns-repeated="16375"/>
        </table:table-row>
        <table:table-row table:style-name="ro1">
          <table:table-cell office:value-type="string" table:style-name="ce1">
            <text:p>D-Glucose-6-phosphate &lt;==&gt; D-Glucono-1,5-lactone-6-phosphate</text:p>
          </table:table-cell>
          <table:table-cell office:value-type="string" table:style-name="ce1">
            <text:p>R02736</text:p>
          </table:table-cell>
          <table:table-cell office:value-type="string" table:style-name="ce1">
            <text:p>r_0466</text:p>
          </table:table-cell>
          <table:table-cell office:value-type="float" office:value="42.1" table:style-name="ce1">
            <text:p>42,1</text:p>
          </table:table-cell>
          <table:table-cell office:value-type="float" office:value="0.63150000000000006" table:formula="of:=([case_6.D22]*[case_6.$H$1])/100" table:style-name="ce1">
            <text:p>0,6315</text:p>
          </table:table-cell>
          <table:table-cell office:value-type="float" office:value="44.2" table:style-name="ce1">
            <text:p>44,2</text:p>
          </table:table-cell>
          <table:table-cell office:value-type="float" office:value="0.66300000000000014" table:formula="of:=([case_6.F22]*[case_6.$H$1])/100" table:style-name="ce1">
            <text:p>0,663</text:p>
          </table:table-cell>
          <table:table-cell table:number-columns-repeated="2" table:style-name="ce19"/>
          <table:table-cell table:number-columns-repeated="16375"/>
        </table:table-row>
        <table:table-row table:style-name="ro1">
          <table:table-cell office:value-type="string" table:style-name="ce1">
            <text:p>D-Glucose-6-phosphate &lt;==&gt; D-Fructose-6-phosphate</text:p>
          </table:table-cell>
          <table:table-cell office:value-type="string" table:style-name="ce1">
            <text:p>R02740</text:p>
          </table:table-cell>
          <table:table-cell office:value-type="string" table:style-name="ce1">
            <text:p>r_0467</text:p>
          </table:table-cell>
          <table:table-cell office:value-type="float" office:value="35.700000000000003" table:style-name="ce1">
            <text:p>35,7</text:p>
          </table:table-cell>
          <table:table-cell office:value-type="float" office:value="0.53550000000000009" table:formula="of:=([case_6.D23]*[case_6.$H$1])/100" table:style-name="ce1">
            <text:p>0,5355</text:p>
          </table:table-cell>
          <table:table-cell office:value-type="float" office:value="33.6" table:style-name="ce1">
            <text:p>33,6</text:p>
          </table:table-cell>
          <table:table-cell office:value-type="float" office:value="0.504" table:formula="of:=([case_6.F23]*[case_6.$H$1])/100" table:style-name="ce1">
            <text:p>0,50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-Fructose-6-phosphate &lt;==&gt; D-Fructose-1,6-bisphosphate</text:p>
          </table:table-cell>
          <table:table-cell office:value-type="string" table:style-name="ce1">
            <text:p>R04779</text:p>
          </table:table-cell>
          <table:table-cell office:value-type="string" table:style-name="ce1">
            <text:p>r_0886</text:p>
          </table:table-cell>
          <table:table-cell office:value-type="float" office:value="61" table:style-name="ce1">
            <text:p>61</text:p>
          </table:table-cell>
          <table:table-cell office:value-type="float" office:value="0.91500000000000004" table:formula="of:=([case_6.D24]*[case_6.$H$1])/100" table:style-name="ce1">
            <text:p>0,915</text:p>
          </table:table-cell>
          <table:table-cell office:value-type="float" office:value="60.3" table:style-name="ce1">
            <text:p>60,3</text:p>
          </table:table-cell>
          <table:table-cell office:value-type="float" office:value="0.90449999999999986" table:formula="of:=([case_6.F24]*[case_6.$H$1])/100" table:style-name="ce1">
            <text:p>0,904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yruvate + CO2 &lt;==&gt; Oxaloacetate</text:p>
          </table:table-cell>
          <table:table-cell office:value-type="string" table:style-name="ce1">
            <text:p>R00217<text:s text:c="2"/></text:p>
          </table:table-cell>
          <table:table-cell office:value-type="string" table:style-name="ce1">
            <text:p>r_0958</text:p>
          </table:table-cell>
          <table:table-cell office:value-type="float" office:value="21.2" table:style-name="ce1">
            <text:p>21,2</text:p>
          </table:table-cell>
          <table:table-cell office:value-type="float" office:value="0.31799999999999995" table:formula="of:=([case_6.D25]*[case_6.$H$1])/100" table:style-name="ce1">
            <text:p>0,318</text:p>
          </table:table-cell>
          <table:table-cell office:value-type="float" office:value="27.3" table:style-name="ce1">
            <text:p>27,3</text:p>
          </table:table-cell>
          <table:table-cell office:value-type="float" office:value="0.40950000000000003" table:formula="of:=([case_6.F25]*[case_6.$H$1])/100" table:style-name="ce1">
            <text:p>0,409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-Glucono-1,5-lactone-6-phosphate &lt;==&gt; 6-Phospho-D-gluconate</text:p>
          </table:table-cell>
          <table:table-cell office:value-type="string" table:style-name="ce1">
            <text:p>R02035</text:p>
          </table:table-cell>
          <table:table-cell office:value-type="string" table:style-name="ce1">
            <text:p>r_0091</text:p>
          </table:table-cell>
          <table:table-cell office:value-type="float" office:value="42.1" table:style-name="ce1">
            <text:p>42,1</text:p>
          </table:table-cell>
          <table:table-cell office:value-type="float" office:value="0.63150000000000006" table:formula="of:=([case_6.D26]*[case_6.$H$1])/100" table:style-name="ce1">
            <text:p>0,6315</text:p>
          </table:table-cell>
          <table:table-cell office:value-type="float" office:value="44.2" table:style-name="ce1">
            <text:p>44,2</text:p>
          </table:table-cell>
          <table:table-cell office:value-type="float" office:value="0.66300000000000014" table:formula="of:=([case_6.F26]*[case_6.$H$1])/100" table:style-name="ce1">
            <text:p>0,66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2-Oxoglutarate + CoA &lt;==&gt; Succinyl-CoA + CO2-mit</text:p>
          </table:table-cell>
          <table:table-cell office:value-type="string" table:style-name="ce1">
            <text:p>R08549</text:p>
          </table:table-cell>
          <table:table-cell office:value-type="string" table:style-name="ce1">
            <text:p>r_0832</text:p>
          </table:table-cell>
          <table:table-cell office:value-type="float" office:value="47.5" table:style-name="ce1">
            <text:p>47,5</text:p>
          </table:table-cell>
          <table:table-cell office:value-type="float" office:value="0.71250000000000002" table:formula="of:=([case_6.D27]*[case_6.$H$1])/100" table:style-name="ce1">
            <text:p>0,7125</text:p>
          </table:table-cell>
          <table:table-cell office:value-type="float" office:value="49.1" table:style-name="ce1">
            <text:p>49,1</text:p>
          </table:table-cell>
          <table:table-cell office:value-type="float" office:value="0.73650000000000004" table:formula="of:=([case_6.F27]*[case_6.$H$1])/100" table:style-name="ce1">
            <text:p>0,736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Oxaloacetate &lt;==&gt; Oxaloacetate-mit</text:p>
          </table:table-cell>
          <table:table-cell office:value-type="string" table:style-name="ce1">
            <text:p>transport</text:p>
          </table:table-cell>
          <table:table-cell office:value-type="string" table:style-name="ce1">
            <text:p>r_1239</text:p>
          </table:table-cell>
          <table:table-cell office:value-type="float" office:value="38.1" table:style-name="ce1">
            <text:p>38,1</text:p>
          </table:table-cell>
          <table:table-cell office:value-type="float" office:value="0.57150000000000001" table:formula="of:=([case_6.D28]*[case_6.$H$1])/100" table:style-name="ce1">
            <text:p>0,5715</text:p>
          </table:table-cell>
          <table:table-cell office:value-type="float" office:value="35.799999999999997" table:style-name="ce1">
            <text:p>35,8</text:p>
          </table:table-cell>
          <table:table-cell office:value-type="float" office:value="0.53699999999999992" table:formula="of:=([case_6.F28]*[case_6.$H$1])/100" table:style-name="ce1">
            <text:p>0,537</text:p>
          </table:table-cell>
          <table:table-cell table:number-columns-repeated="2" table:style-name="ce19"/>
          <table:table-cell table:number-columns-repeated="16375"/>
        </table:table-row>
        <table:table-row table:style-name="ro1">
          <table:table-cell table:style-name="ce20"/>
          <table:table-cell table:style-name="ce21"/>
          <table:table-cell table:style-name="ce15"/>
          <table:table-cell table:number-columns-repeated="4" table:style-name="ce1"/>
          <table:table-cell table:style-name="ce15"/>
          <table:table-cell table:number-columns-repeated="16376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case_7" table:style-name="ta2">
        <table:table-column table:style-name="co24" table:default-cell-style-name="ce1"/>
        <table:table-column table:style-name="co22" table:number-columns-repeated="1022" table:default-cell-style-name="ce1"/>
        <table:table-column table:style-name="co12" table:number-columns-repeated="15361" table:default-cell-style-name="ce1"/>
        <table:table-row table:style-name="ro1">
          <table:table-cell office:value-type="string" table:style-name="ce1">
            <text:p>Reaction</text:p>
          </table:table-cell>
          <table:table-cell office:value-type="string" table:style-name="ce1">
            <text:p>Reaction_name</text:p>
          </table:table-cell>
          <table:table-cell office:value-type="string" table:style-name="ce1">
            <text:p>Yeast7_ID</text:p>
          </table:table-cell>
          <table:table-cell office:value-type="string" table:style-name="ce1">
            <text:p>ADH3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ALD5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ALD6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COX5A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CTP1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DAL7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FUM1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GND2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GCV2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GLY1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GPD1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ICL1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IDP1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IDP2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LSC1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MAE1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MDH1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MDH3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OAC1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PCK1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PDA1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PGM1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PGM2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RPE1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SDH1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SER33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SFC1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SOL3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SOL4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TAL1</text:p>
          </table:table-cell>
          <table:table-cell office:value-type="string" table:style-name="ce1">
            <text:p>Real Flux</text:p>
          </table:table-cell>
          <table:table-cell office:value-type="string" table:style-name="ce1">
            <text:p>ZWF1</text:p>
          </table:table-cell>
          <table:table-cell office:value-type="string" table:style-name="ce1">
            <text:p>Real Flux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D-Glucose(ex) &lt;==&gt; D-Glucose-6-phosphate</text:p>
          </table:table-cell>
          <table:table-cell office:value-type="string" table:style-name="ce1">
            <text:p>R01786</text:p>
          </table:table-cell>
          <table:table-cell office:value-type="string" table:style-name="ce1">
            <text:p>r_0534</text:p>
          </table:table-cell>
          <table:table-cell office:value-type="float" office:value="100" table:style-name="ce1">
            <text:p>100</text:p>
          </table:table-cell>
          <table:table-cell office:value-type="float" office:value="14.4" table:style-name="ce1">
            <text:p>14,4</text:p>
          </table:table-cell>
          <table:table-cell office:value-type="float" office:value="100" table:style-name="ce1">
            <text:p>100</text:p>
          </table:table-cell>
          <table:table-cell office:value-type="float" office:value="16.2" table:style-name="ce1">
            <text:p>16,2</text:p>
          </table:table-cell>
          <table:table-cell office:value-type="float" office:value="100" table:style-name="ce1">
            <text:p>100</text:p>
          </table:table-cell>
          <table:table-cell office:value-type="float" office:value="4.7" table:style-name="ce1">
            <text:p>4,7</text:p>
          </table:table-cell>
          <table:table-cell office:value-type="float" office:value="100" table:style-name="ce1">
            <text:p>100</text:p>
          </table:table-cell>
          <table:table-cell office:value-type="float" office:value="13.3" table:style-name="ce1">
            <text:p>13,3</text:p>
          </table:table-cell>
          <table:table-cell office:value-type="float" office:value="100" table:style-name="ce1">
            <text:p>100</text:p>
          </table:table-cell>
          <table:table-cell office:value-type="float" office:value="13.9" table:style-name="ce1">
            <text:p>13,9</text:p>
          </table:table-cell>
          <table:table-cell office:value-type="float" office:value="100" table:style-name="ce1">
            <text:p>100</text:p>
          </table:table-cell>
          <table:table-cell office:value-type="float" office:value="14.3" table:style-name="ce1">
            <text:p>14,3</text:p>
          </table:table-cell>
          <table:table-cell office:value-type="float" office:value="100" table:style-name="ce1">
            <text:p>100</text:p>
          </table:table-cell>
          <table:table-cell office:value-type="float" office:value="9.1" table:style-name="ce1">
            <text:p>9,1</text:p>
          </table:table-cell>
          <table:table-cell office:value-type="float" office:value="100" table:style-name="ce1">
            <text:p>100</text:p>
          </table:table-cell>
          <table:table-cell office:value-type="float" office:value="15.5" table:style-name="ce1">
            <text:p>15,5</text:p>
          </table:table-cell>
          <table:table-cell office:value-type="float" office:value="100" table:style-name="ce1">
            <text:p>100</text:p>
          </table:table-cell>
          <table:table-cell office:value-type="float" office:value="16" table:style-name="ce1">
            <text:p>16</text:p>
          </table:table-cell>
          <table:table-cell office:value-type="float" office:value="100" table:style-name="ce1">
            <text:p>100</text:p>
          </table:table-cell>
          <table:table-cell office:value-type="float" office:value="13.1" table:style-name="ce1">
            <text:p>13,1</text:p>
          </table:table-cell>
          <table:table-cell office:value-type="float" office:value="100" table:style-name="ce1">
            <text:p>100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100" table:style-name="ce1">
            <text:p>100</text:p>
          </table:table-cell>
          <table:table-cell office:value-type="float" office:value="15.7" table:style-name="ce1">
            <text:p>15,7</text:p>
          </table:table-cell>
          <table:table-cell office:value-type="float" office:value="100" table:style-name="ce1">
            <text:p>100</text:p>
          </table:table-cell>
          <table:table-cell office:value-type="float" office:value="15" table:style-name="ce1">
            <text:p>15</text:p>
          </table:table-cell>
          <table:table-cell office:value-type="float" office:value="100" table:style-name="ce1">
            <text:p>100</text:p>
          </table:table-cell>
          <table:table-cell office:value-type="float" office:value="13.4" table:style-name="ce1">
            <text:p>13,4</text:p>
          </table:table-cell>
          <table:table-cell office:value-type="float" office:value="100" table:style-name="ce1">
            <text:p>100</text:p>
          </table:table-cell>
          <table:table-cell office:value-type="float" office:value="17.8" table:style-name="ce1">
            <text:p>17,8</text:p>
          </table:table-cell>
          <table:table-cell office:value-type="float" office:value="100" table:style-name="ce1">
            <text:p>100</text:p>
          </table:table-cell>
          <table:table-cell office:value-type="float" office:value="12.5" table:style-name="ce1">
            <text:p>12,5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14.4" table:style-name="ce1">
            <text:p>14,4</text:p>
          </table:table-cell>
          <table:table-cell office:value-type="float" office:value="100" table:style-name="ce1">
            <text:p>100</text:p>
          </table:table-cell>
          <table:table-cell office:value-type="float" office:value="11.7" table:style-name="ce1">
            <text:p>11,7</text:p>
          </table:table-cell>
          <table:table-cell office:value-type="float" office:value="100" table:style-name="ce1">
            <text:p>100</text:p>
          </table:table-cell>
          <table:table-cell office:value-type="float" office:value="13.4" table:style-name="ce1">
            <text:p>13,4</text:p>
          </table:table-cell>
          <table:table-cell office:value-type="float" office:value="100" table:style-name="ce1">
            <text:p>100</text:p>
          </table:table-cell>
          <table:table-cell office:value-type="float" office:value="8" table:style-name="ce1">
            <text:p>8</text:p>
          </table:table-cell>
          <table:table-cell office:value-type="float" office:value="100" table:style-name="ce1">
            <text:p>100</text:p>
          </table:table-cell>
          <table:table-cell office:value-type="float" office:value="14.7" table:style-name="ce1">
            <text:p>14,7</text:p>
          </table:table-cell>
          <table:table-cell office:value-type="float" office:value="100" table:style-name="ce1">
            <text:p>100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00" table:style-name="ce1">
            <text:p>100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100" table:style-name="ce1">
            <text:p>100</text:p>
          </table:table-cell>
          <table:table-cell office:value-type="float" office:value="13.4" table:style-name="ce1">
            <text:p>13,4</text:p>
          </table:table-cell>
          <table:table-cell office:value-type="float" office:value="100" table:style-name="ce1">
            <text:p>100</text:p>
          </table:table-cell>
          <table:table-cell office:value-type="float" office:value="14.5" table:style-name="ce1">
            <text:p>14,5</text:p>
          </table:table-cell>
          <table:table-cell office:value-type="float" office:value="100" table:style-name="ce1">
            <text:p>100</text:p>
          </table:table-cell>
          <table:table-cell office:value-type="float" office:value="12.9" table:style-name="ce1">
            <text:p>12,9</text:p>
          </table:table-cell>
          <table:table-cell office:value-type="float" office:value="100" table:style-name="ce1">
            <text:p>100</text:p>
          </table:table-cell>
          <table:table-cell office:value-type="float" office:value="12.2" table:style-name="ce1">
            <text:p>12,2</text:p>
          </table:table-cell>
          <table:table-cell office:value-type="float" office:value="100" table:style-name="ce1">
            <text:p>100</text:p>
          </table:table-cell>
          <table:table-cell office:value-type="float" office:value="15.9" table:style-name="ce1">
            <text:p>15,9</text:p>
          </table:table-cell>
          <table:table-cell office:value-type="float" office:value="100" table:style-name="ce1">
            <text:p>100</text:p>
          </table:table-cell>
          <table:table-cell office:value-type="float" office:value="12.2" table:style-name="ce1">
            <text:p>12,2</text:p>
          </table:table-cell>
          <table:table-cell office:value-type="float" office:value="100" table:style-name="ce1">
            <text:p>100</text:p>
          </table:table-cell>
          <table:table-cell office:value-type="float" office:value="6.5" table:style-name="ce1">
            <text:p>6,5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Pyruvate &lt;==&gt; Phosphoenolpyruvate</text:p>
          </table:table-cell>
          <table:table-cell office:value-type="string" table:style-name="ce1">
            <text:p>R00200</text:p>
          </table:table-cell>
          <table:table-cell office:value-type="string" table:style-name="ce1">
            <text:p>r_0962</text:p>
          </table:table-cell>
          <table:table-cell office:value-type="float" office:value="-170.2852278" table:style-name="ce1">
            <text:p>-170,2852278</text:p>
          </table:table-cell>
          <table:table-cell office:value-type="float" office:value="-24.521072799999999" table:style-name="ce1">
            <text:p>-24,5210728</text:p>
          </table:table-cell>
          <table:table-cell office:value-type="float" office:value="-171.76042190000001" table:style-name="ce1">
            <text:p>-171,7604219</text:p>
          </table:table-cell>
          <table:table-cell office:value-type="float" office:value="-27.825188350000001" table:style-name="ce1">
            <text:p>-27,82518835</text:p>
          </table:table-cell>
          <table:table-cell office:value-type="float" office:value="-168.54311619999999" table:style-name="ce1">
            <text:p>-168,5431162</text:p>
          </table:table-cell>
          <table:table-cell office:value-type="float" office:value="-7.9215264599999999" table:style-name="ce1">
            <text:p>-7,92152646</text:p>
          </table:table-cell>
          <table:table-cell office:value-type="float" office:value="-160.5855162" table:style-name="ce1">
            <text:p>-160,5855162</text:p>
          </table:table-cell>
          <table:table-cell office:value-type="float" office:value="-21.357873649999998" table:style-name="ce1">
            <text:p>-21,35787365</text:p>
          </table:table-cell>
          <table:table-cell office:value-type="float" office:value="-167.86226690000001" table:style-name="ce1">
            <text:p>-167,8622669</text:p>
          </table:table-cell>
          <table:table-cell office:value-type="float" office:value="-23.332855089999999" table:style-name="ce1">
            <text:p>-23,33285509</text:p>
          </table:table-cell>
          <table:table-cell office:value-type="float" office:value="-172.53722999999999" table:style-name="ce1">
            <text:p>-172,53723</text:p>
          </table:table-cell>
          <table:table-cell office:value-type="float" office:value="-24.672823879999999" table:style-name="ce1">
            <text:p>-24,67282388</text:p>
          </table:table-cell>
          <table:table-cell office:value-type="float" office:value="-164.1568278" table:style-name="ce1">
            <text:p>-164,1568278</text:p>
          </table:table-cell>
          <table:table-cell office:value-type="float" office:value="-14.938271329999999" table:style-name="ce1">
            <text:p>-14,93827133</text:p>
          </table:table-cell>
          <table:table-cell office:value-type="float" office:value="-177.76399140000001" table:style-name="ce1">
            <text:p>-177,7639914</text:p>
          </table:table-cell>
          <table:table-cell office:value-type="float" office:value="-27.553418659999998" table:style-name="ce1">
            <text:p>-27,55341866</text:p>
          </table:table-cell>
          <table:table-cell office:value-type="float" office:value="-171.99153329999999" table:style-name="ce1">
            <text:p>-171,9915333</text:p>
          </table:table-cell>
          <table:table-cell office:value-type="float" office:value="-27.518645329999998" table:style-name="ce1">
            <text:p>-27,51864533</text:p>
          </table:table-cell>
          <table:table-cell office:value-type="float" office:value="-174.56133629999999" table:style-name="ce1">
            <text:p>-174,5613363</text:p>
          </table:table-cell>
          <table:table-cell office:value-type="float" office:value="-22.867535050000001" table:style-name="ce1">
            <text:p>-22,86753505</text:p>
          </table:table-cell>
          <table:table-cell office:value-type="float" office:value="-172.37187710000001" table:style-name="ce1">
            <text:p>-172,3718771</text:p>
          </table:table-cell>
          <table:table-cell office:value-type="float" office:value="-28.268987840000001" table:style-name="ce1">
            <text:p>-28,26898784</text:p>
          </table:table-cell>
          <table:table-cell office:value-type="float" office:value="-172.89465150000001" table:style-name="ce1">
            <text:p>-172,8946515</text:p>
          </table:table-cell>
          <table:table-cell office:value-type="float" office:value="-27.144460290000001" table:style-name="ce1">
            <text:p>-27,14446029</text:p>
          </table:table-cell>
          <table:table-cell office:value-type="float" office:value="-173.95372090000001" table:style-name="ce1">
            <text:p>-173,9537209</text:p>
          </table:table-cell>
          <table:table-cell office:value-type="float" office:value="-26.093058129999999" table:style-name="ce1">
            <text:p>-26,09305813</text:p>
          </table:table-cell>
          <table:table-cell office:value-type="float" office:value="-169.128972" table:style-name="ce1">
            <text:p>-169,128972</text:p>
          </table:table-cell>
          <table:table-cell office:value-type="float" office:value="-22.663282240000001" table:style-name="ce1">
            <text:p>-22,66328224</text:p>
          </table:table-cell>
          <table:table-cell office:value-type="float" office:value="-174.4980358" table:style-name="ce1">
            <text:p>-174,4980358</text:p>
          </table:table-cell>
          <table:table-cell office:value-type="float" office:value="-31.060650370000001" table:style-name="ce1">
            <text:p>-31,06065037</text:p>
          </table:table-cell>
          <table:table-cell office:value-type="float" office:value="-166.63801190000001" table:style-name="ce1">
            <text:p>-166,6380119</text:p>
          </table:table-cell>
          <table:table-cell office:value-type="float" office:value="-20.829751479999999" table:style-name="ce1">
            <text:p>-20,82975148</text:p>
          </table:table-cell>
          <table:table-cell office:value-type="float" office:value="-168.78854190000001" table:style-name="ce1">
            <text:p>-168,7885419</text:p>
          </table:table-cell>
          <table:table-cell office:value-type="float" office:value="-16.878854189999998" table:style-name="ce1">
            <text:p>-16,87885419</text:p>
          </table:table-cell>
          <table:table-cell office:value-type="float" office:value="-169.10081740000001" table:style-name="ce1">
            <text:p>-169,1008174</text:p>
          </table:table-cell>
          <table:table-cell office:value-type="float" office:value="-24.350517709999998" table:style-name="ce1">
            <text:p>-24,35051771</text:p>
          </table:table-cell>
          <table:table-cell office:value-type="float" office:value="-171.4559888" table:style-name="ce1">
            <text:p>-171,4559888</text:p>
          </table:table-cell>
          <table:table-cell office:value-type="float" office:value="-20.06035069" table:style-name="ce1">
            <text:p>-20,06035069</text:p>
          </table:table-cell>
          <table:table-cell office:value-type="float" office:value="-172.8579072" table:style-name="ce1">
            <text:p>-172,8579072</text:p>
          </table:table-cell>
          <table:table-cell office:value-type="float" office:value="-23.162959570000002" table:style-name="ce1">
            <text:p>-23,16295957</text:p>
          </table:table-cell>
          <table:table-cell office:value-type="float" office:value="-167.58104739999999" table:style-name="ce1">
            <text:p>-167,5810474</text:p>
          </table:table-cell>
          <table:table-cell office:value-type="float" office:value="-13.406483789999999" table:style-name="ce1">
            <text:p>-13,40648379</text:p>
          </table:table-cell>
          <table:table-cell office:value-type="float" office:value="-166.23535820000001" table:style-name="ce1">
            <text:p>-166,2353582</text:p>
          </table:table-cell>
          <table:table-cell office:value-type="float" office:value="-24.43659766" table:style-name="ce1">
            <text:p>-24,43659766</text:p>
          </table:table-cell>
          <table:table-cell office:value-type="float" office:value="-174.91915420000001" table:style-name="ce1">
            <text:p>-174,9191542</text:p>
          </table:table-cell>
          <table:table-cell office:value-type="float" office:value="-28.16198383" table:style-name="ce1">
            <text:p>-28,16198383</text:p>
          </table:table-cell>
          <table:table-cell office:value-type="float" office:value="-167.47049770000001" table:style-name="ce1">
            <text:p>-167,4704977</text:p>
          </table:table-cell>
          <table:table-cell office:value-type="float" office:value="-7.7036428939999997" table:style-name="ce1">
            <text:p>-7,703642894</text:p>
          </table:table-cell>
          <table:table-cell office:value-type="float" office:value="-172.8579072" table:style-name="ce1">
            <text:p>-172,8579072</text:p>
          </table:table-cell>
          <table:table-cell office:value-type="float" office:value="-23.162959570000002" table:style-name="ce1">
            <text:p>-23,16295957</text:p>
          </table:table-cell>
          <table:table-cell office:value-type="float" office:value="-167.49213570000001" table:style-name="ce1">
            <text:p>-167,4921357</text:p>
          </table:table-cell>
          <table:table-cell office:value-type="float" office:value="-24.28635968" table:style-name="ce1">
            <text:p>-24,28635968</text:p>
          </table:table-cell>
          <table:table-cell office:value-type="float" office:value="-171.8298929" table:style-name="ce1">
            <text:p>-171,8298929</text:p>
          </table:table-cell>
          <table:table-cell office:value-type="float" office:value="-22.166056189999999" table:style-name="ce1">
            <text:p>-22,16605619</text:p>
          </table:table-cell>
          <table:table-cell office:value-type="float" office:value="-179.78869610000001" table:style-name="ce1">
            <text:p>-179,7886961</text:p>
          </table:table-cell>
          <table:table-cell office:value-type="float" office:value="-21.934220920000001" table:style-name="ce1">
            <text:p>-21,93422092</text:p>
          </table:table-cell>
          <table:table-cell office:value-type="float" office:value="-172.76145120000001" table:style-name="ce1">
            <text:p>-172,7614512</text:p>
          </table:table-cell>
          <table:table-cell office:value-type="float" office:value="-27.469070739999999" table:style-name="ce1">
            <text:p>-27,46907074</text:p>
          </table:table-cell>
          <table:table-cell office:value-type="float" office:value="-178.71450970000001" table:style-name="ce1">
            <text:p>-178,7145097</text:p>
          </table:table-cell>
          <table:table-cell office:value-type="float" office:value="-21.803170179999999" table:style-name="ce1">
            <text:p>-21,80317018</text:p>
          </table:table-cell>
          <table:table-cell office:value-type="float" office:value="-172.2111094" table:style-name="ce1">
            <text:p>-172,2111094</text:p>
          </table:table-cell>
          <table:table-cell office:value-type="float" office:value="-11.19372211" table:style-name="ce1">
            <text:p>-11,19372211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Pyruvate-mit + CoA &lt;==&gt; Acetyl-CoA-mit + CO2-mit</text:p>
          </table:table-cell>
          <table:table-cell office:value-type="string" table:style-name="ce1">
            <text:p>R00209</text:p>
          </table:table-cell>
          <table:table-cell office:value-type="string" table:style-name="ce1">
            <text:p>r_0961</text:p>
          </table:table-cell>
          <table:table-cell office:value-type="float" office:value="147.3321981" table:style-name="ce1">
            <text:p>147,3321981</text:p>
          </table:table-cell>
          <table:table-cell office:value-type="float" office:value="21.215836530000001" table:style-name="ce1">
            <text:p>21,21583653</text:p>
          </table:table-cell>
          <table:table-cell office:value-type="float" office:value="146.04470119999999" table:style-name="ce1">
            <text:p>146,0447012</text:p>
          </table:table-cell>
          <table:table-cell office:value-type="float" office:value="23.659241590000001" table:style-name="ce1">
            <text:p>23,65924159</text:p>
          </table:table-cell>
          <table:table-cell office:value-type="float" office:value="146.80581910000001" table:style-name="ce1">
            <text:p>146,8058191</text:p>
          </table:table-cell>
          <table:table-cell office:value-type="float" office:value="6.8998734979999998" table:style-name="ce1">
            <text:p>6,899873498</text:p>
          </table:table-cell>
          <table:table-cell office:value-type="float" office:value="143.8366718" table:style-name="ce1">
            <text:p>143,8366718</text:p>
          </table:table-cell>
          <table:table-cell office:value-type="float" office:value="19.13027735" table:style-name="ce1">
            <text:p>19,13027735</text:p>
          </table:table-cell>
          <table:table-cell office:value-type="float" office:value="144.18183189999999" table:style-name="ce1">
            <text:p>144,1818319</text:p>
          </table:table-cell>
          <table:table-cell office:value-type="float" office:value="20.041274640000001" table:style-name="ce1">
            <text:p>20,04127464</text:p>
          </table:table-cell>
          <table:table-cell office:value-type="float" office:value="151.49269380000001" table:style-name="ce1">
            <text:p>151,4926938</text:p>
          </table:table-cell>
          <table:table-cell office:value-type="float" office:value="21.663455219999999" table:style-name="ce1">
            <text:p>21,66345522</text:p>
          </table:table-cell>
          <table:table-cell office:value-type="float" office:value="141.12274450000001" table:style-name="ce1">
            <text:p>141,1227445</text:p>
          </table:table-cell>
          <table:table-cell office:value-type="float" office:value="12.84216975" table:style-name="ce1">
            <text:p>12,84216975</text:p>
          </table:table-cell>
          <table:table-cell office:value-type="float" office:value="156.2463267" table:style-name="ce1">
            <text:p>156,2463267</text:p>
          </table:table-cell>
          <table:table-cell office:value-type="float" office:value="24.218180629999999" table:style-name="ce1">
            <text:p>24,21818063</text:p>
          </table:table-cell>
          <table:table-cell office:value-type="float" office:value="151.34159249999999" table:style-name="ce1">
            <text:p>151,3415925</text:p>
          </table:table-cell>
          <table:table-cell office:value-type="float" office:value="24.214654800000002" table:style-name="ce1">
            <text:p>24,2146548</text:p>
          </table:table-cell>
          <table:table-cell office:value-type="float" office:value="152.01900240000001" table:style-name="ce1">
            <text:p>152,0190024</text:p>
          </table:table-cell>
          <table:table-cell office:value-type="float" office:value="19.91448931" table:style-name="ce1">
            <text:p>19,91448931</text:p>
          </table:table-cell>
          <table:table-cell office:value-type="float" office:value="151.7378291" table:style-name="ce1">
            <text:p>151,7378291</text:p>
          </table:table-cell>
          <table:table-cell office:value-type="float" office:value="24.88500397" table:style-name="ce1">
            <text:p>24,88500397</text:p>
          </table:table-cell>
          <table:table-cell office:value-type="float" office:value="155.79902759999999" table:style-name="ce1">
            <text:p>155,7990276</text:p>
          </table:table-cell>
          <table:table-cell office:value-type="float" office:value="24.460447330000001" table:style-name="ce1">
            <text:p>24,46044733</text:p>
          </table:table-cell>
          <table:table-cell office:value-type="float" office:value="147.53606629999999" table:style-name="ce1">
            <text:p>147,5360663</text:p>
          </table:table-cell>
          <table:table-cell office:value-type="float" office:value="22.13040994" table:style-name="ce1">
            <text:p>22,13040994</text:p>
          </table:table-cell>
          <table:table-cell office:value-type="float" office:value="148.4485981" table:style-name="ce1">
            <text:p>148,4485981</text:p>
          </table:table-cell>
          <table:table-cell office:value-type="float" office:value="19.892112149999999" table:style-name="ce1">
            <text:p>19,89211215</text:p>
          </table:table-cell>
          <table:table-cell office:value-type="float" office:value="152.4443474" table:style-name="ce1">
            <text:p>152,4443474</text:p>
          </table:table-cell>
          <table:table-cell office:value-type="float" office:value="27.135093850000001" table:style-name="ce1">
            <text:p>27,13509385</text:p>
          </table:table-cell>
          <table:table-cell office:value-type="float" office:value="135.01094090000001" table:style-name="ce1">
            <text:p>135,0109409</text:p>
          </table:table-cell>
          <table:table-cell office:value-type="float" office:value="16.876367609999999" table:style-name="ce1">
            <text:p>16,87636761</text:p>
          </table:table-cell>
          <table:table-cell office:value-type="float" office:value="144.49970160000001" table:style-name="ce1">
            <text:p>144,4997016</text:p>
          </table:table-cell>
          <table:table-cell office:value-type="float" office:value="14.449970159999999" table:style-name="ce1">
            <text:p>14,44997016</text:p>
          </table:table-cell>
          <table:table-cell office:value-type="float" office:value="143.05858309999999" table:style-name="ce1">
            <text:p>143,0585831</text:p>
          </table:table-cell>
          <table:table-cell office:value-type="float" office:value="20.600435969999999" table:style-name="ce1">
            <text:p>20,60043597</text:p>
          </table:table-cell>
          <table:table-cell office:value-type="float" office:value="149.96946700000001" table:style-name="ce1">
            <text:p>149,969467</text:p>
          </table:table-cell>
          <table:table-cell office:value-type="float" office:value="17.546427640000001" table:style-name="ce1">
            <text:p>17,54642764</text:p>
          </table:table-cell>
          <table:table-cell office:value-type="float" office:value="152.92364140000001" table:style-name="ce1">
            <text:p>152,9236414</text:p>
          </table:table-cell>
          <table:table-cell office:value-type="float" office:value="20.491767939999999" table:style-name="ce1">
            <text:p>20,49176794</text:p>
          </table:table-cell>
          <table:table-cell office:value-type="float" office:value="138.52274080000001" table:style-name="ce1">
            <text:p>138,5227408</text:p>
          </table:table-cell>
          <table:table-cell office:value-type="float" office:value="11.08181926" table:style-name="ce1">
            <text:p>11,08181926</text:p>
          </table:table-cell>
          <table:table-cell office:value-type="float" office:value="140.11168620000001" table:style-name="ce1">
            <text:p>140,1116862</text:p>
          </table:table-cell>
          <table:table-cell office:value-type="float" office:value="20.59641787" table:style-name="ce1">
            <text:p>20,59641787</text:p>
          </table:table-cell>
          <table:table-cell office:value-type="float" office:value="145.56592040000001" table:style-name="ce1">
            <text:p>145,5659204</text:p>
          </table:table-cell>
          <table:table-cell office:value-type="float" office:value="23.43611318" table:style-name="ce1">
            <text:p>23,43611318</text:p>
          </table:table-cell>
          <table:table-cell office:value-type="float" office:value="98.409440739999994" table:style-name="ce1">
            <text:p>98,40944074</text:p>
          </table:table-cell>
          <table:table-cell office:value-type="float" office:value="4.5268342739999996" table:style-name="ce1">
            <text:p>4,526834274</text:p>
          </table:table-cell>
          <table:table-cell office:value-type="float" office:value="152.92364140000001" table:style-name="ce1">
            <text:p>152,9236414</text:p>
          </table:table-cell>
          <table:table-cell office:value-type="float" office:value="20.491767939999999" table:style-name="ce1">
            <text:p>20,49176794</text:p>
          </table:table-cell>
          <table:table-cell office:value-type="float" office:value="149.60845990000001" table:style-name="ce1">
            <text:p>149,6084599</text:p>
          </table:table-cell>
          <table:table-cell office:value-type="float" office:value="21.693226689999999" table:style-name="ce1">
            <text:p>21,69322669</text:p>
          </table:table-cell>
          <table:table-cell office:value-type="float" office:value="147.59428840000001" table:style-name="ce1">
            <text:p>147,5942884</text:p>
          </table:table-cell>
          <table:table-cell office:value-type="float" office:value="19.0396632" table:style-name="ce1">
            <text:p>19,0396632</text:p>
          </table:table-cell>
          <table:table-cell office:value-type="float" office:value="140.37965990000001" table:style-name="ce1">
            <text:p>140,3796599</text:p>
          </table:table-cell>
          <table:table-cell office:value-type="float" office:value="17.1263185" table:style-name="ce1">
            <text:p>17,1263185</text:p>
          </table:table-cell>
          <table:table-cell office:value-type="float" office:value="152.92938150000001" table:style-name="ce1">
            <text:p>152,9293815</text:p>
          </table:table-cell>
          <table:table-cell office:value-type="float" office:value="24.315771659999999" table:style-name="ce1">
            <text:p>24,31577166</text:p>
          </table:table-cell>
          <table:table-cell office:value-type="float" office:value="144.1734889" table:style-name="ce1">
            <text:p>144,1734889</text:p>
          </table:table-cell>
          <table:table-cell office:value-type="float" office:value="17.589165650000002" table:style-name="ce1">
            <text:p>17,58916565</text:p>
          </table:table-cell>
          <table:table-cell office:value-type="float" office:value="97.399599940000002" table:style-name="ce1">
            <text:p>97,39959994</text:p>
          </table:table-cell>
          <table:table-cell office:value-type="float" office:value="6.330973996" table:style-name="ce1">
            <text:p>6,330973996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(S)-Malate-mit &lt;==&gt; Pyruvate-mit + CO2-mit</text:p>
          </table:table-cell>
          <table:table-cell office:value-type="string" table:style-name="ce1">
            <text:p>R00214</text:p>
          </table:table-cell>
          <table:table-cell office:value-type="string" table:style-name="ce1">
            <text:p>r_0718</text:p>
          </table:table-cell>
          <table:table-cell office:value-type="float" office:value="0.79466439600000005" table:style-name="ce1">
            <text:p>0,794664396</text:p>
          </table:table-cell>
          <table:table-cell office:value-type="float" office:value="0.114431673" table:style-name="ce1">
            <text:p>0,114431673</text:p>
          </table:table-cell>
          <table:table-cell office:value-type="float" office:value="5.1293319940000002" table:style-name="ce1">
            <text:p>5,129331994</text:p>
          </table:table-cell>
          <table:table-cell office:value-type="float" office:value="0.83095178300000005" table:style-name="ce1">
            <text:p>0,830951783</text:p>
          </table:table-cell>
          <table:table-cell office:value-type="float" office:value="0.29517183200000002" table:style-name="ce1">
            <text:p>0,295171832</text:p>
          </table:table-cell>
          <table:table-cell office:value-type="float" office:value="1.3873076E-2" table:style-name="ce1">
            <text:p>0,013873076</text:p>
          </table:table-cell>
          <table:table-cell office:value-type="float" office:value="1.725731895" table:style-name="ce1">
            <text:p>1,725731895</text:p>
          </table:table-cell>
          <table:table-cell office:value-type="float" office:value="0.22952234199999999" table:style-name="ce1">
            <text:p>0,229522342</text:p>
          </table:table-cell>
          <table:table-cell office:value-type="float" office:value="2.2653477000000002E-2" table:style-name="ce1">
            <text:p>0,022653477</text:p>
          </table:table-cell>
          <table:table-cell office:value-type="float" office:value="3.1488330000000002E-3" table:style-name="ce1">
            <text:p>0,003148833</text:p>
          </table:table-cell>
          <table:table-cell office:value-type="float" office:value="0.32161085099999998" table:style-name="ce1">
            <text:p>0,321610851</text:p>
          </table:table-cell>
          <table:table-cell office:value-type="float" office:value="4.5990351999999998E-2" table:style-name="ce1">
            <text:p>0,0459903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54685561" table:style-name="ce1">
            <text:p>0,254685561</text:p>
          </table:table-cell>
          <table:table-cell office:value-type="float" office:value="3.9476261999999998E-2" table:style-name="ce1">
            <text:p>0,039476262</text:p>
          </table:table-cell>
          <table:table-cell office:value-type="float" office:value="5.0177426379999996" table:style-name="ce1">
            <text:p>5,017742638</text:p>
          </table:table-cell>
          <table:table-cell office:value-type="float" office:value="0.80283882200000001" table:style-name="ce1">
            <text:p>0,802838822</text:p>
          </table:table-cell>
          <table:table-cell office:value-type="float" office:value="0.64362884099999995" table:style-name="ce1">
            <text:p>0,643628841</text:p>
          </table:table-cell>
          <table:table-cell office:value-type="float" office:value="8.4315377999999996E-2" table:style-name="ce1">
            <text:p>0,0843153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9546191200000003" table:style-name="ce1">
            <text:p>0,395461912</text:p>
          </table:table-cell>
          <table:table-cell office:value-type="float" office:value="6.208752E-2" table:style-name="ce1">
            <text:p>0,062087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42234332" table:style-name="ce1">
            <text:p>1,042234332</text:p>
          </table:table-cell>
          <table:table-cell office:value-type="float" office:value="0.15008174399999999" table:style-name="ce1">
            <text:p>0,1500817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7312670700000002" table:style-name="ce1">
            <text:p>0,273126707</text:p>
          </table:table-cell>
          <table:table-cell office:value-type="float" office:value="2.1850136999999999E-2" table:style-name="ce1">
            <text:p>0,021850137</text:p>
          </table:table-cell>
          <table:table-cell office:value-type="float" office:value="2.1724325800000002" table:style-name="ce1">
            <text:p>2,17243258</text:p>
          </table:table-cell>
          <table:table-cell office:value-type="float" office:value="0.31934758899999999" table:style-name="ce1">
            <text:p>0,319347589</text:p>
          </table:table-cell>
          <table:table-cell office:value-type="float" office:value="2.9353233830000001" table:style-name="ce1">
            <text:p>2,935323383</text:p>
          </table:table-cell>
          <table:table-cell office:value-type="float" office:value="0.47258706499999997" table:style-name="ce1">
            <text:p>0,472587065</text:p>
          </table:table-cell>
          <table:table-cell office:value-type="float" office:value="7.1831708570000004" table:style-name="ce1">
            <text:p>7,183170857</text:p>
          </table:table-cell>
          <table:table-cell office:value-type="float" office:value="0.33042585899999999" table:style-name="ce1">
            <text:p>0,3304258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3811888899999998" table:style-name="ce1">
            <text:p>0,838118889</text:p>
          </table:table-cell>
          <table:table-cell office:value-type="float" office:value="0.10811733699999999" table:style-name="ce1">
            <text:p>0,108117337</text:p>
          </table:table-cell>
          <table:table-cell office:value-type="float" office:value="4.9132451469999996" table:style-name="ce1">
            <text:p>4,913245147</text:p>
          </table:table-cell>
          <table:table-cell office:value-type="float" office:value="0.599415908" table:style-name="ce1">
            <text:p>0,5994159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64048079999999" table:style-name="ce1">
            <text:p>1,036404808</text:p>
          </table:table-cell>
          <table:table-cell office:value-type="float" office:value="0.12644138699999999" table:style-name="ce1">
            <text:p>0,126441387</text:p>
          </table:table-cell>
          <table:table-cell office:value-type="float" office:value="16.31020157" table:style-name="ce1">
            <text:p>16,31020157</text:p>
          </table:table-cell>
          <table:table-cell office:value-type="float" office:value="1.060163102" table:style-name="ce1">
            <text:p>1,060163102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Isocitrate &lt;==&gt; 2-Oxoglutarate + CO2-mit</text:p>
          </table:table-cell>
          <table:table-cell office:value-type="string" table:style-name="ce1">
            <text:p>R00267</text:p>
          </table:table-cell>
          <table:table-cell office:value-type="string" table:style-name="ce1">
            <text:p>r_2131</text:p>
          </table:table-cell>
          <table:table-cell office:value-type="float" office:value="6.2508869020000004" table:style-name="ce1">
            <text:p>6,250886902</text:p>
          </table:table-cell>
          <table:table-cell office:value-type="float" office:value="0.90012771400000002" table:style-name="ce1">
            <text:p>0,900127714</text:p>
          </table:table-cell>
          <table:table-cell office:value-type="float" office:value="10.86137619" table:style-name="ce1">
            <text:p>10,86137619</text:p>
          </table:table-cell>
          <table:table-cell office:value-type="float" office:value="1.759542943" table:style-name="ce1">
            <text:p>1,759542943</text:p>
          </table:table-cell>
          <table:table-cell office:value-type="float" office:value="5.6925996200000002" table:style-name="ce1">
            <text:p>5,69259962</text:p>
          </table:table-cell>
          <table:table-cell office:value-type="float" office:value="0.26755218200000003" table:style-name="ce1">
            <text:p>0,267552182</text:p>
          </table:table-cell>
          <table:table-cell office:value-type="float" office:value="5.3852080119999997" table:style-name="ce1">
            <text:p>5,385208012</text:p>
          </table:table-cell>
          <table:table-cell office:value-type="float" office:value="0.71623266600000002" table:style-name="ce1">
            <text:p>0,716232666</text:p>
          </table:table-cell>
          <table:table-cell office:value-type="float" office:value="6.4864456690000001" table:style-name="ce1">
            <text:p>6,486445669</text:p>
          </table:table-cell>
          <table:table-cell office:value-type="float" office:value="0.901615948" table:style-name="ce1">
            <text:p>0,901615948</text:p>
          </table:table-cell>
          <table:table-cell office:value-type="float" office:value="5.0828497520000004" table:style-name="ce1">
            <text:p>5,082849752</text:p>
          </table:table-cell>
          <table:table-cell office:value-type="float" office:value="0.726847515" table:style-name="ce1">
            <text:p>0,726847515</text:p>
          </table:table-cell>
          <table:table-cell office:value-type="float" office:value="6.6941412339999999" table:style-name="ce1">
            <text:p>6,694141234</text:p>
          </table:table-cell>
          <table:table-cell office:value-type="float" office:value="0.60916685199999998" table:style-name="ce1">
            <text:p>0,609166852</text:p>
          </table:table-cell>
          <table:table-cell office:value-type="float" office:value="4.5908705019999996" table:style-name="ce1">
            <text:p>4,590870502</text:p>
          </table:table-cell>
          <table:table-cell office:value-type="float" office:value="0.71158492799999995" table:style-name="ce1">
            <text:p>0,711584928</text:p>
          </table:table-cell>
          <table:table-cell office:value-type="float" office:value="9.2759758449999996" table:style-name="ce1">
            <text:p>9,275975845</text:p>
          </table:table-cell>
          <table:table-cell office:value-type="float" office:value="1.4841561350000001" table:style-name="ce1">
            <text:p>1,484156135</text:p>
          </table:table-cell>
          <table:table-cell office:value-type="float" office:value="6.0914872420000004" table:style-name="ce1">
            <text:p>6,091487242</text:p>
          </table:table-cell>
          <table:table-cell office:value-type="float" office:value="0.79798482900000001" table:style-name="ce1">
            <text:p>0,797984829</text:p>
          </table:table-cell>
          <table:table-cell office:value-type="float" office:value="4.9355567770000004" table:style-name="ce1">
            <text:p>4,935556777</text:p>
          </table:table-cell>
          <table:table-cell office:value-type="float" office:value="0.80943131099999999" table:style-name="ce1">
            <text:p>0,809431311</text:p>
          </table:table-cell>
          <table:table-cell office:value-type="float" office:value="3.2933549430000002" table:style-name="ce1">
            <text:p>3,293354943</text:p>
          </table:table-cell>
          <table:table-cell office:value-type="float" office:value="0.51705672599999997" table:style-name="ce1">
            <text:p>0,517056726</text:p>
          </table:table-cell>
          <table:table-cell office:value-type="float" office:value="5.6991858310000003" table:style-name="ce1">
            <text:p>5,699185831</text:p>
          </table:table-cell>
          <table:table-cell office:value-type="float" office:value="0.85487787500000001" table:style-name="ce1">
            <text:p>0,854877875</text:p>
          </table:table-cell>
          <table:table-cell office:value-type="float" office:value="4.590654206" table:style-name="ce1">
            <text:p>4,590654206</text:p>
          </table:table-cell>
          <table:table-cell office:value-type="float" office:value="0.61514766399999998" table:style-name="ce1">
            <text:p>0,615147664</text:p>
          </table:table-cell>
          <table:table-cell office:value-type="float" office:value="4.3867306849999999" table:style-name="ce1">
            <text:p>4,386730685</text:p>
          </table:table-cell>
          <table:table-cell office:value-type="float" office:value="0.78083806200000005" table:style-name="ce1">
            <text:p>0,780838062</text:p>
          </table:table-cell>
          <table:table-cell office:value-type="float" office:value="9.9171616129999993" table:style-name="ce1">
            <text:p>9,917161613</text:p>
          </table:table-cell>
          <table:table-cell office:value-type="float" office:value="1.2396452019999999" table:style-name="ce1">
            <text:p>1,239645202</text:p>
          </table:table-cell>
          <table:table-cell office:value-type="float" office:value="6.1567535309999997" table:style-name="ce1">
            <text:p>6,156753531</text:p>
          </table:table-cell>
          <table:table-cell office:value-type="float" office:value="0.61567535299999998" table:style-name="ce1">
            <text:p>0,615675353</text:p>
          </table:table-cell>
          <table:table-cell office:value-type="float" office:value="8.5286103539999996" table:style-name="ce1">
            <text:p>8,528610354</text:p>
          </table:table-cell>
          <table:table-cell office:value-type="float" office:value="1.228119891" table:style-name="ce1">
            <text:p>1,228119891</text:p>
          </table:table-cell>
          <table:table-cell office:value-type="float" office:value="5.5570095090000002" table:style-name="ce1">
            <text:p>5,557009509</text:p>
          </table:table-cell>
          <table:table-cell office:value-type="float" office:value="0.65017011300000005" table:style-name="ce1">
            <text:p>0,650170113</text:p>
          </table:table-cell>
          <table:table-cell office:value-type="float" office:value="5.2969502410000002" table:style-name="ce1">
            <text:p>5,296950241</text:p>
          </table:table-cell>
          <table:table-cell office:value-type="float" office:value="0.709791332" table:style-name="ce1">
            <text:p>0,709791332</text:p>
          </table:table-cell>
          <table:table-cell office:value-type="float" office:value="26.528915810000001" table:style-name="ce1">
            <text:p>26,52891581</text:p>
          </table:table-cell>
          <table:table-cell office:value-type="float" office:value="2.1223132640000002" table:style-name="ce1">
            <text:p>2,122313264</text:p>
          </table:table-cell>
          <table:table-cell office:value-type="float" office:value="9.9359847450000007" table:style-name="ce1">
            <text:p>9,935984745</text:p>
          </table:table-cell>
          <table:table-cell office:value-type="float" office:value="1.460589758" table:style-name="ce1">
            <text:p>1,460589758</text:p>
          </table:table-cell>
          <table:table-cell office:value-type="float" office:value="10.223880599999999" table:style-name="ce1">
            <text:p>10,2238806</text:p>
          </table:table-cell>
          <table:table-cell office:value-type="float" office:value="1.6460447760000001" table:style-name="ce1">
            <text:p>1,646044776</text:p>
          </table:table-cell>
          <table:table-cell office:value-type="float" office:value="34.940995379999997" table:style-name="ce1">
            <text:p>34,94099538</text:p>
          </table:table-cell>
          <table:table-cell office:value-type="float" office:value="1.607285788" table:style-name="ce1">
            <text:p>1,607285788</text:p>
          </table:table-cell>
          <table:table-cell office:value-type="float" office:value="5.2969502410000002" table:style-name="ce1">
            <text:p>5,296950241</text:p>
          </table:table-cell>
          <table:table-cell office:value-type="float" office:value="0.709791332" table:style-name="ce1">
            <text:p>0,709791332</text:p>
          </table:table-cell>
          <table:table-cell office:value-type="float" office:value="3.995716485" table:style-name="ce1">
            <text:p>3,995716485</text:p>
          </table:table-cell>
          <table:table-cell office:value-type="float" office:value="0.57937888999999998" table:style-name="ce1">
            <text:p>0,57937889</text:p>
          </table:table-cell>
          <table:table-cell office:value-type="float" office:value="7.5275492780000004" table:style-name="ce1">
            <text:p>7,527549278</text:p>
          </table:table-cell>
          <table:table-cell office:value-type="float" office:value="0.97105385700000002" table:style-name="ce1">
            <text:p>0,971053857</text:p>
          </table:table-cell>
          <table:table-cell office:value-type="float" office:value="13.82923896" table:style-name="ce1">
            <text:p>13,82923896</text:p>
          </table:table-cell>
          <table:table-cell office:value-type="float" office:value="1.6871671530000001" table:style-name="ce1">
            <text:p>1,687167153</text:p>
          </table:table-cell>
          <table:table-cell office:value-type="float" office:value="4.8248637130000001" table:style-name="ce1">
            <text:p>4,824863713</text:p>
          </table:table-cell>
          <table:table-cell office:value-type="float" office:value="0.76715332999999997" table:style-name="ce1">
            <text:p>0,76715333</text:p>
          </table:table-cell>
          <table:table-cell office:value-type="float" office:value="7.6554607209999999" table:style-name="ce1">
            <text:p>7,655460721</text:p>
          </table:table-cell>
          <table:table-cell office:value-type="float" office:value="0.93396620799999996" table:style-name="ce1">
            <text:p>0,933966208</text:p>
          </table:table-cell>
          <table:table-cell office:value-type="float" office:value="57.393445149999998" table:style-name="ce1">
            <text:p>57,39344515</text:p>
          </table:table-cell>
          <table:table-cell office:value-type="float" office:value="3.7305739340000001" table:style-name="ce1">
            <text:p>3,730573934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(S)-Malate-mit &lt;==&gt; Oxaloacetate-mit</text:p>
          </table:table-cell>
          <table:table-cell office:value-type="string" table:style-name="ce1">
            <text:p>R00342</text:p>
          </table:table-cell>
          <table:table-cell office:value-type="string" table:style-name="ce1">
            <text:p>r_0713</text:p>
          </table:table-cell>
          <table:table-cell office:value-type="float" office:value="0.68823612899999997" table:style-name="ce1">
            <text:p>0,688236129</text:p>
          </table:table-cell>
          <table:table-cell office:value-type="float" office:value="9.9106002999999998E-2" table:style-name="ce1">
            <text:p>0,099106003</text:p>
          </table:table-cell>
          <table:table-cell office:value-type="float" office:value="1.3874937220000001" table:style-name="ce1">
            <text:p>1,387493722</text:p>
          </table:table-cell>
          <table:table-cell office:value-type="float" office:value="0.22477398300000001" table:style-name="ce1">
            <text:p>0,224773983</text:p>
          </table:table-cell>
          <table:table-cell office:value-type="float" office:value="0.84334809200000005" table:style-name="ce1">
            <text:p>0,843348092</text:p>
          </table:table-cell>
          <table:table-cell office:value-type="float" office:value="3.9637360000000003E-2" table:style-name="ce1">
            <text:p>0,03963736</text:p>
          </table:table-cell>
          <table:table-cell office:value-type="float" office:value="0.292758089" table:style-name="ce1">
            <text:p>0,292758089</text:p>
          </table:table-cell>
          <table:table-cell office:value-type="float" office:value="3.8936826000000001E-2" table:style-name="ce1">
            <text:p>0,038936826</text:p>
          </table:table-cell>
          <table:table-cell office:value-type="float" office:value="0.52858113699999998" table:style-name="ce1">
            <text:p>0,528581137</text:p>
          </table:table-cell>
          <table:table-cell office:value-type="float" office:value="7.3472778000000002E-2" table:style-name="ce1">
            <text:p>0,073472778</text:p>
          </table:table-cell>
          <table:table-cell office:value-type="float" office:value="0.39152625299999999" table:style-name="ce1">
            <text:p>0,391526253</text:p>
          </table:table-cell>
          <table:table-cell office:value-type="float" office:value="5.5988254000000001E-2" table:style-name="ce1">
            <text:p>0,0559882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3100633399999999" table:style-name="ce1">
            <text:p>0,431006334</text:p>
          </table:table-cell>
          <table:table-cell office:value-type="float" office:value="6.6805982E-2" table:style-name="ce1">
            <text:p>0,066805982</text:p>
          </table:table-cell>
          <table:table-cell office:value-type="float" office:value="1.936126502" table:style-name="ce1">
            <text:p>1,936126502</text:p>
          </table:table-cell>
          <table:table-cell office:value-type="float" office:value="0.30978023999999998" table:style-name="ce1">
            <text:p>0,30978024</text:p>
          </table:table-cell>
          <table:table-cell office:value-type="float" office:value="0.413761398" table:style-name="ce1">
            <text:p>0,413761398</text:p>
          </table:table-cell>
          <table:table-cell office:value-type="float" office:value="5.4202742999999998E-2" table:style-name="ce1">
            <text:p>0,054202743</text:p>
          </table:table-cell>
          <table:table-cell office:value-type="float" office:value="5.4975260999999997E-2" table:style-name="ce1">
            <text:p>0,054975261</text:p>
          </table:table-cell>
          <table:table-cell office:value-type="float" office:value="9.0159430000000002E-3" table:style-name="ce1">
            <text:p>0,009015943</text:p>
          </table:table-cell>
          <table:table-cell office:value-type="float" office:value="0.40194489500000002" table:style-name="ce1">
            <text:p>0,401944895</text:p>
          </table:table-cell>
          <table:table-cell office:value-type="float" office:value="6.3105348000000006E-2" table:style-name="ce1">
            <text:p>0,063105348</text:p>
          </table:table-cell>
          <table:table-cell office:value-type="float" office:value="0.314240823" table:style-name="ce1">
            <text:p>0,314240823</text:p>
          </table:table-cell>
          <table:table-cell office:value-type="float" office:value="4.7136123000000002E-2" table:style-name="ce1">
            <text:p>0,047136123</text:p>
          </table:table-cell>
          <table:table-cell office:value-type="float" office:value="0.24672897199999999" table:style-name="ce1">
            <text:p>0,246728972</text:p>
          </table:table-cell>
          <table:table-cell office:value-type="float" office:value="3.3061682000000002E-2" table:style-name="ce1">
            <text:p>0,033061682</text:p>
          </table:table-cell>
          <table:table-cell office:value-type="float" office:value="1.6368397999999999E-2" table:style-name="ce1">
            <text:p>0,016368398</text:p>
          </table:table-cell>
          <table:table-cell office:value-type="float" office:value="2.9135749999999998E-3" table:style-name="ce1">
            <text:p>0,002913575</text:p>
          </table:table-cell>
          <table:table-cell office:value-type="float" office:value="3.7589871829999999" table:style-name="ce1">
            <text:p>3,758987183</text:p>
          </table:table-cell>
          <table:table-cell office:value-type="float" office:value="0.469873398" table:style-name="ce1">
            <text:p>0,4698733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351498639999999" table:style-name="ce1">
            <text:p>1,335149864</text:p>
          </table:table-cell>
          <table:table-cell office:value-type="float" office:value="0.19226157999999999" table:style-name="ce1">
            <text:p>0,19226158</text:p>
          </table:table-cell>
          <table:table-cell office:value-type="float" office:value="0.49725202800000001" table:style-name="ce1">
            <text:p>0,497252028</text:p>
          </table:table-cell>
          <table:table-cell office:value-type="float" office:value="5.8178487000000001E-2" table:style-name="ce1">
            <text:p>0,0581784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7831611450000002" table:style-name="ce1">
            <text:p>5,783161145</text:p>
          </table:table-cell>
          <table:table-cell office:value-type="float" office:value="0.46265289199999998" table:style-name="ce1">
            <text:p>0,462652892</text:p>
          </table:table-cell>
          <table:table-cell office:value-type="float" office:value="2.3222555159999998" table:style-name="ce1">
            <text:p>2,322255516</text:p>
          </table:table-cell>
          <table:table-cell office:value-type="float" office:value="0.34137156099999999" table:style-name="ce1">
            <text:p>0,341371561</text:p>
          </table:table-cell>
          <table:table-cell office:value-type="float" office:value="2.7798507460000002" table:style-name="ce1">
            <text:p>2,779850746</text:p>
          </table:table-cell>
          <table:table-cell office:value-type="float" office:value="0.44755597000000003" table:style-name="ce1">
            <text:p>0,44755597</text:p>
          </table:table-cell>
          <table:table-cell office:value-type="float" office:value="13.00667009" table:style-name="ce1">
            <text:p>13,00667009</text:p>
          </table:table-cell>
          <table:table-cell office:value-type="float" office:value="0.59830682400000001" table:style-name="ce1">
            <text:p>0,5983068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7692068899999998" table:style-name="ce1">
            <text:p>0,876920689</text:p>
          </table:table-cell>
          <table:table-cell office:value-type="float" office:value="0.113122769" table:style-name="ce1">
            <text:p>0,113122769</text:p>
          </table:table-cell>
          <table:table-cell office:value-type="float" office:value="4.2003092249999998" table:style-name="ce1">
            <text:p>4,200309225</text:p>
          </table:table-cell>
          <table:table-cell office:value-type="float" office:value="0.51243772499999996" table:style-name="ce1">
            <text:p>0,512437725</text:p>
          </table:table-cell>
          <table:table-cell office:value-type="float" office:value="0.29450466800000002" table:style-name="ce1">
            <text:p>0,294504668</text:p>
          </table:table-cell>
          <table:table-cell office:value-type="float" office:value="4.6826241999999997E-2" table:style-name="ce1">
            <text:p>0,046826242</text:p>
          </table:table-cell>
          <table:table-cell office:value-type="float" office:value="0.84480055700000001" table:style-name="ce1">
            <text:p>0,844800557</text:p>
          </table:table-cell>
          <table:table-cell office:value-type="float" office:value="0.103065668" table:style-name="ce1">
            <text:p>0,103065668</text:p>
          </table:table-cell>
          <table:table-cell office:value-type="float" office:value="36.174796120000003" table:style-name="ce1">
            <text:p>36,17479612</text:p>
          </table:table-cell>
          <table:table-cell office:value-type="float" office:value="2.351361748" table:style-name="ce1">
            <text:p>2,351361748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Citrate + CoA &lt;==&gt; Acetyl-CoA-mit + Oxaloacetate-mit</text:p>
          </table:table-cell>
          <table:table-cell office:value-type="string" table:style-name="ce1">
            <text:p>R00351</text:p>
          </table:table-cell>
          <table:table-cell office:value-type="string" table:style-name="ce1">
            <text:p>r_0300</text:p>
          </table:table-cell>
          <table:table-cell office:value-type="float" office:value="-6.2508869020000004" table:style-name="ce1">
            <text:p>-6,250886902</text:p>
          </table:table-cell>
          <table:table-cell office:value-type="float" office:value="-0.90012771400000002" table:style-name="ce1">
            <text:p>-0,900127714</text:p>
          </table:table-cell>
          <table:table-cell office:value-type="float" office:value="-10.86137619" table:style-name="ce1">
            <text:p>-10,86137619</text:p>
          </table:table-cell>
          <table:table-cell office:value-type="float" office:value="-1.759542943" table:style-name="ce1">
            <text:p>-1,759542943</text:p>
          </table:table-cell>
          <table:table-cell office:value-type="float" office:value="-5.6925996200000002" table:style-name="ce1">
            <text:p>-5,69259962</text:p>
          </table:table-cell>
          <table:table-cell office:value-type="float" office:value="-0.26755218200000003" table:style-name="ce1">
            <text:p>-0,267552182</text:p>
          </table:table-cell>
          <table:table-cell office:value-type="float" office:value="-5.3852080119999997" table:style-name="ce1">
            <text:p>-5,385208012</text:p>
          </table:table-cell>
          <table:table-cell office:value-type="float" office:value="-0.71623266600000002" table:style-name="ce1">
            <text:p>-0,716232666</text:p>
          </table:table-cell>
          <table:table-cell office:value-type="float" office:value="-6.4864456690000001" table:style-name="ce1">
            <text:p>-6,486445669</text:p>
          </table:table-cell>
          <table:table-cell office:value-type="float" office:value="-0.901615948" table:style-name="ce1">
            <text:p>-0,901615948</text:p>
          </table:table-cell>
          <table:table-cell office:value-type="float" office:value="-5.0828497520000004" table:style-name="ce1">
            <text:p>-5,082849752</text:p>
          </table:table-cell>
          <table:table-cell office:value-type="float" office:value="-0.726847515" table:style-name="ce1">
            <text:p>-0,726847515</text:p>
          </table:table-cell>
          <table:table-cell office:value-type="float" office:value="-6.6941412339999999" table:style-name="ce1">
            <text:p>-6,694141234</text:p>
          </table:table-cell>
          <table:table-cell office:value-type="float" office:value="-0.60916685199999998" table:style-name="ce1">
            <text:p>-0,609166852</text:p>
          </table:table-cell>
          <table:table-cell office:value-type="float" office:value="-4.5908705019999996" table:style-name="ce1">
            <text:p>-4,590870502</text:p>
          </table:table-cell>
          <table:table-cell office:value-type="float" office:value="-0.71158492799999995" table:style-name="ce1">
            <text:p>-0,711584928</text:p>
          </table:table-cell>
          <table:table-cell office:value-type="float" office:value="-9.2759758449999996" table:style-name="ce1">
            <text:p>-9,275975845</text:p>
          </table:table-cell>
          <table:table-cell office:value-type="float" office:value="-1.4841561350000001" table:style-name="ce1">
            <text:p>-1,484156135</text:p>
          </table:table-cell>
          <table:table-cell office:value-type="float" office:value="-6.0914872420000004" table:style-name="ce1">
            <text:p>-6,091487242</text:p>
          </table:table-cell>
          <table:table-cell office:value-type="float" office:value="-0.79798482900000001" table:style-name="ce1">
            <text:p>-0,797984829</text:p>
          </table:table-cell>
          <table:table-cell office:value-type="float" office:value="-4.9355567770000004" table:style-name="ce1">
            <text:p>-4,935556777</text:p>
          </table:table-cell>
          <table:table-cell office:value-type="float" office:value="-0.80943131099999999" table:style-name="ce1">
            <text:p>-0,809431311</text:p>
          </table:table-cell>
          <table:table-cell office:value-type="float" office:value="-3.2933549430000002" table:style-name="ce1">
            <text:p>-3,293354943</text:p>
          </table:table-cell>
          <table:table-cell office:value-type="float" office:value="-0.51705672599999997" table:style-name="ce1">
            <text:p>-0,517056726</text:p>
          </table:table-cell>
          <table:table-cell office:value-type="float" office:value="-5.6991858310000003" table:style-name="ce1">
            <text:p>-5,699185831</text:p>
          </table:table-cell>
          <table:table-cell office:value-type="float" office:value="-0.85487787500000001" table:style-name="ce1">
            <text:p>-0,854877875</text:p>
          </table:table-cell>
          <table:table-cell office:value-type="float" office:value="-4.590654206" table:style-name="ce1">
            <text:p>-4,590654206</text:p>
          </table:table-cell>
          <table:table-cell office:value-type="float" office:value="-0.61514766399999998" table:style-name="ce1">
            <text:p>-0,615147664</text:p>
          </table:table-cell>
          <table:table-cell office:value-type="float" office:value="-4.3867306849999999" table:style-name="ce1">
            <text:p>-4,386730685</text:p>
          </table:table-cell>
          <table:table-cell office:value-type="float" office:value="-0.78083806200000005" table:style-name="ce1">
            <text:p>-0,780838062</text:p>
          </table:table-cell>
          <table:table-cell office:value-type="float" office:value="-9.9171616129999993" table:style-name="ce1">
            <text:p>-9,917161613</text:p>
          </table:table-cell>
          <table:table-cell office:value-type="float" office:value="-1.2396452019999999" table:style-name="ce1">
            <text:p>-1,239645202</text:p>
          </table:table-cell>
          <table:table-cell office:value-type="float" office:value="-6.1567535309999997" table:style-name="ce1">
            <text:p>-6,156753531</text:p>
          </table:table-cell>
          <table:table-cell office:value-type="float" office:value="-0.61567535299999998" table:style-name="ce1">
            <text:p>-0,615675353</text:p>
          </table:table-cell>
          <table:table-cell office:value-type="float" office:value="-8.5286103539999996" table:style-name="ce1">
            <text:p>-8,528610354</text:p>
          </table:table-cell>
          <table:table-cell office:value-type="float" office:value="-1.228119891" table:style-name="ce1">
            <text:p>-1,228119891</text:p>
          </table:table-cell>
          <table:table-cell office:value-type="float" office:value="-5.9931954989999996" table:style-name="ce1">
            <text:p>-5,993195499</text:p>
          </table:table-cell>
          <table:table-cell office:value-type="float" office:value="-0.70120387299999998" table:style-name="ce1">
            <text:p>-0,701203873</text:p>
          </table:table-cell>
          <table:table-cell office:value-type="float" office:value="-5.2969502410000002" table:style-name="ce1">
            <text:p>-5,296950241</text:p>
          </table:table-cell>
          <table:table-cell office:value-type="float" office:value="-0.709791332" table:style-name="ce1">
            <text:p>-0,709791332</text:p>
          </table:table-cell>
          <table:table-cell office:value-type="float" office:value="-26.528915810000001" table:style-name="ce1">
            <text:p>-26,52891581</text:p>
          </table:table-cell>
          <table:table-cell office:value-type="float" office:value="-2.1223132640000002" table:style-name="ce1">
            <text:p>-2,122313264</text:p>
          </table:table-cell>
          <table:table-cell office:value-type="float" office:value="-9.9359847450000007" table:style-name="ce1">
            <text:p>-9,935984745</text:p>
          </table:table-cell>
          <table:table-cell office:value-type="float" office:value="-1.460589758" table:style-name="ce1">
            <text:p>-1,460589758</text:p>
          </table:table-cell>
          <table:table-cell office:value-type="float" office:value="-10.223880599999999" table:style-name="ce1">
            <text:p>-10,2238806</text:p>
          </table:table-cell>
          <table:table-cell office:value-type="float" office:value="-1.6460447760000001" table:style-name="ce1">
            <text:p>-1,646044776</text:p>
          </table:table-cell>
          <table:table-cell office:value-type="float" office:value="-34.940995379999997" table:style-name="ce1">
            <text:p>-34,94099538</text:p>
          </table:table-cell>
          <table:table-cell office:value-type="float" office:value="-1.607285788" table:style-name="ce1">
            <text:p>-1,607285788</text:p>
          </table:table-cell>
          <table:table-cell office:value-type="float" office:value="-5.2969502410000002" table:style-name="ce1">
            <text:p>-5,296950241</text:p>
          </table:table-cell>
          <table:table-cell office:value-type="float" office:value="-0.709791332" table:style-name="ce1">
            <text:p>-0,709791332</text:p>
          </table:table-cell>
          <table:table-cell office:value-type="float" office:value="-3.995716485" table:style-name="ce1">
            <text:p>-3,995716485</text:p>
          </table:table-cell>
          <table:table-cell office:value-type="float" office:value="-0.57937888999999998" table:style-name="ce1">
            <text:p>-0,57937889</text:p>
          </table:table-cell>
          <table:table-cell office:value-type="float" office:value="-7.5275492780000004" table:style-name="ce1">
            <text:p>-7,527549278</text:p>
          </table:table-cell>
          <table:table-cell office:value-type="float" office:value="-0.97105385700000002" table:style-name="ce1">
            <text:p>-0,971053857</text:p>
          </table:table-cell>
          <table:table-cell office:value-type="float" office:value="-13.82923896" table:style-name="ce1">
            <text:p>-13,82923896</text:p>
          </table:table-cell>
          <table:table-cell office:value-type="float" office:value="-1.6871671530000001" table:style-name="ce1">
            <text:p>-1,687167153</text:p>
          </table:table-cell>
          <table:table-cell office:value-type="float" office:value="-4.8248637130000001" table:style-name="ce1">
            <text:p>-4,824863713</text:p>
          </table:table-cell>
          <table:table-cell office:value-type="float" office:value="-0.76715332999999997" table:style-name="ce1">
            <text:p>-0,76715333</text:p>
          </table:table-cell>
          <table:table-cell office:value-type="float" office:value="-7.6554607209999999" table:style-name="ce1">
            <text:p>-7,655460721</text:p>
          </table:table-cell>
          <table:table-cell office:value-type="float" office:value="-0.93396620799999996" table:style-name="ce1">
            <text:p>-0,933966208</text:p>
          </table:table-cell>
          <table:table-cell office:value-type="float" office:value="-58.470533930000002" table:style-name="ce1">
            <text:p>-58,47053393</text:p>
          </table:table-cell>
          <table:table-cell office:value-type="float" office:value="-3.8005847049999999" table:style-name="ce1">
            <text:p>-3,800584705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Succinate-mit + CoA &lt;==&gt; Succinyl-CoA</text:p>
          </table:table-cell>
          <table:table-cell office:value-type="string" table:style-name="ce1">
            <text:p>R00405</text:p>
          </table:table-cell>
          <table:table-cell office:value-type="string" table:style-name="ce1">
            <text:p>r_1022</text:p>
          </table:table-cell>
          <table:table-cell office:value-type="float" office:value="-3.6114658720000001" table:style-name="ce1">
            <text:p>-3,611465872</text:p>
          </table:table-cell>
          <table:table-cell office:value-type="float" office:value="-0.52005108600000005" table:style-name="ce1">
            <text:p>-0,520051086</text:p>
          </table:table-cell>
          <table:table-cell office:value-type="float" office:value="-8.274736313" table:style-name="ce1">
            <text:p>-8,274736313</text:p>
          </table:table-cell>
          <table:table-cell office:value-type="float" office:value="-1.340507283" table:style-name="ce1">
            <text:p>-1,340507283</text:p>
          </table:table-cell>
          <table:table-cell office:value-type="float" office:value="-2.8041324059999999" table:style-name="ce1">
            <text:p>-2,804132406</text:p>
          </table:table-cell>
          <table:table-cell office:value-type="float" office:value="-0.13179422299999999" table:style-name="ce1">
            <text:p>-0,131794223</text:p>
          </table:table-cell>
          <table:table-cell office:value-type="float" office:value="-3.405238829" table:style-name="ce1">
            <text:p>-3,405238829</text:p>
          </table:table-cell>
          <table:table-cell office:value-type="float" office:value="-0.45289676400000001" table:style-name="ce1">
            <text:p>-0,452896764</text:p>
          </table:table-cell>
          <table:table-cell office:value-type="float" office:value="-3.7151702790000001" table:style-name="ce1">
            <text:p>-3,715170279</text:p>
          </table:table-cell>
          <table:table-cell office:value-type="float" office:value="-0.51640866900000004" table:style-name="ce1">
            <text:p>-0,516408669</text:p>
          </table:table-cell>
          <table:table-cell office:value-type="float" office:value="-2.6707683699999998" table:style-name="ce1">
            <text:p>-2,67076837</text:p>
          </table:table-cell>
          <table:table-cell office:value-type="float" office:value="-0.38191987700000002" table:style-name="ce1">
            <text:p>-0,381919877</text:p>
          </table:table-cell>
          <table:table-cell office:value-type="float" office:value="-4.3550902210000002" table:style-name="ce1">
            <text:p>-4,355090221</text:p>
          </table:table-cell>
          <table:table-cell office:value-type="float" office:value="-0.39631321000000003" table:style-name="ce1">
            <text:p>-0,39631321</text:p>
          </table:table-cell>
          <table:table-cell office:value-type="float" office:value="-2.3901260369999999" table:style-name="ce1">
            <text:p>-2,390126037</text:p>
          </table:table-cell>
          <table:table-cell office:value-type="float" office:value="-0.37046953599999999" table:style-name="ce1">
            <text:p>-0,370469536</text:p>
          </table:table-cell>
          <table:table-cell office:value-type="float" office:value="-6.9538691400000001" table:style-name="ce1">
            <text:p>-6,95386914</text:p>
          </table:table-cell>
          <table:table-cell office:value-type="float" office:value="-1.112619062" table:style-name="ce1">
            <text:p>-1,112619062</text:p>
          </table:table-cell>
          <table:table-cell office:value-type="float" office:value="-3.6625545939999999" table:style-name="ce1">
            <text:p>-3,662554594</text:p>
          </table:table-cell>
          <table:table-cell office:value-type="float" office:value="-0.47979465199999999" table:style-name="ce1">
            <text:p>-0,479794652</text:p>
          </table:table-cell>
          <table:table-cell office:value-type="float" office:value="-2.681571071" table:style-name="ce1">
            <text:p>-2,681571071</text:p>
          </table:table-cell>
          <table:table-cell office:value-type="float" office:value="-0.43977765600000002" table:style-name="ce1">
            <text:p>-0,439777656</text:p>
          </table:table-cell>
          <table:table-cell office:value-type="float" office:value="-0.797406807" table:style-name="ce1">
            <text:p>-0,797406807</text:p>
          </table:table-cell>
          <table:table-cell office:value-type="float" office:value="-0.12519286900000001" table:style-name="ce1">
            <text:p>-0,125192869</text:p>
          </table:table-cell>
          <table:table-cell office:value-type="float" office:value="-3.0281388370000002" table:style-name="ce1">
            <text:p>-3,028138837</text:p>
          </table:table-cell>
          <table:table-cell office:value-type="float" office:value="-0.45422082600000002" table:style-name="ce1">
            <text:p>-0,454220826</text:p>
          </table:table-cell>
          <table:table-cell office:value-type="float" office:value="-1.742056075" table:style-name="ce1">
            <text:p>-1,742056075</text:p>
          </table:table-cell>
          <table:table-cell office:value-type="float" office:value="-0.23343551400000001" table:style-name="ce1">
            <text:p>-0,233435514</text:p>
          </table:table-cell>
          <table:table-cell office:value-type="float" office:value="-2.0896988209999998" table:style-name="ce1">
            <text:p>-2,089698821</text:p>
          </table:table-cell>
          <table:table-cell office:value-type="float" office:value="-0.37196638999999998" table:style-name="ce1">
            <text:p>-0,37196639</text:p>
          </table:table-cell>
          <table:table-cell office:value-type="float" office:value="-6.7286652079999998" table:style-name="ce1">
            <text:p>-6,728665208</text:p>
          </table:table-cell>
          <table:table-cell office:value-type="float" office:value="-0.84108315099999997" table:style-name="ce1">
            <text:p>-0,841083151</text:p>
          </table:table-cell>
          <table:table-cell office:value-type="float" office:value="-3.282275711" table:style-name="ce1">
            <text:p>-3,282275711</text:p>
          </table:table-cell>
          <table:table-cell office:value-type="float" office:value="-0.328227571" table:style-name="ce1">
            <text:p>-0,328227571</text:p>
          </table:table-cell>
          <table:table-cell office:value-type="float" office:value="-5.7901907359999996" table:style-name="ce1">
            <text:p>-5,790190736</text:p>
          </table:table-cell>
          <table:table-cell office:value-type="float" office:value="-0.83378746599999998" table:style-name="ce1">
            <text:p>-0,833787466</text:p>
          </table:table-cell>
          <table:table-cell office:value-type="float" office:value="-3.0271307690000002" table:style-name="ce1">
            <text:p>-3,027130769</text:p>
          </table:table-cell>
          <table:table-cell office:value-type="float" office:value="-0.3541743" table:style-name="ce1">
            <text:p>-0,3541743</text:p>
          </table:table-cell>
          <table:table-cell office:value-type="float" office:value="-3.0574027359999998" table:style-name="ce1">
            <text:p>-3,057402736</text:p>
          </table:table-cell>
          <table:table-cell office:value-type="float" office:value="-0.40969196699999999" table:style-name="ce1">
            <text:p>-0,409691967</text:p>
          </table:table-cell>
          <table:table-cell office:value-type="float" office:value="-24.54577841" table:style-name="ce1">
            <text:p>-24,54577841</text:p>
          </table:table-cell>
          <table:table-cell office:value-type="float" office:value="-1.963662273" table:style-name="ce1">
            <text:p>-1,963662273</text:p>
          </table:table-cell>
          <table:table-cell office:value-type="float" office:value="-7.2868428219999997" table:style-name="ce1">
            <text:p>-7,286842822</text:p>
          </table:table-cell>
          <table:table-cell office:value-type="float" office:value="-1.071165895" table:style-name="ce1">
            <text:p>-1,071165895</text:p>
          </table:table-cell>
          <table:table-cell office:value-type="float" office:value="-7.5186567159999997" table:style-name="ce1">
            <text:p>-7,518656716</text:p>
          </table:table-cell>
          <table:table-cell office:value-type="float" office:value="-1.210503731" table:style-name="ce1">
            <text:p>-1,210503731</text:p>
          </table:table-cell>
          <table:table-cell office:value-type="float" office:value="-30.73370959" table:style-name="ce1">
            <text:p>-30,73370959</text:p>
          </table:table-cell>
          <table:table-cell office:value-type="float" office:value="-1.413750641" table:style-name="ce1">
            <text:p>-1,413750641</text:p>
          </table:table-cell>
          <table:table-cell office:value-type="float" office:value="-3.0574027359999998" table:style-name="ce1">
            <text:p>-3,057402736</text:p>
          </table:table-cell>
          <table:table-cell office:value-type="float" office:value="-0.40969196699999999" table:style-name="ce1">
            <text:p>-0,409691967</text:p>
          </table:table-cell>
          <table:table-cell office:value-type="float" office:value="-1.807107958" table:style-name="ce1">
            <text:p>-1,807107958</text:p>
          </table:table-cell>
          <table:table-cell office:value-type="float" office:value="-0.26203065399999997" table:style-name="ce1">
            <text:p>-0,262030654</text:p>
          </table:table-cell>
          <table:table-cell office:value-type="float" office:value="-4.9045475710000002" table:style-name="ce1">
            <text:p>-4,904547571</text:p>
          </table:table-cell>
          <table:table-cell office:value-type="float" office:value="-0.63268663700000005" table:style-name="ce1">
            <text:p>-0,632686637</text:p>
          </table:table-cell>
          <table:table-cell office:value-type="float" office:value="-10.745576359999999" table:style-name="ce1">
            <text:p>-10,74557636</text:p>
          </table:table-cell>
          <table:table-cell office:value-type="float" office:value="-1.3109603160000001" table:style-name="ce1">
            <text:p>-1,310960316</text:p>
          </table:table-cell>
          <table:table-cell office:value-type="float" office:value="-2.4249639699999999" table:style-name="ce1">
            <text:p>-2,42496397</text:p>
          </table:table-cell>
          <table:table-cell office:value-type="float" office:value="-0.38556927099999999" table:style-name="ce1">
            <text:p>-0,385569271</text:p>
          </table:table-cell>
          <table:table-cell office:value-type="float" office:value="-4.4939905939999996" table:style-name="ce1">
            <text:p>-4,493990594</text:p>
          </table:table-cell>
          <table:table-cell office:value-type="float" office:value="-0.54826685200000003" table:style-name="ce1">
            <text:p>-0,548266852</text:p>
          </table:table-cell>
          <table:table-cell office:value-type="float" office:value="-54.946914909999997" table:style-name="ce1">
            <text:p>-54,94691491</text:p>
          </table:table-cell>
          <table:table-cell office:value-type="float" office:value="-3.5715494689999998" table:style-name="ce1">
            <text:p>-3,571549469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Succinate-mit &lt;==&gt; Fumarate</text:p>
          </table:table-cell>
          <table:table-cell office:value-type="string" table:style-name="ce1">
            <text:p>R00402</text:p>
          </table:table-cell>
          <table:table-cell office:value-type="string" table:style-name="ce1">
            <text:p>r_0454</text:p>
          </table:table-cell>
          <table:table-cell office:value-type="float" office:value="1.482900525" table:style-name="ce1">
            <text:p>1,482900525</text:p>
          </table:table-cell>
          <table:table-cell office:value-type="float" office:value="0.21353767600000001" table:style-name="ce1">
            <text:p>0,213537676</text:p>
          </table:table-cell>
          <table:table-cell office:value-type="float" office:value="6.5168257159999996" table:style-name="ce1">
            <text:p>6,516825716</text:p>
          </table:table-cell>
          <table:table-cell office:value-type="float" office:value="1.0557257659999999" table:style-name="ce1">
            <text:p>1,055725766</text:p>
          </table:table-cell>
          <table:table-cell office:value-type="float" office:value="1.117436222" table:style-name="ce1">
            <text:p>1,117436222</text:p>
          </table:table-cell>
          <table:table-cell office:value-type="float" office:value="5.2519502000000003E-2" table:style-name="ce1">
            <text:p>0,052519502</text:p>
          </table:table-cell>
          <table:table-cell office:value-type="float" office:value="2.018489985" table:style-name="ce1">
            <text:p>2,018489985</text:p>
          </table:table-cell>
          <table:table-cell office:value-type="float" office:value="0.26845916800000003" table:style-name="ce1">
            <text:p>0,268459168</text:p>
          </table:table-cell>
          <table:table-cell office:value-type="float" office:value="0.55123461500000004" table:style-name="ce1">
            <text:p>0,551234615</text:p>
          </table:table-cell>
          <table:table-cell office:value-type="float" office:value="7.6621611000000006E-2" table:style-name="ce1">
            <text:p>0,076621611</text:p>
          </table:table-cell>
          <table:table-cell office:value-type="float" office:value="0.71313710399999997" table:style-name="ce1">
            <text:p>0,713137104</text:p>
          </table:table-cell>
          <table:table-cell office:value-type="float" office:value="0.101978606" table:style-name="ce1">
            <text:p>0,101978606</text:p>
          </table:table-cell>
          <table:table-cell office:value-type="float" office:value="1.1138338160000001" table:style-name="ce1">
            <text:p>1,113833816</text:p>
          </table:table-cell>
          <table:table-cell office:value-type="float" office:value="0.101358877" table:style-name="ce1">
            <text:p>0,101358877</text:p>
          </table:table-cell>
          <table:table-cell office:value-type="float" office:value="0.69222229499999999" table:style-name="ce1">
            <text:p>0,692222295</text:p>
          </table:table-cell>
          <table:table-cell office:value-type="float" office:value="0.107294456" table:style-name="ce1">
            <text:p>0,107294456</text:p>
          </table:table-cell>
          <table:table-cell office:value-type="float" office:value="6.9538691400000001" table:style-name="ce1">
            <text:p>6,95386914</text:p>
          </table:table-cell>
          <table:table-cell office:value-type="float" office:value="1.112619062" table:style-name="ce1">
            <text:p>1,112619062</text:p>
          </table:table-cell>
          <table:table-cell office:value-type="float" office:value="1.057390238" table:style-name="ce1">
            <text:p>1,057390238</text:p>
          </table:table-cell>
          <table:table-cell office:value-type="float" office:value="0.13851812099999999" table:style-name="ce1">
            <text:p>0,138518121</text:p>
          </table:table-cell>
          <table:table-cell office:value-type="float" office:value="5.4975260999999997E-2" table:style-name="ce1">
            <text:p>0,054975261</text:p>
          </table:table-cell>
          <table:table-cell office:value-type="float" office:value="9.0159430000000002E-3" table:style-name="ce1">
            <text:p>0,009015943</text:p>
          </table:table-cell>
          <table:table-cell office:value-type="float" office:value="0.797406807" table:style-name="ce1">
            <text:p>0,797406807</text:p>
          </table:table-cell>
          <table:table-cell office:value-type="float" office:value="0.12519286900000001" table:style-name="ce1">
            <text:p>0,125192869</text:p>
          </table:table-cell>
          <table:table-cell office:value-type="float" office:value="0.314240823" table:style-name="ce1">
            <text:p>0,314240823</text:p>
          </table:table-cell>
          <table:table-cell office:value-type="float" office:value="4.7136123000000002E-2" table:style-name="ce1">
            <text:p>0,047136123</text:p>
          </table:table-cell>
          <table:table-cell office:value-type="float" office:value="0.24672897199999999" table:style-name="ce1">
            <text:p>0,246728972</text:p>
          </table:table-cell>
          <table:table-cell office:value-type="float" office:value="3.3061682000000002E-2" table:style-name="ce1">
            <text:p>0,033061682</text:p>
          </table:table-cell>
          <table:table-cell office:value-type="float" office:value="1.6368397999999999E-2" table:style-name="ce1">
            <text:p>0,016368398</text:p>
          </table:table-cell>
          <table:table-cell office:value-type="float" office:value="2.9135749999999998E-3" table:style-name="ce1">
            <text:p>0,002913575</text:p>
          </table:table-cell>
          <table:table-cell office:value-type="float" office:value="3.7589871829999999" table:style-name="ce1">
            <text:p>3,758987183</text:p>
          </table:table-cell>
          <table:table-cell office:value-type="float" office:value="0.469873398" table:style-name="ce1">
            <text:p>0,4698733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384196185" table:style-name="ce1">
            <text:p>2,384196185</text:p>
          </table:table-cell>
          <table:table-cell office:value-type="float" office:value="0.34332425100000002" table:style-name="ce1">
            <text:p>0,343324251</text:p>
          </table:table-cell>
          <table:table-cell office:value-type="float" office:value="0.49725202800000001" table:style-name="ce1">
            <text:p>0,497252028</text:p>
          </table:table-cell>
          <table:table-cell office:value-type="float" office:value="5.8178487000000001E-2" table:style-name="ce1">
            <text:p>0,0581784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6188101180000007" table:style-name="ce1">
            <text:p>9,618810118</text:p>
          </table:table-cell>
          <table:table-cell office:value-type="float" office:value="0.76950480899999996" table:style-name="ce1">
            <text:p>0,769504809</text:p>
          </table:table-cell>
          <table:table-cell office:value-type="float" office:value="4.6308907650000002" table:style-name="ce1">
            <text:p>4,630890765</text:p>
          </table:table-cell>
          <table:table-cell office:value-type="float" office:value="0.68074094299999999" table:style-name="ce1">
            <text:p>0,680740943</text:p>
          </table:table-cell>
          <table:table-cell office:value-type="float" office:value="5.7151741290000002" table:style-name="ce1">
            <text:p>5,715174129</text:p>
          </table:table-cell>
          <table:table-cell office:value-type="float" office:value="0.92014303500000005" table:style-name="ce1">
            <text:p>0,920143035</text:p>
          </table:table-cell>
          <table:table-cell office:value-type="float" office:value="20.472036939999999" table:style-name="ce1">
            <text:p>20,47203694</text:p>
          </table:table-cell>
          <table:table-cell office:value-type="float" office:value="0.94171369900000002" table:style-name="ce1">
            <text:p>0,9417136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7227999380000001" table:style-name="ce1">
            <text:p>1,722799938</text:p>
          </table:table-cell>
          <table:table-cell office:value-type="float" office:value="0.222241192" table:style-name="ce1">
            <text:p>0,222241192</text:p>
          </table:table-cell>
          <table:table-cell office:value-type="float" office:value="9.1135543719999994" table:style-name="ce1">
            <text:p>9,113554372</text:p>
          </table:table-cell>
          <table:table-cell office:value-type="float" office:value="1.111853633" table:style-name="ce1">
            <text:p>1,111853633</text:p>
          </table:table-cell>
          <table:table-cell office:value-type="float" office:value="0.29450466800000002" table:style-name="ce1">
            <text:p>0,294504668</text:p>
          </table:table-cell>
          <table:table-cell office:value-type="float" office:value="4.6826241999999997E-2" table:style-name="ce1">
            <text:p>0,046826242</text:p>
          </table:table-cell>
          <table:table-cell office:value-type="float" office:value="1.881205365" table:style-name="ce1">
            <text:p>1,881205365</text:p>
          </table:table-cell>
          <table:table-cell office:value-type="float" office:value="0.22950705499999999" table:style-name="ce1">
            <text:p>0,229507055</text:p>
          </table:table-cell>
          <table:table-cell office:value-type="float" office:value="54.177565780000002" table:style-name="ce1">
            <text:p>54,17756578</text:p>
          </table:table-cell>
          <table:table-cell office:value-type="float" office:value="3.5215417759999998" table:style-name="ce1">
            <text:p>3,521541776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2-Phospho-D-glycerate &lt;==&gt; Phosphoenolpyruvate</text:p>
          </table:table-cell>
          <table:table-cell office:value-type="string" table:style-name="ce1">
            <text:p>R00658</text:p>
          </table:table-cell>
          <table:table-cell office:value-type="string" table:style-name="ce1">
            <text:p>r_0366</text:p>
          </table:table-cell>
          <table:table-cell office:value-type="float" office:value="170.83865470000001" table:style-name="ce1">
            <text:p>170,8386547</text:p>
          </table:table-cell>
          <table:table-cell office:value-type="float" office:value="24.600766279999998" table:style-name="ce1">
            <text:p>24,60076628</text:p>
          </table:table-cell>
          <table:table-cell office:value-type="float" office:value="173.25464590000001" table:style-name="ce1">
            <text:p>173,2546459</text:p>
          </table:table-cell>
          <table:table-cell office:value-type="float" office:value="28.06725264" table:style-name="ce1">
            <text:p>28,06725264</text:p>
          </table:table-cell>
          <table:table-cell office:value-type="float" office:value="170.22981239999999" table:style-name="ce1">
            <text:p>170,2298124</text:p>
          </table:table-cell>
          <table:table-cell office:value-type="float" office:value="8.0008011809999999" table:style-name="ce1">
            <text:p>8,000801181</text:p>
          </table:table-cell>
          <table:table-cell office:value-type="float" office:value="161.7257319" table:style-name="ce1">
            <text:p>161,7257319</text:p>
          </table:table-cell>
          <table:table-cell office:value-type="float" office:value="21.50952234" table:style-name="ce1">
            <text:p>21,50952234</text:p>
          </table:table-cell>
          <table:table-cell office:value-type="float" office:value="169.48576610000001" table:style-name="ce1">
            <text:p>169,4857661</text:p>
          </table:table-cell>
          <table:table-cell office:value-type="float" office:value="23.55852148" table:style-name="ce1">
            <text:p>23,55852148</text:p>
          </table:table-cell>
          <table:table-cell office:value-type="float" office:value="172.2156191" table:style-name="ce1">
            <text:p>172,2156191</text:p>
          </table:table-cell>
          <table:table-cell office:value-type="float" office:value="24.626833529999999" table:style-name="ce1">
            <text:p>24,62683353</text:p>
          </table:table-cell>
          <table:table-cell office:value-type="float" office:value="165.5045667" table:style-name="ce1">
            <text:p>165,5045667</text:p>
          </table:table-cell>
          <table:table-cell office:value-type="float" office:value="15.060915570000001" table:style-name="ce1">
            <text:p>15,06091557</text:p>
          </table:table-cell>
          <table:table-cell office:value-type="float" office:value="174.92326779999999" table:style-name="ce1">
            <text:p>174,9232678</text:p>
          </table:table-cell>
          <table:table-cell office:value-type="float" office:value="27.113106510000001" table:style-name="ce1">
            <text:p>27,11310651</text:p>
          </table:table-cell>
          <table:table-cell office:value-type="float" office:value="173.3362386" table:style-name="ce1">
            <text:p>173,3362386</text:p>
          </table:table-cell>
          <table:table-cell office:value-type="float" office:value="27.73379817" table:style-name="ce1">
            <text:p>27,73379817</text:p>
          </table:table-cell>
          <table:table-cell office:value-type="float" office:value="174.3927668" table:style-name="ce1">
            <text:p>174,3927668</text:p>
          </table:table-cell>
          <table:table-cell office:value-type="float" office:value="22.845452460000001" table:style-name="ce1">
            <text:p>22,84545246</text:p>
          </table:table-cell>
          <table:table-cell office:value-type="float" office:value="171.87099140000001" table:style-name="ce1">
            <text:p>171,8709914</text:p>
          </table:table-cell>
          <table:table-cell office:value-type="float" office:value="28.186842590000001" table:style-name="ce1">
            <text:p>28,18684259</text:p>
          </table:table-cell>
          <table:table-cell office:value-type="float" office:value="172.77147489999999" table:style-name="ce1">
            <text:p>172,7714749</text:p>
          </table:table-cell>
          <table:table-cell office:value-type="float" office:value="27.12512156" table:style-name="ce1">
            <text:p>27,12512156</text:p>
          </table:table-cell>
          <table:table-cell office:value-type="float" office:value="171.104128" table:style-name="ce1">
            <text:p>171,104128</text:p>
          </table:table-cell>
          <table:table-cell office:value-type="float" office:value="25.665619199999998" table:style-name="ce1">
            <text:p>25,6656192</text:p>
          </table:table-cell>
          <table:table-cell office:value-type="float" office:value="170.18317759999999" table:style-name="ce1">
            <text:p>170,1831776</text:p>
          </table:table-cell>
          <table:table-cell office:value-type="float" office:value="22.804545789999999" table:style-name="ce1">
            <text:p>22,80454579</text:p>
          </table:table-cell>
          <table:table-cell office:value-type="float" office:value="170.90790050000001" table:style-name="ce1">
            <text:p>170,9079005</text:p>
          </table:table-cell>
          <table:table-cell office:value-type="float" office:value="30.42160629" table:style-name="ce1">
            <text:p>30,42160629</text:p>
          </table:table-cell>
          <table:table-cell office:value-type="float" office:value="165.84088779999999" table:style-name="ce1">
            <text:p>165,8408878</text:p>
          </table:table-cell>
          <table:table-cell office:value-type="float" office:value="20.730110969999998" table:style-name="ce1">
            <text:p>20,73011097</text:p>
          </table:table-cell>
          <table:table-cell office:value-type="float" office:value="170.4495723" table:style-name="ce1">
            <text:p>170,4495723</text:p>
          </table:table-cell>
          <table:table-cell office:value-type="float" office:value="17.044957230000001" table:style-name="ce1">
            <text:p>17,04495723</text:p>
          </table:table-cell>
          <table:table-cell office:value-type="float" office:value="170.69482289999999" table:style-name="ce1">
            <text:p>170,6948229</text:p>
          </table:table-cell>
          <table:table-cell office:value-type="float" office:value="24.580054499999999" table:style-name="ce1">
            <text:p>24,5800545</text:p>
          </table:table-cell>
          <table:table-cell office:value-type="float" office:value="170.6795778" table:style-name="ce1">
            <text:p>170,6795778</text:p>
          </table:table-cell>
          <table:table-cell office:value-type="float" office:value="19.9695106" table:style-name="ce1">
            <text:p>19,9695106</text:p>
          </table:table-cell>
          <table:table-cell office:value-type="float" office:value="174.14965989999999" table:style-name="ce1">
            <text:p>174,1496599</text:p>
          </table:table-cell>
          <table:table-cell office:value-type="float" office:value="23.33605442" table:style-name="ce1">
            <text:p>23,33605442</text:p>
          </table:table-cell>
          <table:table-cell office:value-type="float" office:value="168.7448047" table:style-name="ce1">
            <text:p>168,7448047</text:p>
          </table:table-cell>
          <table:table-cell office:value-type="float" office:value="13.499584370000001" table:style-name="ce1">
            <text:p>13,49958437</text:p>
          </table:table-cell>
          <table:table-cell office:value-type="float" office:value="167.50204299999999" table:style-name="ce1">
            <text:p>167,502043</text:p>
          </table:table-cell>
          <table:table-cell office:value-type="float" office:value="24.62280033" table:style-name="ce1">
            <text:p>24,62280033</text:p>
          </table:table-cell>
          <table:table-cell office:value-type="float" office:value="172.53109449999999" table:style-name="ce1">
            <text:p>172,5310945</text:p>
          </table:table-cell>
          <table:table-cell office:value-type="float" office:value="27.777506219999999" table:style-name="ce1">
            <text:p>27,77750622</text:p>
          </table:table-cell>
          <table:table-cell office:value-type="float" office:value="165.77732169999999" table:style-name="ce1">
            <text:p>165,7773217</text:p>
          </table:table-cell>
          <table:table-cell office:value-type="float" office:value="7.6257567980000003" table:style-name="ce1">
            <text:p>7,625756798</text:p>
          </table:table-cell>
          <table:table-cell office:value-type="float" office:value="174.14965989999999" table:style-name="ce1">
            <text:p>174,1496599</text:p>
          </table:table-cell>
          <table:table-cell office:value-type="float" office:value="23.33605442" table:style-name="ce1">
            <text:p>23,33605442</text:p>
          </table:table-cell>
          <table:table-cell office:value-type="float" office:value="167.75316240000001" table:style-name="ce1">
            <text:p>167,7531624</text:p>
          </table:table-cell>
          <table:table-cell office:value-type="float" office:value="24.324208550000002" table:style-name="ce1">
            <text:p>24,32420855</text:p>
          </table:table-cell>
          <table:table-cell office:value-type="float" office:value="173.35092349999999" table:style-name="ce1">
            <text:p>173,3509235</text:p>
          </table:table-cell>
          <table:table-cell office:value-type="float" office:value="22.362269130000001" table:style-name="ce1">
            <text:p>22,36226913</text:p>
          </table:table-cell>
          <table:table-cell office:value-type="float" office:value="172.9857413" table:style-name="ce1">
            <text:p>172,9857413</text:p>
          </table:table-cell>
          <table:table-cell office:value-type="float" office:value="21.104260440000001" table:style-name="ce1">
            <text:p>21,10426044</text:p>
          </table:table-cell>
          <table:table-cell office:value-type="float" office:value="173.45698350000001" table:style-name="ce1">
            <text:p>173,4569835</text:p>
          </table:table-cell>
          <table:table-cell office:value-type="float" office:value="27.57966038" table:style-name="ce1">
            <text:p>27,57966038</text:p>
          </table:table-cell>
          <table:table-cell office:value-type="float" office:value="172.60059219999999" table:style-name="ce1">
            <text:p>172,6005922</text:p>
          </table:table-cell>
          <table:table-cell office:value-type="float" office:value="21.05727225" table:style-name="ce1">
            <text:p>21,05727225</text:p>
          </table:table-cell>
          <table:table-cell office:value-type="float" office:value="173.28819820000001" table:style-name="ce1">
            <text:p>173,2881982</text:p>
          </table:table-cell>
          <table:table-cell office:value-type="float" office:value="11.263732879999999" table:style-name="ce1">
            <text:p>11,26373288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D-Glyceraldehyde-3-phosphate &lt;==&gt; Glycerone-phosphate</text:p>
          </table:table-cell>
          <table:table-cell office:value-type="string" table:style-name="ce1">
            <text:p>R01015</text:p>
          </table:table-cell>
          <table:table-cell office:value-type="string" table:style-name="ce1">
            <text:p>r_1054</text:p>
          </table:table-cell>
          <table:table-cell office:value-type="float" office:value="-89.875124170000007" table:style-name="ce1">
            <text:p>-89,87512417</text:p>
          </table:table-cell>
          <table:table-cell office:value-type="float" office:value="-12.94201788" table:style-name="ce1">
            <text:p>-12,94201788</text:p>
          </table:table-cell>
          <table:table-cell office:value-type="float" office:value="-91.580863890000003" table:style-name="ce1">
            <text:p>-91,58086389</text:p>
          </table:table-cell>
          <table:table-cell office:value-type="float" office:value="-14.836099949999999" table:style-name="ce1">
            <text:p>-14,83609995</text:p>
          </table:table-cell>
          <table:table-cell office:value-type="float" office:value="-92.747206410000004" table:style-name="ce1">
            <text:p>-92,74720641</text:p>
          </table:table-cell>
          <table:table-cell office:value-type="float" office:value="-4.3591187009999999" table:style-name="ce1">
            <text:p>-4,359118701</text:p>
          </table:table-cell>
          <table:table-cell office:value-type="float" office:value="-92.673343610000003" table:style-name="ce1">
            <text:p>-92,67334361</text:p>
          </table:table-cell>
          <table:table-cell office:value-type="float" office:value="-12.3255547" table:style-name="ce1">
            <text:p>-12,3255547</text:p>
          </table:table-cell>
          <table:table-cell office:value-type="float" office:value="-89.790832890000004" table:style-name="ce1">
            <text:p>-89,79083289</text:p>
          </table:table-cell>
          <table:table-cell office:value-type="float" office:value="-12.480925770000001" table:style-name="ce1">
            <text:p>-12,48092577</text:p>
          </table:table-cell>
          <table:table-cell office:value-type="float" office:value="-91.687058660000005" table:style-name="ce1">
            <text:p>-91,68705866</text:p>
          </table:table-cell>
          <table:table-cell office:value-type="float" office:value="-13.111249389999999" table:style-name="ce1">
            <text:p>-13,11124939</text:p>
          </table:table-cell>
          <table:table-cell office:value-type="float" office:value="-91.468032969999996" table:style-name="ce1">
            <text:p>-91,46803297</text:p>
          </table:table-cell>
          <table:table-cell office:value-type="float" office:value="-8.3235910000000004" table:style-name="ce1">
            <text:p>-8,323591</text:p>
          </table:table-cell>
          <table:table-cell office:value-type="float" office:value="-92.333311570000006" table:style-name="ce1">
            <text:p>-92,33331157</text:p>
          </table:table-cell>
          <table:table-cell office:value-type="float" office:value="-14.31166329" table:style-name="ce1">
            <text:p>-14,31166329</text:p>
          </table:table-cell>
          <table:table-cell office:value-type="float" office:value="-93.133287679999995" table:style-name="ce1">
            <text:p>-93,13328768</text:p>
          </table:table-cell>
          <table:table-cell office:value-type="float" office:value="-14.90132603" table:style-name="ce1">
            <text:p>-14,90132603</text:p>
          </table:table-cell>
          <table:table-cell office:value-type="float" office:value="-91.931652749999998" table:style-name="ce1">
            <text:p>-91,93165275</text:p>
          </table:table-cell>
          <table:table-cell office:value-type="float" office:value="-12.04304651" table:style-name="ce1">
            <text:p>-12,04304651</text:p>
          </table:table-cell>
          <table:table-cell office:value-type="float" office:value="-91.332233830000007" table:style-name="ce1">
            <text:p>-91,33223383</text:p>
          </table:table-cell>
          <table:table-cell office:value-type="float" office:value="-14.978486350000001" table:style-name="ce1">
            <text:p>-14,97848635</text:p>
          </table:table-cell>
          <table:table-cell office:value-type="float" office:value="-91.766612640000005" table:style-name="ce1">
            <text:p>-91,76661264</text:p>
          </table:table-cell>
          <table:table-cell office:value-type="float" office:value="-14.407358179999999" table:style-name="ce1">
            <text:p>-14,40735818</text:p>
          </table:table-cell>
          <table:table-cell office:value-type="float" office:value="-90.3942294" table:style-name="ce1">
            <text:p>-90,3942294</text:p>
          </table:table-cell>
          <table:table-cell office:value-type="float" office:value="-13.55913441" table:style-name="ce1">
            <text:p>-13,55913441</text:p>
          </table:table-cell>
          <table:table-cell office:value-type="float" office:value="-91.252336450000001" table:style-name="ce1">
            <text:p>-91,25233645</text:p>
          </table:table-cell>
          <table:table-cell office:value-type="float" office:value="-12.227813080000001" table:style-name="ce1">
            <text:p>-12,22781308</text:p>
          </table:table-cell>
          <table:table-cell office:value-type="float" office:value="-91.804888689999999" table:style-name="ce1">
            <text:p>-91,80488869</text:p>
          </table:table-cell>
          <table:table-cell office:value-type="float" office:value="-16.341270189999999" table:style-name="ce1">
            <text:p>-16,34127019</text:p>
          </table:table-cell>
          <table:table-cell office:value-type="float" office:value="-89.231009689999993" table:style-name="ce1">
            <text:p>-89,23100969</text:p>
          </table:table-cell>
          <table:table-cell office:value-type="float" office:value="-11.15387621" table:style-name="ce1">
            <text:p>-11,15387621</text:p>
          </table:table-cell>
          <table:table-cell office:value-type="float" office:value="-91.217425899999995" table:style-name="ce1">
            <text:p>-91,2174259</text:p>
          </table:table-cell>
          <table:table-cell office:value-type="float" office:value="-9.1217425900000002" table:style-name="ce1">
            <text:p>-9,12174259</text:p>
          </table:table-cell>
          <table:table-cell office:value-type="float" office:value="-90.279291549999996" table:style-name="ce1">
            <text:p>-90,27929155</text:p>
          </table:table-cell>
          <table:table-cell office:value-type="float" office:value="-13.00021798" table:style-name="ce1">
            <text:p>-13,00021798</text:p>
          </table:table-cell>
          <table:table-cell office:value-type="float" office:value="-90.735409579999995" table:style-name="ce1">
            <text:p>-90,73540958</text:p>
          </table:table-cell>
          <table:table-cell office:value-type="float" office:value="-10.61604292" table:style-name="ce1">
            <text:p>-10,61604292</text:p>
          </table:table-cell>
          <table:table-cell office:value-type="float" office:value="-92.616372389999995" table:style-name="ce1">
            <text:p>-92,61637239</text:p>
          </table:table-cell>
          <table:table-cell office:value-type="float" office:value="-12.4105939" table:style-name="ce1">
            <text:p>-12,4105939</text:p>
          </table:table-cell>
          <table:table-cell office:value-type="float" office:value="-94.288089299999996" table:style-name="ce1">
            <text:p>-94,2880893</text:p>
          </table:table-cell>
          <table:table-cell office:value-type="float" office:value="-7.543047144" table:style-name="ce1">
            <text:p>-7,543047144</text:p>
          </table:table-cell>
          <table:table-cell office:value-type="float" office:value="-92.216017429999994" table:style-name="ce1">
            <text:p>-92,21601743</text:p>
          </table:table-cell>
          <table:table-cell office:value-type="float" office:value="-13.55575456" table:style-name="ce1">
            <text:p>-13,55575456</text:p>
          </table:table-cell>
          <table:table-cell office:value-type="float" office:value="-91.722636820000005" table:style-name="ce1">
            <text:p>-91,72263682</text:p>
          </table:table-cell>
          <table:table-cell office:value-type="float" office:value="-14.767344530000001" table:style-name="ce1">
            <text:p>-14,76734453</text:p>
          </table:table-cell>
          <table:table-cell office:value-type="float" office:value="-87.378142639999993" table:style-name="ce1">
            <text:p>-87,37814264</text:p>
          </table:table-cell>
          <table:table-cell office:value-type="float" office:value="-4.0193945610000004" table:style-name="ce1">
            <text:p>-4,019394561</text:p>
          </table:table-cell>
          <table:table-cell office:value-type="float" office:value="-92.616372389999995" table:style-name="ce1">
            <text:p>-92,61637239</text:p>
          </table:table-cell>
          <table:table-cell office:value-type="float" office:value="-12.4105939" table:style-name="ce1">
            <text:p>-12,4105939</text:p>
          </table:table-cell>
          <table:table-cell office:value-type="float" office:value="-91.888093170000005" table:style-name="ce1">
            <text:p>-91,88809317</text:p>
          </table:table-cell>
          <table:table-cell office:value-type="float" office:value="-13.323773510000001" table:style-name="ce1">
            <text:p>-13,32377351</text:p>
          </table:table-cell>
          <table:table-cell office:value-type="float" office:value="-92.425888560000004" table:style-name="ce1">
            <text:p>-92,42588856</text:p>
          </table:table-cell>
          <table:table-cell office:value-type="float" office:value="-11.922939619999999" table:style-name="ce1">
            <text:p>-11,92293962</text:p>
          </table:table-cell>
          <table:table-cell office:value-type="float" office:value="-91.324514690000001" table:style-name="ce1">
            <text:p>-91,32451469</text:p>
          </table:table-cell>
          <table:table-cell office:value-type="float" office:value="-11.14159079" table:style-name="ce1">
            <text:p>-11,14159079</text:p>
          </table:table-cell>
          <table:table-cell office:value-type="float" office:value="-92.324080460000005" table:style-name="ce1">
            <text:p>-92,32408046</text:p>
          </table:table-cell>
          <table:table-cell office:value-type="float" office:value="-14.679528790000001" table:style-name="ce1">
            <text:p>-14,67952879</text:p>
          </table:table-cell>
          <table:table-cell office:value-type="float" office:value="-91.386518030000005" table:style-name="ce1">
            <text:p>-91,38651803</text:p>
          </table:table-cell>
          <table:table-cell office:value-type="float" office:value="-11.149155199999999" table:style-name="ce1">
            <text:p>-11,1491552</text:p>
          </table:table-cell>
          <table:table-cell office:value-type="float" office:value="-94.076011690000001" table:style-name="ce1">
            <text:p>-94,07601169</text:p>
          </table:table-cell>
          <table:table-cell office:value-type="float" office:value="-6.1149407599999996" table:style-name="ce1">
            <text:p>-6,11494076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D-Glyceraldehyde-3-phosphate &lt;==&gt; 3-Phospho-D-glyceroyl-phosphate</text:p>
          </table:table-cell>
          <table:table-cell office:value-type="string" table:style-name="ce1">
            <text:p>R01061</text:p>
          </table:table-cell>
          <table:table-cell office:value-type="string" table:style-name="ce1">
            <text:p>r_0486</text:p>
          </table:table-cell>
          <table:table-cell office:value-type="float" office:value="170.83865470000001" table:style-name="ce1">
            <text:p>170,8386547</text:p>
          </table:table-cell>
          <table:table-cell office:value-type="float" office:value="24.600766279999998" table:style-name="ce1">
            <text:p>24,60076628</text:p>
          </table:table-cell>
          <table:table-cell office:value-type="float" office:value="173.25464590000001" table:style-name="ce1">
            <text:p>173,2546459</text:p>
          </table:table-cell>
          <table:table-cell office:value-type="float" office:value="28.06725264" table:style-name="ce1">
            <text:p>28,06725264</text:p>
          </table:table-cell>
          <table:table-cell office:value-type="float" office:value="170.22981239999999" table:style-name="ce1">
            <text:p>170,2298124</text:p>
          </table:table-cell>
          <table:table-cell office:value-type="float" office:value="8.0008011809999999" table:style-name="ce1">
            <text:p>8,000801181</text:p>
          </table:table-cell>
          <table:table-cell office:value-type="float" office:value="161.7257319" table:style-name="ce1">
            <text:p>161,7257319</text:p>
          </table:table-cell>
          <table:table-cell office:value-type="float" office:value="21.50952234" table:style-name="ce1">
            <text:p>21,50952234</text:p>
          </table:table-cell>
          <table:table-cell office:value-type="float" office:value="169.48576610000001" table:style-name="ce1">
            <text:p>169,4857661</text:p>
          </table:table-cell>
          <table:table-cell office:value-type="float" office:value="23.55852148" table:style-name="ce1">
            <text:p>23,55852148</text:p>
          </table:table-cell>
          <table:table-cell office:value-type="float" office:value="172.2156191" table:style-name="ce1">
            <text:p>172,2156191</text:p>
          </table:table-cell>
          <table:table-cell office:value-type="float" office:value="24.626833529999999" table:style-name="ce1">
            <text:p>24,62683353</text:p>
          </table:table-cell>
          <table:table-cell office:value-type="float" office:value="165.5045667" table:style-name="ce1">
            <text:p>165,5045667</text:p>
          </table:table-cell>
          <table:table-cell office:value-type="float" office:value="15.060915570000001" table:style-name="ce1">
            <text:p>15,06091557</text:p>
          </table:table-cell>
          <table:table-cell office:value-type="float" office:value="174.92326779999999" table:style-name="ce1">
            <text:p>174,9232678</text:p>
          </table:table-cell>
          <table:table-cell office:value-type="float" office:value="27.113106510000001" table:style-name="ce1">
            <text:p>27,11310651</text:p>
          </table:table-cell>
          <table:table-cell office:value-type="float" office:value="173.3362386" table:style-name="ce1">
            <text:p>173,3362386</text:p>
          </table:table-cell>
          <table:table-cell office:value-type="float" office:value="27.73379817" table:style-name="ce1">
            <text:p>27,73379817</text:p>
          </table:table-cell>
          <table:table-cell office:value-type="float" office:value="174.3927668" table:style-name="ce1">
            <text:p>174,3927668</text:p>
          </table:table-cell>
          <table:table-cell office:value-type="float" office:value="22.845452460000001" table:style-name="ce1">
            <text:p>22,84545246</text:p>
          </table:table-cell>
          <table:table-cell office:value-type="float" office:value="171.87099140000001" table:style-name="ce1">
            <text:p>171,8709914</text:p>
          </table:table-cell>
          <table:table-cell office:value-type="float" office:value="28.186842590000001" table:style-name="ce1">
            <text:p>28,18684259</text:p>
          </table:table-cell>
          <table:table-cell office:value-type="float" office:value="172.77147489999999" table:style-name="ce1">
            <text:p>172,7714749</text:p>
          </table:table-cell>
          <table:table-cell office:value-type="float" office:value="27.12512156" table:style-name="ce1">
            <text:p>27,12512156</text:p>
          </table:table-cell>
          <table:table-cell office:value-type="float" office:value="171.104128" table:style-name="ce1">
            <text:p>171,104128</text:p>
          </table:table-cell>
          <table:table-cell office:value-type="float" office:value="25.665619199999998" table:style-name="ce1">
            <text:p>25,6656192</text:p>
          </table:table-cell>
          <table:table-cell office:value-type="float" office:value="170.18317759999999" table:style-name="ce1">
            <text:p>170,1831776</text:p>
          </table:table-cell>
          <table:table-cell office:value-type="float" office:value="22.804545789999999" table:style-name="ce1">
            <text:p>22,80454579</text:p>
          </table:table-cell>
          <table:table-cell office:value-type="float" office:value="170.90790050000001" table:style-name="ce1">
            <text:p>170,9079005</text:p>
          </table:table-cell>
          <table:table-cell office:value-type="float" office:value="30.42160629" table:style-name="ce1">
            <text:p>30,42160629</text:p>
          </table:table-cell>
          <table:table-cell office:value-type="float" office:value="165.84088779999999" table:style-name="ce1">
            <text:p>165,8408878</text:p>
          </table:table-cell>
          <table:table-cell office:value-type="float" office:value="20.730110969999998" table:style-name="ce1">
            <text:p>20,73011097</text:p>
          </table:table-cell>
          <table:table-cell office:value-type="float" office:value="170.4495723" table:style-name="ce1">
            <text:p>170,4495723</text:p>
          </table:table-cell>
          <table:table-cell office:value-type="float" office:value="17.044957230000001" table:style-name="ce1">
            <text:p>17,04495723</text:p>
          </table:table-cell>
          <table:table-cell office:value-type="float" office:value="170.69482289999999" table:style-name="ce1">
            <text:p>170,6948229</text:p>
          </table:table-cell>
          <table:table-cell office:value-type="float" office:value="24.580054499999999" table:style-name="ce1">
            <text:p>24,5800545</text:p>
          </table:table-cell>
          <table:table-cell office:value-type="float" office:value="170.6795778" table:style-name="ce1">
            <text:p>170,6795778</text:p>
          </table:table-cell>
          <table:table-cell office:value-type="float" office:value="19.9695106" table:style-name="ce1">
            <text:p>19,9695106</text:p>
          </table:table-cell>
          <table:table-cell office:value-type="float" office:value="174.14965989999999" table:style-name="ce1">
            <text:p>174,1496599</text:p>
          </table:table-cell>
          <table:table-cell office:value-type="float" office:value="23.33605442" table:style-name="ce1">
            <text:p>23,33605442</text:p>
          </table:table-cell>
          <table:table-cell office:value-type="float" office:value="168.7448047" table:style-name="ce1">
            <text:p>168,7448047</text:p>
          </table:table-cell>
          <table:table-cell office:value-type="float" office:value="13.499584370000001" table:style-name="ce1">
            <text:p>13,49958437</text:p>
          </table:table-cell>
          <table:table-cell office:value-type="float" office:value="167.50204299999999" table:style-name="ce1">
            <text:p>167,502043</text:p>
          </table:table-cell>
          <table:table-cell office:value-type="float" office:value="24.62280033" table:style-name="ce1">
            <text:p>24,62280033</text:p>
          </table:table-cell>
          <table:table-cell office:value-type="float" office:value="172.53109449999999" table:style-name="ce1">
            <text:p>172,5310945</text:p>
          </table:table-cell>
          <table:table-cell office:value-type="float" office:value="27.777506219999999" table:style-name="ce1">
            <text:p>27,77750622</text:p>
          </table:table-cell>
          <table:table-cell office:value-type="float" office:value="165.77732169999999" table:style-name="ce1">
            <text:p>165,7773217</text:p>
          </table:table-cell>
          <table:table-cell office:value-type="float" office:value="7.6257567980000003" table:style-name="ce1">
            <text:p>7,625756798</text:p>
          </table:table-cell>
          <table:table-cell office:value-type="float" office:value="174.14965989999999" table:style-name="ce1">
            <text:p>174,1496599</text:p>
          </table:table-cell>
          <table:table-cell office:value-type="float" office:value="23.33605442" table:style-name="ce1">
            <text:p>23,33605442</text:p>
          </table:table-cell>
          <table:table-cell office:value-type="float" office:value="167.75316240000001" table:style-name="ce1">
            <text:p>167,7531624</text:p>
          </table:table-cell>
          <table:table-cell office:value-type="float" office:value="24.324208550000002" table:style-name="ce1">
            <text:p>24,32420855</text:p>
          </table:table-cell>
          <table:table-cell office:value-type="float" office:value="173.35092349999999" table:style-name="ce1">
            <text:p>173,3509235</text:p>
          </table:table-cell>
          <table:table-cell office:value-type="float" office:value="22.362269130000001" table:style-name="ce1">
            <text:p>22,36226913</text:p>
          </table:table-cell>
          <table:table-cell office:value-type="float" office:value="172.9857413" table:style-name="ce1">
            <text:p>172,9857413</text:p>
          </table:table-cell>
          <table:table-cell office:value-type="float" office:value="21.104260440000001" table:style-name="ce1">
            <text:p>21,10426044</text:p>
          </table:table-cell>
          <table:table-cell office:value-type="float" office:value="173.45698350000001" table:style-name="ce1">
            <text:p>173,4569835</text:p>
          </table:table-cell>
          <table:table-cell office:value-type="float" office:value="27.57966038" table:style-name="ce1">
            <text:p>27,57966038</text:p>
          </table:table-cell>
          <table:table-cell office:value-type="float" office:value="172.60059219999999" table:style-name="ce1">
            <text:p>172,6005922</text:p>
          </table:table-cell>
          <table:table-cell office:value-type="float" office:value="21.05727225" table:style-name="ce1">
            <text:p>21,05727225</text:p>
          </table:table-cell>
          <table:table-cell office:value-type="float" office:value="173.28819820000001" table:style-name="ce1">
            <text:p>173,2881982</text:p>
          </table:table-cell>
          <table:table-cell office:value-type="float" office:value="11.263732879999999" table:style-name="ce1">
            <text:p>11,26373288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D-Fructose-1,6-bisphosphate &lt;==&gt; Glycerone-phosphate + D-Glyceraldehyde-3-phosphate</text:p>
          </table:table-cell>
          <table:table-cell office:value-type="string" table:style-name="ce1">
            <text:p>R01070</text:p>
          </table:table-cell>
          <table:table-cell office:value-type="string" table:style-name="ce1">
            <text:p>r_0450</text:p>
          </table:table-cell>
          <table:table-cell office:value-type="float" office:value="89.875124170000007" table:style-name="ce1">
            <text:p>89,87512417</text:p>
          </table:table-cell>
          <table:table-cell office:value-type="float" office:value="12.94201788" table:style-name="ce1">
            <text:p>12,94201788</text:p>
          </table:table-cell>
          <table:table-cell office:value-type="float" office:value="91.580863890000003" table:style-name="ce1">
            <text:p>91,58086389</text:p>
          </table:table-cell>
          <table:table-cell office:value-type="float" office:value="14.836099949999999" table:style-name="ce1">
            <text:p>14,83609995</text:p>
          </table:table-cell>
          <table:table-cell office:value-type="float" office:value="92.747206410000004" table:style-name="ce1">
            <text:p>92,74720641</text:p>
          </table:table-cell>
          <table:table-cell office:value-type="float" office:value="4.3591187009999999" table:style-name="ce1">
            <text:p>4,359118701</text:p>
          </table:table-cell>
          <table:table-cell office:value-type="float" office:value="92.673343610000003" table:style-name="ce1">
            <text:p>92,67334361</text:p>
          </table:table-cell>
          <table:table-cell office:value-type="float" office:value="12.3255547" table:style-name="ce1">
            <text:p>12,3255547</text:p>
          </table:table-cell>
          <table:table-cell office:value-type="float" office:value="89.790832890000004" table:style-name="ce1">
            <text:p>89,79083289</text:p>
          </table:table-cell>
          <table:table-cell office:value-type="float" office:value="12.480925770000001" table:style-name="ce1">
            <text:p>12,48092577</text:p>
          </table:table-cell>
          <table:table-cell office:value-type="float" office:value="91.687058660000005" table:style-name="ce1">
            <text:p>91,68705866</text:p>
          </table:table-cell>
          <table:table-cell office:value-type="float" office:value="13.111249389999999" table:style-name="ce1">
            <text:p>13,11124939</text:p>
          </table:table-cell>
          <table:table-cell office:value-type="float" office:value="91.468032969999996" table:style-name="ce1">
            <text:p>91,46803297</text:p>
          </table:table-cell>
          <table:table-cell office:value-type="float" office:value="8.3235910000000004" table:style-name="ce1">
            <text:p>8,323591</text:p>
          </table:table-cell>
          <table:table-cell office:value-type="float" office:value="92.333311570000006" table:style-name="ce1">
            <text:p>92,33331157</text:p>
          </table:table-cell>
          <table:table-cell office:value-type="float" office:value="14.31166329" table:style-name="ce1">
            <text:p>14,31166329</text:p>
          </table:table-cell>
          <table:table-cell office:value-type="float" office:value="93.133287679999995" table:style-name="ce1">
            <text:p>93,13328768</text:p>
          </table:table-cell>
          <table:table-cell office:value-type="float" office:value="14.90132603" table:style-name="ce1">
            <text:p>14,90132603</text:p>
          </table:table-cell>
          <table:table-cell office:value-type="float" office:value="91.931652749999998" table:style-name="ce1">
            <text:p>91,93165275</text:p>
          </table:table-cell>
          <table:table-cell office:value-type="float" office:value="12.04304651" table:style-name="ce1">
            <text:p>12,04304651</text:p>
          </table:table-cell>
          <table:table-cell office:value-type="float" office:value="91.332233830000007" table:style-name="ce1">
            <text:p>91,33223383</text:p>
          </table:table-cell>
          <table:table-cell office:value-type="float" office:value="14.978486350000001" table:style-name="ce1">
            <text:p>14,97848635</text:p>
          </table:table-cell>
          <table:table-cell office:value-type="float" office:value="91.766612640000005" table:style-name="ce1">
            <text:p>91,76661264</text:p>
          </table:table-cell>
          <table:table-cell office:value-type="float" office:value="14.407358179999999" table:style-name="ce1">
            <text:p>14,40735818</text:p>
          </table:table-cell>
          <table:table-cell office:value-type="float" office:value="90.3942294" table:style-name="ce1">
            <text:p>90,3942294</text:p>
          </table:table-cell>
          <table:table-cell office:value-type="float" office:value="13.55913441" table:style-name="ce1">
            <text:p>13,55913441</text:p>
          </table:table-cell>
          <table:table-cell office:value-type="float" office:value="91.252336450000001" table:style-name="ce1">
            <text:p>91,25233645</text:p>
          </table:table-cell>
          <table:table-cell office:value-type="float" office:value="12.227813080000001" table:style-name="ce1">
            <text:p>12,22781308</text:p>
          </table:table-cell>
          <table:table-cell office:value-type="float" office:value="91.804888689999999" table:style-name="ce1">
            <text:p>91,80488869</text:p>
          </table:table-cell>
          <table:table-cell office:value-type="float" office:value="16.341270189999999" table:style-name="ce1">
            <text:p>16,34127019</text:p>
          </table:table-cell>
          <table:table-cell office:value-type="float" office:value="89.231009689999993" table:style-name="ce1">
            <text:p>89,23100969</text:p>
          </table:table-cell>
          <table:table-cell office:value-type="float" office:value="11.15387621" table:style-name="ce1">
            <text:p>11,15387621</text:p>
          </table:table-cell>
          <table:table-cell office:value-type="float" office:value="91.217425899999995" table:style-name="ce1">
            <text:p>91,2174259</text:p>
          </table:table-cell>
          <table:table-cell office:value-type="float" office:value="9.1217425900000002" table:style-name="ce1">
            <text:p>9,12174259</text:p>
          </table:table-cell>
          <table:table-cell office:value-type="float" office:value="90.279291549999996" table:style-name="ce1">
            <text:p>90,27929155</text:p>
          </table:table-cell>
          <table:table-cell office:value-type="float" office:value="13.00021798" table:style-name="ce1">
            <text:p>13,00021798</text:p>
          </table:table-cell>
          <table:table-cell office:value-type="float" office:value="90.735409579999995" table:style-name="ce1">
            <text:p>90,73540958</text:p>
          </table:table-cell>
          <table:table-cell office:value-type="float" office:value="10.61604292" table:style-name="ce1">
            <text:p>10,61604292</text:p>
          </table:table-cell>
          <table:table-cell office:value-type="float" office:value="92.616372389999995" table:style-name="ce1">
            <text:p>92,61637239</text:p>
          </table:table-cell>
          <table:table-cell office:value-type="float" office:value="12.4105939" table:style-name="ce1">
            <text:p>12,4105939</text:p>
          </table:table-cell>
          <table:table-cell office:value-type="float" office:value="94.288089299999996" table:style-name="ce1">
            <text:p>94,2880893</text:p>
          </table:table-cell>
          <table:table-cell office:value-type="float" office:value="7.543047144" table:style-name="ce1">
            <text:p>7,543047144</text:p>
          </table:table-cell>
          <table:table-cell office:value-type="float" office:value="92.216017429999994" table:style-name="ce1">
            <text:p>92,21601743</text:p>
          </table:table-cell>
          <table:table-cell office:value-type="float" office:value="13.55575456" table:style-name="ce1">
            <text:p>13,55575456</text:p>
          </table:table-cell>
          <table:table-cell office:value-type="float" office:value="91.722636820000005" table:style-name="ce1">
            <text:p>91,72263682</text:p>
          </table:table-cell>
          <table:table-cell office:value-type="float" office:value="14.767344530000001" table:style-name="ce1">
            <text:p>14,76734453</text:p>
          </table:table-cell>
          <table:table-cell office:value-type="float" office:value="87.378142639999993" table:style-name="ce1">
            <text:p>87,37814264</text:p>
          </table:table-cell>
          <table:table-cell office:value-type="float" office:value="4.0193945610000004" table:style-name="ce1">
            <text:p>4,019394561</text:p>
          </table:table-cell>
          <table:table-cell office:value-type="float" office:value="92.616372389999995" table:style-name="ce1">
            <text:p>92,61637239</text:p>
          </table:table-cell>
          <table:table-cell office:value-type="float" office:value="12.4105939" table:style-name="ce1">
            <text:p>12,4105939</text:p>
          </table:table-cell>
          <table:table-cell office:value-type="float" office:value="91.888093170000005" table:style-name="ce1">
            <text:p>91,88809317</text:p>
          </table:table-cell>
          <table:table-cell office:value-type="float" office:value="13.323773510000001" table:style-name="ce1">
            <text:p>13,32377351</text:p>
          </table:table-cell>
          <table:table-cell office:value-type="float" office:value="92.425888560000004" table:style-name="ce1">
            <text:p>92,42588856</text:p>
          </table:table-cell>
          <table:table-cell office:value-type="float" office:value="11.922939619999999" table:style-name="ce1">
            <text:p>11,92293962</text:p>
          </table:table-cell>
          <table:table-cell office:value-type="float" office:value="91.324514690000001" table:style-name="ce1">
            <text:p>91,32451469</text:p>
          </table:table-cell>
          <table:table-cell office:value-type="float" office:value="11.14159079" table:style-name="ce1">
            <text:p>11,14159079</text:p>
          </table:table-cell>
          <table:table-cell office:value-type="float" office:value="92.324080460000005" table:style-name="ce1">
            <text:p>92,32408046</text:p>
          </table:table-cell>
          <table:table-cell office:value-type="float" office:value="14.679528790000001" table:style-name="ce1">
            <text:p>14,67952879</text:p>
          </table:table-cell>
          <table:table-cell office:value-type="float" office:value="91.386518030000005" table:style-name="ce1">
            <text:p>91,38651803</text:p>
          </table:table-cell>
          <table:table-cell office:value-type="float" office:value="11.149155199999999" table:style-name="ce1">
            <text:p>11,1491552</text:p>
          </table:table-cell>
          <table:table-cell office:value-type="float" office:value="94.076011690000001" table:style-name="ce1">
            <text:p>94,07601169</text:p>
          </table:table-cell>
          <table:table-cell office:value-type="float" office:value="6.1149407599999996" table:style-name="ce1">
            <text:p>6,11494076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(S)-Malate-mit &lt;==&gt; Fumarate</text:p>
          </table:table-cell>
          <table:table-cell office:value-type="string" table:style-name="ce1">
            <text:p>R01082</text:p>
          </table:table-cell>
          <table:table-cell office:value-type="string" table:style-name="ce1">
            <text:p>r_0452</text:p>
          </table:table-cell>
          <table:table-cell office:value-type="float" office:value="-1.482900525" table:style-name="ce1">
            <text:p>-1,482900525</text:p>
          </table:table-cell>
          <table:table-cell office:value-type="float" office:value="-0.21353767600000001" table:style-name="ce1">
            <text:p>-0,213537676</text:p>
          </table:table-cell>
          <table:table-cell office:value-type="float" office:value="-1.3121546959999999" table:style-name="ce1">
            <text:p>-1,312154696</text:p>
          </table:table-cell>
          <table:table-cell office:value-type="float" office:value="-0.212569061" table:style-name="ce1">
            <text:p>-0,212569061</text:p>
          </table:table-cell>
          <table:table-cell office:value-type="float" office:value="-4.4064937799999999" table:style-name="ce1">
            <text:p>-4,40649378</text:p>
          </table:table-cell>
          <table:table-cell office:value-type="float" office:value="-0.20710520800000001" table:style-name="ce1">
            <text:p>-0,207105208</text:p>
          </table:table-cell>
          <table:table-cell office:value-type="float" office:value="-1.610169492" table:style-name="ce1">
            <text:p>-1,610169492</text:p>
          </table:table-cell>
          <table:table-cell office:value-type="float" office:value="-0.214152542" table:style-name="ce1">
            <text:p>-0,214152542</text:p>
          </table:table-cell>
          <table:table-cell office:value-type="float" office:value="-1.5781922530000001" table:style-name="ce1">
            <text:p>-1,578192253</text:p>
          </table:table-cell>
          <table:table-cell office:value-type="float" office:value="-0.21936872299999999" table:style-name="ce1">
            <text:p>-0,219368723</text:p>
          </table:table-cell>
          <table:table-cell office:value-type="float" office:value="-1.4612319090000001" table:style-name="ce1">
            <text:p>-1,461231909</text:p>
          </table:table-cell>
          <table:table-cell office:value-type="float" office:value="-0.208956163" table:style-name="ce1">
            <text:p>-0,208956163</text:p>
          </table:table-cell>
          <table:table-cell office:value-type="float" office:value="-2.3279126749999999" table:style-name="ce1">
            <text:p>-2,327912675</text:p>
          </table:table-cell>
          <table:table-cell office:value-type="float" office:value="-0.211840053" table:style-name="ce1">
            <text:p>-0,211840053</text:p>
          </table:table-cell>
          <table:table-cell office:value-type="float" office:value="-1.364853393" table:style-name="ce1">
            <text:p>-1,364853393</text:p>
          </table:table-cell>
          <table:table-cell office:value-type="float" office:value="-0.21155227600000001" table:style-name="ce1">
            <text:p>-0,211552276</text:p>
          </table:table-cell>
          <table:table-cell office:value-type="float" office:value="-1.301126813" table:style-name="ce1">
            <text:p>-1,301126813</text:p>
          </table:table-cell>
          <table:table-cell office:value-type="float" office:value="-0.20818028999999999" table:style-name="ce1">
            <text:p>-0,20818029</text:p>
          </table:table-cell>
          <table:table-cell office:value-type="float" office:value="-1.6014098539999999" table:style-name="ce1">
            <text:p>-1,601409854</text:p>
          </table:table-cell>
          <table:table-cell office:value-type="float" office:value="-0.209784691" table:style-name="ce1">
            <text:p>-0,209784691</text:p>
          </table:table-cell>
          <table:table-cell office:value-type="float" office:value="-1.276647731" table:style-name="ce1">
            <text:p>-1,276647731</text:p>
          </table:table-cell>
          <table:table-cell office:value-type="float" office:value="-0.20937022799999999" table:style-name="ce1">
            <text:p>-0,209370228</text:p>
          </table:table-cell>
          <table:table-cell office:value-type="float" office:value="-1.354943274" table:style-name="ce1">
            <text:p>-1,354943274</text:p>
          </table:table-cell>
          <table:table-cell office:value-type="float" office:value="-0.212726094" table:style-name="ce1">
            <text:p>-0,212726094</text:p>
          </table:table-cell>
          <table:table-cell office:value-type="float" office:value="-1.492643908" table:style-name="ce1">
            <text:p>-1,492643908</text:p>
          </table:table-cell>
          <table:table-cell office:value-type="float" office:value="-0.22389658600000001" table:style-name="ce1">
            <text:p>-0,223896586</text:p>
          </table:table-cell>
          <table:table-cell office:value-type="float" office:value="-1.5626168220000001" table:style-name="ce1">
            <text:p>-1,562616822</text:p>
          </table:table-cell>
          <table:table-cell office:value-type="float" office:value="-0.20939065400000001" table:style-name="ce1">
            <text:p>-0,209390654</text:p>
          </table:table-cell>
          <table:table-cell office:value-type="float" office:value="-1.140331733" table:style-name="ce1">
            <text:p>-1,140331733</text:p>
          </table:table-cell>
          <table:table-cell office:value-type="float" office:value="-0.202979048" table:style-name="ce1">
            <text:p>-0,202979048</text:p>
          </table:table-cell>
          <table:table-cell office:value-type="float" office:value="-1.633322913" table:style-name="ce1">
            <text:p>-1,633322913</text:p>
          </table:table-cell>
          <table:table-cell office:value-type="float" office:value="-0.20416536399999999" table:style-name="ce1">
            <text:p>-0,204165364</text:p>
          </table:table-cell>
          <table:table-cell office:value-type="float" office:value="-2.0787746170000001" table:style-name="ce1">
            <text:p>-2,078774617</text:p>
          </table:table-cell>
          <table:table-cell office:value-type="float" office:value="-0.20787746200000001" table:style-name="ce1">
            <text:p>-0,207877462</text:p>
          </table:table-cell>
          <table:table-cell office:value-type="float" office:value="-1.423705722" table:style-name="ce1">
            <text:p>-1,423705722</text:p>
          </table:table-cell>
          <table:table-cell office:value-type="float" office:value="-0.20501362400000001" table:style-name="ce1">
            <text:p>-0,205013624</text:p>
          </table:table-cell>
          <table:table-cell office:value-type="float" office:value="-1.8232574370000001" table:style-name="ce1">
            <text:p>-1,823257437</text:p>
          </table:table-cell>
          <table:table-cell office:value-type="float" office:value="-0.21332112" table:style-name="ce1">
            <text:p>-0,21332112</text:p>
          </table:table-cell>
          <table:table-cell office:value-type="float" office:value="-1.59749293" table:style-name="ce1">
            <text:p>-1,59749293</text:p>
          </table:table-cell>
          <table:table-cell office:value-type="float" office:value="-0.214064053" table:style-name="ce1">
            <text:p>-0,214064053</text:p>
          </table:table-cell>
          <table:table-cell office:value-type="float" office:value="-2.4818905120000001" table:style-name="ce1">
            <text:p>-2,481890512</text:p>
          </table:table-cell>
          <table:table-cell office:value-type="float" office:value="-0.19855124099999999" table:style-name="ce1">
            <text:p>-0,198551241</text:p>
          </table:table-cell>
          <table:table-cell office:value-type="float" office:value="-1.423317897" table:style-name="ce1">
            <text:p>-1,423317897</text:p>
          </table:table-cell>
          <table:table-cell office:value-type="float" office:value="-0.209227731" table:style-name="ce1">
            <text:p>-0,209227731</text:p>
          </table:table-cell>
          <table:table-cell office:value-type="float" office:value="-1.2997512440000001" table:style-name="ce1">
            <text:p>-1,299751244</text:p>
          </table:table-cell>
          <table:table-cell office:value-type="float" office:value="-0.20925995" table:style-name="ce1">
            <text:p>-0,20925995</text:p>
          </table:table-cell>
          <table:table-cell office:value-type="float" office:value="-5.361723961" table:style-name="ce1">
            <text:p>-5,361723961</text:p>
          </table:table-cell>
          <table:table-cell office:value-type="float" office:value="-0.246639302" table:style-name="ce1">
            <text:p>-0,246639302</text:p>
          </table:table-cell>
          <table:table-cell office:value-type="float" office:value="-1.59749293" table:style-name="ce1">
            <text:p>-1,59749293</text:p>
          </table:table-cell>
          <table:table-cell office:value-type="float" office:value="-0.214064053" table:style-name="ce1">
            <text:p>-0,214064053</text:p>
          </table:table-cell>
          <table:table-cell office:value-type="float" office:value="-1.3988354190000001" table:style-name="ce1">
            <text:p>-1,398835419</text:p>
          </table:table-cell>
          <table:table-cell office:value-type="float" office:value="-0.202831136" table:style-name="ce1">
            <text:p>-0,202831136</text:p>
          </table:table-cell>
          <table:table-cell office:value-type="float" office:value="-1.6219152569999999" table:style-name="ce1">
            <text:p>-1,621915257</text:p>
          </table:table-cell>
          <table:table-cell office:value-type="float" office:value="-0.20922706799999999" table:style-name="ce1">
            <text:p>-0,209227068</text:p>
          </table:table-cell>
          <table:table-cell office:value-type="float" office:value="-1.7952241879999999" table:style-name="ce1">
            <text:p>-1,795224188</text:p>
          </table:table-cell>
          <table:table-cell office:value-type="float" office:value="-0.219017351" table:style-name="ce1">
            <text:p>-0,219017351</text:p>
          </table:table-cell>
          <table:table-cell office:value-type="float" office:value="-1.309605865" table:style-name="ce1">
            <text:p>-1,309605865</text:p>
          </table:table-cell>
          <table:table-cell office:value-type="float" office:value="-0.20822733299999999" table:style-name="ce1">
            <text:p>-0,208227333</text:p>
          </table:table-cell>
          <table:table-cell office:value-type="float" office:value="-1.8202403760000001" table:style-name="ce1">
            <text:p>-1,820240376</text:p>
          </table:table-cell>
          <table:table-cell office:value-type="float" office:value="-0.22206932600000001" table:style-name="ce1">
            <text:p>-0,222069326</text:p>
          </table:table-cell>
          <table:table-cell office:value-type="float" office:value="-3.2158793659999998" table:style-name="ce1">
            <text:p>-3,215879366</text:p>
          </table:table-cell>
          <table:table-cell office:value-type="float" office:value="-0.209032159" table:style-name="ce1">
            <text:p>-0,209032159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Citrate &lt;==&gt; Isocitrate</text:p>
          </table:table-cell>
          <table:table-cell office:value-type="string" table:style-name="ce1">
            <text:p>R01324</text:p>
          </table:table-cell>
          <table:table-cell office:value-type="string" table:style-name="ce1">
            <text:p>r_0302</text:p>
          </table:table-cell>
          <table:table-cell office:value-type="float" office:value="6.2508869020000004" table:style-name="ce1">
            <text:p>6,250886902</text:p>
          </table:table-cell>
          <table:table-cell office:value-type="float" office:value="0.90012771400000002" table:style-name="ce1">
            <text:p>0,900127714</text:p>
          </table:table-cell>
          <table:table-cell office:value-type="float" office:value="10.86137619" table:style-name="ce1">
            <text:p>10,86137619</text:p>
          </table:table-cell>
          <table:table-cell office:value-type="float" office:value="1.759542943" table:style-name="ce1">
            <text:p>1,759542943</text:p>
          </table:table-cell>
          <table:table-cell office:value-type="float" office:value="5.6925996200000002" table:style-name="ce1">
            <text:p>5,69259962</text:p>
          </table:table-cell>
          <table:table-cell office:value-type="float" office:value="0.26755218200000003" table:style-name="ce1">
            <text:p>0,267552182</text:p>
          </table:table-cell>
          <table:table-cell office:value-type="float" office:value="5.3852080119999997" table:style-name="ce1">
            <text:p>5,385208012</text:p>
          </table:table-cell>
          <table:table-cell office:value-type="float" office:value="0.71623266600000002" table:style-name="ce1">
            <text:p>0,716232666</text:p>
          </table:table-cell>
          <table:table-cell office:value-type="float" office:value="6.4864456690000001" table:style-name="ce1">
            <text:p>6,486445669</text:p>
          </table:table-cell>
          <table:table-cell office:value-type="float" office:value="0.901615948" table:style-name="ce1">
            <text:p>0,901615948</text:p>
          </table:table-cell>
          <table:table-cell office:value-type="float" office:value="5.0828497520000004" table:style-name="ce1">
            <text:p>5,082849752</text:p>
          </table:table-cell>
          <table:table-cell office:value-type="float" office:value="0.726847515" table:style-name="ce1">
            <text:p>0,726847515</text:p>
          </table:table-cell>
          <table:table-cell office:value-type="float" office:value="6.6941412339999999" table:style-name="ce1">
            <text:p>6,694141234</text:p>
          </table:table-cell>
          <table:table-cell office:value-type="float" office:value="0.60916685199999998" table:style-name="ce1">
            <text:p>0,609166852</text:p>
          </table:table-cell>
          <table:table-cell office:value-type="float" office:value="4.5908705019999996" table:style-name="ce1">
            <text:p>4,590870502</text:p>
          </table:table-cell>
          <table:table-cell office:value-type="float" office:value="0.71158492799999995" table:style-name="ce1">
            <text:p>0,711584928</text:p>
          </table:table-cell>
          <table:table-cell office:value-type="float" office:value="9.2759758449999996" table:style-name="ce1">
            <text:p>9,275975845</text:p>
          </table:table-cell>
          <table:table-cell office:value-type="float" office:value="1.4841561350000001" table:style-name="ce1">
            <text:p>1,484156135</text:p>
          </table:table-cell>
          <table:table-cell office:value-type="float" office:value="6.0914872420000004" table:style-name="ce1">
            <text:p>6,091487242</text:p>
          </table:table-cell>
          <table:table-cell office:value-type="float" office:value="0.79798482900000001" table:style-name="ce1">
            <text:p>0,797984829</text:p>
          </table:table-cell>
          <table:table-cell office:value-type="float" office:value="4.9355567770000004" table:style-name="ce1">
            <text:p>4,935556777</text:p>
          </table:table-cell>
          <table:table-cell office:value-type="float" office:value="0.80943131099999999" table:style-name="ce1">
            <text:p>0,809431311</text:p>
          </table:table-cell>
          <table:table-cell office:value-type="float" office:value="3.2933549430000002" table:style-name="ce1">
            <text:p>3,293354943</text:p>
          </table:table-cell>
          <table:table-cell office:value-type="float" office:value="0.51705672599999997" table:style-name="ce1">
            <text:p>0,517056726</text:p>
          </table:table-cell>
          <table:table-cell office:value-type="float" office:value="5.6991858310000003" table:style-name="ce1">
            <text:p>5,699185831</text:p>
          </table:table-cell>
          <table:table-cell office:value-type="float" office:value="0.85487787500000001" table:style-name="ce1">
            <text:p>0,854877875</text:p>
          </table:table-cell>
          <table:table-cell office:value-type="float" office:value="4.590654206" table:style-name="ce1">
            <text:p>4,590654206</text:p>
          </table:table-cell>
          <table:table-cell office:value-type="float" office:value="0.61514766399999998" table:style-name="ce1">
            <text:p>0,615147664</text:p>
          </table:table-cell>
          <table:table-cell office:value-type="float" office:value="4.3867306849999999" table:style-name="ce1">
            <text:p>4,386730685</text:p>
          </table:table-cell>
          <table:table-cell office:value-type="float" office:value="0.78083806200000005" table:style-name="ce1">
            <text:p>0,780838062</text:p>
          </table:table-cell>
          <table:table-cell office:value-type="float" office:value="9.9171616129999993" table:style-name="ce1">
            <text:p>9,917161613</text:p>
          </table:table-cell>
          <table:table-cell office:value-type="float" office:value="1.2396452019999999" table:style-name="ce1">
            <text:p>1,239645202</text:p>
          </table:table-cell>
          <table:table-cell office:value-type="float" office:value="6.1567535309999997" table:style-name="ce1">
            <text:p>6,156753531</text:p>
          </table:table-cell>
          <table:table-cell office:value-type="float" office:value="0.61567535299999998" table:style-name="ce1">
            <text:p>0,615675353</text:p>
          </table:table-cell>
          <table:table-cell office:value-type="float" office:value="8.5286103539999996" table:style-name="ce1">
            <text:p>8,528610354</text:p>
          </table:table-cell>
          <table:table-cell office:value-type="float" office:value="1.228119891" table:style-name="ce1">
            <text:p>1,2281198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3-Phospho-D-glycerate &lt;==&gt; 3-Phospho-D-glyceroyl-phosphate</text:p>
          </table:table-cell>
          <table:table-cell office:value-type="string" table:style-name="ce1">
            <text:p>R01512</text:p>
          </table:table-cell>
          <table:table-cell office:value-type="string" table:style-name="ce1">
            <text:p>r_0892</text:p>
          </table:table-cell>
          <table:table-cell office:value-type="float" office:value="-170.83865470000001" table:style-name="ce1">
            <text:p>-170,8386547</text:p>
          </table:table-cell>
          <table:table-cell office:value-type="float" office:value="-24.600766279999998" table:style-name="ce1">
            <text:p>-24,60076628</text:p>
          </table:table-cell>
          <table:table-cell office:value-type="float" office:value="-173.25464590000001" table:style-name="ce1">
            <text:p>-173,2546459</text:p>
          </table:table-cell>
          <table:table-cell office:value-type="float" office:value="-28.06725264" table:style-name="ce1">
            <text:p>-28,06725264</text:p>
          </table:table-cell>
          <table:table-cell office:value-type="float" office:value="-170.22981239999999" table:style-name="ce1">
            <text:p>-170,2298124</text:p>
          </table:table-cell>
          <table:table-cell office:value-type="float" office:value="-8.0008011809999999" table:style-name="ce1">
            <text:p>-8,000801181</text:p>
          </table:table-cell>
          <table:table-cell office:value-type="float" office:value="-161.7257319" table:style-name="ce1">
            <text:p>-161,7257319</text:p>
          </table:table-cell>
          <table:table-cell office:value-type="float" office:value="-21.50952234" table:style-name="ce1">
            <text:p>-21,50952234</text:p>
          </table:table-cell>
          <table:table-cell office:value-type="float" office:value="-169.48576610000001" table:style-name="ce1">
            <text:p>-169,4857661</text:p>
          </table:table-cell>
          <table:table-cell office:value-type="float" office:value="-23.55852148" table:style-name="ce1">
            <text:p>-23,55852148</text:p>
          </table:table-cell>
          <table:table-cell office:value-type="float" office:value="-172.2156191" table:style-name="ce1">
            <text:p>-172,2156191</text:p>
          </table:table-cell>
          <table:table-cell office:value-type="float" office:value="-24.626833529999999" table:style-name="ce1">
            <text:p>-24,62683353</text:p>
          </table:table-cell>
          <table:table-cell office:value-type="float" office:value="-165.5045667" table:style-name="ce1">
            <text:p>-165,5045667</text:p>
          </table:table-cell>
          <table:table-cell office:value-type="float" office:value="-15.060915570000001" table:style-name="ce1">
            <text:p>-15,06091557</text:p>
          </table:table-cell>
          <table:table-cell office:value-type="float" office:value="-174.92326779999999" table:style-name="ce1">
            <text:p>-174,9232678</text:p>
          </table:table-cell>
          <table:table-cell office:value-type="float" office:value="-27.113106510000001" table:style-name="ce1">
            <text:p>-27,11310651</text:p>
          </table:table-cell>
          <table:table-cell office:value-type="float" office:value="-173.3362386" table:style-name="ce1">
            <text:p>-173,3362386</text:p>
          </table:table-cell>
          <table:table-cell office:value-type="float" office:value="-27.73379817" table:style-name="ce1">
            <text:p>-27,73379817</text:p>
          </table:table-cell>
          <table:table-cell office:value-type="float" office:value="-174.3927668" table:style-name="ce1">
            <text:p>-174,3927668</text:p>
          </table:table-cell>
          <table:table-cell office:value-type="float" office:value="-22.845452460000001" table:style-name="ce1">
            <text:p>-22,84545246</text:p>
          </table:table-cell>
          <table:table-cell office:value-type="float" office:value="-171.87099140000001" table:style-name="ce1">
            <text:p>-171,8709914</text:p>
          </table:table-cell>
          <table:table-cell office:value-type="float" office:value="-28.186842590000001" table:style-name="ce1">
            <text:p>-28,18684259</text:p>
          </table:table-cell>
          <table:table-cell office:value-type="float" office:value="-172.77147489999999" table:style-name="ce1">
            <text:p>-172,7714749</text:p>
          </table:table-cell>
          <table:table-cell office:value-type="float" office:value="-27.12512156" table:style-name="ce1">
            <text:p>-27,12512156</text:p>
          </table:table-cell>
          <table:table-cell office:value-type="float" office:value="-171.104128" table:style-name="ce1">
            <text:p>-171,104128</text:p>
          </table:table-cell>
          <table:table-cell office:value-type="float" office:value="-25.665619199999998" table:style-name="ce1">
            <text:p>-25,6656192</text:p>
          </table:table-cell>
          <table:table-cell office:value-type="float" office:value="-170.18317759999999" table:style-name="ce1">
            <text:p>-170,1831776</text:p>
          </table:table-cell>
          <table:table-cell office:value-type="float" office:value="-22.804545789999999" table:style-name="ce1">
            <text:p>-22,80454579</text:p>
          </table:table-cell>
          <table:table-cell office:value-type="float" office:value="-170.90790050000001" table:style-name="ce1">
            <text:p>-170,9079005</text:p>
          </table:table-cell>
          <table:table-cell office:value-type="float" office:value="-30.42160629" table:style-name="ce1">
            <text:p>-30,42160629</text:p>
          </table:table-cell>
          <table:table-cell office:value-type="float" office:value="-165.84088779999999" table:style-name="ce1">
            <text:p>-165,8408878</text:p>
          </table:table-cell>
          <table:table-cell office:value-type="float" office:value="-20.730110969999998" table:style-name="ce1">
            <text:p>-20,73011097</text:p>
          </table:table-cell>
          <table:table-cell office:value-type="float" office:value="-170.4495723" table:style-name="ce1">
            <text:p>-170,4495723</text:p>
          </table:table-cell>
          <table:table-cell office:value-type="float" office:value="-17.044957230000001" table:style-name="ce1">
            <text:p>-17,04495723</text:p>
          </table:table-cell>
          <table:table-cell office:value-type="float" office:value="-170.69482289999999" table:style-name="ce1">
            <text:p>-170,6948229</text:p>
          </table:table-cell>
          <table:table-cell office:value-type="float" office:value="-24.580054499999999" table:style-name="ce1">
            <text:p>-24,5800545</text:p>
          </table:table-cell>
          <table:table-cell office:value-type="float" office:value="5.5570095090000002" table:style-name="ce1">
            <text:p>5,557009509</text:p>
          </table:table-cell>
          <table:table-cell office:value-type="float" office:value="0.65017011300000005" table:style-name="ce1">
            <text:p>0,650170113</text:p>
          </table:table-cell>
          <table:table-cell office:value-type="float" office:value="5.2969502410000002" table:style-name="ce1">
            <text:p>5,296950241</text:p>
          </table:table-cell>
          <table:table-cell office:value-type="float" office:value="0.709791332" table:style-name="ce1">
            <text:p>0,709791332</text:p>
          </table:table-cell>
          <table:table-cell office:value-type="float" office:value="26.528915810000001" table:style-name="ce1">
            <text:p>26,52891581</text:p>
          </table:table-cell>
          <table:table-cell office:value-type="float" office:value="2.1223132640000002" table:style-name="ce1">
            <text:p>2,122313264</text:p>
          </table:table-cell>
          <table:table-cell office:value-type="float" office:value="9.9359847450000007" table:style-name="ce1">
            <text:p>9,935984745</text:p>
          </table:table-cell>
          <table:table-cell office:value-type="float" office:value="1.460589758" table:style-name="ce1">
            <text:p>1,460589758</text:p>
          </table:table-cell>
          <table:table-cell office:value-type="float" office:value="10.223880599999999" table:style-name="ce1">
            <text:p>10,2238806</text:p>
          </table:table-cell>
          <table:table-cell office:value-type="float" office:value="1.6460447760000001" table:style-name="ce1">
            <text:p>1,646044776</text:p>
          </table:table-cell>
          <table:table-cell office:value-type="float" office:value="34.940995379999997" table:style-name="ce1">
            <text:p>34,94099538</text:p>
          </table:table-cell>
          <table:table-cell office:value-type="float" office:value="1.607285788" table:style-name="ce1">
            <text:p>1,607285788</text:p>
          </table:table-cell>
          <table:table-cell office:value-type="float" office:value="5.2969502410000002" table:style-name="ce1">
            <text:p>5,296950241</text:p>
          </table:table-cell>
          <table:table-cell office:value-type="float" office:value="0.709791332" table:style-name="ce1">
            <text:p>0,709791332</text:p>
          </table:table-cell>
          <table:table-cell office:value-type="float" office:value="3.995716485" table:style-name="ce1">
            <text:p>3,995716485</text:p>
          </table:table-cell>
          <table:table-cell office:value-type="float" office:value="0.57937888999999998" table:style-name="ce1">
            <text:p>0,57937889</text:p>
          </table:table-cell>
          <table:table-cell office:value-type="float" office:value="7.5275492780000004" table:style-name="ce1">
            <text:p>7,527549278</text:p>
          </table:table-cell>
          <table:table-cell office:value-type="float" office:value="0.97105385700000002" table:style-name="ce1">
            <text:p>0,971053857</text:p>
          </table:table-cell>
          <table:table-cell office:value-type="float" office:value="13.82923896" table:style-name="ce1">
            <text:p>13,82923896</text:p>
          </table:table-cell>
          <table:table-cell office:value-type="float" office:value="1.6871671530000001" table:style-name="ce1">
            <text:p>1,687167153</text:p>
          </table:table-cell>
          <table:table-cell office:value-type="float" office:value="4.8248637130000001" table:style-name="ce1">
            <text:p>4,824863713</text:p>
          </table:table-cell>
          <table:table-cell office:value-type="float" office:value="0.76715332999999997" table:style-name="ce1">
            <text:p>0,76715333</text:p>
          </table:table-cell>
          <table:table-cell office:value-type="float" office:value="7.6554607209999999" table:style-name="ce1">
            <text:p>7,655460721</text:p>
          </table:table-cell>
          <table:table-cell office:value-type="float" office:value="0.93396620799999996" table:style-name="ce1">
            <text:p>0,933966208</text:p>
          </table:table-cell>
          <table:table-cell office:value-type="float" office:value="57.393445149999998" table:style-name="ce1">
            <text:p>57,39344515</text:p>
          </table:table-cell>
          <table:table-cell office:value-type="float" office:value="3.7305739340000001" table:style-name="ce1">
            <text:p>3,730573934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2-Phospho-D-glycerate &lt;==&gt; 3-Phospho-D-glycerate</text:p>
          </table:table-cell>
          <table:table-cell office:value-type="string" table:style-name="ce1">
            <text:p>R01518</text:p>
          </table:table-cell>
          <table:table-cell office:value-type="string" table:style-name="ce1">
            <text:p>r_0893</text:p>
          </table:table-cell>
          <table:table-cell office:value-type="float" office:value="-170.83865470000001" table:style-name="ce1">
            <text:p>-170,8386547</text:p>
          </table:table-cell>
          <table:table-cell office:value-type="float" office:value="-24.600766279999998" table:style-name="ce1">
            <text:p>-24,60076628</text:p>
          </table:table-cell>
          <table:table-cell office:value-type="float" office:value="-173.25464590000001" table:style-name="ce1">
            <text:p>-173,2546459</text:p>
          </table:table-cell>
          <table:table-cell office:value-type="float" office:value="-28.06725264" table:style-name="ce1">
            <text:p>-28,06725264</text:p>
          </table:table-cell>
          <table:table-cell office:value-type="float" office:value="-170.22981239999999" table:style-name="ce1">
            <text:p>-170,2298124</text:p>
          </table:table-cell>
          <table:table-cell office:value-type="float" office:value="-8.0008011809999999" table:style-name="ce1">
            <text:p>-8,000801181</text:p>
          </table:table-cell>
          <table:table-cell office:value-type="float" office:value="-161.7257319" table:style-name="ce1">
            <text:p>-161,7257319</text:p>
          </table:table-cell>
          <table:table-cell office:value-type="float" office:value="-21.50952234" table:style-name="ce1">
            <text:p>-21,50952234</text:p>
          </table:table-cell>
          <table:table-cell office:value-type="float" office:value="-169.48576610000001" table:style-name="ce1">
            <text:p>-169,4857661</text:p>
          </table:table-cell>
          <table:table-cell office:value-type="float" office:value="-23.55852148" table:style-name="ce1">
            <text:p>-23,55852148</text:p>
          </table:table-cell>
          <table:table-cell office:value-type="float" office:value="-172.2156191" table:style-name="ce1">
            <text:p>-172,2156191</text:p>
          </table:table-cell>
          <table:table-cell office:value-type="float" office:value="-24.626833529999999" table:style-name="ce1">
            <text:p>-24,62683353</text:p>
          </table:table-cell>
          <table:table-cell office:value-type="float" office:value="-165.5045667" table:style-name="ce1">
            <text:p>-165,5045667</text:p>
          </table:table-cell>
          <table:table-cell office:value-type="float" office:value="-15.060915570000001" table:style-name="ce1">
            <text:p>-15,06091557</text:p>
          </table:table-cell>
          <table:table-cell office:value-type="float" office:value="-174.92326779999999" table:style-name="ce1">
            <text:p>-174,9232678</text:p>
          </table:table-cell>
          <table:table-cell office:value-type="float" office:value="-27.113106510000001" table:style-name="ce1">
            <text:p>-27,11310651</text:p>
          </table:table-cell>
          <table:table-cell office:value-type="float" office:value="-173.3362386" table:style-name="ce1">
            <text:p>-173,3362386</text:p>
          </table:table-cell>
          <table:table-cell office:value-type="float" office:value="-27.73379817" table:style-name="ce1">
            <text:p>-27,73379817</text:p>
          </table:table-cell>
          <table:table-cell office:value-type="float" office:value="-174.3927668" table:style-name="ce1">
            <text:p>-174,3927668</text:p>
          </table:table-cell>
          <table:table-cell office:value-type="float" office:value="-22.845452460000001" table:style-name="ce1">
            <text:p>-22,84545246</text:p>
          </table:table-cell>
          <table:table-cell office:value-type="float" office:value="-171.87099140000001" table:style-name="ce1">
            <text:p>-171,8709914</text:p>
          </table:table-cell>
          <table:table-cell office:value-type="float" office:value="-28.186842590000001" table:style-name="ce1">
            <text:p>-28,18684259</text:p>
          </table:table-cell>
          <table:table-cell office:value-type="float" office:value="-172.77147489999999" table:style-name="ce1">
            <text:p>-172,7714749</text:p>
          </table:table-cell>
          <table:table-cell office:value-type="float" office:value="-27.12512156" table:style-name="ce1">
            <text:p>-27,12512156</text:p>
          </table:table-cell>
          <table:table-cell office:value-type="float" office:value="-171.104128" table:style-name="ce1">
            <text:p>-171,104128</text:p>
          </table:table-cell>
          <table:table-cell office:value-type="float" office:value="-25.665619199999998" table:style-name="ce1">
            <text:p>-25,6656192</text:p>
          </table:table-cell>
          <table:table-cell office:value-type="float" office:value="-170.18317759999999" table:style-name="ce1">
            <text:p>-170,1831776</text:p>
          </table:table-cell>
          <table:table-cell office:value-type="float" office:value="-22.804545789999999" table:style-name="ce1">
            <text:p>-22,80454579</text:p>
          </table:table-cell>
          <table:table-cell office:value-type="float" office:value="-170.90790050000001" table:style-name="ce1">
            <text:p>-170,9079005</text:p>
          </table:table-cell>
          <table:table-cell office:value-type="float" office:value="-30.42160629" table:style-name="ce1">
            <text:p>-30,42160629</text:p>
          </table:table-cell>
          <table:table-cell office:value-type="float" office:value="-165.84088779999999" table:style-name="ce1">
            <text:p>-165,8408878</text:p>
          </table:table-cell>
          <table:table-cell office:value-type="float" office:value="-20.730110969999998" table:style-name="ce1">
            <text:p>-20,73011097</text:p>
          </table:table-cell>
          <table:table-cell office:value-type="float" office:value="-170.4495723" table:style-name="ce1">
            <text:p>-170,4495723</text:p>
          </table:table-cell>
          <table:table-cell office:value-type="float" office:value="-17.044957230000001" table:style-name="ce1">
            <text:p>-17,04495723</text:p>
          </table:table-cell>
          <table:table-cell office:value-type="float" office:value="-170.69482289999999" table:style-name="ce1">
            <text:p>-170,6948229</text:p>
          </table:table-cell>
          <table:table-cell office:value-type="float" office:value="-24.580054499999999" table:style-name="ce1">
            <text:p>-24,5800545</text:p>
          </table:table-cell>
          <table:table-cell office:value-type="float" office:value="-170.6795778" table:style-name="ce1">
            <text:p>-170,6795778</text:p>
          </table:table-cell>
          <table:table-cell office:value-type="float" office:value="-19.9695106" table:style-name="ce1">
            <text:p>-19,9695106</text:p>
          </table:table-cell>
          <table:table-cell office:value-type="float" office:value="-174.14965989999999" table:style-name="ce1">
            <text:p>-174,1496599</text:p>
          </table:table-cell>
          <table:table-cell office:value-type="float" office:value="-23.33605442" table:style-name="ce1">
            <text:p>-23,33605442</text:p>
          </table:table-cell>
          <table:table-cell office:value-type="float" office:value="-168.7448047" table:style-name="ce1">
            <text:p>-168,7448047</text:p>
          </table:table-cell>
          <table:table-cell office:value-type="float" office:value="-13.499584370000001" table:style-name="ce1">
            <text:p>-13,49958437</text:p>
          </table:table-cell>
          <table:table-cell office:value-type="float" office:value="-167.50204299999999" table:style-name="ce1">
            <text:p>-167,502043</text:p>
          </table:table-cell>
          <table:table-cell office:value-type="float" office:value="-24.62280033" table:style-name="ce1">
            <text:p>-24,62280033</text:p>
          </table:table-cell>
          <table:table-cell office:value-type="float" office:value="-172.53109449999999" table:style-name="ce1">
            <text:p>-172,5310945</text:p>
          </table:table-cell>
          <table:table-cell office:value-type="float" office:value="-27.777506219999999" table:style-name="ce1">
            <text:p>-27,77750622</text:p>
          </table:table-cell>
          <table:table-cell office:value-type="float" office:value="-165.77732169999999" table:style-name="ce1">
            <text:p>-165,7773217</text:p>
          </table:table-cell>
          <table:table-cell office:value-type="float" office:value="-7.6257567980000003" table:style-name="ce1">
            <text:p>-7,625756798</text:p>
          </table:table-cell>
          <table:table-cell office:value-type="float" office:value="-174.14965989999999" table:style-name="ce1">
            <text:p>-174,1496599</text:p>
          </table:table-cell>
          <table:table-cell office:value-type="float" office:value="-23.33605442" table:style-name="ce1">
            <text:p>-23,33605442</text:p>
          </table:table-cell>
          <table:table-cell office:value-type="float" office:value="-167.75316240000001" table:style-name="ce1">
            <text:p>-167,7531624</text:p>
          </table:table-cell>
          <table:table-cell office:value-type="float" office:value="-24.324208550000002" table:style-name="ce1">
            <text:p>-24,32420855</text:p>
          </table:table-cell>
          <table:table-cell office:value-type="float" office:value="-173.35092349999999" table:style-name="ce1">
            <text:p>-173,3509235</text:p>
          </table:table-cell>
          <table:table-cell office:value-type="float" office:value="-22.362269130000001" table:style-name="ce1">
            <text:p>-22,36226913</text:p>
          </table:table-cell>
          <table:table-cell office:value-type="float" office:value="-172.9857413" table:style-name="ce1">
            <text:p>-172,9857413</text:p>
          </table:table-cell>
          <table:table-cell office:value-type="float" office:value="-21.104260440000001" table:style-name="ce1">
            <text:p>-21,10426044</text:p>
          </table:table-cell>
          <table:table-cell office:value-type="float" office:value="-173.45698350000001" table:style-name="ce1">
            <text:p>-173,4569835</text:p>
          </table:table-cell>
          <table:table-cell office:value-type="float" office:value="-27.57966038" table:style-name="ce1">
            <text:p>-27,57966038</text:p>
          </table:table-cell>
          <table:table-cell office:value-type="float" office:value="-172.60059219999999" table:style-name="ce1">
            <text:p>-172,6005922</text:p>
          </table:table-cell>
          <table:table-cell office:value-type="float" office:value="-21.05727225" table:style-name="ce1">
            <text:p>-21,05727225</text:p>
          </table:table-cell>
          <table:table-cell office:value-type="float" office:value="-173.28819820000001" table:style-name="ce1">
            <text:p>-173,2881982</text:p>
          </table:table-cell>
          <table:table-cell office:value-type="float" office:value="-11.263732879999999" table:style-name="ce1">
            <text:p>-11,26373288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6-Phospho-D-gluconate &lt;==&gt; D-Ribulose-5-phosphate + CO2</text:p>
          </table:table-cell>
          <table:table-cell office:value-type="string" table:style-name="ce1">
            <text:p>R01528</text:p>
          </table:table-cell>
          <table:table-cell office:value-type="string" table:style-name="ce1">
            <text:p>r_0889</text:p>
          </table:table-cell>
          <table:table-cell office:value-type="float" office:value="12.55853555" table:style-name="ce1">
            <text:p>12,55853555</text:p>
          </table:table-cell>
          <table:table-cell office:value-type="float" office:value="1.8084291189999999" table:style-name="ce1">
            <text:p>1,808429119</text:p>
          </table:table-cell>
          <table:table-cell office:value-type="float" office:value="7.791310899" table:style-name="ce1">
            <text:p>7,791310899</text:p>
          </table:table-cell>
          <table:table-cell office:value-type="float" office:value="1.2621923660000001" table:style-name="ce1">
            <text:p>1,262192366</text:p>
          </table:table-cell>
          <table:table-cell office:value-type="float" office:value="2.3613746569999998" table:style-name="ce1">
            <text:p>2,361374657</text:p>
          </table:table-cell>
          <table:table-cell office:value-type="float" office:value="0.110984609" table:style-name="ce1">
            <text:p>0,110984609</text:p>
          </table:table-cell>
          <table:table-cell office:value-type="float" office:value="8.6132511560000005" table:style-name="ce1">
            <text:p>8,613251156</text:p>
          </table:table-cell>
          <table:table-cell office:value-type="float" office:value="1.1455624040000001" table:style-name="ce1">
            <text:p>1,145562404</text:p>
          </table:table-cell>
          <table:table-cell office:value-type="float" office:value="11.666540810000001" table:style-name="ce1">
            <text:p>11,66654081</text:p>
          </table:table-cell>
          <table:table-cell office:value-type="float" office:value="1.621649173" table:style-name="ce1">
            <text:p>1,621649173</text:p>
          </table:table-cell>
          <table:table-cell office:value-type="float" office:value="8.7044675940000005" table:style-name="ce1">
            <text:p>8,704467594</text:p>
          </table:table-cell>
          <table:table-cell office:value-type="float" office:value="1.2447388660000001" table:style-name="ce1">
            <text:p>1,244738866</text:p>
          </table:table-cell>
          <table:table-cell office:value-type="float" office:value="9.7794609040000005" table:style-name="ce1">
            <text:p>9,779460904</text:p>
          </table:table-cell>
          <table:table-cell office:value-type="float" office:value="0.889930942" table:style-name="ce1">
            <text:p>0,889930942</text:p>
          </table:table-cell>
          <table:table-cell office:value-type="float" office:value="8.1042251679999993" table:style-name="ce1">
            <text:p>8,104225168</text:p>
          </table:table-cell>
          <table:table-cell office:value-type="float" office:value="1.2561549009999999" table:style-name="ce1">
            <text:p>1,256154901</text:p>
          </table:table-cell>
          <table:table-cell office:value-type="float" office:value="4.930585818" table:style-name="ce1">
            <text:p>4,930585818</text:p>
          </table:table-cell>
          <table:table-cell office:value-type="float" office:value="0.78889373100000004" table:style-name="ce1">
            <text:p>0,788893731</text:p>
          </table:table-cell>
          <table:table-cell office:value-type="float" office:value="7.8001685690000002" table:style-name="ce1">
            <text:p>7,800168569</text:p>
          </table:table-cell>
          <table:table-cell office:value-type="float" office:value="1.021822083" table:style-name="ce1">
            <text:p>1,021822083</text:p>
          </table:table-cell>
          <table:table-cell office:value-type="float" office:value="9.9993891640000001" table:style-name="ce1">
            <text:p>9,999389164</text:p>
          </table:table-cell>
          <table:table-cell office:value-type="float" office:value="1.6398998229999999" table:style-name="ce1">
            <text:p>1,639899823</text:p>
          </table:table-cell>
          <table:table-cell office:value-type="float" office:value="7.818476499" table:style-name="ce1">
            <text:p>7,818476499</text:p>
          </table:table-cell>
          <table:table-cell office:value-type="float" office:value="1.22750081" table:style-name="ce1">
            <text:p>1,22750081</text:p>
          </table:table-cell>
          <table:table-cell office:value-type="float" office:value="10.70561348" table:style-name="ce1">
            <text:p>10,70561348</text:p>
          </table:table-cell>
          <table:table-cell office:value-type="float" office:value="1.6058420229999999" table:style-name="ce1">
            <text:p>1,605842023</text:p>
          </table:table-cell>
          <table:table-cell office:value-type="float" office:value="6.2878504670000002" table:style-name="ce1">
            <text:p>6,287850467</text:p>
          </table:table-cell>
          <table:table-cell office:value-type="float" office:value="0.84257196300000003" table:style-name="ce1">
            <text:p>0,842571963</text:p>
          </table:table-cell>
          <table:table-cell office:value-type="float" office:value="9.1499345259999991" table:style-name="ce1">
            <text:p>9,149934526</text:p>
          </table:table-cell>
          <table:table-cell office:value-type="float" office:value="1.6286883459999999" table:style-name="ce1">
            <text:p>1,628688346</text:p>
          </table:table-cell>
          <table:table-cell office:value-type="float" office:value="10.808065020000001" table:style-name="ce1">
            <text:p>10,80806502</text:p>
          </table:table-cell>
          <table:table-cell office:value-type="float" office:value="1.3510081279999999" table:style-name="ce1">
            <text:p>1,351008128</text:p>
          </table:table-cell>
          <table:table-cell office:value-type="float" office:value="7.0121344739999998" table:style-name="ce1">
            <text:p>7,012134474</text:p>
          </table:table-cell>
          <table:table-cell office:value-type="float" office:value="0.70121344699999999" table:style-name="ce1">
            <text:p>0,701213447</text:p>
          </table:table-cell>
          <table:table-cell office:value-type="float" office:value="10.694822889999999" table:style-name="ce1">
            <text:p>10,69482289</text:p>
          </table:table-cell>
          <table:table-cell office:value-type="float" office:value="1.540054496" table:style-name="ce1">
            <text:p>1,540054496</text:p>
          </table:table-cell>
          <table:table-cell office:value-type="float" office:value="-170.6795778" table:style-name="ce1">
            <text:p>-170,6795778</text:p>
          </table:table-cell>
          <table:table-cell office:value-type="float" office:value="-19.9695106" table:style-name="ce1">
            <text:p>-19,9695106</text:p>
          </table:table-cell>
          <table:table-cell office:value-type="float" office:value="-174.14965989999999" table:style-name="ce1">
            <text:p>-174,1496599</text:p>
          </table:table-cell>
          <table:table-cell office:value-type="float" office:value="-23.33605442" table:style-name="ce1">
            <text:p>-23,33605442</text:p>
          </table:table-cell>
          <table:table-cell office:value-type="float" office:value="-168.7448047" table:style-name="ce1">
            <text:p>-168,7448047</text:p>
          </table:table-cell>
          <table:table-cell office:value-type="float" office:value="-13.499584370000001" table:style-name="ce1">
            <text:p>-13,49958437</text:p>
          </table:table-cell>
          <table:table-cell office:value-type="float" office:value="-167.50204299999999" table:style-name="ce1">
            <text:p>-167,502043</text:p>
          </table:table-cell>
          <table:table-cell office:value-type="float" office:value="-24.62280033" table:style-name="ce1">
            <text:p>-24,62280033</text:p>
          </table:table-cell>
          <table:table-cell office:value-type="float" office:value="-172.53109449999999" table:style-name="ce1">
            <text:p>-172,5310945</text:p>
          </table:table-cell>
          <table:table-cell office:value-type="float" office:value="-27.777506219999999" table:style-name="ce1">
            <text:p>-27,77750622</text:p>
          </table:table-cell>
          <table:table-cell office:value-type="float" office:value="-165.77732169999999" table:style-name="ce1">
            <text:p>-165,7773217</text:p>
          </table:table-cell>
          <table:table-cell office:value-type="float" office:value="-7.6257567980000003" table:style-name="ce1">
            <text:p>-7,625756798</text:p>
          </table:table-cell>
          <table:table-cell office:value-type="float" office:value="-174.14965989999999" table:style-name="ce1">
            <text:p>-174,1496599</text:p>
          </table:table-cell>
          <table:table-cell office:value-type="float" office:value="-23.33605442" table:style-name="ce1">
            <text:p>-23,33605442</text:p>
          </table:table-cell>
          <table:table-cell office:value-type="float" office:value="-167.75316240000001" table:style-name="ce1">
            <text:p>-167,7531624</text:p>
          </table:table-cell>
          <table:table-cell office:value-type="float" office:value="-24.324208550000002" table:style-name="ce1">
            <text:p>-24,32420855</text:p>
          </table:table-cell>
          <table:table-cell office:value-type="float" office:value="-173.35092349999999" table:style-name="ce1">
            <text:p>-173,3509235</text:p>
          </table:table-cell>
          <table:table-cell office:value-type="float" office:value="-22.362269130000001" table:style-name="ce1">
            <text:p>-22,36226913</text:p>
          </table:table-cell>
          <table:table-cell office:value-type="float" office:value="-172.9857413" table:style-name="ce1">
            <text:p>-172,9857413</text:p>
          </table:table-cell>
          <table:table-cell office:value-type="float" office:value="-21.104260440000001" table:style-name="ce1">
            <text:p>-21,10426044</text:p>
          </table:table-cell>
          <table:table-cell office:value-type="float" office:value="-173.45698350000001" table:style-name="ce1">
            <text:p>-173,4569835</text:p>
          </table:table-cell>
          <table:table-cell office:value-type="float" office:value="-27.57966038" table:style-name="ce1">
            <text:p>-27,57966038</text:p>
          </table:table-cell>
          <table:table-cell office:value-type="float" office:value="-172.60059219999999" table:style-name="ce1">
            <text:p>-172,6005922</text:p>
          </table:table-cell>
          <table:table-cell office:value-type="float" office:value="-21.05727225" table:style-name="ce1">
            <text:p>-21,05727225</text:p>
          </table:table-cell>
          <table:table-cell office:value-type="float" office:value="-173.28819820000001" table:style-name="ce1">
            <text:p>-173,2881982</text:p>
          </table:table-cell>
          <table:table-cell office:value-type="float" office:value="-11.263732879999999" table:style-name="ce1">
            <text:p>-11,26373288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Sedoheptulose-7-phosphate + D-Glyceraldehyde-3-phosphate &lt;==&gt; D-Ribose-5-phosphate + D-Xylulose-5-phosphate</text:p>
          </table:table-cell>
          <table:table-cell office:value-type="string" table:style-name="ce1">
            <text:p>R01641</text:p>
          </table:table-cell>
          <table:table-cell office:value-type="string" table:style-name="ce1">
            <text:p>r_1049</text:p>
          </table:table-cell>
          <table:table-cell office:value-type="float" office:value="-4.129416773" table:style-name="ce1">
            <text:p>-4,129416773</text:p>
          </table:table-cell>
          <table:table-cell office:value-type="float" office:value="-0.59463601499999996" table:style-name="ce1">
            <text:p>-0,594636015</text:p>
          </table:table-cell>
          <table:table-cell office:value-type="float" office:value="-2.5426921149999999" table:style-name="ce1">
            <text:p>-2,542692115</text:p>
          </table:table-cell>
          <table:table-cell office:value-type="float" office:value="-0.41191612300000002" table:style-name="ce1">
            <text:p>-0,411916123</text:p>
          </table:table-cell>
          <table:table-cell office:value-type="float" office:value="-0.73792957999999997" table:style-name="ce1">
            <text:p>-0,73792958</text:p>
          </table:table-cell>
          <table:table-cell office:value-type="float" office:value="-3.4682690000000002E-2" table:style-name="ce1">
            <text:p>-0,03468269</text:p>
          </table:table-cell>
          <table:table-cell office:value-type="float" office:value="-2.82742681" table:style-name="ce1">
            <text:p>-2,82742681</text:p>
          </table:table-cell>
          <table:table-cell office:value-type="float" office:value="-0.37604776600000001" table:style-name="ce1">
            <text:p>-0,376047766</text:p>
          </table:table-cell>
          <table:table-cell office:value-type="float" office:value="-3.828437665" table:style-name="ce1">
            <text:p>-3,828437665</text:p>
          </table:table-cell>
          <table:table-cell office:value-type="float" office:value="-0.53215283499999999" table:style-name="ce1">
            <text:p>-0,532152835</text:p>
          </table:table-cell>
          <table:table-cell office:value-type="float" office:value="-2.8525484159999999" table:style-name="ce1">
            <text:p>-2,852548416</text:p>
          </table:table-cell>
          <table:table-cell office:value-type="float" office:value="-0.407914424" table:style-name="ce1">
            <text:p>-0,407914424</text:p>
          </table:table-cell>
          <table:table-cell office:value-type="float" office:value="-3.20784139" table:style-name="ce1">
            <text:p>-3,20784139</text:p>
          </table:table-cell>
          <table:table-cell office:value-type="float" office:value="-0.29191356600000001" table:style-name="ce1">
            <text:p>-0,291913566</text:p>
          </table:table-cell>
          <table:table-cell office:value-type="float" office:value="-2.6578723960000001" table:style-name="ce1">
            <text:p>-2,657872396</text:p>
          </table:table-cell>
          <table:table-cell office:value-type="float" office:value="-0.41197022100000003" table:style-name="ce1">
            <text:p>-0,411970221</text:p>
          </table:table-cell>
          <table:table-cell office:value-type="float" office:value="-1.593724709" table:style-name="ce1">
            <text:p>-1,593724709</text:p>
          </table:table-cell>
          <table:table-cell office:value-type="float" office:value="-0.254995953" table:style-name="ce1">
            <text:p>-0,254995953</text:p>
          </table:table-cell>
          <table:table-cell office:value-type="float" office:value="-2.5515286179999999" table:style-name="ce1">
            <text:p>-2,551528618</text:p>
          </table:table-cell>
          <table:table-cell office:value-type="float" office:value="-0.334250249" table:style-name="ce1">
            <text:p>-0,334250249</text:p>
          </table:table-cell>
          <table:table-cell office:value-type="float" office:value="-3.2862989429999998" table:style-name="ce1">
            <text:p>-3,286298943</text:p>
          </table:table-cell>
          <table:table-cell office:value-type="float" office:value="-0.53895302700000003" table:style-name="ce1">
            <text:p>-0,538953027</text:p>
          </table:table-cell>
          <table:table-cell office:value-type="float" office:value="-2.554294976" table:style-name="ce1">
            <text:p>-2,554294976</text:p>
          </table:table-cell>
          <table:table-cell office:value-type="float" office:value="-0.40102431100000002" table:style-name="ce1">
            <text:p>-0,401024311</text:p>
          </table:table-cell>
          <table:table-cell office:value-type="float" office:value="-3.513783745" table:style-name="ce1">
            <text:p>-3,513783745</text:p>
          </table:table-cell>
          <table:table-cell office:value-type="float" office:value="-0.52706756200000004" table:style-name="ce1">
            <text:p>-0,527067562</text:p>
          </table:table-cell>
          <table:table-cell office:value-type="float" office:value="-2.0411214950000001" table:style-name="ce1">
            <text:p>-2,041121495</text:p>
          </table:table-cell>
          <table:table-cell office:value-type="float" office:value="-0.27351027999999999" table:style-name="ce1">
            <text:p>-0,27351028</text:p>
          </table:table-cell>
          <table:table-cell office:value-type="float" office:value="-3.0008729810000001" table:style-name="ce1">
            <text:p>-3,000872981</text:p>
          </table:table-cell>
          <table:table-cell office:value-type="float" office:value="-0.53415539099999998" table:style-name="ce1">
            <text:p>-0,534155391</text:p>
          </table:table-cell>
          <table:table-cell office:value-type="float" office:value="-3.5323538609999998" table:style-name="ce1">
            <text:p>-3,532353861</text:p>
          </table:table-cell>
          <table:table-cell office:value-type="float" office:value="-0.44154423300000001" table:style-name="ce1">
            <text:p>-0,441544233</text:p>
          </table:table-cell>
          <table:table-cell office:value-type="float" office:value="-2.2777004179999998" table:style-name="ce1">
            <text:p>-2,277700418</text:p>
          </table:table-cell>
          <table:table-cell office:value-type="float" office:value="-0.22777004200000001" table:style-name="ce1">
            <text:p>-0,227770042</text:p>
          </table:table-cell>
          <table:table-cell office:value-type="float" office:value="-3.5081743869999999" table:style-name="ce1">
            <text:p>-3,508174387</text:p>
          </table:table-cell>
          <table:table-cell office:value-type="float" office:value="-0.50517711200000004" table:style-name="ce1">
            <text:p>-0,505177112</text:p>
          </table:table-cell>
          <table:table-cell office:value-type="float" office:value="10.65166187" table:style-name="ce1">
            <text:p>10,65166187</text:p>
          </table:table-cell>
          <table:table-cell office:value-type="float" office:value="1.246244439" table:style-name="ce1">
            <text:p>1,246244439</text:p>
          </table:table-cell>
          <table:table-cell office:value-type="float" office:value="6.9861652530000002" table:style-name="ce1">
            <text:p>6,986165253</text:p>
          </table:table-cell>
          <table:table-cell office:value-type="float" office:value="0.93614614399999996" table:style-name="ce1">
            <text:p>0,936146144</text:p>
          </table:table-cell>
          <table:table-cell office:value-type="float" office:value="3.8356489730000001" table:style-name="ce1">
            <text:p>3,835648973</text:p>
          </table:table-cell>
          <table:table-cell office:value-type="float" office:value="0.306851918" table:style-name="ce1">
            <text:p>0,306851918</text:p>
          </table:table-cell>
          <table:table-cell office:value-type="float" office:value="5.2165622450000004" table:style-name="ce1">
            <text:p>5,216562245</text:p>
          </table:table-cell>
          <table:table-cell office:value-type="float" office:value="0.76683464999999995" table:style-name="ce1">
            <text:p>0,76683465</text:p>
          </table:table-cell>
          <table:table-cell office:value-type="float" office:value="6.25" table:style-name="ce1">
            <text:p>6,25</text:p>
          </table:table-cell>
          <table:table-cell office:value-type="float" office:value="1.0062500000000001" table:style-name="ce1">
            <text:p>1,00625</text:p>
          </table:table-cell>
          <table:table-cell office:value-type="float" office:value="9.0046177529999998" table:style-name="ce1">
            <text:p>9,004617753</text:p>
          </table:table-cell>
          <table:table-cell office:value-type="float" office:value="0.414212417" table:style-name="ce1">
            <text:p>0,414212417</text:p>
          </table:table-cell>
          <table:table-cell office:value-type="float" office:value="6.9861652530000002" table:style-name="ce1">
            <text:p>6,986165253</text:p>
          </table:table-cell>
          <table:table-cell office:value-type="float" office:value="0.93614614399999996" table:style-name="ce1">
            <text:p>0,936146144</text:p>
          </table:table-cell>
          <table:table-cell office:value-type="float" office:value="9.5977511549999992" table:style-name="ce1">
            <text:p>9,597751155</text:p>
          </table:table-cell>
          <table:table-cell office:value-type="float" office:value="1.3916739170000001" table:style-name="ce1">
            <text:p>1,391673917</text:p>
          </table:table-cell>
          <table:table-cell office:value-type="float" office:value="5.0519944130000001" table:style-name="ce1">
            <text:p>5,051994413</text:p>
          </table:table-cell>
          <table:table-cell office:value-type="float" office:value="0.65170727900000003" table:style-name="ce1">
            <text:p>0,651707279</text:p>
          </table:table-cell>
          <table:table-cell office:value-type="float" office:value="5.2482391340000003" table:style-name="ce1">
            <text:p>5,248239134</text:p>
          </table:table-cell>
          <table:table-cell office:value-type="float" office:value="0.64028517399999996" table:style-name="ce1">
            <text:p>0,640285174</text:p>
          </table:table-cell>
          <table:table-cell office:value-type="float" office:value="6.842533993" table:style-name="ce1">
            <text:p>6,842533993</text:p>
          </table:table-cell>
          <table:table-cell office:value-type="float" office:value="1.0879629049999999" table:style-name="ce1">
            <text:p>1,087962905</text:p>
          </table:table-cell>
          <table:table-cell office:value-type="float" office:value="4.3633513329999998" table:style-name="ce1">
            <text:p>4,363351333</text:p>
          </table:table-cell>
          <table:table-cell office:value-type="float" office:value="0.53232886300000004" table:style-name="ce1">
            <text:p>0,532328863</text:p>
          </table:table-cell>
          <table:table-cell office:value-type="float" office:value="1.215571626" table:style-name="ce1">
            <text:p>1,215571626</text:p>
          </table:table-cell>
          <table:table-cell office:value-type="float" office:value="7.9012156E-2" table:style-name="ce1">
            <text:p>0,079012156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Sedoheptulose-7-phosphate + D-Glyceraldehyde-3-phosphate &lt;==&gt; D-Erythrose-4-phosphate + D-Fructose-6-phosphate</text:p>
          </table:table-cell>
          <table:table-cell office:value-type="string" table:style-name="ce1">
            <text:p>R01827</text:p>
          </table:table-cell>
          <table:table-cell office:value-type="string" table:style-name="ce1">
            <text:p>r_1048</text:p>
          </table:table-cell>
          <table:table-cell office:value-type="float" office:value="4.129416773" table:style-name="ce1">
            <text:p>4,129416773</text:p>
          </table:table-cell>
          <table:table-cell office:value-type="float" office:value="0.59463601499999996" table:style-name="ce1">
            <text:p>0,594636015</text:p>
          </table:table-cell>
          <table:table-cell office:value-type="float" office:value="2.5426921149999999" table:style-name="ce1">
            <text:p>2,542692115</text:p>
          </table:table-cell>
          <table:table-cell office:value-type="float" office:value="0.41191612300000002" table:style-name="ce1">
            <text:p>0,411916123</text:p>
          </table:table-cell>
          <table:table-cell office:value-type="float" office:value="0.73792957999999997" table:style-name="ce1">
            <text:p>0,73792958</text:p>
          </table:table-cell>
          <table:table-cell office:value-type="float" office:value="3.4682690000000002E-2" table:style-name="ce1">
            <text:p>0,03468269</text:p>
          </table:table-cell>
          <table:table-cell office:value-type="float" office:value="2.82742681" table:style-name="ce1">
            <text:p>2,82742681</text:p>
          </table:table-cell>
          <table:table-cell office:value-type="float" office:value="0.37604776600000001" table:style-name="ce1">
            <text:p>0,376047766</text:p>
          </table:table-cell>
          <table:table-cell office:value-type="float" office:value="3.828437665" table:style-name="ce1">
            <text:p>3,828437665</text:p>
          </table:table-cell>
          <table:table-cell office:value-type="float" office:value="0.53215283499999999" table:style-name="ce1">
            <text:p>0,532152835</text:p>
          </table:table-cell>
          <table:table-cell office:value-type="float" office:value="2.8525484159999999" table:style-name="ce1">
            <text:p>2,852548416</text:p>
          </table:table-cell>
          <table:table-cell office:value-type="float" office:value="0.407914424" table:style-name="ce1">
            <text:p>0,407914424</text:p>
          </table:table-cell>
          <table:table-cell office:value-type="float" office:value="3.20784139" table:style-name="ce1">
            <text:p>3,20784139</text:p>
          </table:table-cell>
          <table:table-cell office:value-type="float" office:value="0.29191356600000001" table:style-name="ce1">
            <text:p>0,291913566</text:p>
          </table:table-cell>
          <table:table-cell office:value-type="float" office:value="2.6578723960000001" table:style-name="ce1">
            <text:p>2,657872396</text:p>
          </table:table-cell>
          <table:table-cell office:value-type="float" office:value="0.41197022100000003" table:style-name="ce1">
            <text:p>0,411970221</text:p>
          </table:table-cell>
          <table:table-cell office:value-type="float" office:value="1.593724709" table:style-name="ce1">
            <text:p>1,593724709</text:p>
          </table:table-cell>
          <table:table-cell office:value-type="float" office:value="0.254995953" table:style-name="ce1">
            <text:p>0,254995953</text:p>
          </table:table-cell>
          <table:table-cell office:value-type="float" office:value="2.5515286179999999" table:style-name="ce1">
            <text:p>2,551528618</text:p>
          </table:table-cell>
          <table:table-cell office:value-type="float" office:value="0.334250249" table:style-name="ce1">
            <text:p>0,334250249</text:p>
          </table:table-cell>
          <table:table-cell office:value-type="float" office:value="3.2862989429999998" table:style-name="ce1">
            <text:p>3,286298943</text:p>
          </table:table-cell>
          <table:table-cell office:value-type="float" office:value="0.53895302700000003" table:style-name="ce1">
            <text:p>0,538953027</text:p>
          </table:table-cell>
          <table:table-cell office:value-type="float" office:value="2.554294976" table:style-name="ce1">
            <text:p>2,554294976</text:p>
          </table:table-cell>
          <table:table-cell office:value-type="float" office:value="0.40102431100000002" table:style-name="ce1">
            <text:p>0,401024311</text:p>
          </table:table-cell>
          <table:table-cell office:value-type="float" office:value="3.513783745" table:style-name="ce1">
            <text:p>3,513783745</text:p>
          </table:table-cell>
          <table:table-cell office:value-type="float" office:value="0.52706756200000004" table:style-name="ce1">
            <text:p>0,527067562</text:p>
          </table:table-cell>
          <table:table-cell office:value-type="float" office:value="2.0411214950000001" table:style-name="ce1">
            <text:p>2,041121495</text:p>
          </table:table-cell>
          <table:table-cell office:value-type="float" office:value="0.27351027999999999" table:style-name="ce1">
            <text:p>0,27351028</text:p>
          </table:table-cell>
          <table:table-cell office:value-type="float" office:value="3.0008729810000001" table:style-name="ce1">
            <text:p>3,000872981</text:p>
          </table:table-cell>
          <table:table-cell office:value-type="float" office:value="0.53415539099999998" table:style-name="ce1">
            <text:p>0,534155391</text:p>
          </table:table-cell>
          <table:table-cell office:value-type="float" office:value="3.5323538609999998" table:style-name="ce1">
            <text:p>3,532353861</text:p>
          </table:table-cell>
          <table:table-cell office:value-type="float" office:value="0.44154423300000001" table:style-name="ce1">
            <text:p>0,441544233</text:p>
          </table:table-cell>
          <table:table-cell office:value-type="float" office:value="2.2777004179999998" table:style-name="ce1">
            <text:p>2,277700418</text:p>
          </table:table-cell>
          <table:table-cell office:value-type="float" office:value="0.22777004200000001" table:style-name="ce1">
            <text:p>0,227770042</text:p>
          </table:table-cell>
          <table:table-cell office:value-type="float" office:value="3.5081743869999999" table:style-name="ce1">
            <text:p>3,508174387</text:p>
          </table:table-cell>
          <table:table-cell office:value-type="float" office:value="0.50517711200000004" table:style-name="ce1">
            <text:p>0,505177112</text:p>
          </table:table-cell>
          <table:table-cell office:value-type="float" office:value="-3.4982116369999998" table:style-name="ce1">
            <text:p>-3,498211637</text:p>
          </table:table-cell>
          <table:table-cell office:value-type="float" office:value="-0.40929076199999997" table:style-name="ce1">
            <text:p>-0,409290762</text:p>
          </table:table-cell>
          <table:table-cell office:value-type="float" office:value="-2.2854085450000001" table:style-name="ce1">
            <text:p>-2,285408545</text:p>
          </table:table-cell>
          <table:table-cell office:value-type="float" office:value="-0.30624474499999998" table:style-name="ce1">
            <text:p>-0,306244745</text:p>
          </table:table-cell>
          <table:table-cell office:value-type="float" office:value="-1.2350077189999999" table:style-name="ce1">
            <text:p>-1,235007719</text:p>
          </table:table-cell>
          <table:table-cell office:value-type="float" office:value="-9.8800618000000007E-2" table:style-name="ce1">
            <text:p>-0,098800618</text:p>
          </table:table-cell>
          <table:table-cell office:value-type="float" office:value="-1.682102969" table:style-name="ce1">
            <text:p>-1,682102969</text:p>
          </table:table-cell>
          <table:table-cell office:value-type="float" office:value="-0.247269136" table:style-name="ce1">
            <text:p>-0,247269136</text:p>
          </table:table-cell>
          <table:table-cell office:value-type="float" office:value="-2.0273631839999999" table:style-name="ce1">
            <text:p>-2,027363184</text:p>
          </table:table-cell>
          <table:table-cell office:value-type="float" office:value="-0.326405473" table:style-name="ce1">
            <text:p>-0,326405473</text:p>
          </table:table-cell>
          <table:table-cell office:value-type="float" office:value="-2.9245767059999999" table:style-name="ce1">
            <text:p>-2,924576706</text:p>
          </table:table-cell>
          <table:table-cell office:value-type="float" office:value="-0.13453052800000001" table:style-name="ce1">
            <text:p>-0,134530528</text:p>
          </table:table-cell>
          <table:table-cell office:value-type="float" office:value="-2.2854085450000001" table:style-name="ce1">
            <text:p>-2,285408545</text:p>
          </table:table-cell>
          <table:table-cell office:value-type="float" office:value="-0.30624474499999998" table:style-name="ce1">
            <text:p>-0,306244745</text:p>
          </table:table-cell>
          <table:table-cell office:value-type="float" office:value="-3.1523994380000002" table:style-name="ce1">
            <text:p>-3,152399438</text:p>
          </table:table-cell>
          <table:table-cell office:value-type="float" office:value="-0.45709791799999999" table:style-name="ce1">
            <text:p>-0,457097918</text:p>
          </table:table-cell>
          <table:table-cell office:value-type="float" office:value="-1.629675617" table:style-name="ce1">
            <text:p>-1,629675617</text:p>
          </table:table-cell>
          <table:table-cell office:value-type="float" office:value="-0.210228155" table:style-name="ce1">
            <text:p>-0,210228155</text:p>
          </table:table-cell>
          <table:table-cell office:value-type="float" office:value="-1.683559526" table:style-name="ce1">
            <text:p>-1,683559526</text:p>
          </table:table-cell>
          <table:table-cell office:value-type="float" office:value="-0.20539426199999999" table:style-name="ce1">
            <text:p>-0,205394262</text:p>
          </table:table-cell>
          <table:table-cell office:value-type="float" office:value="-2.2307162100000002" table:style-name="ce1">
            <text:p>-2,23071621</text:p>
          </table:table-cell>
          <table:table-cell office:value-type="float" office:value="-0.35468387699999998" table:style-name="ce1">
            <text:p>-0,354683877</text:p>
          </table:table-cell>
          <table:table-cell office:value-type="float" office:value="-1.393485455" table:style-name="ce1">
            <text:p>-1,393485455</text:p>
          </table:table-cell>
          <table:table-cell office:value-type="float" office:value="-0.17000522600000001" table:style-name="ce1">
            <text:p>-0,170005226</text:p>
          </table:table-cell>
          <table:table-cell office:value-type="float" office:value="-0.35390060000000001" table:style-name="ce1">
            <text:p>-0,3539006</text:p>
          </table:table-cell>
          <table:table-cell office:value-type="float" office:value="-2.3003539E-2" table:style-name="ce1">
            <text:p>-0,023003539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D-Fructose-6-phosphate + D-Glyceraldehyde-3-phosphate &lt;==&gt; D-Erythrose-4-phosphate + D-Xylulose-5-phosphate</text:p>
          </table:table-cell>
          <table:table-cell office:value-type="string" table:style-name="ce1">
            <text:p>R01830</text:p>
          </table:table-cell>
          <table:table-cell office:value-type="string" table:style-name="ce1">
            <text:p>r_1050</text:p>
          </table:table-cell>
          <table:table-cell office:value-type="float" office:value="3.3702284659999999" table:style-name="ce1">
            <text:p>3,370228466</text:p>
          </table:table-cell>
          <table:table-cell office:value-type="float" office:value="0.48531289900000002" table:style-name="ce1">
            <text:p>0,485312899</text:p>
          </table:table-cell>
          <table:table-cell office:value-type="float" office:value="1.79558011" table:style-name="ce1">
            <text:p>1,79558011</text:p>
          </table:table-cell>
          <table:table-cell office:value-type="float" office:value="0.29088397799999999" table:style-name="ce1">
            <text:p>0,290883978</text:p>
          </table:table-cell>
          <table:table-cell office:value-type="float" office:value="-0.10541851100000001" table:style-name="ce1">
            <text:p>-0,105418511</text:p>
          </table:table-cell>
          <table:table-cell office:value-type="float" office:value="-4.9546700000000004E-3" table:style-name="ce1">
            <text:p>-0,00495467</text:p>
          </table:table-cell>
          <table:table-cell office:value-type="float" office:value="2.2573189519999999" table:style-name="ce1">
            <text:p>2,257318952</text:p>
          </table:table-cell>
          <table:table-cell office:value-type="float" office:value="0.30022342099999999" table:style-name="ce1">
            <text:p>0,300223421</text:p>
          </table:table-cell>
          <table:table-cell office:value-type="float" office:value="3.0204636410000001" table:style-name="ce1">
            <text:p>3,020463641</text:p>
          </table:table-cell>
          <table:table-cell office:value-type="float" office:value="0.41984444599999998" table:style-name="ce1">
            <text:p>0,419844446</text:p>
          </table:table-cell>
          <table:table-cell office:value-type="float" office:value="2.1464028530000001" table:style-name="ce1">
            <text:p>2,146402853</text:p>
          </table:table-cell>
          <table:table-cell office:value-type="float" office:value="0.30693560800000003" table:style-name="ce1">
            <text:p>0,306935608</text:p>
          </table:table-cell>
          <table:table-cell office:value-type="float" office:value="2.5395411000000001" table:style-name="ce1">
            <text:p>2,5395411</text:p>
          </table:table-cell>
          <table:table-cell office:value-type="float" office:value="0.23109824000000001" table:style-name="ce1">
            <text:p>0,23109824</text:p>
          </table:table-cell>
          <table:table-cell office:value-type="float" office:value="2.0178932930000002" table:style-name="ce1">
            <text:p>2,017893293</text:p>
          </table:table-cell>
          <table:table-cell office:value-type="float" office:value="0.31277346" table:style-name="ce1">
            <text:p>0,31277346</text:p>
          </table:table-cell>
          <table:table-cell office:value-type="float" office:value="0.921372097" table:style-name="ce1">
            <text:p>0,921372097</text:p>
          </table:table-cell>
          <table:table-cell office:value-type="float" office:value="0.14741953599999999" table:style-name="ce1">
            <text:p>0,147419536</text:p>
          </table:table-cell>
          <table:table-cell office:value-type="float" office:value="1.846601793" table:style-name="ce1">
            <text:p>1,846601793</text:p>
          </table:table-cell>
          <table:table-cell office:value-type="float" office:value="0.24190483500000001" table:style-name="ce1">
            <text:p>0,241904835</text:p>
          </table:table-cell>
          <table:table-cell office:value-type="float" office:value="2.675462708" table:style-name="ce1">
            <text:p>2,675462708</text:p>
          </table:table-cell>
          <table:table-cell office:value-type="float" office:value="0.438775884" table:style-name="ce1">
            <text:p>0,438775884</text:p>
          </table:table-cell>
          <table:table-cell office:value-type="float" office:value="1.8282009720000001" table:style-name="ce1">
            <text:p>1,828200972</text:p>
          </table:table-cell>
          <table:table-cell office:value-type="float" office:value="0.28702755299999999" table:style-name="ce1">
            <text:p>0,287027553</text:p>
          </table:table-cell>
          <table:table-cell office:value-type="float" office:value="2.7424653619999999" table:style-name="ce1">
            <text:p>2,742465362</text:p>
          </table:table-cell>
          <table:table-cell office:value-type="float" office:value="0.41136980400000001" table:style-name="ce1">
            <text:p>0,411369804</text:p>
          </table:table-cell>
          <table:table-cell office:value-type="float" office:value="1.256074766" table:style-name="ce1">
            <text:p>1,256074766</text:p>
          </table:table-cell>
          <table:table-cell office:value-type="float" office:value="0.16831401900000001" table:style-name="ce1">
            <text:p>0,168314019</text:p>
          </table:table-cell>
          <table:table-cell office:value-type="float" office:value="2.3352247930000001" table:style-name="ce1">
            <text:p>2,335224793</text:p>
          </table:table-cell>
          <table:table-cell office:value-type="float" office:value="0.415670013" table:style-name="ce1">
            <text:p>0,415670013</text:p>
          </table:table-cell>
          <table:table-cell office:value-type="float" office:value="2.6101906850000001" table:style-name="ce1">
            <text:p>2,610190685</text:p>
          </table:table-cell>
          <table:table-cell office:value-type="float" office:value="0.32627383599999998" table:style-name="ce1">
            <text:p>0,326273836</text:p>
          </table:table-cell>
          <table:table-cell office:value-type="float" office:value="1.4422120549999999" table:style-name="ce1">
            <text:p>1,442212055</text:p>
          </table:table-cell>
          <table:table-cell office:value-type="float" office:value="0.14422120499999999" table:style-name="ce1">
            <text:p>0,144221205</text:p>
          </table:table-cell>
          <table:table-cell office:value-type="float" office:value="2.7111716619999999" table:style-name="ce1">
            <text:p>2,711171662</text:p>
          </table:table-cell>
          <table:table-cell office:value-type="float" office:value="0.39040871900000002" table:style-name="ce1">
            <text:p>0,390408719</text:p>
          </table:table-cell>
          <table:table-cell office:value-type="float" office:value="3.4982116369999998" table:style-name="ce1">
            <text:p>3,498211637</text:p>
          </table:table-cell>
          <table:table-cell office:value-type="float" office:value="0.40929076199999997" table:style-name="ce1">
            <text:p>0,409290762</text:p>
          </table:table-cell>
          <table:table-cell office:value-type="float" office:value="2.2854085450000001" table:style-name="ce1">
            <text:p>2,285408545</text:p>
          </table:table-cell>
          <table:table-cell office:value-type="float" office:value="0.30624474499999998" table:style-name="ce1">
            <text:p>0,306244745</text:p>
          </table:table-cell>
          <table:table-cell office:value-type="float" office:value="1.2350077189999999" table:style-name="ce1">
            <text:p>1,235007719</text:p>
          </table:table-cell>
          <table:table-cell office:value-type="float" office:value="9.8800618000000007E-2" table:style-name="ce1">
            <text:p>0,098800618</text:p>
          </table:table-cell>
          <table:table-cell office:value-type="float" office:value="1.682102969" table:style-name="ce1">
            <text:p>1,682102969</text:p>
          </table:table-cell>
          <table:table-cell office:value-type="float" office:value="0.247269136" table:style-name="ce1">
            <text:p>0,247269136</text:p>
          </table:table-cell>
          <table:table-cell office:value-type="float" office:value="2.0273631839999999" table:style-name="ce1">
            <text:p>2,027363184</text:p>
          </table:table-cell>
          <table:table-cell office:value-type="float" office:value="0.326405473" table:style-name="ce1">
            <text:p>0,326405473</text:p>
          </table:table-cell>
          <table:table-cell office:value-type="float" office:value="2.9245767059999999" table:style-name="ce1">
            <text:p>2,924576706</text:p>
          </table:table-cell>
          <table:table-cell office:value-type="float" office:value="0.13453052800000001" table:style-name="ce1">
            <text:p>0,134530528</text:p>
          </table:table-cell>
          <table:table-cell office:value-type="float" office:value="2.2854085450000001" table:style-name="ce1">
            <text:p>2,285408545</text:p>
          </table:table-cell>
          <table:table-cell office:value-type="float" office:value="0.30624474499999998" table:style-name="ce1">
            <text:p>0,306244745</text:p>
          </table:table-cell>
          <table:table-cell office:value-type="float" office:value="3.1523994380000002" table:style-name="ce1">
            <text:p>3,152399438</text:p>
          </table:table-cell>
          <table:table-cell office:value-type="float" office:value="0.45709791799999999" table:style-name="ce1">
            <text:p>0,457097918</text:p>
          </table:table-cell>
          <table:table-cell office:value-type="float" office:value="1.629675617" table:style-name="ce1">
            <text:p>1,629675617</text:p>
          </table:table-cell>
          <table:table-cell office:value-type="float" office:value="0.210228155" table:style-name="ce1">
            <text:p>0,210228155</text:p>
          </table:table-cell>
          <table:table-cell office:value-type="float" office:value="1.683559526" table:style-name="ce1">
            <text:p>1,683559526</text:p>
          </table:table-cell>
          <table:table-cell office:value-type="float" office:value="0.20539426199999999" table:style-name="ce1">
            <text:p>0,205394262</text:p>
          </table:table-cell>
          <table:table-cell office:value-type="float" office:value="2.2307162100000002" table:style-name="ce1">
            <text:p>2,23071621</text:p>
          </table:table-cell>
          <table:table-cell office:value-type="float" office:value="0.35468387699999998" table:style-name="ce1">
            <text:p>0,354683877</text:p>
          </table:table-cell>
          <table:table-cell office:value-type="float" office:value="1.393485455" table:style-name="ce1">
            <text:p>1,393485455</text:p>
          </table:table-cell>
          <table:table-cell office:value-type="float" office:value="0.17000522600000001" table:style-name="ce1">
            <text:p>0,170005226</text:p>
          </table:table-cell>
          <table:table-cell office:value-type="float" office:value="0.35390060000000001" table:style-name="ce1">
            <text:p>0,3539006</text:p>
          </table:table-cell>
          <table:table-cell office:value-type="float" office:value="2.3003539E-2" table:style-name="ce1">
            <text:p>0,023003539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D-Glucose-6-phosphate &lt;==&gt; D-Glucono-1,5-lactone-6-phosphate</text:p>
          </table:table-cell>
          <table:table-cell office:value-type="string" table:style-name="ce1">
            <text:p>R02736</text:p>
          </table:table-cell>
          <table:table-cell office:value-type="string" table:style-name="ce1">
            <text:p>r_0466</text:p>
          </table:table-cell>
          <table:table-cell office:value-type="float" office:value="12.55853555" table:style-name="ce1">
            <text:p>12,55853555</text:p>
          </table:table-cell>
          <table:table-cell office:value-type="float" office:value="1.8084291189999999" table:style-name="ce1">
            <text:p>1,808429119</text:p>
          </table:table-cell>
          <table:table-cell office:value-type="float" office:value="7.791310899" table:style-name="ce1">
            <text:p>7,791310899</text:p>
          </table:table-cell>
          <table:table-cell office:value-type="float" office:value="1.2621923660000001" table:style-name="ce1">
            <text:p>1,262192366</text:p>
          </table:table-cell>
          <table:table-cell office:value-type="float" office:value="2.3613746569999998" table:style-name="ce1">
            <text:p>2,361374657</text:p>
          </table:table-cell>
          <table:table-cell office:value-type="float" office:value="0.110984609" table:style-name="ce1">
            <text:p>0,110984609</text:p>
          </table:table-cell>
          <table:table-cell office:value-type="float" office:value="8.6132511560000005" table:style-name="ce1">
            <text:p>8,613251156</text:p>
          </table:table-cell>
          <table:table-cell office:value-type="float" office:value="1.1455624040000001" table:style-name="ce1">
            <text:p>1,145562404</text:p>
          </table:table-cell>
          <table:table-cell office:value-type="float" office:value="11.666540810000001" table:style-name="ce1">
            <text:p>11,66654081</text:p>
          </table:table-cell>
          <table:table-cell office:value-type="float" office:value="1.621649173" table:style-name="ce1">
            <text:p>1,621649173</text:p>
          </table:table-cell>
          <table:table-cell office:value-type="float" office:value="8.7044675940000005" table:style-name="ce1">
            <text:p>8,704467594</text:p>
          </table:table-cell>
          <table:table-cell office:value-type="float" office:value="1.2447388660000001" table:style-name="ce1">
            <text:p>1,244738866</text:p>
          </table:table-cell>
          <table:table-cell office:value-type="float" office:value="9.7794609040000005" table:style-name="ce1">
            <text:p>9,779460904</text:p>
          </table:table-cell>
          <table:table-cell office:value-type="float" office:value="0.889930942" table:style-name="ce1">
            <text:p>0,889930942</text:p>
          </table:table-cell>
          <table:table-cell office:value-type="float" office:value="8.1042251679999993" table:style-name="ce1">
            <text:p>8,104225168</text:p>
          </table:table-cell>
          <table:table-cell office:value-type="float" office:value="1.2561549009999999" table:style-name="ce1">
            <text:p>1,256154901</text:p>
          </table:table-cell>
          <table:table-cell office:value-type="float" office:value="4.930585818" table:style-name="ce1">
            <text:p>4,930585818</text:p>
          </table:table-cell>
          <table:table-cell office:value-type="float" office:value="0.78889373100000004" table:style-name="ce1">
            <text:p>0,788893731</text:p>
          </table:table-cell>
          <table:table-cell office:value-type="float" office:value="7.8001685690000002" table:style-name="ce1">
            <text:p>7,800168569</text:p>
          </table:table-cell>
          <table:table-cell office:value-type="float" office:value="1.021822083" table:style-name="ce1">
            <text:p>1,021822083</text:p>
          </table:table-cell>
          <table:table-cell office:value-type="float" office:value="9.9993891640000001" table:style-name="ce1">
            <text:p>9,999389164</text:p>
          </table:table-cell>
          <table:table-cell office:value-type="float" office:value="1.6398998229999999" table:style-name="ce1">
            <text:p>1,639899823</text:p>
          </table:table-cell>
          <table:table-cell office:value-type="float" office:value="7.818476499" table:style-name="ce1">
            <text:p>7,818476499</text:p>
          </table:table-cell>
          <table:table-cell office:value-type="float" office:value="1.22750081" table:style-name="ce1">
            <text:p>1,22750081</text:p>
          </table:table-cell>
          <table:table-cell office:value-type="float" office:value="10.70561348" table:style-name="ce1">
            <text:p>10,70561348</text:p>
          </table:table-cell>
          <table:table-cell office:value-type="float" office:value="1.6058420229999999" table:style-name="ce1">
            <text:p>1,605842023</text:p>
          </table:table-cell>
          <table:table-cell office:value-type="float" office:value="6.2878504670000002" table:style-name="ce1">
            <text:p>6,287850467</text:p>
          </table:table-cell>
          <table:table-cell office:value-type="float" office:value="0.84257196300000003" table:style-name="ce1">
            <text:p>0,842571963</text:p>
          </table:table-cell>
          <table:table-cell office:value-type="float" office:value="9.1499345259999991" table:style-name="ce1">
            <text:p>9,149934526</text:p>
          </table:table-cell>
          <table:table-cell office:value-type="float" office:value="1.6286883459999999" table:style-name="ce1">
            <text:p>1,628688346</text:p>
          </table:table-cell>
          <table:table-cell office:value-type="float" office:value="10.808065020000001" table:style-name="ce1">
            <text:p>10,80806502</text:p>
          </table:table-cell>
          <table:table-cell office:value-type="float" office:value="1.3510081279999999" table:style-name="ce1">
            <text:p>1,351008128</text:p>
          </table:table-cell>
          <table:table-cell office:value-type="float" office:value="7.0121344739999998" table:style-name="ce1">
            <text:p>7,012134474</text:p>
          </table:table-cell>
          <table:table-cell office:value-type="float" office:value="0.70121344699999999" table:style-name="ce1">
            <text:p>0,701213447</text:p>
          </table:table-cell>
          <table:table-cell office:value-type="float" office:value="10.694822889999999" table:style-name="ce1">
            <text:p>10,69482289</text:p>
          </table:table-cell>
          <table:table-cell office:value-type="float" office:value="1.540054496" table:style-name="ce1">
            <text:p>1,540054496</text:p>
          </table:table-cell>
          <table:table-cell office:value-type="float" office:value="10.65166187" table:style-name="ce1">
            <text:p>10,65166187</text:p>
          </table:table-cell>
          <table:table-cell office:value-type="float" office:value="1.246244439" table:style-name="ce1">
            <text:p>1,246244439</text:p>
          </table:table-cell>
          <table:table-cell office:value-type="float" office:value="6.9861652530000002" table:style-name="ce1">
            <text:p>6,986165253</text:p>
          </table:table-cell>
          <table:table-cell office:value-type="float" office:value="0.93614614399999996" table:style-name="ce1">
            <text:p>0,936146144</text:p>
          </table:table-cell>
          <table:table-cell office:value-type="float" office:value="3.8356489730000001" table:style-name="ce1">
            <text:p>3,835648973</text:p>
          </table:table-cell>
          <table:table-cell office:value-type="float" office:value="0.306851918" table:style-name="ce1">
            <text:p>0,306851918</text:p>
          </table:table-cell>
          <table:table-cell office:value-type="float" office:value="5.2165622450000004" table:style-name="ce1">
            <text:p>5,216562245</text:p>
          </table:table-cell>
          <table:table-cell office:value-type="float" office:value="0.76683464999999995" table:style-name="ce1">
            <text:p>0,76683465</text:p>
          </table:table-cell>
          <table:table-cell office:value-type="float" office:value="6.25" table:style-name="ce1">
            <text:p>6,25</text:p>
          </table:table-cell>
          <table:table-cell office:value-type="float" office:value="1.0062500000000001" table:style-name="ce1">
            <text:p>1,00625</text:p>
          </table:table-cell>
          <table:table-cell office:value-type="float" office:value="9.0046177529999998" table:style-name="ce1">
            <text:p>9,004617753</text:p>
          </table:table-cell>
          <table:table-cell office:value-type="float" office:value="0.414212417" table:style-name="ce1">
            <text:p>0,414212417</text:p>
          </table:table-cell>
          <table:table-cell office:value-type="float" office:value="6.9861652530000002" table:style-name="ce1">
            <text:p>6,986165253</text:p>
          </table:table-cell>
          <table:table-cell office:value-type="float" office:value="0.93614614399999996" table:style-name="ce1">
            <text:p>0,936146144</text:p>
          </table:table-cell>
          <table:table-cell office:value-type="float" office:value="9.5977511549999992" table:style-name="ce1">
            <text:p>9,597751155</text:p>
          </table:table-cell>
          <table:table-cell office:value-type="float" office:value="1.3916739170000001" table:style-name="ce1">
            <text:p>1,391673917</text:p>
          </table:table-cell>
          <table:table-cell office:value-type="float" office:value="5.0519944130000001" table:style-name="ce1">
            <text:p>5,051994413</text:p>
          </table:table-cell>
          <table:table-cell office:value-type="float" office:value="0.65170727900000003" table:style-name="ce1">
            <text:p>0,651707279</text:p>
          </table:table-cell>
          <table:table-cell office:value-type="float" office:value="5.2482391340000003" table:style-name="ce1">
            <text:p>5,248239134</text:p>
          </table:table-cell>
          <table:table-cell office:value-type="float" office:value="0.64028517399999996" table:style-name="ce1">
            <text:p>0,640285174</text:p>
          </table:table-cell>
          <table:table-cell office:value-type="float" office:value="6.842533993" table:style-name="ce1">
            <text:p>6,842533993</text:p>
          </table:table-cell>
          <table:table-cell office:value-type="float" office:value="1.0879629049999999" table:style-name="ce1">
            <text:p>1,087962905</text:p>
          </table:table-cell>
          <table:table-cell office:value-type="float" office:value="4.3633513329999998" table:style-name="ce1">
            <text:p>4,363351333</text:p>
          </table:table-cell>
          <table:table-cell office:value-type="float" office:value="0.53232886300000004" table:style-name="ce1">
            <text:p>0,532328863</text:p>
          </table:table-cell>
          <table:table-cell office:value-type="float" office:value="1.215571626" table:style-name="ce1">
            <text:p>1,215571626</text:p>
          </table:table-cell>
          <table:table-cell office:value-type="float" office:value="7.9012156E-2" table:style-name="ce1">
            <text:p>0,079012156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D-Glucose-6-phosphate &lt;==&gt; D-Fructose-6-phosphate</text:p>
          </table:table-cell>
          <table:table-cell office:value-type="string" table:style-name="ce1">
            <text:p>R02740</text:p>
          </table:table-cell>
          <table:table-cell office:value-type="string" table:style-name="ce1">
            <text:p>r_0467</text:p>
          </table:table-cell>
          <table:table-cell office:value-type="float" office:value="82.37547893" table:style-name="ce1">
            <text:p>82,37547893</text:p>
          </table:table-cell>
          <table:table-cell office:value-type="float" office:value="11.862068969999999" table:style-name="ce1">
            <text:p>11,86206897</text:p>
          </table:table-cell>
          <table:table-cell office:value-type="float" office:value="87.242591660000002" table:style-name="ce1">
            <text:p>87,24259166</text:p>
          </table:table-cell>
          <table:table-cell office:value-type="float" office:value="14.13329985" table:style-name="ce1">
            <text:p>14,13329985</text:p>
          </table:table-cell>
          <table:table-cell office:value-type="float" office:value="92.135779040000003" table:style-name="ce1">
            <text:p>92,13577904</text:p>
          </table:table-cell>
          <table:table-cell office:value-type="float" office:value="4.3303816150000003" table:style-name="ce1">
            <text:p>4,330381615</text:p>
          </table:table-cell>
          <table:table-cell office:value-type="float" office:value="87.580893680000003" table:style-name="ce1">
            <text:p>87,58089368</text:p>
          </table:table-cell>
          <table:table-cell office:value-type="float" office:value="11.64825886" table:style-name="ce1">
            <text:p>11,64825886</text:p>
          </table:table-cell>
          <table:table-cell office:value-type="float" office:value="82.934380430000004" table:style-name="ce1">
            <text:p>82,93438043</text:p>
          </table:table-cell>
          <table:table-cell office:value-type="float" office:value="11.527878879999999" table:style-name="ce1">
            <text:p>11,52787888</text:p>
          </table:table-cell>
          <table:table-cell office:value-type="float" office:value="86.688107389999999" table:style-name="ce1">
            <text:p>86,68810739</text:p>
          </table:table-cell>
          <table:table-cell office:value-type="float" office:value="12.39639936" table:style-name="ce1">
            <text:p>12,39639936</text:p>
          </table:table-cell>
          <table:table-cell office:value-type="float" office:value="85.720650480000003" table:style-name="ce1">
            <text:p>85,72065048</text:p>
          </table:table-cell>
          <table:table-cell office:value-type="float" office:value="7.800579194" table:style-name="ce1">
            <text:p>7,800579194</text:p>
          </table:table-cell>
          <table:table-cell office:value-type="float" office:value="87.657545880000001" table:style-name="ce1">
            <text:p>87,65754588</text:p>
          </table:table-cell>
          <table:table-cell office:value-type="float" office:value="13.586919610000001" table:style-name="ce1">
            <text:p>13,58691961</text:p>
          </table:table-cell>
          <table:table-cell office:value-type="float" office:value="90.618190870000006" table:style-name="ce1">
            <text:p>90,61819087</text:p>
          </table:table-cell>
          <table:table-cell office:value-type="float" office:value="14.498910540000001" table:style-name="ce1">
            <text:p>14,49891054</text:p>
          </table:table-cell>
          <table:table-cell office:value-type="float" office:value="87.541184580000007" table:style-name="ce1">
            <text:p>87,54118458</text:p>
          </table:table-cell>
          <table:table-cell office:value-type="float" office:value="11.467895179999999" table:style-name="ce1">
            <text:p>11,46789518</text:p>
          </table:table-cell>
          <table:table-cell office:value-type="float" office:value="85.376580540000006" table:style-name="ce1">
            <text:p>85,37658054</text:p>
          </table:table-cell>
          <table:table-cell office:value-type="float" office:value="14.001759209999999" table:style-name="ce1">
            <text:p>14,00175921</text:p>
          </table:table-cell>
          <table:table-cell office:value-type="float" office:value="87.384116689999999" table:style-name="ce1">
            <text:p>87,38411669</text:p>
          </table:table-cell>
          <table:table-cell office:value-type="float" office:value="13.719306319999999" table:style-name="ce1">
            <text:p>13,71930632</text:p>
          </table:table-cell>
          <table:table-cell office:value-type="float" office:value="84.137980290000002" table:style-name="ce1">
            <text:p>84,13798029</text:p>
          </table:table-cell>
          <table:table-cell office:value-type="float" office:value="12.62069704" table:style-name="ce1">
            <text:p>12,62069704</text:p>
          </table:table-cell>
          <table:table-cell office:value-type="float" office:value="87.962616819999994" table:style-name="ce1">
            <text:p>87,96261682</text:p>
          </table:table-cell>
          <table:table-cell office:value-type="float" office:value="11.78699065" table:style-name="ce1">
            <text:p>11,78699065</text:p>
          </table:table-cell>
          <table:table-cell office:value-type="float" office:value="86.463334790000005" table:style-name="ce1">
            <text:p>86,46333479</text:p>
          </table:table-cell>
          <table:table-cell office:value-type="float" office:value="15.390473589999999" table:style-name="ce1">
            <text:p>15,39047359</text:p>
          </table:table-cell>
          <table:table-cell office:value-type="float" office:value="83.088465150000005" table:style-name="ce1">
            <text:p>83,08846515</text:p>
          </table:table-cell>
          <table:table-cell office:value-type="float" office:value="10.386058139999999" table:style-name="ce1">
            <text:p>10,38605814</text:p>
          </table:table-cell>
          <table:table-cell office:value-type="float" office:value="87.497513429999998" table:style-name="ce1">
            <text:p>87,49751343</text:p>
          </table:table-cell>
          <table:table-cell office:value-type="float" office:value="8.7497513429999998" table:style-name="ce1">
            <text:p>8,749751343</text:p>
          </table:table-cell>
          <table:table-cell office:value-type="float" office:value="84.059945499999998" table:style-name="ce1">
            <text:p>84,0599455</text:p>
          </table:table-cell>
          <table:table-cell office:value-type="float" office:value="12.10463215" table:style-name="ce1">
            <text:p>12,10463215</text:p>
          </table:table-cell>
          <table:table-cell office:value-type="float" office:value="84.463055049999994" table:style-name="ce1">
            <text:p>84,46305505</text:p>
          </table:table-cell>
          <table:table-cell office:value-type="float" office:value="9.8821774399999995" table:style-name="ce1">
            <text:p>9,88217744</text:p>
          </table:table-cell>
          <table:table-cell office:value-type="float" office:value="88.695253379999997" table:style-name="ce1">
            <text:p>88,69525338</text:p>
          </table:table-cell>
          <table:table-cell office:value-type="float" office:value="11.885163950000001" table:style-name="ce1">
            <text:p>11,88516395</text:p>
          </table:table-cell>
          <table:table-cell office:value-type="float" office:value="92.399952499999998" table:style-name="ce1">
            <text:p>92,3999525</text:p>
          </table:table-cell>
          <table:table-cell office:value-type="float" office:value="7.3919962000000003" table:style-name="ce1">
            <text:p>7,3919962</text:p>
          </table:table-cell>
          <table:table-cell office:value-type="float" office:value="89.580495780000007" table:style-name="ce1">
            <text:p>89,58049578</text:p>
          </table:table-cell>
          <table:table-cell office:value-type="float" office:value="13.168332879999999" table:style-name="ce1">
            <text:p>13,16833288</text:p>
          </table:table-cell>
          <table:table-cell office:value-type="float" office:value="88.414179099999998" table:style-name="ce1">
            <text:p>88,4141791</text:p>
          </table:table-cell>
          <table:table-cell office:value-type="float" office:value="14.23468284" table:style-name="ce1">
            <text:p>14,23468284</text:p>
          </table:table-cell>
          <table:table-cell office:value-type="float" office:value="82.555156490000002" table:style-name="ce1">
            <text:p>82,55515649</text:p>
          </table:table-cell>
          <table:table-cell office:value-type="float" office:value="3.7975371990000002" table:style-name="ce1">
            <text:p>3,797537199</text:p>
          </table:table-cell>
          <table:table-cell office:value-type="float" office:value="88.695253379999997" table:style-name="ce1">
            <text:p>88,69525338</text:p>
          </table:table-cell>
          <table:table-cell office:value-type="float" office:value="11.885163950000001" table:style-name="ce1">
            <text:p>11,88516395</text:p>
          </table:table-cell>
          <table:table-cell office:value-type="float" office:value="86.219128569999995" table:style-name="ce1">
            <text:p>86,21912857</text:p>
          </table:table-cell>
          <table:table-cell office:value-type="float" office:value="12.50177364" table:style-name="ce1">
            <text:p>12,50177364</text:p>
          </table:table-cell>
          <table:table-cell office:value-type="float" office:value="89.927052619999998" table:style-name="ce1">
            <text:p>89,92705262</text:p>
          </table:table-cell>
          <table:table-cell office:value-type="float" office:value="11.600589790000001" table:style-name="ce1">
            <text:p>11,60058979</text:p>
          </table:table-cell>
          <table:table-cell office:value-type="float" office:value="88.833533759999995" table:style-name="ce1">
            <text:p>88,83353376</text:p>
          </table:table-cell>
          <table:table-cell office:value-type="float" office:value="10.837691120000001" table:style-name="ce1">
            <text:p>10,83769112</text:p>
          </table:table-cell>
          <table:table-cell office:value-type="float" office:value="88.558180340000007" table:style-name="ce1">
            <text:p>88,55818034</text:p>
          </table:table-cell>
          <table:table-cell office:value-type="float" office:value="14.08075067" table:style-name="ce1">
            <text:p>14,08075067</text:p>
          </table:table-cell>
          <table:table-cell office:value-type="float" office:value="89.522731230000005" table:style-name="ce1">
            <text:p>89,52273123</text:p>
          </table:table-cell>
          <table:table-cell office:value-type="float" office:value="10.92177321" table:style-name="ce1">
            <text:p>10,92177321</text:p>
          </table:table-cell>
          <table:table-cell office:value-type="float" office:value="94.076011690000001" table:style-name="ce1">
            <text:p>94,07601169</text:p>
          </table:table-cell>
          <table:table-cell office:value-type="float" office:value="6.1149407599999996" table:style-name="ce1">
            <text:p>6,11494076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D-Fructose-6-phosphate &lt;==&gt; D-Fructose-1,6-bisphosphate</text:p>
          </table:table-cell>
          <table:table-cell office:value-type="string" table:style-name="ce1">
            <text:p>R04779</text:p>
          </table:table-cell>
          <table:table-cell office:value-type="string" table:style-name="ce1">
            <text:p>r_0886</text:p>
          </table:table-cell>
          <table:table-cell office:value-type="float" office:value="89.875124170000007" table:style-name="ce1">
            <text:p>89,87512417</text:p>
          </table:table-cell>
          <table:table-cell office:value-type="float" office:value="12.94201788" table:style-name="ce1">
            <text:p>12,94201788</text:p>
          </table:table-cell>
          <table:table-cell office:value-type="float" office:value="91.580863890000003" table:style-name="ce1">
            <text:p>91,58086389</text:p>
          </table:table-cell>
          <table:table-cell office:value-type="float" office:value="14.836099949999999" table:style-name="ce1">
            <text:p>14,83609995</text:p>
          </table:table-cell>
          <table:table-cell office:value-type="float" office:value="92.747206410000004" table:style-name="ce1">
            <text:p>92,74720641</text:p>
          </table:table-cell>
          <table:table-cell office:value-type="float" office:value="4.3591187009999999" table:style-name="ce1">
            <text:p>4,359118701</text:p>
          </table:table-cell>
          <table:table-cell office:value-type="float" office:value="92.673343610000003" table:style-name="ce1">
            <text:p>92,67334361</text:p>
          </table:table-cell>
          <table:table-cell office:value-type="float" office:value="12.3255547" table:style-name="ce1">
            <text:p>12,3255547</text:p>
          </table:table-cell>
          <table:table-cell office:value-type="float" office:value="89.790832890000004" table:style-name="ce1">
            <text:p>89,79083289</text:p>
          </table:table-cell>
          <table:table-cell office:value-type="float" office:value="12.480925770000001" table:style-name="ce1">
            <text:p>12,48092577</text:p>
          </table:table-cell>
          <table:table-cell office:value-type="float" office:value="91.687058660000005" table:style-name="ce1">
            <text:p>91,68705866</text:p>
          </table:table-cell>
          <table:table-cell office:value-type="float" office:value="13.111249389999999" table:style-name="ce1">
            <text:p>13,11124939</text:p>
          </table:table-cell>
          <table:table-cell office:value-type="float" office:value="91.468032969999996" table:style-name="ce1">
            <text:p>91,46803297</text:p>
          </table:table-cell>
          <table:table-cell office:value-type="float" office:value="8.3235910000000004" table:style-name="ce1">
            <text:p>8,323591</text:p>
          </table:table-cell>
          <table:table-cell office:value-type="float" office:value="92.333311570000006" table:style-name="ce1">
            <text:p>92,33331157</text:p>
          </table:table-cell>
          <table:table-cell office:value-type="float" office:value="14.31166329" table:style-name="ce1">
            <text:p>14,31166329</text:p>
          </table:table-cell>
          <table:table-cell office:value-type="float" office:value="93.133287679999995" table:style-name="ce1">
            <text:p>93,13328768</text:p>
          </table:table-cell>
          <table:table-cell office:value-type="float" office:value="14.90132603" table:style-name="ce1">
            <text:p>14,90132603</text:p>
          </table:table-cell>
          <table:table-cell office:value-type="float" office:value="91.931652749999998" table:style-name="ce1">
            <text:p>91,93165275</text:p>
          </table:table-cell>
          <table:table-cell office:value-type="float" office:value="12.04304651" table:style-name="ce1">
            <text:p>12,04304651</text:p>
          </table:table-cell>
          <table:table-cell office:value-type="float" office:value="91.332233830000007" table:style-name="ce1">
            <text:p>91,33223383</text:p>
          </table:table-cell>
          <table:table-cell office:value-type="float" office:value="14.978486350000001" table:style-name="ce1">
            <text:p>14,97848635</text:p>
          </table:table-cell>
          <table:table-cell office:value-type="float" office:value="91.766612640000005" table:style-name="ce1">
            <text:p>91,76661264</text:p>
          </table:table-cell>
          <table:table-cell office:value-type="float" office:value="14.407358179999999" table:style-name="ce1">
            <text:p>14,40735818</text:p>
          </table:table-cell>
          <table:table-cell office:value-type="float" office:value="90.3942294" table:style-name="ce1">
            <text:p>90,3942294</text:p>
          </table:table-cell>
          <table:table-cell office:value-type="float" office:value="13.55913441" table:style-name="ce1">
            <text:p>13,55913441</text:p>
          </table:table-cell>
          <table:table-cell office:value-type="float" office:value="91.252336450000001" table:style-name="ce1">
            <text:p>91,25233645</text:p>
          </table:table-cell>
          <table:table-cell office:value-type="float" office:value="12.227813080000001" table:style-name="ce1">
            <text:p>12,22781308</text:p>
          </table:table-cell>
          <table:table-cell office:value-type="float" office:value="91.804888689999999" table:style-name="ce1">
            <text:p>91,80488869</text:p>
          </table:table-cell>
          <table:table-cell office:value-type="float" office:value="16.341270189999999" table:style-name="ce1">
            <text:p>16,34127019</text:p>
          </table:table-cell>
          <table:table-cell office:value-type="float" office:value="89.231009689999993" table:style-name="ce1">
            <text:p>89,23100969</text:p>
          </table:table-cell>
          <table:table-cell office:value-type="float" office:value="11.15387621" table:style-name="ce1">
            <text:p>11,15387621</text:p>
          </table:table-cell>
          <table:table-cell office:value-type="float" office:value="91.217425899999995" table:style-name="ce1">
            <text:p>91,2174259</text:p>
          </table:table-cell>
          <table:table-cell office:value-type="float" office:value="9.1217425900000002" table:style-name="ce1">
            <text:p>9,12174259</text:p>
          </table:table-cell>
          <table:table-cell office:value-type="float" office:value="90.279291549999996" table:style-name="ce1">
            <text:p>90,27929155</text:p>
          </table:table-cell>
          <table:table-cell office:value-type="float" office:value="13.00021798" table:style-name="ce1">
            <text:p>13,00021798</text:p>
          </table:table-cell>
          <table:table-cell office:value-type="float" office:value="90.735409579999995" table:style-name="ce1">
            <text:p>90,73540958</text:p>
          </table:table-cell>
          <table:table-cell office:value-type="float" office:value="10.61604292" table:style-name="ce1">
            <text:p>10,61604292</text:p>
          </table:table-cell>
          <table:table-cell office:value-type="float" office:value="92.616372389999995" table:style-name="ce1">
            <text:p>92,61637239</text:p>
          </table:table-cell>
          <table:table-cell office:value-type="float" office:value="12.4105939" table:style-name="ce1">
            <text:p>12,4105939</text:p>
          </table:table-cell>
          <table:table-cell office:value-type="float" office:value="94.288089299999996" table:style-name="ce1">
            <text:p>94,2880893</text:p>
          </table:table-cell>
          <table:table-cell office:value-type="float" office:value="7.543047144" table:style-name="ce1">
            <text:p>7,543047144</text:p>
          </table:table-cell>
          <table:table-cell office:value-type="float" office:value="92.216017429999994" table:style-name="ce1">
            <text:p>92,21601743</text:p>
          </table:table-cell>
          <table:table-cell office:value-type="float" office:value="13.55575456" table:style-name="ce1">
            <text:p>13,55575456</text:p>
          </table:table-cell>
          <table:table-cell office:value-type="float" office:value="91.722636820000005" table:style-name="ce1">
            <text:p>91,72263682</text:p>
          </table:table-cell>
          <table:table-cell office:value-type="float" office:value="14.767344530000001" table:style-name="ce1">
            <text:p>14,76734453</text:p>
          </table:table-cell>
          <table:table-cell office:value-type="float" office:value="87.378142639999993" table:style-name="ce1">
            <text:p>87,37814264</text:p>
          </table:table-cell>
          <table:table-cell office:value-type="float" office:value="4.0193945610000004" table:style-name="ce1">
            <text:p>4,019394561</text:p>
          </table:table-cell>
          <table:table-cell office:value-type="float" office:value="92.616372389999995" table:style-name="ce1">
            <text:p>92,61637239</text:p>
          </table:table-cell>
          <table:table-cell office:value-type="float" office:value="12.4105939" table:style-name="ce1">
            <text:p>12,4105939</text:p>
          </table:table-cell>
          <table:table-cell office:value-type="float" office:value="91.888093170000005" table:style-name="ce1">
            <text:p>91,88809317</text:p>
          </table:table-cell>
          <table:table-cell office:value-type="float" office:value="13.323773510000001" table:style-name="ce1">
            <text:p>13,32377351</text:p>
          </table:table-cell>
          <table:table-cell office:value-type="float" office:value="92.425888560000004" table:style-name="ce1">
            <text:p>92,42588856</text:p>
          </table:table-cell>
          <table:table-cell office:value-type="float" office:value="11.922939619999999" table:style-name="ce1">
            <text:p>11,92293962</text:p>
          </table:table-cell>
          <table:table-cell office:value-type="float" office:value="91.324514690000001" table:style-name="ce1">
            <text:p>91,32451469</text:p>
          </table:table-cell>
          <table:table-cell office:value-type="float" office:value="11.14159079" table:style-name="ce1">
            <text:p>11,14159079</text:p>
          </table:table-cell>
          <table:table-cell office:value-type="float" office:value="92.324080460000005" table:style-name="ce1">
            <text:p>92,32408046</text:p>
          </table:table-cell>
          <table:table-cell office:value-type="float" office:value="14.679528790000001" table:style-name="ce1">
            <text:p>14,67952879</text:p>
          </table:table-cell>
          <table:table-cell office:value-type="float" office:value="91.386518030000005" table:style-name="ce1">
            <text:p>91,38651803</text:p>
          </table:table-cell>
          <table:table-cell office:value-type="float" office:value="11.149155199999999" table:style-name="ce1">
            <text:p>11,1491552</text:p>
          </table:table-cell>
          <table:table-cell office:value-type="float" office:value="94.076011690000001" table:style-name="ce1">
            <text:p>94,07601169</text:p>
          </table:table-cell>
          <table:table-cell office:value-type="float" office:value="6.1149407599999996" table:style-name="ce1">
            <text:p>6,11494076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Pyruvate &lt;==&gt; Acetaldehyde</text:p>
          </table:table-cell>
          <table:table-cell office:value-type="string" table:style-name="ce1">
            <text:p>R00750</text:p>
          </table:table-cell>
          <table:table-cell office:value-type="string" table:style-name="ce1">
            <text:p>r_0959</text:p>
          </table:table-cell>
          <table:table-cell office:value-type="float" office:value="147.33538469999999" table:style-name="ce1">
            <text:p>147,3353847</text:p>
          </table:table-cell>
          <table:table-cell office:value-type="float" office:value="21.216295389999999" table:style-name="ce1">
            <text:p>21,21629539</text:p>
          </table:table-cell>
          <table:table-cell office:value-type="float" office:value="146.04759440000001" table:style-name="ce1">
            <text:p>146,0475944</text:p>
          </table:table-cell>
          <table:table-cell office:value-type="float" office:value="23.65971029" table:style-name="ce1">
            <text:p>23,65971029</text:p>
          </table:table-cell>
          <table:table-cell office:value-type="float" office:value="146.79092209999999" table:style-name="ce1">
            <text:p>146,7909221</text:p>
          </table:table-cell>
          <table:table-cell office:value-type="float" office:value="6.8991733369999997" table:style-name="ce1">
            <text:p>6,899173337</text:p>
          </table:table-cell>
          <table:table-cell office:value-type="float" office:value="143.84570289999999" table:style-name="ce1">
            <text:p>143,8457029</text:p>
          </table:table-cell>
          <table:table-cell office:value-type="float" office:value="19.131478489999999" table:style-name="ce1">
            <text:p>19,13147849</text:p>
          </table:table-cell>
          <table:table-cell office:value-type="float" office:value="144.1766614" table:style-name="ce1">
            <text:p>144,1766614</text:p>
          </table:table-cell>
          <table:table-cell office:value-type="float" office:value="20.04055593" table:style-name="ce1">
            <text:p>20,04055593</text:p>
          </table:table-cell>
          <table:table-cell office:value-type="float" office:value="151.4967312" table:style-name="ce1">
            <text:p>151,4967312</text:p>
          </table:table-cell>
          <table:table-cell office:value-type="float" office:value="21.66403257" table:style-name="ce1">
            <text:p>21,66403257</text:p>
          </table:table-cell>
          <table:table-cell office:value-type="float" office:value="141.11371249999999" table:style-name="ce1">
            <text:p>141,1137125</text:p>
          </table:table-cell>
          <table:table-cell office:value-type="float" office:value="12.841347839999999" table:style-name="ce1">
            <text:p>12,84134784</text:p>
          </table:table-cell>
          <table:table-cell office:value-type="float" office:value="156.25334359999999" table:style-name="ce1">
            <text:p>156,2533436</text:p>
          </table:table-cell>
          <table:table-cell office:value-type="float" office:value="24.219268249999999" table:style-name="ce1">
            <text:p>24,21926825</text:p>
          </table:table-cell>
          <table:table-cell office:value-type="float" office:value="151.34002849999999" table:style-name="ce1">
            <text:p>151,3400285</text:p>
          </table:table-cell>
          <table:table-cell office:value-type="float" office:value="24.214404559999998" table:style-name="ce1">
            <text:p>24,21440456</text:p>
          </table:table-cell>
          <table:table-cell office:value-type="float" office:value="152.0168998" table:style-name="ce1">
            <text:p>152,0168998</text:p>
          </table:table-cell>
          <table:table-cell office:value-type="float" office:value="19.914213870000001" table:style-name="ce1">
            <text:p>19,91421387</text:p>
          </table:table-cell>
          <table:table-cell office:value-type="float" office:value="151.74373120000001" table:style-name="ce1">
            <text:p>151,7437312</text:p>
          </table:table-cell>
          <table:table-cell office:value-type="float" office:value="24.885971919999999" table:style-name="ce1">
            <text:p>24,88597192</text:p>
          </table:table-cell>
          <table:table-cell office:value-type="float" office:value="155.79762310000001" table:style-name="ce1">
            <text:p>155,7976231</text:p>
          </table:table-cell>
          <table:table-cell office:value-type="float" office:value="24.46022683" table:style-name="ce1">
            <text:p>24,46022683</text:p>
          </table:table-cell>
          <table:table-cell office:value-type="float" office:value="147.5392841" table:style-name="ce1">
            <text:p>147,5392841</text:p>
          </table:table-cell>
          <table:table-cell office:value-type="float" office:value="22.13089261" table:style-name="ce1">
            <text:p>22,13089261</text:p>
          </table:table-cell>
          <table:table-cell office:value-type="float" office:value="148.44717410000001" table:style-name="ce1">
            <text:p>148,4471741</text:p>
          </table:table-cell>
          <table:table-cell office:value-type="float" office:value="19.891921320000002" table:style-name="ce1">
            <text:p>19,89192132</text:p>
          </table:table-cell>
          <table:table-cell office:value-type="float" office:value="152.44228039999999" table:style-name="ce1">
            <text:p>152,4422804</text:p>
          </table:table-cell>
          <table:table-cell office:value-type="float" office:value="27.134725920000001" table:style-name="ce1">
            <text:p>27,13472592</text:p>
          </table:table-cell>
          <table:table-cell office:value-type="float" office:value="135.01605979999999" table:style-name="ce1">
            <text:p>135,0160598</text:p>
          </table:table-cell>
          <table:table-cell office:value-type="float" office:value="16.87700748" table:style-name="ce1">
            <text:p>16,87700748</text:p>
          </table:table-cell>
          <table:table-cell office:value-type="float" office:value="144.49236579999999" table:style-name="ce1">
            <text:p>144,4923658</text:p>
          </table:table-cell>
          <table:table-cell office:value-type="float" office:value="14.449236580000001" table:style-name="ce1">
            <text:p>14,44923658</text:p>
          </table:table-cell>
          <table:table-cell office:value-type="float" office:value="143.05629389999999" table:style-name="ce1">
            <text:p>143,0562939</text:p>
          </table:table-cell>
          <table:table-cell office:value-type="float" office:value="20.600106319999998" table:style-name="ce1">
            <text:p>20,60010632</text:p>
          </table:table-cell>
          <table:table-cell office:value-type="float" office:value="149.97786679999999" table:style-name="ce1">
            <text:p>149,9778668</text:p>
          </table:table-cell>
          <table:table-cell office:value-type="float" office:value="17.547410410000001" table:style-name="ce1">
            <text:p>17,54741041</text:p>
          </table:table-cell>
          <table:table-cell office:value-type="float" office:value="152.92436129999999" table:style-name="ce1">
            <text:p>152,9243613</text:p>
          </table:table-cell>
          <table:table-cell office:value-type="float" office:value="20.491864410000002" table:style-name="ce1">
            <text:p>20,49186441</text:p>
          </table:table-cell>
          <table:table-cell office:value-type="float" office:value="138.53237569999999" table:style-name="ce1">
            <text:p>138,5323757</text:p>
          </table:table-cell>
          <table:table-cell office:value-type="float" office:value="11.082590059999999" table:style-name="ce1">
            <text:p>11,08259006</text:p>
          </table:table-cell>
          <table:table-cell office:value-type="float" office:value="140.11200629999999" table:style-name="ce1">
            <text:p>140,1120063</text:p>
          </table:table-cell>
          <table:table-cell office:value-type="float" office:value="20.596464919999999" table:style-name="ce1">
            <text:p>20,59646492</text:p>
          </table:table-cell>
          <table:table-cell office:value-type="float" office:value="145.57090880000001" table:style-name="ce1">
            <text:p>145,5709088</text:p>
          </table:table-cell>
          <table:table-cell office:value-type="float" office:value="23.436916320000002" table:style-name="ce1">
            <text:p>23,43691632</text:p>
          </table:table-cell>
          <table:table-cell office:value-type="float" office:value="98.406812079999995" table:style-name="ce1">
            <text:p>98,40681208</text:p>
          </table:table-cell>
          <table:table-cell office:value-type="float" office:value="4.526713355" table:style-name="ce1">
            <text:p>4,526713355</text:p>
          </table:table-cell>
          <table:table-cell office:value-type="float" office:value="152.92436129999999" table:style-name="ce1">
            <text:p>152,9243613</text:p>
          </table:table-cell>
          <table:table-cell office:value-type="float" office:value="20.491864410000002" table:style-name="ce1">
            <text:p>20,49186441</text:p>
          </table:table-cell>
          <table:table-cell office:value-type="float" office:value="149.6065936" table:style-name="ce1">
            <text:p>149,6065936</text:p>
          </table:table-cell>
          <table:table-cell office:value-type="float" office:value="21.692956079999998" table:style-name="ce1">
            <text:p>21,69295608</text:p>
          </table:table-cell>
          <table:table-cell office:value-type="float" office:value="147.58987540000001" table:style-name="ce1">
            <text:p>147,5898754</text:p>
          </table:table-cell>
          <table:table-cell office:value-type="float" office:value="19.03909393" table:style-name="ce1">
            <text:p>19,03909393</text:p>
          </table:table-cell>
          <table:table-cell office:value-type="float" office:value="140.37838410000001" table:style-name="ce1">
            <text:p>140,3783841</text:p>
          </table:table-cell>
          <table:table-cell office:value-type="float" office:value="17.126162860000001" table:style-name="ce1">
            <text:p>17,12616286</text:p>
          </table:table-cell>
          <table:table-cell office:value-type="float" office:value="152.93337980000001" table:style-name="ce1">
            <text:p>152,9333798</text:p>
          </table:table-cell>
          <table:table-cell office:value-type="float" office:value="24.316407389999998" table:style-name="ce1">
            <text:p>24,31640739</text:p>
          </table:table-cell>
          <table:table-cell office:value-type="float" office:value="144.17425990000001" table:style-name="ce1">
            <text:p>144,1742599</text:p>
          </table:table-cell>
          <table:table-cell office:value-type="float" office:value="17.589259699999999" table:style-name="ce1">
            <text:p>17,5892597</text:p>
          </table:table-cell>
          <table:table-cell office:value-type="float" office:value="97.40318508" table:style-name="ce1">
            <text:p>97,40318508</text:p>
          </table:table-cell>
          <table:table-cell office:value-type="float" office:value="6.3312070299999998" table:style-name="ce1">
            <text:p>6,33120703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Acetaldehyde &lt;==&gt; Ethanol</text:p>
          </table:table-cell>
          <table:table-cell office:value-type="string" table:style-name="ce1">
            <text:p>R02679</text:p>
          </table:table-cell>
          <table:table-cell office:value-type="string" table:style-name="ce1">
            <text:p>r_2115</text:p>
          </table:table-cell>
          <table:table-cell office:value-type="float" office:value="139.31914900000001" table:style-name="ce1">
            <text:p>139,319149</text:p>
          </table:table-cell>
          <table:table-cell office:value-type="float" office:value="20.061957459999999" table:style-name="ce1">
            <text:p>20,06195746</text:p>
          </table:table-cell>
          <table:table-cell office:value-type="float" office:value="137.33932250000001" table:style-name="ce1">
            <text:p>137,3393225</text:p>
          </table:table-cell>
          <table:table-cell office:value-type="float" office:value="22.248970239999998" table:style-name="ce1">
            <text:p>22,24897024</text:p>
          </table:table-cell>
          <table:table-cell office:value-type="float" office:value="142.02060689999999" table:style-name="ce1">
            <text:p>142,0206069</text:p>
          </table:table-cell>
          <table:table-cell office:value-type="float" office:value="6.6749685239999996" table:style-name="ce1">
            <text:p>6,674968524</text:p>
          </table:table-cell>
          <table:table-cell office:value-type="float" office:value="139.48871740000001" table:style-name="ce1">
            <text:p>139,4887174</text:p>
          </table:table-cell>
          <table:table-cell office:value-type="float" office:value="18.551999420000001" table:style-name="ce1">
            <text:p>18,55199942</text:p>
          </table:table-cell>
          <table:table-cell office:value-type="float" office:value="134.01405969999999" table:style-name="ce1">
            <text:p>134,0140597</text:p>
          </table:table-cell>
          <table:table-cell office:value-type="float" office:value="18.62795431" table:style-name="ce1">
            <text:p>18,62795431</text:p>
          </table:table-cell>
          <table:table-cell office:value-type="float" office:value="142.44046760000001" table:style-name="ce1">
            <text:p>142,4404676</text:p>
          </table:table-cell>
          <table:table-cell office:value-type="float" office:value="20.36898686" table:style-name="ce1">
            <text:p>20,36898686</text:p>
          </table:table-cell>
          <table:table-cell office:value-type="float" office:value="128.86529970000001" table:style-name="ce1">
            <text:p>128,8652997</text:p>
          </table:table-cell>
          <table:table-cell office:value-type="float" office:value="11.726742270000001" table:style-name="ce1">
            <text:p>11,72674227</text:p>
          </table:table-cell>
          <table:table-cell office:value-type="float" office:value="146.5782074" table:style-name="ce1">
            <text:p>146,5782074</text:p>
          </table:table-cell>
          <table:table-cell office:value-type="float" office:value="22.719622149999999" table:style-name="ce1">
            <text:p>22,71962215</text:p>
          </table:table-cell>
          <table:table-cell office:value-type="float" office:value="146.7781248" table:style-name="ce1">
            <text:p>146,7781248</text:p>
          </table:table-cell>
          <table:table-cell office:value-type="float" office:value="23.484499970000002" table:style-name="ce1">
            <text:p>23,48449997</text:p>
          </table:table-cell>
          <table:table-cell office:value-type="float" office:value="143.18466789999999" table:style-name="ce1">
            <text:p>143,1846679</text:p>
          </table:table-cell>
          <table:table-cell office:value-type="float" office:value="18.75719149" table:style-name="ce1">
            <text:p>18,75719149</text:p>
          </table:table-cell>
          <table:table-cell office:value-type="float" office:value="146.1597888" table:style-name="ce1">
            <text:p>146,1597888</text:p>
          </table:table-cell>
          <table:table-cell office:value-type="float" office:value="23.970205369999999" table:style-name="ce1">
            <text:p>23,97020537</text:p>
          </table:table-cell>
          <table:table-cell office:value-type="float" office:value="145.7484044" table:style-name="ce1">
            <text:p>145,7484044</text:p>
          </table:table-cell>
          <table:table-cell office:value-type="float" office:value="22.882499490000001" table:style-name="ce1">
            <text:p>22,88249949</text:p>
          </table:table-cell>
          <table:table-cell office:value-type="float" office:value="138.02401280000001" table:style-name="ce1">
            <text:p>138,0240128</text:p>
          </table:table-cell>
          <table:table-cell office:value-type="float" office:value="20.703601920000001" table:style-name="ce1">
            <text:p>20,70360192</text:p>
          </table:table-cell>
          <table:table-cell office:value-type="float" office:value="139.9868261" table:style-name="ce1">
            <text:p>139,9868261</text:p>
          </table:table-cell>
          <table:table-cell office:value-type="float" office:value="18.758234699999999" table:style-name="ce1">
            <text:p>18,7582347</text:p>
          </table:table-cell>
          <table:table-cell office:value-type="float" office:value="142.11440490000001" table:style-name="ce1">
            <text:p>142,1144049</text:p>
          </table:table-cell>
          <table:table-cell office:value-type="float" office:value="25.29636408" table:style-name="ce1">
            <text:p>25,29636408</text:p>
          </table:table-cell>
          <table:table-cell office:value-type="float" office:value="125.7667601" table:style-name="ce1">
            <text:p>125,7667601</text:p>
          </table:table-cell>
          <table:table-cell office:value-type="float" office:value="15.72084501" table:style-name="ce1">
            <text:p>15,72084501</text:p>
          </table:table-cell>
          <table:table-cell office:value-type="float" office:value="133.42981109999999" table:style-name="ce1">
            <text:p>133,4298111</text:p>
          </table:table-cell>
          <table:table-cell office:value-type="float" office:value="13.34298111" table:style-name="ce1">
            <text:p>13,34298111</text:p>
          </table:table-cell>
          <table:table-cell office:value-type="float" office:value="134.36657080000001" table:style-name="ce1">
            <text:p>134,3665708</text:p>
          </table:table-cell>
          <table:table-cell office:value-type="float" office:value="19.348786199999999" table:style-name="ce1">
            <text:p>19,3487862</text:p>
          </table:table-cell>
          <table:table-cell office:value-type="float" office:value="138.4161747" table:style-name="ce1">
            <text:p>138,4161747</text:p>
          </table:table-cell>
          <table:table-cell office:value-type="float" office:value="16.194692440000001" table:style-name="ce1">
            <text:p>16,19469244</text:p>
          </table:table-cell>
          <table:table-cell office:value-type="float" office:value="144.37733750000001" table:style-name="ce1">
            <text:p>144,3773375</text:p>
          </table:table-cell>
          <table:table-cell office:value-type="float" office:value="19.34656322" table:style-name="ce1">
            <text:p>19,34656322</text:p>
          </table:table-cell>
          <table:table-cell office:value-type="float" office:value="100.51707330000001" table:style-name="ce1">
            <text:p>100,5170733</text:p>
          </table:table-cell>
          <table:table-cell office:value-type="float" office:value="8.0413658619999993" table:style-name="ce1">
            <text:p>8,041365862</text:p>
          </table:table-cell>
          <table:table-cell office:value-type="float" office:value="131.6504463" table:style-name="ce1">
            <text:p>131,6504463</text:p>
          </table:table-cell>
          <table:table-cell office:value-type="float" office:value="19.352615610000001" table:style-name="ce1">
            <text:p>19,35261561</text:p>
          </table:table-cell>
          <table:table-cell office:value-type="float" office:value="136.21584970000001" table:style-name="ce1">
            <text:p>136,2158497</text:p>
          </table:table-cell>
          <table:table-cell office:value-type="float" office:value="21.930751799999999" table:style-name="ce1">
            <text:p>21,9307518</text:p>
          </table:table-cell>
          <table:table-cell office:value-type="float" office:value="85.350947820000002" table:style-name="ce1">
            <text:p>85,35094782</text:p>
          </table:table-cell>
          <table:table-cell office:value-type="float" office:value="3.9261436000000001" table:style-name="ce1">
            <text:p>3,9261436</text:p>
          </table:table-cell>
          <table:table-cell office:value-type="float" office:value="144.37733750000001" table:style-name="ce1">
            <text:p>144,3773375</text:p>
          </table:table-cell>
          <table:table-cell office:value-type="float" office:value="19.34656322" table:style-name="ce1">
            <text:p>19,34656322</text:p>
          </table:table-cell>
          <table:table-cell office:value-type="float" office:value="143.79647739999999" table:style-name="ce1">
            <text:p>143,7964774</text:p>
          </table:table-cell>
          <table:table-cell office:value-type="float" office:value="20.85048922" table:style-name="ce1">
            <text:p>20,85048922</text:p>
          </table:table-cell>
          <table:table-cell office:value-type="float" office:value="139.19008880000001" table:style-name="ce1">
            <text:p>139,1900888</text:p>
          </table:table-cell>
          <table:table-cell office:value-type="float" office:value="17.955521449999999" table:style-name="ce1">
            <text:p>17,95552145</text:p>
          </table:table-cell>
          <table:table-cell office:value-type="float" office:value="130.85494650000001" table:style-name="ce1">
            <text:p>130,8549465</text:p>
          </table:table-cell>
          <table:table-cell office:value-type="float" office:value="15.96430348" table:style-name="ce1">
            <text:p>15,96430348</text:p>
          </table:table-cell>
          <table:table-cell office:value-type="float" office:value="143.8678065" table:style-name="ce1">
            <text:p>143,8678065</text:p>
          </table:table-cell>
          <table:table-cell office:value-type="float" office:value="22.874981229999999" table:style-name="ce1">
            <text:p>22,87498123</text:p>
          </table:table-cell>
          <table:table-cell office:value-type="float" office:value="133.57492139999999" table:style-name="ce1">
            <text:p>133,5749214</text:p>
          </table:table-cell>
          <table:table-cell office:value-type="float" office:value="16.29614041" table:style-name="ce1">
            <text:p>16,29614041</text:p>
          </table:table-cell>
          <table:table-cell office:value-type="float" office:value="86.193480190000002" table:style-name="ce1">
            <text:p>86,19348019</text:p>
          </table:table-cell>
          <table:table-cell office:value-type="float" office:value="5.6025762119999998" table:style-name="ce1">
            <text:p>5,602576212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Acetaldehyde &lt;==&gt; Acetate</text:p>
          </table:table-cell>
          <table:table-cell office:value-type="string" table:style-name="ce1">
            <text:p>R00634</text:p>
          </table:table-cell>
          <table:table-cell office:value-type="string" table:style-name="ce1">
            <text:p>r_2116</text:p>
          </table:table-cell>
          <table:table-cell office:value-type="float" office:value="8.0162356209999999" table:style-name="ce1">
            <text:p>8,016235621</text:p>
          </table:table-cell>
          <table:table-cell office:value-type="float" office:value="1.154337929" table:style-name="ce1">
            <text:p>1,154337929</text:p>
          </table:table-cell>
          <table:table-cell office:value-type="float" office:value="8.7082718959999994" table:style-name="ce1">
            <text:p>8,708271896</text:p>
          </table:table-cell>
          <table:table-cell office:value-type="float" office:value="1.410740047" table:style-name="ce1">
            <text:p>1,410740047</text:p>
          </table:table-cell>
          <table:table-cell office:value-type="float" office:value="4.7703151679999998" table:style-name="ce1">
            <text:p>4,770315168</text:p>
          </table:table-cell>
          <table:table-cell office:value-type="float" office:value="0.224204813" table:style-name="ce1">
            <text:p>0,224204813</text:p>
          </table:table-cell>
          <table:table-cell office:value-type="float" office:value="4.3569854909999997" table:style-name="ce1">
            <text:p>4,356985491</text:p>
          </table:table-cell>
          <table:table-cell office:value-type="float" office:value="0.57947906999999999" table:style-name="ce1">
            <text:p>0,57947907</text:p>
          </table:table-cell>
          <table:table-cell office:value-type="float" office:value="10.162601609999999" table:style-name="ce1">
            <text:p>10,16260161</text:p>
          </table:table-cell>
          <table:table-cell office:value-type="float" office:value="1.4126016239999999" table:style-name="ce1">
            <text:p>1,412601624</text:p>
          </table:table-cell>
          <table:table-cell office:value-type="float" office:value="9.0562636810000008" table:style-name="ce1">
            <text:p>9,056263681</text:p>
          </table:table-cell>
          <table:table-cell office:value-type="float" office:value="1.295045706" table:style-name="ce1">
            <text:p>1,295045706</text:p>
          </table:table-cell>
          <table:table-cell office:value-type="float" office:value="12.24841281" table:style-name="ce1">
            <text:p>12,24841281</text:p>
          </table:table-cell>
          <table:table-cell office:value-type="float" office:value="1.114605566" table:style-name="ce1">
            <text:p>1,114605566</text:p>
          </table:table-cell>
          <table:table-cell office:value-type="float" office:value="9.6751361510000002" table:style-name="ce1">
            <text:p>9,675136151</text:p>
          </table:table-cell>
          <table:table-cell office:value-type="float" office:value="1.4996461029999999" table:style-name="ce1">
            <text:p>1,499646103</text:p>
          </table:table-cell>
          <table:table-cell office:value-type="float" office:value="4.5619036509999997" table:style-name="ce1">
            <text:p>4,561903651</text:p>
          </table:table-cell>
          <table:table-cell office:value-type="float" office:value="0.72990458400000002" table:style-name="ce1">
            <text:p>0,729904584</text:p>
          </table:table-cell>
          <table:table-cell office:value-type="float" office:value="8.8322318969999998" table:style-name="ce1">
            <text:p>8,832231897</text:p>
          </table:table-cell>
          <table:table-cell office:value-type="float" office:value="1.157022378" table:style-name="ce1">
            <text:p>1,157022378</text:p>
          </table:table-cell>
          <table:table-cell office:value-type="float" office:value="5.5839423830000001" table:style-name="ce1">
            <text:p>5,583942383</text:p>
          </table:table-cell>
          <table:table-cell office:value-type="float" office:value="0.91576655100000004" table:style-name="ce1">
            <text:p>0,915766551</text:p>
          </table:table-cell>
          <table:table-cell office:value-type="float" office:value="10.04921869" table:style-name="ce1">
            <text:p>10,04921869</text:p>
          </table:table-cell>
          <table:table-cell office:value-type="float" office:value="1.577727334" table:style-name="ce1">
            <text:p>1,577727334</text:p>
          </table:table-cell>
          <table:table-cell office:value-type="float" office:value="9.5152712689999994" table:style-name="ce1">
            <text:p>9,515271269</text:p>
          </table:table-cell>
          <table:table-cell office:value-type="float" office:value="1.42729069" table:style-name="ce1">
            <text:p>1,42729069</text:p>
          </table:table-cell>
          <table:table-cell office:value-type="float" office:value="8.4603479230000005" table:style-name="ce1">
            <text:p>8,460347923</text:p>
          </table:table-cell>
          <table:table-cell office:value-type="float" office:value="1.1336866219999999" table:style-name="ce1">
            <text:p>1,133686622</text:p>
          </table:table-cell>
          <table:table-cell office:value-type="float" office:value="10.327875519999999" table:style-name="ce1">
            <text:p>10,32787552</text:p>
          </table:table-cell>
          <table:table-cell office:value-type="float" office:value="1.8383618429999999" table:style-name="ce1">
            <text:p>1,838361843</text:p>
          </table:table-cell>
          <table:table-cell office:value-type="float" office:value="9.2492997629999998" table:style-name="ce1">
            <text:p>9,249299763</text:p>
          </table:table-cell>
          <table:table-cell office:value-type="float" office:value="1.1561624699999999" table:style-name="ce1">
            <text:p>1,15616247</text:p>
          </table:table-cell>
          <table:table-cell office:value-type="float" office:value="11.06255472" table:style-name="ce1">
            <text:p>11,06255472</text:p>
          </table:table-cell>
          <table:table-cell office:value-type="float" office:value="1.106255472" table:style-name="ce1">
            <text:p>1,106255472</text:p>
          </table:table-cell>
          <table:table-cell office:value-type="float" office:value="8.6897230679999993" table:style-name="ce1">
            <text:p>8,689723068</text:p>
          </table:table-cell>
          <table:table-cell office:value-type="float" office:value="1.2513201220000001" table:style-name="ce1">
            <text:p>1,251320122</text:p>
          </table:table-cell>
          <table:table-cell office:value-type="float" office:value="11.5616921" table:style-name="ce1">
            <text:p>11,5616921</text:p>
          </table:table-cell>
          <table:table-cell office:value-type="float" office:value="1.3527179760000001" table:style-name="ce1">
            <text:p>1,352717976</text:p>
          </table:table-cell>
          <table:table-cell office:value-type="float" office:value="8.5470238219999999" table:style-name="ce1">
            <text:p>8,547023822</text:p>
          </table:table-cell>
          <table:table-cell office:value-type="float" office:value="1.145301192" table:style-name="ce1">
            <text:p>1,145301192</text:p>
          </table:table-cell>
          <table:table-cell office:value-type="float" office:value="38.015302429999998" table:style-name="ce1">
            <text:p>38,01530243</text:p>
          </table:table-cell>
          <table:table-cell office:value-type="float" office:value="3.0412241940000002" table:style-name="ce1">
            <text:p>3,041224194</text:p>
          </table:table-cell>
          <table:table-cell office:value-type="float" office:value="8.4615599360000004" table:style-name="ce1">
            <text:p>8,461559936</text:p>
          </table:table-cell>
          <table:table-cell office:value-type="float" office:value="1.243849311" table:style-name="ce1">
            <text:p>1,243849311</text:p>
          </table:table-cell>
          <table:table-cell office:value-type="float" office:value="9.3550591460000003" table:style-name="ce1">
            <text:p>9,355059146</text:p>
          </table:table-cell>
          <table:table-cell office:value-type="float" office:value="1.506164522" table:style-name="ce1">
            <text:p>1,506164522</text:p>
          </table:table-cell>
          <table:table-cell office:value-type="float" office:value="13.055864250000001" table:style-name="ce1">
            <text:p>13,05586425</text:p>
          </table:table-cell>
          <table:table-cell office:value-type="float" office:value="0.60056975599999995" table:style-name="ce1">
            <text:p>0,600569756</text:p>
          </table:table-cell>
          <table:table-cell office:value-type="float" office:value="8.5470238219999999" table:style-name="ce1">
            <text:p>8,547023822</text:p>
          </table:table-cell>
          <table:table-cell office:value-type="float" office:value="1.145301192" table:style-name="ce1">
            <text:p>1,145301192</text:p>
          </table:table-cell>
          <table:table-cell office:value-type="float" office:value="5.8101162730000002" table:style-name="ce1">
            <text:p>5,810116273</text:p>
          </table:table-cell>
          <table:table-cell office:value-type="float" office:value="0.84246686000000004" table:style-name="ce1">
            <text:p>0,84246686</text:p>
          </table:table-cell>
          <table:table-cell office:value-type="float" office:value="8.3997866479999992" table:style-name="ce1">
            <text:p>8,399786648</text:p>
          </table:table-cell>
          <table:table-cell office:value-type="float" office:value="1.083572478" table:style-name="ce1">
            <text:p>1,083572478</text:p>
          </table:table-cell>
          <table:table-cell office:value-type="float" office:value="9.5234375149999995" table:style-name="ce1">
            <text:p>9,523437515</text:p>
          </table:table-cell>
          <table:table-cell office:value-type="float" office:value="1.1618593770000001" table:style-name="ce1">
            <text:p>1,161859377</text:p>
          </table:table-cell>
          <table:table-cell office:value-type="float" office:value="9.0655733220000005" table:style-name="ce1">
            <text:p>9,065573322</text:p>
          </table:table-cell>
          <table:table-cell office:value-type="float" office:value="1.4414261580000001" table:style-name="ce1">
            <text:p>1,441426158</text:p>
          </table:table-cell>
          <table:table-cell office:value-type="float" office:value="10.599338510000001" table:style-name="ce1">
            <text:p>10,59933851</text:p>
          </table:table-cell>
          <table:table-cell office:value-type="float" office:value="1.2931192979999999" table:style-name="ce1">
            <text:p>1,293119298</text:p>
          </table:table-cell>
          <table:table-cell office:value-type="float" office:value="11.2097049" table:style-name="ce1">
            <text:p>11,2097049</text:p>
          </table:table-cell>
          <table:table-cell office:value-type="float" office:value="0.72863081799999996" table:style-name="ce1">
            <text:p>0,728630818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Acetate &lt;==&gt; Acetyl-CoA</text:p>
          </table:table-cell>
          <table:table-cell office:value-type="string" table:style-name="ce1">
            <text:p>R00229</text:p>
          </table:table-cell>
          <table:table-cell office:value-type="string" table:style-name="ce1">
            <text:p>r_0112</text:p>
          </table:table-cell>
          <table:table-cell office:value-type="float" office:value="3.75908116" table:style-name="ce1">
            <text:p>3,75908116</text:p>
          </table:table-cell>
          <table:table-cell office:value-type="float" office:value="0.54130768699999998" table:style-name="ce1">
            <text:p>0,541307687</text:p>
          </table:table-cell>
          <table:table-cell office:value-type="float" office:value="3.685602754" table:style-name="ce1">
            <text:p>3,685602754</text:p>
          </table:table-cell>
          <table:table-cell office:value-type="float" office:value="0.59706764599999995" table:style-name="ce1">
            <text:p>0,597067646</text:p>
          </table:table-cell>
          <table:table-cell office:value-type="float" office:value="4.1378307740000002" table:style-name="ce1">
            <text:p>4,137830774</text:p>
          </table:table-cell>
          <table:table-cell office:value-type="float" office:value="0.19447804599999999" table:style-name="ce1">
            <text:p>0,194478046</text:p>
          </table:table-cell>
          <table:table-cell office:value-type="float" office:value="2.8160968949999998" table:style-name="ce1">
            <text:p>2,816096895</text:p>
          </table:table-cell>
          <table:table-cell office:value-type="float" office:value="0.37454088699999999" table:style-name="ce1">
            <text:p>0,374540887</text:p>
          </table:table-cell>
          <table:table-cell office:value-type="float" office:value="4.1218187229999996" table:style-name="ce1">
            <text:p>4,121818723</text:p>
          </table:table-cell>
          <table:table-cell office:value-type="float" office:value="0.57293280300000005" table:style-name="ce1">
            <text:p>0,572932803</text:p>
          </table:table-cell>
          <table:table-cell office:value-type="float" office:value="3.4629835830000002" table:style-name="ce1">
            <text:p>3,462983583</text:p>
          </table:table-cell>
          <table:table-cell office:value-type="float" office:value="0.49520665200000002" table:style-name="ce1">
            <text:p>0,495206652</text:p>
          </table:table-cell>
          <table:table-cell office:value-type="float" office:value="3.33800126" table:style-name="ce1">
            <text:p>3,33800126</text:p>
          </table:table-cell>
          <table:table-cell office:value-type="float" office:value="0.303758115" table:style-name="ce1">
            <text:p>0,303758115</text:p>
          </table:table-cell>
          <table:table-cell office:value-type="float" office:value="3.1445563330000001" table:style-name="ce1">
            <text:p>3,144556333</text:p>
          </table:table-cell>
          <table:table-cell office:value-type="float" office:value="0.48740623199999999" table:style-name="ce1">
            <text:p>0,487406232</text:p>
          </table:table-cell>
          <table:table-cell office:value-type="float" office:value="3.3168084320000002" table:style-name="ce1">
            <text:p>3,316808432</text:p>
          </table:table-cell>
          <table:table-cell office:value-type="float" office:value="0.53068934899999998" table:style-name="ce1">
            <text:p>0,530689349</text:p>
          </table:table-cell>
          <table:table-cell office:value-type="float" office:value="3.4686374880000002" table:style-name="ce1">
            <text:p>3,468637488</text:p>
          </table:table-cell>
          <table:table-cell office:value-type="float" office:value="0.45439151100000003" table:style-name="ce1">
            <text:p>0,454391511</text:p>
          </table:table-cell>
          <table:table-cell office:value-type="float" office:value="3.1405239269999998" table:style-name="ce1">
            <text:p>3,140523927</text:p>
          </table:table-cell>
          <table:table-cell office:value-type="float" office:value="0.51504592400000004" table:style-name="ce1">
            <text:p>0,515045924</text:p>
          </table:table-cell>
          <table:table-cell office:value-type="float" office:value="3.5663561659999998" table:style-name="ce1">
            <text:p>3,566356166</text:p>
          </table:table-cell>
          <table:table-cell office:value-type="float" office:value="0.55991791800000001" table:style-name="ce1">
            <text:p>0,559917918</text:p>
          </table:table-cell>
          <table:table-cell office:value-type="float" office:value="3.8016319799999998" table:style-name="ce1">
            <text:p>3,80163198</text:p>
          </table:table-cell>
          <table:table-cell office:value-type="float" office:value="0.57024479699999997" table:style-name="ce1">
            <text:p>0,570244797</text:p>
          </table:table-cell>
          <table:table-cell office:value-type="float" office:value="3.9745100720000002" table:style-name="ce1">
            <text:p>3,974510072</text:p>
          </table:table-cell>
          <table:table-cell office:value-type="float" office:value="0.53258435000000004" table:style-name="ce1">
            <text:p>0,53258435</text:p>
          </table:table-cell>
          <table:table-cell office:value-type="float" office:value="4.3262084449999998" table:style-name="ce1">
            <text:p>4,326208445</text:p>
          </table:table-cell>
          <table:table-cell office:value-type="float" office:value="0.77006510299999997" table:style-name="ce1">
            <text:p>0,770065103</text:p>
          </table:table-cell>
          <table:table-cell office:value-type="float" office:value="4.5601744660000003" table:style-name="ce1">
            <text:p>4,560174466</text:p>
          </table:table-cell>
          <table:table-cell office:value-type="float" office:value="0.57002180800000002" table:style-name="ce1">
            <text:p>0,570021808</text:p>
          </table:table-cell>
          <table:table-cell office:value-type="float" office:value="4.1004969830000002" table:style-name="ce1">
            <text:p>4,100496983</text:p>
          </table:table-cell>
          <table:table-cell office:value-type="float" office:value="0.41004969800000002" table:style-name="ce1">
            <text:p>0,410049698</text:p>
          </table:table-cell>
          <table:table-cell office:value-type="float" office:value="3.9213567519999999" table:style-name="ce1">
            <text:p>3,921356752</text:p>
          </table:table-cell>
          <table:table-cell office:value-type="float" office:value="0.56467537199999995" table:style-name="ce1">
            <text:p>0,564675372</text:p>
          </table:table-cell>
          <table:table-cell office:value-type="float" office:value="6.3272416309999997" table:style-name="ce1">
            <text:p>6,327241631</text:p>
          </table:table-cell>
          <table:table-cell office:value-type="float" office:value="0.74028727100000002" table:style-name="ce1">
            <text:p>0,740287271</text:p>
          </table:table-cell>
          <table:table-cell office:value-type="float" office:value="3.196606219" table:style-name="ce1">
            <text:p>3,196606219</text:p>
          </table:table-cell>
          <table:table-cell office:value-type="float" office:value="0.42834523299999999" table:style-name="ce1">
            <text:p>0,428345233</text:p>
          </table:table-cell>
          <table:table-cell office:value-type="float" office:value="29.702389409999999" table:style-name="ce1">
            <text:p>29,70238941</text:p>
          </table:table-cell>
          <table:table-cell office:value-type="float" office:value="2.3761911520000001" table:style-name="ce1">
            <text:p>2,376191152</text:p>
          </table:table-cell>
          <table:table-cell office:value-type="float" office:value="3.6945480850000001" table:style-name="ce1">
            <text:p>3,694548085</text:p>
          </table:table-cell>
          <table:table-cell office:value-type="float" office:value="0.543098568" table:style-name="ce1">
            <text:p>0,543098568</text:p>
          </table:table-cell>
          <table:table-cell office:value-type="float" office:value="3.7579010199999998" table:style-name="ce1">
            <text:p>3,75790102</text:p>
          </table:table-cell>
          <table:table-cell office:value-type="float" office:value="0.60502206400000003" table:style-name="ce1">
            <text:p>0,605022064</text:p>
          </table:table-cell>
          <table:table-cell office:value-type="float" office:value="5.3594804399999996" table:style-name="ce1">
            <text:p>5,35948044</text:p>
          </table:table-cell>
          <table:table-cell office:value-type="float" office:value="0.24653610000000001" table:style-name="ce1">
            <text:p>0,2465361</text:p>
          </table:table-cell>
          <table:table-cell office:value-type="float" office:value="3.196606219" table:style-name="ce1">
            <text:p>3,196606219</text:p>
          </table:table-cell>
          <table:table-cell office:value-type="float" office:value="0.42834523299999999" table:style-name="ce1">
            <text:p>0,428345233</text:p>
          </table:table-cell>
          <table:table-cell office:value-type="float" office:value="3.1329371039999998" table:style-name="ce1">
            <text:p>3,132937104</text:p>
          </table:table-cell>
          <table:table-cell office:value-type="float" office:value="0.45427588000000002" table:style-name="ce1">
            <text:p>0,45427588</text:p>
          </table:table-cell>
          <table:table-cell office:value-type="float" office:value="3.7437437669999998" table:style-name="ce1">
            <text:p>3,743743767</text:p>
          </table:table-cell>
          <table:table-cell office:value-type="float" office:value="0.48294294599999998" table:style-name="ce1">
            <text:p>0,482942946</text:p>
          </table:table-cell>
          <table:table-cell office:value-type="float" office:value="4.3697138579999999" table:style-name="ce1">
            <text:p>4,369713858</text:p>
          </table:table-cell>
          <table:table-cell office:value-type="float" office:value="0.53310509100000003" table:style-name="ce1">
            <text:p>0,533105091</text:p>
          </table:table-cell>
          <table:table-cell office:value-type="float" office:value="3.4259544370000001" table:style-name="ce1">
            <text:p>3,425954437</text:p>
          </table:table-cell>
          <table:table-cell office:value-type="float" office:value="0.54472675500000001" table:style-name="ce1">
            <text:p>0,544726755</text:p>
          </table:table-cell>
          <table:table-cell office:value-type="float" office:value="4.5026369739999996" table:style-name="ce1">
            <text:p>4,502636974</text:p>
          </table:table-cell>
          <table:table-cell office:value-type="float" office:value="0.54932171100000005" table:style-name="ce1">
            <text:p>0,549321711</text:p>
          </table:table-cell>
          <table:table-cell office:value-type="float" office:value="3.5157164459999999" table:style-name="ce1">
            <text:p>3,515716446</text:p>
          </table:table-cell>
          <table:table-cell office:value-type="float" office:value="0.22852156900000001" table:style-name="ce1">
            <text:p>0,228521569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Pyruvate &lt;==&gt; Pyruvate-mit</text:p>
          </table:table-cell>
          <table:table-cell office:value-type="string" table:style-name="ce1">
            <text:p>transport</text:p>
          </table:table-cell>
          <table:table-cell office:value-type="string" table:style-name="ce1">
            <text:p>r_2034</text:p>
          </table:table-cell>
          <table:table-cell office:value-type="float" office:value="11.61552116" table:style-name="ce1">
            <text:p>11,61552116</text:p>
          </table:table-cell>
          <table:table-cell office:value-type="float" office:value="1.672635047" table:style-name="ce1">
            <text:p>1,672635047</text:p>
          </table:table-cell>
          <table:table-cell office:value-type="float" office:value="11.779032600000001" table:style-name="ce1">
            <text:p>11,7790326</text:p>
          </table:table-cell>
          <table:table-cell office:value-type="float" office:value="1.9082032819999999" table:style-name="ce1">
            <text:p>1,908203282</text:p>
          </table:table-cell>
          <table:table-cell office:value-type="float" office:value="12.17158637" table:style-name="ce1">
            <text:p>12,17158637</text:p>
          </table:table-cell>
          <table:table-cell office:value-type="float" office:value="0.57206456000000006" table:style-name="ce1">
            <text:p>0,57206456</text:p>
          </table:table-cell>
          <table:table-cell office:value-type="float" office:value="8.2812801090000008" table:style-name="ce1">
            <text:p>8,281280109</text:p>
          </table:table-cell>
          <table:table-cell office:value-type="float" office:value="1.1014102539999999" table:style-name="ce1">
            <text:p>1,101410254</text:p>
          </table:table-cell>
          <table:table-cell office:value-type="float" office:value="12.775623080000001" table:style-name="ce1">
            <text:p>12,77562308</text:p>
          </table:table-cell>
          <table:table-cell office:value-type="float" office:value="1.7758116079999999" table:style-name="ce1">
            <text:p>1,775811608</text:p>
          </table:table-cell>
          <table:table-cell office:value-type="float" office:value="10.417388239999999" table:style-name="ce1">
            <text:p>10,41738824</text:p>
          </table:table-cell>
          <table:table-cell office:value-type="float" office:value="1.4896865189999999" table:style-name="ce1">
            <text:p>1,489686519</text:p>
          </table:table-cell>
          <table:table-cell office:value-type="float" office:value="12.157646359999999" table:style-name="ce1">
            <text:p>12,15764636</text:p>
          </table:table-cell>
          <table:table-cell office:value-type="float" office:value="1.106345819" table:style-name="ce1">
            <text:p>1,106345819</text:p>
          </table:table-cell>
          <table:table-cell office:value-type="float" office:value="9.4893516140000003" table:style-name="ce1">
            <text:p>9,489351614</text:p>
          </table:table-cell>
          <table:table-cell office:value-type="float" office:value="1.4708494999999999" table:style-name="ce1">
            <text:p>1,4708495</text:p>
          </table:table-cell>
          <table:table-cell office:value-type="float" office:value="9.6906669440000002" table:style-name="ce1">
            <text:p>9,690666944</text:p>
          </table:table-cell>
          <table:table-cell office:value-type="float" office:value="1.5505067109999999" table:style-name="ce1">
            <text:p>1,550506711</text:p>
          </table:table-cell>
          <table:table-cell office:value-type="float" office:value="11.131552060000001" table:style-name="ce1">
            <text:p>11,13155206</text:p>
          </table:table-cell>
          <table:table-cell office:value-type="float" office:value="1.4582333199999999" table:style-name="ce1">
            <text:p>1,45823332</text:p>
          </table:table-cell>
          <table:table-cell office:value-type="float" office:value="10.20629306" table:style-name="ce1">
            <text:p>10,20629306</text:p>
          </table:table-cell>
          <table:table-cell office:value-type="float" office:value="1.6738320609999999" table:style-name="ce1">
            <text:p>1,673832061</text:p>
          </table:table-cell>
          <table:table-cell office:value-type="float" office:value="8.7477433110000007" table:style-name="ce1">
            <text:p>8,747743311</text:p>
          </table:table-cell>
          <table:table-cell office:value-type="float" office:value="1.3733957000000001" table:style-name="ce1">
            <text:p>1,3733957</text:p>
          </table:table-cell>
          <table:table-cell office:value-type="float" office:value="11.94139298" table:style-name="ce1">
            <text:p>11,94139298</text:p>
          </table:table-cell>
          <table:table-cell office:value-type="float" office:value="1.7912089470000001" table:style-name="ce1">
            <text:p>1,791208947</text:p>
          </table:table-cell>
          <table:table-cell office:value-type="float" office:value="11.229007449999999" table:style-name="ce1">
            <text:p>11,22900745</text:p>
          </table:table-cell>
          <table:table-cell office:value-type="float" office:value="1.504686999" table:style-name="ce1">
            <text:p>1,504686999</text:p>
          </table:table-cell>
          <table:table-cell office:value-type="float" office:value="8.7008048939999991" table:style-name="ce1">
            <text:p>8,700804894</text:p>
          </table:table-cell>
          <table:table-cell office:value-type="float" office:value="1.548743271" table:style-name="ce1">
            <text:p>1,548743271</text:p>
          </table:table-cell>
          <table:table-cell office:value-type="float" office:value="17.380822760000001" table:style-name="ce1">
            <text:p>17,38082276</text:p>
          </table:table-cell>
          <table:table-cell office:value-type="float" office:value="2.1726028450000001" table:style-name="ce1">
            <text:p>2,172602845</text:p>
          </table:table-cell>
          <table:table-cell office:value-type="float" office:value="12.86958042" table:style-name="ce1">
            <text:p>12,86958042</text:p>
          </table:table-cell>
          <table:table-cell office:value-type="float" office:value="1.286958042" table:style-name="ce1">
            <text:p>1,286958042</text:p>
          </table:table-cell>
          <table:table-cell office:value-type="float" office:value="13.89828576" table:style-name="ce1">
            <text:p>13,89828576</text:p>
          </table:table-cell>
          <table:table-cell office:value-type="float" office:value="2.0013531489999998" table:style-name="ce1">
            <text:p>2,001353149</text:p>
          </table:table-cell>
          <table:table-cell office:value-type="float" office:value="9.203082684" table:style-name="ce1">
            <text:p>9,203082684</text:p>
          </table:table-cell>
          <table:table-cell office:value-type="float" office:value="1.076760674" table:style-name="ce1">
            <text:p>1,076760674</text:p>
          </table:table-cell>
          <table:table-cell office:value-type="float" office:value="10.54192877" table:style-name="ce1">
            <text:p>10,54192877</text:p>
          </table:table-cell>
          <table:table-cell office:value-type="float" office:value="1.4126184559999999" table:style-name="ce1">
            <text:p>1,412618456</text:p>
          </table:table-cell>
          <table:table-cell office:value-type="float" office:value="4.0272909090000004" table:style-name="ce1">
            <text:p>4,027290909</text:p>
          </table:table-cell>
          <table:table-cell office:value-type="float" office:value="0.32218327299999999" table:style-name="ce1">
            <text:p>0,322183273</text:p>
          </table:table-cell>
          <table:table-cell office:value-type="float" office:value="13.94570128" table:style-name="ce1">
            <text:p>13,94570128</text:p>
          </table:table-cell>
          <table:table-cell office:value-type="float" office:value="2.0500180889999999" table:style-name="ce1">
            <text:p>2,050018089</text:p>
          </table:table-cell>
          <table:table-cell office:value-type="float" office:value="13.62434032" table:style-name="ce1">
            <text:p>13,62434032</text:p>
          </table:table-cell>
          <table:table-cell office:value-type="float" office:value="2.1935187919999999" table:style-name="ce1">
            <text:p>2,193518792</text:p>
          </table:table-cell>
          <table:table-cell office:value-type="float" office:value="37.379539520000002" table:style-name="ce1">
            <text:p>37,37953952</text:p>
          </table:table-cell>
          <table:table-cell office:value-type="float" office:value="1.7194588180000001" table:style-name="ce1">
            <text:p>1,719458818</text:p>
          </table:table-cell>
          <table:table-cell office:value-type="float" office:value="10.54192877" table:style-name="ce1">
            <text:p>10,54192877</text:p>
          </table:table-cell>
          <table:table-cell office:value-type="float" office:value="1.4126184559999999" table:style-name="ce1">
            <text:p>1,412618456</text:p>
          </table:table-cell>
          <table:table-cell office:value-type="float" office:value="9.1222889909999996" table:style-name="ce1">
            <text:p>9,122288991</text:p>
          </table:table-cell>
          <table:table-cell office:value-type="float" office:value="1.3227319040000001" table:style-name="ce1">
            <text:p>1,322731904</text:p>
          </table:table-cell>
          <table:table-cell office:value-type="float" office:value="12.81743971" table:style-name="ce1">
            <text:p>12,81743971</text:p>
          </table:table-cell>
          <table:table-cell office:value-type="float" office:value="1.653449722" table:style-name="ce1">
            <text:p>1,653449722</text:p>
          </table:table-cell>
          <table:table-cell office:value-type="float" office:value="16.113722889999998" table:style-name="ce1">
            <text:p>16,11372289</text:p>
          </table:table-cell>
          <table:table-cell office:value-type="float" office:value="1.9658741930000001" table:style-name="ce1">
            <text:p>1,965874193</text:p>
          </table:table-cell>
          <table:table-cell office:value-type="float" office:value="10.436860810000001" table:style-name="ce1">
            <text:p>10,43686081</text:p>
          </table:table-cell>
          <table:table-cell office:value-type="float" office:value="1.6594608689999999" table:style-name="ce1">
            <text:p>1,659460869</text:p>
          </table:table-cell>
          <table:table-cell office:value-type="float" office:value="14.02611744" table:style-name="ce1">
            <text:p>14,02611744</text:p>
          </table:table-cell>
          <table:table-cell office:value-type="float" office:value="1.7111863279999999" table:style-name="ce1">
            <text:p>1,711186328</text:p>
          </table:table-cell>
          <table:table-cell office:value-type="float" office:value="47.903500010000002" table:style-name="ce1">
            <text:p>47,90350001</text:p>
          </table:table-cell>
          <table:table-cell office:value-type="float" office:value="3.1137275010000001" table:style-name="ce1">
            <text:p>3,113727501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Oxaloacetate &lt;==&gt; Oxaloacetate-mit</text:p>
          </table:table-cell>
          <table:table-cell office:value-type="string" table:style-name="ce1">
            <text:p>transport</text:p>
          </table:table-cell>
          <table:table-cell office:value-type="string" table:style-name="ce1">
            <text:p>r_1239</text:p>
          </table:table-cell>
          <table:table-cell office:value-type="float" office:value="10.725186539999999" table:style-name="ce1">
            <text:p>10,72518654</text:p>
          </table:table-cell>
          <table:table-cell office:value-type="float" office:value="1.5444268619999999" table:style-name="ce1">
            <text:p>1,544426862</text:p>
          </table:table-cell>
          <table:table-cell office:value-type="float" office:value="10.157386580000001" table:style-name="ce1">
            <text:p>10,15738658</text:p>
          </table:table-cell>
          <table:table-cell office:value-type="float" office:value="1.6454966259999999" table:style-name="ce1">
            <text:p>1,645496626</text:p>
          </table:table-cell>
          <table:table-cell office:value-type="float" office:value="7.7722869750000001" table:style-name="ce1">
            <text:p>7,772286975</text:p>
          </table:table-cell>
          <table:table-cell office:value-type="float" office:value="0.365297488" table:style-name="ce1">
            <text:p>0,365297488</text:p>
          </table:table-cell>
          <table:table-cell office:value-type="float" office:value="5.9172352180000001" table:style-name="ce1">
            <text:p>5,917235218</text:p>
          </table:table-cell>
          <table:table-cell office:value-type="float" office:value="0.78699228399999999" table:style-name="ce1">
            <text:p>0,786992284</text:p>
          </table:table-cell>
          <table:table-cell office:value-type="float" office:value="8.364736594" table:style-name="ce1">
            <text:p>8,364736594</text:p>
          </table:table-cell>
          <table:table-cell office:value-type="float" office:value="1.1626983870000001" table:style-name="ce1">
            <text:p>1,162698387</text:p>
          </table:table-cell>
          <table:table-cell office:value-type="float" office:value="5.1931256660000003" table:style-name="ce1">
            <text:p>5,193125666</text:p>
          </table:table-cell>
          <table:table-cell office:value-type="float" office:value="0.74261697000000004" table:style-name="ce1">
            <text:p>0,74261697</text:p>
          </table:table-cell>
          <table:table-cell office:value-type="float" office:value="8.2620913270000003" table:style-name="ce1">
            <text:p>8,262091327</text:p>
          </table:table-cell>
          <table:table-cell office:value-type="float" office:value="0.75185031099999999" table:style-name="ce1">
            <text:p>0,751850311</text:p>
          </table:table-cell>
          <table:table-cell office:value-type="float" office:value="4.4938671259999996" table:style-name="ce1">
            <text:p>4,493867126</text:p>
          </table:table-cell>
          <table:table-cell office:value-type="float" office:value="0.69654940499999995" table:style-name="ce1">
            <text:p>0,696549405</text:p>
          </table:table-cell>
          <table:table-cell office:value-type="float" office:value="9.2445676260000003" table:style-name="ce1">
            <text:p>9,244567626</text:p>
          </table:table-cell>
          <table:table-cell office:value-type="float" office:value="1.47913082" table:style-name="ce1">
            <text:p>1,47913082</text:p>
          </table:table-cell>
          <table:table-cell office:value-type="float" office:value="6.0356858369999999" table:style-name="ce1">
            <text:p>6,035685837</text:p>
          </table:table-cell>
          <table:table-cell office:value-type="float" office:value="0.79067484499999996" table:style-name="ce1">
            <text:p>0,790674845</text:p>
          </table:table-cell>
          <table:table-cell office:value-type="float" office:value="5.7140599820000002" table:style-name="ce1">
            <text:p>5,714059982</text:p>
          </table:table-cell>
          <table:table-cell office:value-type="float" office:value="0.93710583700000005" table:style-name="ce1">
            <text:p>0,937105837</text:p>
          </table:table-cell>
          <table:table-cell office:value-type="float" office:value="4.2643884830000003" table:style-name="ce1">
            <text:p>4,264388483</text:p>
          </table:table-cell>
          <table:table-cell office:value-type="float" office:value="0.66950899200000002" table:style-name="ce1">
            <text:p>0,669508992</text:p>
          </table:table-cell>
          <table:table-cell office:value-type="float" office:value="5.9544192650000003" table:style-name="ce1">
            <text:p>5,954419265</text:p>
          </table:table-cell>
          <table:table-cell office:value-type="float" office:value="0.89316289000000004" table:style-name="ce1">
            <text:p>0,89316289</text:p>
          </table:table-cell>
          <table:table-cell office:value-type="float" office:value="4.5705393460000003" table:style-name="ce1">
            <text:p>4,570539346</text:p>
          </table:table-cell>
          <table:table-cell office:value-type="float" office:value="0.61245227199999996" table:style-name="ce1">
            <text:p>0,612452272</text:p>
          </table:table-cell>
          <table:table-cell office:value-type="float" office:value="4.4287868250000004" table:style-name="ce1">
            <text:p>4,428786825</text:p>
          </table:table-cell>
          <table:table-cell office:value-type="float" office:value="0.78832405500000002" table:style-name="ce1">
            <text:p>0,788324055</text:p>
          </table:table-cell>
          <table:table-cell office:value-type="float" office:value="13.666506890000001" table:style-name="ce1">
            <text:p>13,66650689</text:p>
          </table:table-cell>
          <table:table-cell office:value-type="float" office:value="1.7083133619999999" table:style-name="ce1">
            <text:p>1,708313362</text:p>
          </table:table-cell>
          <table:table-cell office:value-type="float" office:value="7.5153485729999998" table:style-name="ce1">
            <text:p>7,515348573</text:p>
          </table:table-cell>
          <table:table-cell office:value-type="float" office:value="0.751534857" table:style-name="ce1">
            <text:p>0,751534857</text:p>
          </table:table-cell>
          <table:table-cell office:value-type="float" office:value="7.9485264610000002" table:style-name="ce1">
            <text:p>7,948526461</text:p>
          </table:table-cell>
          <table:table-cell office:value-type="float" office:value="1.14458781" table:style-name="ce1">
            <text:p>1,14458781</text:p>
          </table:table-cell>
          <table:table-cell office:value-type="float" office:value="9.0298134000000001" table:style-name="ce1">
            <text:p>9,0298134</text:p>
          </table:table-cell>
          <table:table-cell office:value-type="float" office:value="1.056488168" table:style-name="ce1">
            <text:p>1,056488168</text:p>
          </table:table-cell>
          <table:table-cell office:value-type="float" office:value="7.1180758900000001" table:style-name="ce1">
            <text:p>7,11807589</text:p>
          </table:table-cell>
          <table:table-cell office:value-type="float" office:value="0.95382216900000005" table:style-name="ce1">
            <text:p>0,953822169</text:p>
          </table:table-cell>
          <table:table-cell office:value-type="float" office:value="25.536734930000001" table:style-name="ce1">
            <text:p>25,53673493</text:p>
          </table:table-cell>
          <table:table-cell office:value-type="float" office:value="2.0429387939999999" table:style-name="ce1">
            <text:p>2,042938794</text:p>
          </table:table-cell>
          <table:table-cell office:value-type="float" office:value="10.656593190000001" table:style-name="ce1">
            <text:p>10,65659319</text:p>
          </table:table-cell>
          <table:table-cell office:value-type="float" office:value="1.566519199" table:style-name="ce1">
            <text:p>1,566519199</text:p>
          </table:table-cell>
          <table:table-cell office:value-type="float" office:value="19.969225430000002" table:style-name="ce1">
            <text:p>19,96922543</text:p>
          </table:table-cell>
          <table:table-cell office:value-type="float" office:value="3.2150452949999999" table:style-name="ce1">
            <text:p>3,215045295</text:p>
          </table:table-cell>
          <table:table-cell office:value-type="float" office:value="23.095679780000001" table:style-name="ce1">
            <text:p>23,09567978</text:p>
          </table:table-cell>
          <table:table-cell office:value-type="float" office:value="1.0624012700000001" table:style-name="ce1">
            <text:p>1,06240127</text:p>
          </table:table-cell>
          <table:table-cell office:value-type="float" office:value="7.1180758900000001" table:style-name="ce1">
            <text:p>7,11807589</text:p>
          </table:table-cell>
          <table:table-cell office:value-type="float" office:value="0.95382216900000005" table:style-name="ce1">
            <text:p>0,953822169</text:p>
          </table:table-cell>
          <table:table-cell office:value-type="float" office:value="7.0882944099999996" table:style-name="ce1">
            <text:p>7,08829441</text:p>
          </table:table-cell>
          <table:table-cell office:value-type="float" office:value="1.027802689" table:style-name="ce1">
            <text:p>1,027802689</text:p>
          </table:table-cell>
          <table:table-cell office:value-type="float" office:value="9.8490256560000002" table:style-name="ce1">
            <text:p>9,849025656</text:p>
          </table:table-cell>
          <table:table-cell office:value-type="float" office:value="1.2705243100000001" table:style-name="ce1">
            <text:p>1,27052431</text:p>
          </table:table-cell>
          <table:table-cell office:value-type="float" office:value="13.74757037" table:style-name="ce1">
            <text:p>13,74757037</text:p>
          </table:table-cell>
          <table:table-cell office:value-type="float" office:value="1.677203585" table:style-name="ce1">
            <text:p>1,677203585</text:p>
          </table:table-cell>
          <table:table-cell office:value-type="float" office:value="4.7018309589999996" table:style-name="ce1">
            <text:p>4,701830959</text:p>
          </table:table-cell>
          <table:table-cell office:value-type="float" office:value="0.747591122" table:style-name="ce1">
            <text:p>0,747591122</text:p>
          </table:table-cell>
          <table:table-cell office:value-type="float" office:value="6.8187127509999996" table:style-name="ce1">
            <text:p>6,818712751</text:p>
          </table:table-cell>
          <table:table-cell office:value-type="float" office:value="0.83188295599999995" table:style-name="ce1">
            <text:p>0,831882956</text:p>
          </table:table-cell>
          <table:table-cell office:value-type="float" office:value="28.65834546" table:style-name="ce1">
            <text:p>28,65834546</text:p>
          </table:table-cell>
          <table:table-cell office:value-type="float" office:value="1.8627924549999999" table:style-name="ce1">
            <text:p>1,862792455</text:p>
          </table:table-cell>
          <table:table-cell table:number-columns-repeated="16319"/>
        </table:table-row>
        <table:table-row table:number-rows-repeated="1048545" table:style-name="ro1">
          <table:table-cell table:number-columns-repeated="16384"/>
        </table:table-row>
      </table:table>
      <table:table table:name="case_8" table:style-name="ta1">
        <table:table-column table:style-name="co2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8" table:default-cell-style-name="ce1"/>
        <table:table-column table:style-name="co26" table:default-cell-style-name="ce1"/>
        <table:table-column table:style-name="co4" table:default-cell-style-name="ce1"/>
        <table:table-column table:style-name="co5" table:default-cell-style-name="ce1"/>
        <table:table-column table:style-name="co14" table:default-cell-style-name="ce15"/>
        <table:table-column table:style-name="co10" table:default-cell-style-name="ce1"/>
        <table:table-column table:style-name="co27" table:default-cell-style-name="ce1"/>
        <table:table-column table:style-name="co28" table:default-cell-style-name="ce1"/>
        <table:table-column table:style-name="co11" table:default-cell-style-name="ce1"/>
        <table:table-column table:style-name="co12" table:number-columns-repeated="16370" table:default-cell-style-name="ce1"/>
        <table:table-row table:style-name="ro1">
          <table:table-cell office:value-type="string" table:style-name="ce2">
            <text:p>Reaction</text:p>
          </table:table-cell>
          <table:table-cell office:value-type="string" table:style-name="ce5">
            <text:p>Reaction_name</text:p>
          </table:table-cell>
          <table:table-cell office:value-type="string" table:style-name="ce5">
            <text:p>Yeast7_ID</text:p>
          </table:table-cell>
          <table:table-cell office:value-type="string" table:style-name="ce5">
            <text:p>glucose rel flux</text:p>
          </table:table-cell>
          <table:table-cell office:value-type="string" table:style-name="ce5">
            <text:p>glucose exp flux</text:p>
          </table:table-cell>
          <table:table-cell office:value-type="string" table:style-name="ce5">
            <text:p>galactose rel flux</text:p>
          </table:table-cell>
          <table:table-cell office:value-type="string" table:style-name="ce5">
            <text:p>galactose exp flux</text:p>
          </table:table-cell>
          <table:table-cell office:value-type="string" table:style-name="ce5">
            <text:p>glycerol rel flux</text:p>
          </table:table-cell>
          <table:table-cell office:value-type="string" table:style-name="ce5">
            <text:p>glycerol exp flux</text:p>
          </table:table-cell>
          <table:table-cell office:value-type="string" table:style-name="ce5">
            <text:p>ethanol rel flux</text:p>
          </table:table-cell>
          <table:table-cell office:value-type="string" table:style-name="ce5">
            <text:p>ethanol exp flux</text:p>
          </table:table-cell>
          <table:table-cell table:number-columns-repeated="3" table:style-name="ce16"/>
          <table:table-cell table:number-columns-repeated="16370"/>
        </table:table-row>
        <table:table-row table:style-name="ro1">
          <table:table-cell office:value-type="string" table:style-name="ce2">
            <text:p>D-Glucose(ex) &lt;==&gt; D-Glucose-6-phosphate</text:p>
          </table:table-cell>
          <table:table-cell office:value-type="string" table:style-name="ce5">
            <text:p>R01786</text:p>
          </table:table-cell>
          <table:table-cell office:value-type="string" table:style-name="ce5">
            <text:p>r_0534</text:p>
          </table:table-cell>
          <table:table-cell office:value-type="float" office:value="100" table:style-name="ce5">
            <text:p>100,0000</text:p>
          </table:table-cell>
          <table:table-cell office:value-type="float" office:value="1.5" table:formula="of:=([.D2]*1.5)/100" table:style-name="ce5">
            <text:p>1,500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2" table:style-name="ce9"/>
          <table:table-cell table:number-columns-repeated="16371" table:style-name="ce1"/>
        </table:table-row>
        <table:table-row table:style-name="ro1">
          <table:table-cell office:value-type="string" table:style-name="ce2">
            <text:p>galactose &lt;==&gt; D-Glucose-6-phosphate</text:p>
          </table:table-cell>
          <table:table-cell office:value-type="string" table:style-name="ce5">
            <text:p>R01092</text:p>
          </table:table-cell>
          <table:table-cell office:value-type="string" table:style-name="ce5">
            <text:p>r_0458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100" table:style-name="ce5">
            <text:p>100,0000</text:p>
          </table:table-cell>
          <table:table-cell office:value-type="float" office:value="1.5" table:formula="of:=([.F3]*1.5)/100" table:style-name="ce5">
            <text:p>1,500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2">
            <text:p>Glycerol(ex) &lt;==&gt; D-Glyceraldehyde-3-phosphate</text:p>
          </table:table-cell>
          <table:table-cell office:value-type="string" table:style-name="ce5">
            <text:p>R01041</text:p>
          </table:table-cell>
          <table:table-cell office:value-type="string" table:style-name="ce5">
            <text:p>r_0164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100" table:style-name="ce5">
            <text:p>100,0000</text:p>
          </table:table-cell>
          <table:table-cell office:value-type="float" office:value="2.5" table:formula="of:=([.H4]*2.5)/100" table:style-name="ce5">
            <text:p>2,500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Pyruvate &lt;==&gt; Phosphoenolpyruvate</text:p>
          </table:table-cell>
          <table:table-cell office:value-type="string" table:style-name="ce5">
            <text:p>R00200</text:p>
          </table:table-cell>
          <table:table-cell office:value-type="string" table:style-name="ce5">
            <text:p>r_0962</text:p>
          </table:table-cell>
          <table:table-cell office:value-type="float" office:value="-171" table:style-name="ce5">
            <text:p>-171,0000</text:p>
          </table:table-cell>
          <table:table-cell office:value-type="float" office:value="-2.5649999999999999" table:formula="of:=([.D5]*1.5)/100" table:style-name="ce5">
            <text:p>-2,5650</text:p>
          </table:table-cell>
          <table:table-cell office:value-type="float" office:value="-157" table:style-name="ce5">
            <text:p>-157,0000</text:p>
          </table:table-cell>
          <table:table-cell office:value-type="float" office:value="-2.355" table:formula="of:=([.F5]*1.5)/100" table:style-name="ce5">
            <text:p>-2,3550</text:p>
          </table:table-cell>
          <table:table-cell office:value-type="float" office:value="-64" table:style-name="ce5">
            <text:p>-64,0000</text:p>
          </table:table-cell>
          <table:table-cell office:value-type="float" office:value="-1.6" table:formula="of:=([.H5]*2.5)/100" table:style-name="ce5">
            <text:p>-1,600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2" table:style-name="ce16"/>
          <table:table-cell table:number-columns-repeated="16371" table:style-name="ce1"/>
        </table:table-row>
        <table:table-row table:style-name="ro1">
          <table:table-cell office:value-type="string" table:style-name="ce2">
            <text:p>Pyruvate-mit + CoA &lt;==&gt; Acetyl-CoA-mit + CO2-mit</text:p>
          </table:table-cell>
          <table:table-cell office:value-type="string" table:style-name="ce5">
            <text:p>R00209</text:p>
          </table:table-cell>
          <table:table-cell office:value-type="string" table:style-name="ce5">
            <text:p>r_0961</text:p>
          </table:table-cell>
          <table:table-cell office:value-type="float" office:value="6" table:style-name="ce5">
            <text:p>6,0000</text:p>
          </table:table-cell>
          <table:table-cell office:value-type="float" office:value="0.09" table:formula="of:=([.D6]*1.5)/100" table:style-name="ce5">
            <text:p>0,0900</text:p>
          </table:table-cell>
          <table:table-cell office:value-type="float" office:value="9" table:style-name="ce5">
            <text:p>9,0000</text:p>
          </table:table-cell>
          <table:table-cell office:value-type="float" office:value="0.13500000000000001" table:formula="of:=([.F6]*1.5)/100" table:style-name="ce5">
            <text:p>0,1350</text:p>
          </table:table-cell>
          <table:table-cell office:value-type="float" office:value="31" table:style-name="ce5">
            <text:p>31,0000</text:p>
          </table:table-cell>
          <table:table-cell office:value-type="float" office:value="0.77500000000000002" table:formula="of:=([.H6]*2.5)/100" table:style-name="ce5">
            <text:p>0,775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Isocitrate &lt;==&gt; 2-Oxoglutarate + CO2-mit</text:p>
          </table:table-cell>
          <table:table-cell office:value-type="string" table:style-name="ce5">
            <text:p>R00267</text:p>
          </table:table-cell>
          <table:table-cell office:value-type="string" table:style-name="ce5">
            <text:p>r_2131</text:p>
          </table:table-cell>
          <table:table-cell office:value-type="float" office:value="6" table:style-name="ce5">
            <text:p>6,0000</text:p>
          </table:table-cell>
          <table:table-cell office:value-type="float" office:value="0.09" table:formula="of:=([.D7]*1.5)/100" table:style-name="ce5">
            <text:p>0,0900</text:p>
          </table:table-cell>
          <table:table-cell office:value-type="float" office:value="8" table:style-name="ce5">
            <text:p>8,0000</text:p>
          </table:table-cell>
          <table:table-cell office:value-type="float" office:value="0.12" table:formula="of:=([.F7]*1.5)/100" table:style-name="ce5">
            <text:p>0,1200</text:p>
          </table:table-cell>
          <table:table-cell office:value-type="float" office:value="29" table:style-name="ce5">
            <text:p>29,0000</text:p>
          </table:table-cell>
          <table:table-cell office:value-type="float" office:value="0.72499999999999998" table:formula="of:=([.H7]*2.5)/100" table:style-name="ce5">
            <text:p>0,7250</text:p>
          </table:table-cell>
          <table:table-cell office:value-type="float" office:value="6" table:style-name="ce5">
            <text:p>6,0000</text:p>
          </table:table-cell>
          <table:table-cell office:value-type="float" office:value="0.3" table:formula="of:=([.J7]*5)/100" table:style-name="ce5">
            <text:p>0,30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(S)-Malate-mit &lt;==&gt; Oxaloacetate-mit</text:p>
          </table:table-cell>
          <table:table-cell office:value-type="string" table:style-name="ce5">
            <text:p>R00342</text:p>
          </table:table-cell>
          <table:table-cell office:value-type="string" table:style-name="ce5">
            <text:p>r_0713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1" table:style-name="ce5">
            <text:p>1,0000</text:p>
          </table:table-cell>
          <table:table-cell office:value-type="float" office:value="1.4999999999999999E-2" table:formula="of:=([.F8]*1.5)/100" table:style-name="ce5">
            <text:p>0,0150</text:p>
          </table:table-cell>
          <table:table-cell office:value-type="float" office:value="21" table:style-name="ce5">
            <text:p>21,0000</text:p>
          </table:table-cell>
          <table:table-cell office:value-type="float" office:value="0.52500000000000002" table:formula="of:=([.H8]*2.5)/100" table:style-name="ce5">
            <text:p>0,5250</text:p>
          </table:table-cell>
          <table:table-cell office:value-type="float" office:value="37" table:style-name="ce5">
            <text:p>37,0000</text:p>
          </table:table-cell>
          <table:table-cell office:value-type="float" office:value="1.85" table:formula="of:=([.J8]*5)/100" table:style-name="ce5">
            <text:p>1,85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Citrate + CoA &lt;==&gt; Acetyl-CoA-mit + Oxaloacetate-mit</text:p>
          </table:table-cell>
          <table:table-cell office:value-type="string" table:style-name="ce5">
            <text:p>R00351</text:p>
          </table:table-cell>
          <table:table-cell office:value-type="string" table:style-name="ce5">
            <text:p>r_0300</text:p>
          </table:table-cell>
          <table:table-cell office:value-type="float" office:value="-6" table:style-name="ce5">
            <text:p>-6,0000</text:p>
          </table:table-cell>
          <table:table-cell office:value-type="float" office:value="-0.09" table:formula="of:=([.D9]*1.5)/100" table:style-name="ce5">
            <text:p>-0,0900</text:p>
          </table:table-cell>
          <table:table-cell office:value-type="float" office:value="-8" table:style-name="ce5">
            <text:p>-8,0000</text:p>
          </table:table-cell>
          <table:table-cell office:value-type="float" office:value="-0.12" table:formula="of:=([.F9]*1.5)/100" table:style-name="ce5">
            <text:p>-0,1200</text:p>
          </table:table-cell>
          <table:table-cell office:value-type="float" office:value="-29" table:style-name="ce5">
            <text:p>-29,0000</text:p>
          </table:table-cell>
          <table:table-cell office:value-type="float" office:value="-0.72499999999999998" table:formula="of:=([.H9]*2.5)/100" table:style-name="ce5">
            <text:p>-0,7250</text:p>
          </table:table-cell>
          <table:table-cell office:value-type="float" office:value="-6" table:style-name="ce5">
            <text:p>-6,0000</text:p>
          </table:table-cell>
          <table:table-cell office:value-type="float" office:value="-0.3" table:formula="of:=([.J9]*5)/100" table:style-name="ce5">
            <text:p>-0,30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Succinate-mit + CoA &lt;==&gt; Succinyl-CoA</text:p>
          </table:table-cell>
          <table:table-cell office:value-type="string" table:style-name="ce5">
            <text:p>R00405</text:p>
          </table:table-cell>
          <table:table-cell office:value-type="string" table:style-name="ce5">
            <text:p>r_1022</text:p>
          </table:table-cell>
          <table:table-cell office:value-type="float" office:value="-3" table:style-name="ce5">
            <text:p>-3,0000</text:p>
          </table:table-cell>
          <table:table-cell office:value-type="float" office:value="-4.4999999999999998E-2" table:formula="of:=([.D10]*1.5)/100" table:style-name="ce5">
            <text:p>-0,0450</text:p>
          </table:table-cell>
          <table:table-cell office:value-type="float" office:value="-3" table:style-name="ce5">
            <text:p>-3,0000</text:p>
          </table:table-cell>
          <table:table-cell office:value-type="float" office:value="-4.4999999999999998E-2" table:formula="of:=([.F10]*1.5)/100" table:style-name="ce5">
            <text:p>-0,0450</text:p>
          </table:table-cell>
          <table:table-cell office:value-type="float" office:value="-23" table:style-name="ce5">
            <text:p>-23,0000</text:p>
          </table:table-cell>
          <table:table-cell office:value-type="float" office:value="-0.57499999999999996" table:formula="of:=([.H10]*2.5)/100" table:style-name="ce5">
            <text:p>-0,5750</text:p>
          </table:table-cell>
          <table:table-cell office:value-type="float" office:value="-2" table:style-name="ce5">
            <text:p>-2,0000</text:p>
          </table:table-cell>
          <table:table-cell office:value-type="float" office:value="-0.1" table:formula="of:=([.J10]*5)/100" table:style-name="ce5">
            <text:p>-0,10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Succinate-mit &lt;==&gt; Fumarate</text:p>
          </table:table-cell>
          <table:table-cell office:value-type="string" table:style-name="ce5">
            <text:p>R00402</text:p>
          </table:table-cell>
          <table:table-cell office:value-type="string" table:style-name="ce5">
            <text:p>r_0454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3" table:style-name="ce5">
            <text:p>3,0000</text:p>
          </table:table-cell>
          <table:table-cell office:value-type="float" office:value="4.4999999999999998E-2" table:formula="of:=([.F11]*1.5)/100" table:style-name="ce5">
            <text:p>0,0450</text:p>
          </table:table-cell>
          <table:table-cell office:value-type="float" office:value="23" table:style-name="ce5">
            <text:p>23,0000</text:p>
          </table:table-cell>
          <table:table-cell office:value-type="float" office:value="0.57499999999999996" table:formula="of:=([.H11]*2.5)/100" table:style-name="ce5">
            <text:p>0,5750</text:p>
          </table:table-cell>
          <table:table-cell office:value-type="float" office:value="43" table:style-name="ce5">
            <text:p>43,0000</text:p>
          </table:table-cell>
          <table:table-cell office:value-type="float" office:value="2.15" table:formula="of:=([.J11]*5)/100" table:style-name="ce5">
            <text:p>2,15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D-Glyceraldehyde-3-phosphate &lt;==&gt; Glycerone-phosphate</text:p>
          </table:table-cell>
          <table:table-cell office:value-type="string" table:style-name="ce5">
            <text:p>R01015</text:p>
          </table:table-cell>
          <table:table-cell office:value-type="string" table:style-name="ce5">
            <text:p>r_1054</text:p>
          </table:table-cell>
          <table:table-cell office:value-type="float" office:value="-91" table:style-name="ce5">
            <text:p>-91,0000</text:p>
          </table:table-cell>
          <table:table-cell office:value-type="float" office:value="-1.365" table:formula="of:=([.D12]*1.5)/100" table:style-name="ce5">
            <text:p>-1,3650</text:p>
          </table:table-cell>
          <table:table-cell office:value-type="float" office:value="-84" table:style-name="ce5">
            <text:p>-84,0000</text:p>
          </table:table-cell>
          <table:table-cell office:value-type="float" office:value="-1.26" table:formula="of:=([.F12]*1.5)/100" table:style-name="ce5">
            <text:p>-1,2600</text:p>
          </table:table-cell>
          <table:table-cell office:value-type="float" office:value="-21" table:style-name="ce5">
            <text:p>-21,0000</text:p>
          </table:table-cell>
          <table:table-cell office:value-type="float" office:value="-0.52500000000000002" table:formula="of:=([.H12]*2.5)/100" table:style-name="ce5">
            <text:p>-0,5250</text:p>
          </table:table-cell>
          <table:table-cell office:value-type="float" office:value="-11" table:style-name="ce5">
            <text:p>-11,0000</text:p>
          </table:table-cell>
          <table:table-cell office:value-type="float" office:value="-0.55000000000000004" table:formula="of:=([.J12]*5)/100" table:style-name="ce5">
            <text:p>-0,55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D-Glyceraldehyde-3-phosphate &lt;==&gt; 3-Phospho-D-glyceroyl-phosphate</text:p>
          </table:table-cell>
          <table:table-cell office:value-type="string" table:style-name="ce5">
            <text:p>R01061</text:p>
          </table:table-cell>
          <table:table-cell office:value-type="string" table:style-name="ce5">
            <text:p>r_0486</text:p>
          </table:table-cell>
          <table:table-cell office:value-type="float" office:value="-172" table:style-name="ce5">
            <text:p>-172,0000</text:p>
          </table:table-cell>
          <table:table-cell office:value-type="float" office:value="-2.58" table:formula="of:=([.D13]*1.5)/100" table:style-name="ce5">
            <text:p>-2,5800</text:p>
          </table:table-cell>
          <table:table-cell office:value-type="float" office:value="-160" table:style-name="ce5">
            <text:p>-160,0000</text:p>
          </table:table-cell>
          <table:table-cell office:value-type="float" office:value="-2.4" table:formula="of:=([.F13]*1.5)/100" table:style-name="ce5">
            <text:p>-2,4000</text:p>
          </table:table-cell>
          <table:table-cell office:value-type="float" office:value="-61" table:style-name="ce5">
            <text:p>-61,0000</text:p>
          </table:table-cell>
          <table:table-cell office:value-type="float" office:value="-1.5249999999999999" table:formula="of:=([.H13]*2.5)/100" table:style-name="ce5">
            <text:p>-1,5250</text:p>
          </table:table-cell>
          <table:table-cell office:value-type="float" office:value="-25" table:style-name="ce5">
            <text:p>-25,0000</text:p>
          </table:table-cell>
          <table:table-cell office:value-type="float" office:value="-1.25" table:formula="of:=([.J13]*5)/100" table:style-name="ce5">
            <text:p>-1,25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D-Fructose-1,6-bisphosphate &lt;==&gt; Glycerone-phosphate + D-Glyceraldehyde-3-phosphate</text:p>
          </table:table-cell>
          <table:table-cell office:value-type="string" table:style-name="ce5">
            <text:p>R01070</text:p>
          </table:table-cell>
          <table:table-cell office:value-type="string" table:style-name="ce5">
            <text:p>r_0450</text:p>
          </table:table-cell>
          <table:table-cell office:value-type="float" office:value="91" table:style-name="ce5">
            <text:p>91,0000</text:p>
          </table:table-cell>
          <table:table-cell office:value-type="float" office:value="1.365" table:formula="of:=([.D14]*1.5)/100" table:style-name="ce5">
            <text:p>1,3650</text:p>
          </table:table-cell>
          <table:table-cell office:value-type="float" office:value="84" table:style-name="ce5">
            <text:p>84,0000</text:p>
          </table:table-cell>
          <table:table-cell office:value-type="float" office:value="1.26" table:formula="of:=([.F14]*1.5)/100" table:style-name="ce5">
            <text:p>1,2600</text:p>
          </table:table-cell>
          <table:table-cell office:value-type="float" office:value="21" table:style-name="ce5">
            <text:p>21,0000</text:p>
          </table:table-cell>
          <table:table-cell office:value-type="float" office:value="0.52500000000000002" table:formula="of:=([.H14]*2.5)/100" table:style-name="ce5">
            <text:p>0,5250</text:p>
          </table:table-cell>
          <table:table-cell office:value-type="float" office:value="11" table:style-name="ce5">
            <text:p>11,0000</text:p>
          </table:table-cell>
          <table:table-cell office:value-type="float" office:value="0.55000000000000004" table:formula="of:=([.J14]*5)/100" table:style-name="ce5">
            <text:p>0,55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(S)-Malate-mit &lt;==&gt; Fumarate</text:p>
          </table:table-cell>
          <table:table-cell office:value-type="string" table:style-name="ce5">
            <text:p>R01082</text:p>
          </table:table-cell>
          <table:table-cell office:value-type="string" table:style-name="ce5">
            <text:p>r_0452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-3" table:style-name="ce5">
            <text:p>-3,0000</text:p>
          </table:table-cell>
          <table:table-cell office:value-type="float" office:value="-4.4999999999999998E-2" table:formula="of:=([.F15]*1.5)/100" table:style-name="ce5">
            <text:p>-0,0450</text:p>
          </table:table-cell>
          <table:table-cell office:value-type="float" office:value="-23" table:style-name="ce5">
            <text:p>-23,0000</text:p>
          </table:table-cell>
          <table:table-cell office:value-type="float" office:value="-0.57499999999999996" table:formula="of:=([.H15]*2.5)/100" table:style-name="ce5">
            <text:p>-0,5750</text:p>
          </table:table-cell>
          <table:table-cell office:value-type="float" office:value="-43" table:style-name="ce5">
            <text:p>-43,0000</text:p>
          </table:table-cell>
          <table:table-cell office:value-type="float" office:value="-2.15" table:formula="of:=([.J15]*5)/100" table:style-name="ce5">
            <text:p>-2,15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Citrate &lt;==&gt; Isocitrate</text:p>
          </table:table-cell>
          <table:table-cell office:value-type="string" table:style-name="ce5">
            <text:p>R01324</text:p>
          </table:table-cell>
          <table:table-cell office:value-type="string" table:style-name="ce5">
            <text:p>r_0302</text:p>
          </table:table-cell>
          <table:table-cell office:value-type="float" office:value="6" table:style-name="ce5">
            <text:p>6,0000</text:p>
          </table:table-cell>
          <table:table-cell office:value-type="float" office:value="0.09" table:formula="of:=([.D16]*1.5)/100" table:style-name="ce5">
            <text:p>0,0900</text:p>
          </table:table-cell>
          <table:table-cell office:value-type="float" office:value="8" table:style-name="ce5">
            <text:p>8,0000</text:p>
          </table:table-cell>
          <table:table-cell office:value-type="float" office:value="0.12" table:formula="of:=([.F16]*1.5)/100" table:style-name="ce5">
            <text:p>0,1200</text:p>
          </table:table-cell>
          <table:table-cell office:value-type="float" office:value="29" table:style-name="ce5">
            <text:p>29,0000</text:p>
          </table:table-cell>
          <table:table-cell office:value-type="float" office:value="0.72499999999999998" table:formula="of:=([.H16]*2.5)/100" table:style-name="ce5">
            <text:p>0,7250</text:p>
          </table:table-cell>
          <table:table-cell office:value-type="float" office:value="48" table:style-name="ce5">
            <text:p>48,0000</text:p>
          </table:table-cell>
          <table:table-cell office:value-type="float" office:value="2.4" table:formula="of:=([.J16]*5)/100" table:style-name="ce5">
            <text:p>2,40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3-Phospho-D-glycerate &lt;==&gt; 3-Phospho-D-glyceroyl-phosphate</text:p>
          </table:table-cell>
          <table:table-cell office:value-type="string" table:style-name="ce5">
            <text:p>R01512</text:p>
          </table:table-cell>
          <table:table-cell office:value-type="string" table:style-name="ce5">
            <text:p>r_0892</text:p>
          </table:table-cell>
          <table:table-cell office:value-type="float" office:value="-172" table:style-name="ce5">
            <text:p>-172,0000</text:p>
          </table:table-cell>
          <table:table-cell office:value-type="float" office:value="-2.58" table:formula="of:=([.D17]*1.5)/100" table:style-name="ce5">
            <text:p>-2,5800</text:p>
          </table:table-cell>
          <table:table-cell office:value-type="float" office:value="-160" table:style-name="ce5">
            <text:p>-160,0000</text:p>
          </table:table-cell>
          <table:table-cell office:value-type="float" office:value="-2.4" table:formula="of:=([.F17]*1.5)/100" table:style-name="ce5">
            <text:p>-2,4000</text:p>
          </table:table-cell>
          <table:table-cell office:value-type="float" office:value="-61" table:style-name="ce5">
            <text:p>-61,0000</text:p>
          </table:table-cell>
          <table:table-cell office:value-type="float" office:value="-1.5249999999999999" table:formula="of:=([.H17]*2.5)/100" table:style-name="ce5">
            <text:p>-1,5250</text:p>
          </table:table-cell>
          <table:table-cell office:value-type="float" office:value="-25" table:style-name="ce5">
            <text:p>-25,0000</text:p>
          </table:table-cell>
          <table:table-cell office:value-type="float" office:value="-1.25" table:formula="of:=([.J17]*5)/100" table:style-name="ce5">
            <text:p>-1,25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-Phospho-D-glycerate &lt;==&gt; 3-Phospho-D-glycerate</text:p>
          </table:table-cell>
          <table:table-cell office:value-type="string" table:style-name="ce5">
            <text:p>R01518</text:p>
          </table:table-cell>
          <table:table-cell office:value-type="string" table:style-name="ce5">
            <text:p>r_0893</text:p>
          </table:table-cell>
          <table:table-cell office:value-type="float" office:value="-172" table:style-name="ce5">
            <text:p>-172,0000</text:p>
          </table:table-cell>
          <table:table-cell office:value-type="float" office:value="-2.58" table:formula="of:=([.D18]*1.5)/100" table:style-name="ce5">
            <text:p>-2,5800</text:p>
          </table:table-cell>
          <table:table-cell office:value-type="float" office:value="-160" table:style-name="ce5">
            <text:p>-160,0000</text:p>
          </table:table-cell>
          <table:table-cell office:value-type="float" office:value="-2.4" table:formula="of:=([.F18]*1.5)/100" table:style-name="ce5">
            <text:p>-2,4000</text:p>
          </table:table-cell>
          <table:table-cell office:value-type="float" office:value="-61" table:style-name="ce5">
            <text:p>-61,0000</text:p>
          </table:table-cell>
          <table:table-cell office:value-type="float" office:value="-1.5249999999999999" table:formula="of:=([.H18]*2.5)/100" table:style-name="ce5">
            <text:p>-1,5250</text:p>
          </table:table-cell>
          <table:table-cell office:value-type="float" office:value="-25" table:style-name="ce5">
            <text:p>-25,0000</text:p>
          </table:table-cell>
          <table:table-cell office:value-type="float" office:value="-1.25" table:formula="of:=([.J18]*5)/100" table:style-name="ce5">
            <text:p>-1,25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6-Phospho-D-gluconate &lt;==&gt; D-Ribulose-5-phosphate + CO2</text:p>
          </table:table-cell>
          <table:table-cell office:value-type="string" table:style-name="ce5">
            <text:p>R01528</text:p>
          </table:table-cell>
          <table:table-cell office:value-type="string" table:style-name="ce5">
            <text:p>r_0889</text:p>
          </table:table-cell>
          <table:table-cell office:value-type="float" office:value="11" table:style-name="ce5">
            <text:p>11,0000</text:p>
          </table:table-cell>
          <table:table-cell office:value-type="float" office:value="0.16500000000000001" table:formula="of:=([.D19]*1.5)/100" table:style-name="ce5">
            <text:p>0,1650</text:p>
          </table:table-cell>
          <table:table-cell office:value-type="float" office:value="11" table:style-name="ce5">
            <text:p>11,0000</text:p>
          </table:table-cell>
          <table:table-cell office:value-type="float" office:value="0.16500000000000001" table:formula="of:=([.F19]*1.5)/100" table:style-name="ce5">
            <text:p>0,1650</text:p>
          </table:table-cell>
          <table:table-cell office:value-type="float" office:value="15" table:style-name="ce5">
            <text:p>15,0000</text:p>
          </table:table-cell>
          <table:table-cell office:value-type="float" office:value="0.375" table:formula="of:=([.H19]*2.5)/100" table:style-name="ce5">
            <text:p>0,375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edoheptulose-7-phosphate + D-Glyceraldehyde-3-phosphate &lt;==&gt; D-Ribose-5-phosphate + D-Xylulose-5-phosphate</text:p>
          </table:table-cell>
          <table:table-cell office:value-type="string" table:style-name="ce5">
            <text:p>R01641</text:p>
          </table:table-cell>
          <table:table-cell office:value-type="string" table:style-name="ce5">
            <text:p>r_1049</text:p>
          </table:table-cell>
          <table:table-cell office:value-type="float" office:value="-3" table:style-name="ce5">
            <text:p>-3,0000</text:p>
          </table:table-cell>
          <table:table-cell office:value-type="float" office:value="-4.4999999999999998E-2" table:formula="of:=([.D20]*1.5)/100" table:style-name="ce5">
            <text:p>-0,0450</text:p>
          </table:table-cell>
          <table:table-cell office:value-type="float" office:value="-4" table:style-name="ce5">
            <text:p>-4,0000</text:p>
          </table:table-cell>
          <table:table-cell office:value-type="float" office:value="-0.06" table:formula="of:=([.F20]*1.5)/100" table:style-name="ce5">
            <text:p>-0,0600</text:p>
          </table:table-cell>
          <table:table-cell office:value-type="float" office:value="-5" table:style-name="ce5">
            <text:p>-5,0000</text:p>
          </table:table-cell>
          <table:table-cell office:value-type="float" office:value="-0.125" table:formula="of:=([.H20]*2.5)/100" table:style-name="ce5">
            <text:p>-0,1250</text:p>
          </table:table-cell>
          <table:table-cell office:value-type="float" office:value="-1" table:style-name="ce5">
            <text:p>-1,0000</text:p>
          </table:table-cell>
          <table:table-cell office:value-type="float" office:value="-0.05" table:formula="of:=([.J20]*5)/100" table:style-name="ce5">
            <text:p>-0,05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edoheptulose-7-phosphate + D-Glyceraldehyde-3-phosphate &lt;==&gt; D-Erythrose-4-phosphate + D-Fructose-6-phosphate</text:p>
          </table:table-cell>
          <table:table-cell office:value-type="string" table:style-name="ce5">
            <text:p>R01827</text:p>
          </table:table-cell>
          <table:table-cell office:value-type="string" table:style-name="ce5">
            <text:p>r_1048</text:p>
          </table:table-cell>
          <table:table-cell office:value-type="float" office:value="3" table:style-name="ce5">
            <text:p>3,0000</text:p>
          </table:table-cell>
          <table:table-cell office:value-type="float" office:value="4.4999999999999998E-2" table:formula="of:=([.D21]*1.5)/100" table:style-name="ce5">
            <text:p>0,0450</text:p>
          </table:table-cell>
          <table:table-cell office:value-type="float" office:value="4" table:style-name="ce5">
            <text:p>4,0000</text:p>
          </table:table-cell>
          <table:table-cell office:value-type="float" office:value="0.06" table:formula="of:=([.F21]*1.5)/100" table:style-name="ce5">
            <text:p>0,0600</text:p>
          </table:table-cell>
          <table:table-cell office:value-type="float" office:value="5" table:style-name="ce5">
            <text:p>5,0000</text:p>
          </table:table-cell>
          <table:table-cell office:value-type="float" office:value="0.125" table:formula="of:=([.H21]*2.5)/100" table:style-name="ce5">
            <text:p>0,1250</text:p>
          </table:table-cell>
          <table:table-cell office:value-type="float" office:value="1" table:style-name="ce5">
            <text:p>1,0000</text:p>
          </table:table-cell>
          <table:table-cell office:value-type="float" office:value="0.05" table:formula="of:=([.J21]*5)/100" table:style-name="ce5">
            <text:p>0,05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D-Fructose-6-phosphate + D-Glyceraldehyde-3-phosphate &lt;==&gt; D-Erythrose-4-phosphate + D-Xylulose-5-phosphate</text:p>
          </table:table-cell>
          <table:table-cell office:value-type="string" table:style-name="ce5">
            <text:p>R01830</text:p>
          </table:table-cell>
          <table:table-cell office:value-type="string" table:style-name="ce5">
            <text:p>r_1050</text:p>
          </table:table-cell>
          <table:table-cell office:value-type="float" office:value="-3" table:style-name="ce5">
            <text:p>-3,0000</text:p>
          </table:table-cell>
          <table:table-cell office:value-type="float" office:value="-4.4999999999999998E-2" table:formula="of:=([.D22]*1.5)/100" table:style-name="ce5">
            <text:p>-0,0450</text:p>
          </table:table-cell>
          <table:table-cell office:value-type="float" office:value="-2" table:style-name="ce5">
            <text:p>-2,0000</text:p>
          </table:table-cell>
          <table:table-cell office:value-type="float" office:value="-0.03" table:formula="of:=([.F22]*1.5)/100" table:style-name="ce5">
            <text:p>-0,0300</text:p>
          </table:table-cell>
          <table:table-cell office:value-type="float" office:value="-2" table:style-name="ce5">
            <text:p>-2,0000</text:p>
          </table:table-cell>
          <table:table-cell office:value-type="float" office:value="-0.05" table:formula="of:=([.H22]*2.5)/100" table:style-name="ce5">
            <text:p>-0,0500</text:p>
          </table:table-cell>
          <table:table-cell office:value-type="float" office:value="-1" table:style-name="ce5">
            <text:p>-1,0000</text:p>
          </table:table-cell>
          <table:table-cell office:value-type="float" office:value="-0.05" table:formula="of:=([.J22]*5)/100" table:style-name="ce5">
            <text:p>-0,05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D-Glucose-6-phosphate &lt;==&gt; D-Glucono-1,5-lactone-6-phosphate</text:p>
          </table:table-cell>
          <table:table-cell office:value-type="string" table:style-name="ce5">
            <text:p>R02736</text:p>
          </table:table-cell>
          <table:table-cell office:value-type="string" table:style-name="ce5">
            <text:p>r_0466</text:p>
          </table:table-cell>
          <table:table-cell office:value-type="float" office:value="11" table:style-name="ce5">
            <text:p>11,0000</text:p>
          </table:table-cell>
          <table:table-cell office:value-type="float" office:value="0.16500000000000001" table:formula="of:=([.D23]*1.5)/100" table:style-name="ce5">
            <text:p>0,1650</text:p>
          </table:table-cell>
          <table:table-cell office:value-type="float" office:value="11" table:style-name="ce5">
            <text:p>11,0000</text:p>
          </table:table-cell>
          <table:table-cell office:value-type="float" office:value="0.16500000000000001" table:formula="of:=([.F23]*1.5)/100" table:style-name="ce5">
            <text:p>0,1650</text:p>
          </table:table-cell>
          <table:table-cell office:value-type="float" office:value="15" table:style-name="ce5">
            <text:p>15,0000</text:p>
          </table:table-cell>
          <table:table-cell office:value-type="float" office:value="0.375" table:formula="of:=([.H23]*2.5)/100" table:style-name="ce5">
            <text:p>0,375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D-Glucose-6-phosphate &lt;==&gt; D-Fructose-6-phosphate</text:p>
          </table:table-cell>
          <table:table-cell office:value-type="string" table:style-name="ce5">
            <text:p>R02740</text:p>
          </table:table-cell>
          <table:table-cell office:value-type="string" table:style-name="ce5">
            <text:p>r_0467</text:p>
          </table:table-cell>
          <table:table-cell office:value-type="float" office:value="85" table:style-name="ce5">
            <text:p>85,0000</text:p>
          </table:table-cell>
          <table:table-cell office:value-type="float" office:value="1.2749999999999999" table:formula="of:=([.D24]*1.5)/100" table:style-name="ce5">
            <text:p>1,2750</text:p>
          </table:table-cell>
          <table:table-cell office:value-type="float" office:value="78" table:style-name="ce5">
            <text:p>78,0000</text:p>
          </table:table-cell>
          <table:table-cell office:value-type="float" office:value="1.17" table:formula="of:=([.F24]*1.5)/100" table:style-name="ce5">
            <text:p>1,1700</text:p>
          </table:table-cell>
          <table:table-cell office:value-type="float" office:value="28" table:style-name="ce5">
            <text:p>28,0000</text:p>
          </table:table-cell>
          <table:table-cell office:value-type="float" office:value="0.7" table:formula="of:=([.H24]*2.5)/100" table:style-name="ce5">
            <text:p>0,7000</text:p>
          </table:table-cell>
          <table:table-cell office:value-type="float" office:value="8" table:style-name="ce5">
            <text:p>8,0000</text:p>
          </table:table-cell>
          <table:table-cell office:value-type="float" office:value="0.4" table:formula="of:=([.J24]*5)/100" table:style-name="ce5">
            <text:p>0,40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D-Fructose-6-phosphate &lt;==&gt; D-Fructose-1,6-bisphosphate</text:p>
          </table:table-cell>
          <table:table-cell office:value-type="string" table:style-name="ce5">
            <text:p>R04779</text:p>
          </table:table-cell>
          <table:table-cell office:value-type="string" table:style-name="ce5">
            <text:p>r_0886</text:p>
          </table:table-cell>
          <table:table-cell office:value-type="float" office:value="91" table:style-name="ce5">
            <text:p>91,0000</text:p>
          </table:table-cell>
          <table:table-cell office:value-type="float" office:value="1.365" table:formula="of:=([.D25]*1.5)/100" table:style-name="ce5">
            <text:p>1,3650</text:p>
          </table:table-cell>
          <table:table-cell office:value-type="float" office:value="84" table:style-name="ce5">
            <text:p>84,0000</text:p>
          </table:table-cell>
          <table:table-cell office:value-type="float" office:value="1.26" table:formula="of:=([.F25]*1.5)/100" table:style-name="ce5">
            <text:p>1,2600</text:p>
          </table:table-cell>
          <table:table-cell office:value-type="float" office:value="21" table:style-name="ce5">
            <text:p>21,0000</text:p>
          </table:table-cell>
          <table:table-cell office:value-type="float" office:value="0.52500000000000002" table:formula="of:=([.H25]*2.5)/100" table:style-name="ce5">
            <text:p>0,5250</text:p>
          </table:table-cell>
          <table:table-cell office:value-type="float" office:value="11" table:style-name="ce5">
            <text:p>11,0000</text:p>
          </table:table-cell>
          <table:table-cell office:value-type="float" office:value="0.55000000000000004" table:formula="of:=([.J25]*5)/100" table:style-name="ce5">
            <text:p>0,55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Pyruvate &lt;==&gt; Acetaldehyde</text:p>
          </table:table-cell>
          <table:table-cell office:value-type="string" table:style-name="ce5">
            <text:p>R00750</text:p>
          </table:table-cell>
          <table:table-cell office:value-type="string" table:style-name="ce5">
            <text:p>r_0959</text:p>
          </table:table-cell>
          <table:table-cell office:value-type="float" office:value="149" table:style-name="ce5">
            <text:p>149,0000</text:p>
          </table:table-cell>
          <table:table-cell office:value-type="float" office:value="2.2349999999999999" table:formula="of:=([.D26]*1.5)/100" table:style-name="ce5">
            <text:p>2,2350</text:p>
          </table:table-cell>
          <table:table-cell office:value-type="float" office:value="124" table:style-name="ce5">
            <text:p>124,0000</text:p>
          </table:table-cell>
          <table:table-cell office:value-type="float" office:value="1.86" table:formula="of:=([.F26]*1.5)/100" table:style-name="ce5">
            <text:p>1,8600</text:p>
          </table:table-cell>
          <table:table-cell office:value-type="float" office:value="15" table:style-name="ce5">
            <text:p>15,0000</text:p>
          </table:table-cell>
          <table:table-cell office:value-type="float" office:value="0.375" table:formula="of:=([.H26]*2.5)/100" table:style-name="ce5">
            <text:p>0,375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Acetaldehyde &lt;==&gt; Ethanol</text:p>
          </table:table-cell>
          <table:table-cell office:value-type="string" table:style-name="ce5">
            <text:p>R02679</text:p>
          </table:table-cell>
          <table:table-cell office:value-type="string" table:style-name="ce5">
            <text:p>r_2115</text:p>
          </table:table-cell>
          <table:table-cell office:value-type="float" office:value="141" table:style-name="ce5">
            <text:p>141,0000</text:p>
          </table:table-cell>
          <table:table-cell office:value-type="float" office:value="2.1150000000000002" table:formula="of:=([.D27]*1.5)/100" table:style-name="ce5">
            <text:p>2,1150</text:p>
          </table:table-cell>
          <table:table-cell office:value-type="float" office:value="103" table:style-name="ce5">
            <text:p>103,0000</text:p>
          </table:table-cell>
          <table:table-cell office:value-type="float" office:value="1.5449999999999999" table:formula="of:=([.F27]*1.5)/100" table:style-name="ce5">
            <text:p>1,5450</text:p>
          </table:table-cell>
          <table:table-cell office:value-type="float" office:value="7" table:style-name="ce5">
            <text:p>7,0000</text:p>
          </table:table-cell>
          <table:table-cell office:value-type="float" office:value="0.17499999999999999" table:formula="of:=([.H27]*2.5)/100" table:style-name="ce5">
            <text:p>0,1750</text:p>
          </table:table-cell>
          <table:table-cell office:value-type="float" office:value="-100" table:style-name="ce5">
            <text:p>-100,0000</text:p>
          </table:table-cell>
          <table:table-cell office:value-type="float" office:value="-5" table:formula="of:=([.J27]*5)/100" table:style-name="ce5">
            <text:p>-5,00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Acetaldehyde &lt;==&gt; Acetate</text:p>
          </table:table-cell>
          <table:table-cell office:value-type="string" table:style-name="ce5">
            <text:p>R00634</text:p>
          </table:table-cell>
          <table:table-cell office:value-type="string" table:style-name="ce5">
            <text:p>r_2116</text:p>
          </table:table-cell>
          <table:table-cell office:value-type="float" office:value="8" table:style-name="ce5">
            <text:p>8,0000</text:p>
          </table:table-cell>
          <table:table-cell office:value-type="float" office:value="0.12" table:formula="of:=([.D28]*1.5)/100" table:style-name="ce5">
            <text:p>0,1200</text:p>
          </table:table-cell>
          <table:table-cell office:value-type="float" office:value="21" table:style-name="ce5">
            <text:p>21,0000</text:p>
          </table:table-cell>
          <table:table-cell office:value-type="float" office:value="0.315" table:formula="of:=([.F28]*1.5)/100" table:style-name="ce5">
            <text:p>0,3150</text:p>
          </table:table-cell>
          <table:table-cell office:value-type="float" office:value="8" table:style-name="ce5">
            <text:p>8,0000</text:p>
          </table:table-cell>
          <table:table-cell office:value-type="float" office:value="0.2" table:formula="of:=([.H28]*2.5)/100" table:style-name="ce5">
            <text:p>0,2000</text:p>
          </table:table-cell>
          <table:table-cell office:value-type="float" office:value="100" table:style-name="ce5">
            <text:p>100,0000</text:p>
          </table:table-cell>
          <table:table-cell office:value-type="float" office:value="5" table:formula="of:=([.J28]*5)/100" table:style-name="ce5">
            <text:p>5,00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Acetate &lt;==&gt; Acetyl-CoA</text:p>
          </table:table-cell>
          <table:table-cell office:value-type="string" table:style-name="ce5">
            <text:p>R00229</text:p>
          </table:table-cell>
          <table:table-cell office:value-type="string" table:style-name="ce5">
            <text:p>r_0112</text:p>
          </table:table-cell>
          <table:table-cell office:value-type="float" office:value="3" table:style-name="ce5">
            <text:p>3,0000</text:p>
          </table:table-cell>
          <table:table-cell office:value-type="float" office:value="4.4999999999999998E-2" table:formula="of:=([.D29]*1.5)/100" table:style-name="ce5">
            <text:p>0,0450</text:p>
          </table:table-cell>
          <table:table-cell office:value-type="float" office:value="7" table:style-name="ce5">
            <text:p>7,0000</text:p>
          </table:table-cell>
          <table:table-cell office:value-type="float" office:value="0.105" table:formula="of:=([.F29]*1.5)/100" table:style-name="ce5">
            <text:p>0,1050</text:p>
          </table:table-cell>
          <table:table-cell office:value-type="float" office:value="3" table:style-name="ce5">
            <text:p>3,0000</text:p>
          </table:table-cell>
          <table:table-cell office:value-type="float" office:value="7.4999999999999997E-2" table:formula="of:=([.H29]*2.5)/100" table:style-name="ce5">
            <text:p>0,0750</text:p>
          </table:table-cell>
          <table:table-cell office:value-type="float" office:value="100" table:style-name="ce5">
            <text:p>100,0000</text:p>
          </table:table-cell>
          <table:table-cell office:value-type="float" office:value="5" table:formula="of:=([.J29]*5)/100" table:style-name="ce5">
            <text:p>5,00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Pyruvate + CO2 &lt;==&gt; Oxaloacetate</text:p>
          </table:table-cell>
          <table:table-cell office:value-type="string" table:style-name="ce5">
            <text:p>R00344</text:p>
          </table:table-cell>
          <table:table-cell office:value-type="string" table:style-name="ce5">
            <text:p>r_0958</text:p>
          </table:table-cell>
          <table:table-cell office:value-type="float" office:value="9" table:style-name="ce5">
            <text:p>9,0000</text:p>
          </table:table-cell>
          <table:table-cell office:value-type="float" office:value="0.13500000000000001" table:formula="of:=([.D30]*1.5)/100" table:style-name="ce5">
            <text:p>0,1350</text:p>
          </table:table-cell>
          <table:table-cell office:value-type="float" office:value="14" table:style-name="ce5">
            <text:p>14,0000</text:p>
          </table:table-cell>
          <table:table-cell office:value-type="float" office:value="0.21" table:formula="of:=([.F30]*1.5)/100" table:style-name="ce5">
            <text:p>0,2100</text:p>
          </table:table-cell>
          <table:table-cell office:value-type="float" office:value="15" table:style-name="ce5">
            <text:p>15,0000</text:p>
          </table:table-cell>
          <table:table-cell office:value-type="float" office:value="0.375" table:formula="of:=([.H30]*2.5)/100" table:style-name="ce5">
            <text:p>0,375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(S)-Malate &lt;==&gt; Glyoxylate-cyt + Acetyl-CoA</text:p>
          </table:table-cell>
          <table:table-cell office:value-type="string" table:style-name="ce5">
            <text:p>R00472</text:p>
          </table:table-cell>
          <table:table-cell office:value-type="string" table:style-name="ce5">
            <text:p>r_0716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-83" table:style-name="ce5">
            <text:p>-83,0000</text:p>
          </table:table-cell>
          <table:table-cell office:value-type="float" office:value="-4.1500000000000004" table:formula="of:=([.J31]*5)/100" table:style-name="ce5">
            <text:p>-4,15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Isocitrate-cyt &lt;==&gt; Succinate + Glyoxylate-cyt</text:p>
          </table:table-cell>
          <table:table-cell office:value-type="string" table:style-name="ce5">
            <text:p>R00479</text:p>
          </table:table-cell>
          <table:table-cell office:value-type="string" table:style-name="ce5">
            <text:p>r_0662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42" table:style-name="ce5">
            <text:p>42,0000</text:p>
          </table:table-cell>
          <table:table-cell office:value-type="float" office:value="2.1" table:formula="of:=([.J32]*5)/100" table:style-name="ce5">
            <text:p>2,10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-Phospho-D-glycerate &lt;==&gt; Phosphoenolpyruvate</text:p>
          </table:table-cell>
          <table:table-cell office:value-type="string" table:style-name="ce5">
            <text:p>R00658</text:p>
          </table:table-cell>
          <table:table-cell office:value-type="string" table:style-name="ce5">
            <text:p>r_0366</text:p>
          </table:table-cell>
          <table:table-cell office:value-type="float" office:value="172" table:style-name="ce5">
            <text:p>172,0000</text:p>
          </table:table-cell>
          <table:table-cell office:value-type="float" office:value="2.58" table:formula="of:=([.D33]*1.5)/100" table:style-name="ce5">
            <text:p>2,5800</text:p>
          </table:table-cell>
          <table:table-cell office:value-type="float" office:value="160" table:style-name="ce5">
            <text:p>160,0000</text:p>
          </table:table-cell>
          <table:table-cell office:value-type="float" office:value="2.4" table:formula="of:=([.F33]*1.5)/100" table:style-name="ce5">
            <text:p>2,4000</text:p>
          </table:table-cell>
          <table:table-cell office:value-type="float" office:value="61" table:style-name="ce5">
            <text:p>61,0000</text:p>
          </table:table-cell>
          <table:table-cell office:value-type="float" office:value="1.5249999999999999" table:formula="of:=([.H33]*2.5)/100" table:style-name="ce5">
            <text:p>1,5250</text:p>
          </table:table-cell>
          <table:table-cell office:value-type="float" office:value="25" table:style-name="ce5">
            <text:p>25,0000</text:p>
          </table:table-cell>
          <table:table-cell office:value-type="float" office:value="1.25" table:formula="of:=([.J33]*5)/100" table:style-name="ce5">
            <text:p>1,25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2-Oxoglutarate + CoA &lt;==&gt; Succinyl-CoA + CO2-mit</text:p>
          </table:table-cell>
          <table:table-cell office:value-type="string" table:style-name="ce5">
            <text:p>R08549</text:p>
          </table:table-cell>
          <table:table-cell office:value-type="string" table:style-name="ce5">
            <text:p>r_0832</text:p>
          </table:table-cell>
          <table:table-cell office:value-type="float" office:value="3" table:style-name="ce5">
            <text:p>3,0000</text:p>
          </table:table-cell>
          <table:table-cell office:value-type="float" office:value="4.4999999999999998E-2" table:formula="of:=([.D34]*1.5)/100" table:style-name="ce5">
            <text:p>0,0450</text:p>
          </table:table-cell>
          <table:table-cell office:value-type="float" office:value="3" table:style-name="ce5">
            <text:p>3,0000</text:p>
          </table:table-cell>
          <table:table-cell office:value-type="float" office:value="4.4999999999999998E-2" table:formula="of:=([.F34]*1.5)/100" table:style-name="ce5">
            <text:p>0,0450</text:p>
          </table:table-cell>
          <table:table-cell office:value-type="float" office:value="23" table:style-name="ce5">
            <text:p>23,0000</text:p>
          </table:table-cell>
          <table:table-cell office:value-type="float" office:value="0.57499999999999996" table:formula="of:=([.H34]*2.5)/100" table:style-name="ce5">
            <text:p>0,5750</text:p>
          </table:table-cell>
          <table:table-cell office:value-type="float" office:value="2" table:style-name="ce5">
            <text:p>2,0000</text:p>
          </table:table-cell>
          <table:table-cell office:value-type="float" office:value="0.1" table:formula="of:=([.J34]*5)/100" table:style-name="ce5">
            <text:p>0,10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Oxaloacetate &lt;==&gt; Phosphoenolpyruvate + CO2</text:p>
          </table:table-cell>
          <table:table-cell office:value-type="string" table:style-name="ce5">
            <text:p>R00341</text:p>
          </table:table-cell>
          <table:table-cell office:value-type="string" table:style-name="ce5">
            <text:p>r_0884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D-Glucono-1,5-lactone-6-phosphate &lt;==&gt; 6-Phospho-D-gluconate</text:p>
          </table:table-cell>
          <table:table-cell office:value-type="string" table:style-name="ce5">
            <text:p>R02035</text:p>
          </table:table-cell>
          <table:table-cell office:value-type="string" table:style-name="ce5">
            <text:p>r_0091</text:p>
          </table:table-cell>
          <table:table-cell office:value-type="float" office:value="11" table:style-name="ce5">
            <text:p>11,0000</text:p>
          </table:table-cell>
          <table:table-cell office:value-type="float" office:value="0.16500000000000001" table:formula="of:=([.D36]*1.5)/100" table:style-name="ce5">
            <text:p>0,1650</text:p>
          </table:table-cell>
          <table:table-cell office:value-type="float" office:value="11" table:style-name="ce5">
            <text:p>11,0000</text:p>
          </table:table-cell>
          <table:table-cell office:value-type="float" office:value="0.16500000000000001" table:formula="of:=([.F36]*1.5)/100" table:style-name="ce5">
            <text:p>0,1650</text:p>
          </table:table-cell>
          <table:table-cell office:value-type="float" office:value="15" table:style-name="ce5">
            <text:p>15,0000</text:p>
          </table:table-cell>
          <table:table-cell office:value-type="float" office:value="0.375" table:formula="of:=([.H36]*2.5)/100" table:style-name="ce5">
            <text:p>0,375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D-Ribulose-5-phosphate &lt;==&gt; D-Xylulose-5-phosphate</text:p>
          </table:table-cell>
          <table:table-cell office:value-type="string" table:style-name="ce5">
            <text:p>R01529</text:p>
          </table:table-cell>
          <table:table-cell office:value-type="string" table:style-name="ce5">
            <text:p>r_0984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D-Ribose-5-phosphate &lt;==&gt; D-Ribulose-5-phosphate</text:p>
          </table:table-cell>
          <table:table-cell office:value-type="string" table:style-name="ce5">
            <text:p>R01056</text:p>
          </table:table-cell>
          <table:table-cell office:value-type="string" table:style-name="ce5">
            <text:p>r_0982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(S)-Malate-mit &lt;==&gt; Pyruvate + CO2</text:p>
          </table:table-cell>
          <table:table-cell office:value-type="string" table:style-name="ce5">
            <text:p>R00214</text:p>
          </table:table-cell>
          <table:table-cell office:value-type="string" table:style-name="ce5">
            <text:p>r_0718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2" table:style-name="ce5">
            <text:p>2,0000</text:p>
          </table:table-cell>
          <table:table-cell office:value-type="float" office:value="0.03" table:formula="of:=([.F39]*1.5)/100" table:style-name="ce5">
            <text:p>0,0300</text:p>
          </table:table-cell>
          <table:table-cell office:value-type="float" office:value="3" table:style-name="ce5">
            <text:p>3,0000</text:p>
          </table:table-cell>
          <table:table-cell office:value-type="float" office:value="7.4999999999999997E-2" table:formula="of:=([.H39]*2.5)/100" table:style-name="ce5">
            <text:p>0,0750</text:p>
          </table:table-cell>
          <table:table-cell office:value-type="float" office:value="8" table:style-name="ce5">
            <text:p>8,0000</text:p>
          </table:table-cell>
          <table:table-cell office:value-type="float" office:value="0.4" table:formula="of:=([.J39]*5)/100" table:style-name="ce5">
            <text:p>0,4000</text:p>
          </table:table-cell>
          <table:table-cell table:style-name="ce23"/>
          <table:table-cell table:style-name="ce16"/>
          <table:table-cell table:number-columns-repeated="16371"/>
        </table:table-row>
        <table:table-row table:style-name="ro1">
          <table:table-cell office:value-type="string" table:style-name="ce22">
            <text:p>Oxaloacetate &lt;==&gt; Phosphoenolpyruvate +CO2</text:p>
          </table:table-cell>
          <table:table-cell office:value-type="string" table:style-name="ce5">
            <text:p>R00431</text:p>
          </table:table-cell>
          <table:table-cell office:value-type="string" table:style-name="ce5">
            <text:p>r_0884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4" table:style-name="ce5">
            <text:p>4,0000</text:p>
          </table:table-cell>
          <table:table-cell office:value-type="float" office:value="0.1" table:formula="of:=([.H40]*2.5)/100" table:style-name="ce5">
            <text:p>0,1000</text:p>
          </table:table-cell>
          <table:table-cell office:value-type="float" office:value="27" table:style-name="ce5">
            <text:p>27,0000</text:p>
          </table:table-cell>
          <table:table-cell office:value-type="float" office:value="1.35" table:formula="of:=([.J40]*5)/100" table:style-name="ce5">
            <text:p>1,3500</text:p>
          </table:table-cell>
          <table:table-cell table:style-name="ce23"/>
          <table:table-cell table:style-name="ce16"/>
          <table:table-cell table:number-columns-repeated="16371"/>
        </table:table-row>
        <table:table-row table:style-name="ro1">
          <table:table-cell office:value-type="string" table:style-name="ce2">
            <text:p>Pyruvate &lt;==&gt; Pyruvate-mit</text:p>
          </table:table-cell>
          <table:table-cell office:value-type="string" table:style-name="ce5">
            <text:p>transport</text:p>
          </table:table-cell>
          <table:table-cell office:value-type="string" table:style-name="ce5">
            <text:p>r_2034</text:p>
          </table:table-cell>
          <table:table-cell office:value-type="float" office:value="12" table:style-name="ce5">
            <text:p>12,0000</text:p>
          </table:table-cell>
          <table:table-cell office:value-type="float" office:value="0.18" table:formula="of:=([.D41]*1.5)/100" table:style-name="ce5">
            <text:p>0,1800</text:p>
          </table:table-cell>
          <table:table-cell office:value-type="float" office:value="18" table:style-name="ce5">
            <text:p>18,0000</text:p>
          </table:table-cell>
          <table:table-cell office:value-type="float" office:value="0.27" table:formula="of:=([.F41]*1.5)/100" table:style-name="ce5">
            <text:p>0,2700</text:p>
          </table:table-cell>
          <table:table-cell office:value-type="float" office:value="33" table:style-name="ce5">
            <text:p>33,0000</text:p>
          </table:table-cell>
          <table:table-cell office:value-type="float" office:value="0.82499999999999996" table:formula="of:=([.H41]*2.5)/100" table:style-name="ce5">
            <text:p>0,825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Oxaloacetate &lt;==&gt; Oxaloacetate-mit</text:p>
          </table:table-cell>
          <table:table-cell office:value-type="string" table:style-name="ce5">
            <text:p>transport</text:p>
          </table:table-cell>
          <table:table-cell office:value-type="string" table:style-name="ce5">
            <text:p>r_1239</text:p>
          </table:table-cell>
          <table:table-cell office:value-type="float" office:value="5" table:style-name="ce5">
            <text:p>5,0000</text:p>
          </table:table-cell>
          <table:table-cell office:value-type="float" office:value="7.4999999999999997E-2" table:formula="of:=([.D42]*1.5)/100" table:style-name="ce5">
            <text:p>0,0750</text:p>
          </table:table-cell>
          <table:table-cell office:value-type="float" office:value="7" table:style-name="ce5">
            <text:p>7,0000</text:p>
          </table:table-cell>
          <table:table-cell office:value-type="float" office:value="0.105" table:formula="of:=([.F42]*1.5)/100" table:style-name="ce5">
            <text:p>0,1050</text:p>
          </table:table-cell>
          <table:table-cell office:value-type="float" office:value="8" table:style-name="ce5">
            <text:p>8,0000</text:p>
          </table:table-cell>
          <table:table-cell office:value-type="float" office:value="0.2" table:formula="of:=([.H42]*2.5)/100" table:style-name="ce5">
            <text:p>0,2000</text:p>
          </table:table-cell>
          <table:table-cell office:value-type="float" office:value="-31" table:style-name="ce5">
            <text:p>-31,0000</text:p>
          </table:table-cell>
          <table:table-cell office:value-type="float" office:value="-1.55" table:formula="of:=([.J42]*5)/100" table:style-name="ce5">
            <text:p>-1,5500</text:p>
          </table:table-cell>
          <table:table-cell table:style-name="ce16"/>
          <table:table-cell table:style-name="ce23"/>
          <table:table-cell table:number-columns-repeated="16371"/>
        </table:table-row>
        <table:table-row table:number-rows-repeated="2" table:style-name="ro1">
          <table:table-cell table:number-columns-repeated="9" table:style-name="ce1"/>
          <table:table-cell table:style-name="ce24"/>
          <table:table-cell table:number-columns-repeated="3" table:style-name="ce25"/>
          <table:table-cell table:number-columns-repeated="16371"/>
        </table:table-row>
        <table:table-row table:style-name="ro1">
          <table:table-cell table:number-columns-repeated="9" table:style-name="ce1"/>
          <table:table-cell table:style-name="ce15"/>
          <table:table-cell table:number-columns-repeated="3" table:style-name="ce9"/>
          <table:table-cell table:number-columns-repeated="16371"/>
        </table:table-row>
        <table:table-row table:style-name="ro1">
          <table:table-cell table:number-columns-repeated="2" table:style-name="ce1"/>
          <table:table-cell table:style-name="ce26"/>
          <table:table-cell table:number-columns-repeated="6" table:style-name="ce1"/>
          <table:table-cell table:style-name="ce15"/>
          <table:table-cell table:number-columns-repeated="16374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ase_9" table:style-name="ta3"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9"/>
        <table:table-column table:style-name="co18" table:default-cell-style-name="ce1"/>
        <table:table-column table:style-name="co33" table:default-cell-style-name="ce9"/>
        <table:table-column table:style-name="co34" table:default-cell-style-name="ce1"/>
        <table:table-column table:style-name="co35" table:default-cell-style-name="ce15"/>
        <table:table-column table:style-name="co12" table:number-columns-repeated="16376" table:default-cell-style-name="ce1"/>
        <table:table-row table:style-name="ro1">
          <table:table-cell office:value-type="string" table:style-name="ce2">
            <text:p>Reaction</text:p>
          </table:table-cell>
          <table:table-cell office:value-type="string" table:style-name="ce3">
            <text:p>Reaction_name</text:p>
          </table:table-cell>
          <table:table-cell office:value-type="string" table:style-name="ce3">
            <text:p>Yeast7_ID</text:p>
          </table:table-cell>
          <table:table-cell office:value-type="string" table:style-name="ce3">
            <text:p>batch rel flux</text:p>
          </table:table-cell>
          <table:table-cell office:value-type="string" table:style-name="ce3">
            <text:p>batch exp flux</text:p>
          </table:table-cell>
          <table:table-cell office:value-type="string" table:style-name="ce3">
            <text:p>chemostat rel flux</text:p>
          </table:table-cell>
          <table:table-cell office:value-type="string" table:style-name="ce3">
            <text:p>chemostat exp flux</text:p>
          </table:table-cell>
          <table:table-cell table:style-name="ce27"/>
          <table:table-cell table:number-columns-repeated="3" table:style-name="ce28"/>
          <table:table-cell table:number-columns-repeated="16373"/>
        </table:table-row>
        <table:table-row table:style-name="ro1">
          <table:table-cell office:value-type="string" table:style-name="ce2">
            <text:p>D-Glucose(ex) &lt;==&gt; D-Glucose-6-phosphate</text:p>
          </table:table-cell>
          <table:table-cell office:value-type="string" table:style-name="ce3">
            <text:p>R01786</text:p>
          </table:table-cell>
          <table:table-cell office:value-type="string" table:style-name="ce3">
            <text:p>r_0534</text:p>
          </table:table-cell>
          <table:table-cell office:value-type="float" office:value="100" table:style-name="ce29">
            <text:p>100,0000</text:p>
          </table:table-cell>
          <table:table-cell office:value-type="float" office:value="15.9" table:formula="of:=([.D2]*15.9)/100" table:style-name="ce29">
            <text:p>15,9000</text:p>
          </table:table-cell>
          <table:table-cell office:value-type="float" office:value="100" table:style-name="ce29">
            <text:p>100,0000</text:p>
          </table:table-cell>
          <table:table-cell office:value-type="float" office:value="1.17" table:formula="of:=([.F2]*1.17)/100" table:style-name="ce29">
            <text:p>1,1700</text:p>
          </table:table-cell>
          <table:table-cell table:style-name="ce27"/>
          <table:table-cell table:style-name="ce28"/>
          <table:table-cell table:number-columns-repeated="16375" table:style-name="ce1"/>
        </table:table-row>
        <table:table-row table:style-name="ro1">
          <table:table-cell office:value-type="string" table:style-name="ce2">
            <text:p>Pyruvate &lt;==&gt; Phosphoenolpyruvate</text:p>
          </table:table-cell>
          <table:table-cell office:value-type="string" table:style-name="ce3">
            <text:p>R00200</text:p>
          </table:table-cell>
          <table:table-cell office:value-type="string" table:style-name="ce3">
            <text:p>r_0962</text:p>
          </table:table-cell>
          <table:table-cell office:value-type="float" office:value="-178.6" table:style-name="ce29">
            <text:p>-178,6000</text:p>
          </table:table-cell>
          <table:table-cell office:value-type="float" office:value="-28.397399999999998" table:formula="of:=([.D3]*15.9)/100" table:style-name="ce29">
            <text:p>-28,3974</text:p>
          </table:table-cell>
          <table:table-cell office:value-type="float" office:value="-122.1" table:style-name="ce29">
            <text:p>-122,1000</text:p>
          </table:table-cell>
          <table:table-cell office:value-type="float" office:value="-1.4285699999999997" table:formula="of:=([.F3]*1.17)/100" table:style-name="ce29">
            <text:p>-1,4286</text:p>
          </table:table-cell>
          <table:table-cell table:style-name="ce27"/>
          <table:table-cell table:style-name="ce28"/>
          <table:table-cell table:number-columns-repeated="16375" table:style-name="ce1"/>
        </table:table-row>
        <table:table-row table:style-name="ro1">
          <table:table-cell office:value-type="string" table:style-name="ce2">
            <text:p>Pyruvate-mit + CoA &lt;==&gt; Acetyl-CoA-mit + CO2-mit</text:p>
          </table:table-cell>
          <table:table-cell office:value-type="string" table:style-name="ce3">
            <text:p>R00209</text:p>
          </table:table-cell>
          <table:table-cell office:value-type="string" table:style-name="ce3">
            <text:p>r_0961</text:p>
          </table:table-cell>
          <table:table-cell office:value-type="float" office:value="0.1" table:style-name="ce29">
            <text:p>0,1000</text:p>
          </table:table-cell>
          <table:table-cell office:value-type="float" office:value="1.5900000000000001E-2" table:formula="of:=([.D4]*15.9)/100" table:style-name="ce29">
            <text:p>0,0159</text:p>
          </table:table-cell>
          <table:table-cell office:value-type="float" office:value="39.9" table:style-name="ce29">
            <text:p>39,9000</text:p>
          </table:table-cell>
          <table:table-cell office:value-type="float" office:value="0.46682999999999991" table:formula="of:=([.F4]*1.17)/100" table:style-name="ce29">
            <text:p>0,4668</text:p>
          </table:table-cell>
          <table:table-cell table:style-name="ce27"/>
          <table:table-cell table:style-name="ce28"/>
          <table:table-cell table:number-columns-repeated="16375" table:style-name="ce1"/>
        </table:table-row>
        <table:table-row table:style-name="ro1">
          <table:table-cell office:value-type="string" table:style-name="ce2">
            <text:p>Isocitrate &lt;==&gt; 2-Oxoglutarate + CO2-mit</text:p>
          </table:table-cell>
          <table:table-cell office:value-type="string" table:style-name="ce3">
            <text:p>R00267</text:p>
          </table:table-cell>
          <table:table-cell office:value-type="string" table:style-name="ce3">
            <text:p>r_2131</text:p>
          </table:table-cell>
          <table:table-cell office:value-type="float" office:value="2.5" table:style-name="ce29">
            <text:p>2,5000</text:p>
          </table:table-cell>
          <table:table-cell office:value-type="float" office:value="0.39750000000000002" table:formula="of:=([.D5]*15.9)/100" table:style-name="ce29">
            <text:p>0,3975</text:p>
          </table:table-cell>
          <table:table-cell office:value-type="float" office:value="59.9" table:style-name="ce29">
            <text:p>59,9000</text:p>
          </table:table-cell>
          <table:table-cell office:value-type="float" office:value="0.70082999999999995" table:formula="of:=([.F5]*1.17)/100" table:style-name="ce29">
            <text:p>0,7008</text:p>
          </table:table-cell>
          <table:table-cell table:style-name="ce27"/>
          <table:table-cell table:style-name="ce28"/>
          <table:table-cell table:number-columns-repeated="16375" table:style-name="ce1"/>
        </table:table-row>
        <table:table-row table:style-name="ro1">
          <table:table-cell office:value-type="string" table:style-name="ce2">
            <text:p>(S)-Malate-mit &lt;==&gt; Oxaloacetate-mit</text:p>
          </table:table-cell>
          <table:table-cell office:value-type="string" table:style-name="ce3">
            <text:p>R00342</text:p>
          </table:table-cell>
          <table:table-cell office:value-type="string" table:style-name="ce3">
            <text:p>r_0713</text:p>
          </table:table-cell>
          <table:table-cell office:value-type="float" office:value="0" table:style-name="ce29">
            <text:p>0,0000</text:p>
          </table:table-cell>
          <table:table-cell office:value-type="float" office:value="0" table:formula="of:=([.D6]*15.9)/100" table:style-name="ce29">
            <text:p>0,0000</text:p>
          </table:table-cell>
          <table:table-cell office:value-type="float" office:value="-49.1" table:style-name="ce29">
            <text:p>-49,1000</text:p>
          </table:table-cell>
          <table:table-cell office:value-type="float" office:value="-0.57446999999999993" table:formula="of:=([.F6]*1.17)/100" table:style-name="ce29">
            <text:p>-0,5745</text:p>
          </table:table-cell>
          <table:table-cell table:style-name="ce27"/>
          <table:table-cell table:style-name="ce28"/>
          <table:table-cell table:number-columns-repeated="16375" table:style-name="ce1"/>
        </table:table-row>
        <table:table-row table:style-name="ro1">
          <table:table-cell office:value-type="string" table:style-name="ce2">
            <text:p>Citrate + CoA &lt;==&gt; Acetyl-CoA-mit + Oxaloacetate-mit</text:p>
          </table:table-cell>
          <table:table-cell office:value-type="string" table:style-name="ce3">
            <text:p>R00351</text:p>
          </table:table-cell>
          <table:table-cell office:value-type="string" table:style-name="ce3">
            <text:p>r_0300</text:p>
          </table:table-cell>
          <table:table-cell office:value-type="float" office:value="-2.5" table:style-name="ce29">
            <text:p>-2,5000</text:p>
          </table:table-cell>
          <table:table-cell office:value-type="float" office:value="-0.39750000000000002" table:formula="of:=([.D7]*15.9)/100" table:style-name="ce29">
            <text:p>-0,3975</text:p>
          </table:table-cell>
          <table:table-cell office:value-type="float" office:value="-59.9" table:style-name="ce29">
            <text:p>-59,9000</text:p>
          </table:table-cell>
          <table:table-cell office:value-type="float" office:value="-0.70082999999999995" table:formula="of:=([.F7]*1.17)/100" table:style-name="ce29">
            <text:p>-0,7008</text:p>
          </table:table-cell>
          <table:table-cell table:style-name="ce27"/>
          <table:table-cell table:style-name="ce28"/>
          <table:table-cell table:number-columns-repeated="16375" table:style-name="ce1"/>
        </table:table-row>
        <table:table-row table:style-name="ro1">
          <table:table-cell office:value-type="string" table:style-name="ce2">
            <text:p>Succinate-mit + CoA &lt;==&gt; Succinyl-CoA</text:p>
          </table:table-cell>
          <table:table-cell office:value-type="string" table:style-name="ce3">
            <text:p>R00405</text:p>
          </table:table-cell>
          <table:table-cell office:value-type="string" table:style-name="ce3">
            <text:p>r_1022</text:p>
          </table:table-cell>
          <table:table-cell office:value-type="float" office:value="0" table:style-name="ce29">
            <text:p>0,0000</text:p>
          </table:table-cell>
          <table:table-cell office:value-type="float" office:value="0" table:formula="of:=([.D8]*15.9)/100" table:style-name="ce29">
            <text:p>0,0000</text:p>
          </table:table-cell>
          <table:table-cell office:value-type="float" office:value="-49.1" table:style-name="ce29">
            <text:p>-49,1000</text:p>
          </table:table-cell>
          <table:table-cell office:value-type="float" office:value="-0.57446999999999993" table:formula="of:=([.F8]*1.17)/100" table:style-name="ce29">
            <text:p>-0,5745</text:p>
          </table:table-cell>
          <table:table-cell table:style-name="ce27"/>
          <table:table-cell table:style-name="ce28"/>
          <table:table-cell table:number-columns-repeated="16375" table:style-name="ce1"/>
        </table:table-row>
        <table:table-row table:style-name="ro1">
          <table:table-cell office:value-type="string" table:style-name="ce2">
            <text:p>Succinate-mit &lt;==&gt; Fumarate</text:p>
          </table:table-cell>
          <table:table-cell office:value-type="string" table:style-name="ce3">
            <text:p>R00402</text:p>
          </table:table-cell>
          <table:table-cell office:value-type="string" table:style-name="ce3">
            <text:p>r_0454</text:p>
          </table:table-cell>
          <table:table-cell office:value-type="float" office:value="0" table:style-name="ce29">
            <text:p>0,0000</text:p>
          </table:table-cell>
          <table:table-cell office:value-type="float" office:value="0" table:formula="of:=([.D9]*15.9)/100" table:style-name="ce29">
            <text:p>0,0000</text:p>
          </table:table-cell>
          <table:table-cell office:value-type="float" office:value="49.1" table:style-name="ce29">
            <text:p>49,1000</text:p>
          </table:table-cell>
          <table:table-cell office:value-type="float" office:value="0.57446999999999993" table:formula="of:=([.F9]*1.17)/100" table:style-name="ce29">
            <text:p>0,5745</text:p>
          </table:table-cell>
          <table:table-cell table:style-name="ce27"/>
          <table:table-cell table:style-name="ce28"/>
          <table:table-cell table:number-columns-repeated="16375" table:style-name="ce1"/>
        </table:table-row>
        <table:table-row table:style-name="ro1">
          <table:table-cell office:value-type="string" table:style-name="ce2">
            <text:p>D-Glyceraldehyde-3-phosphate &lt;==&gt; Glycerone-phosphate</text:p>
          </table:table-cell>
          <table:table-cell office:value-type="string" table:style-name="ce3">
            <text:p>R01015</text:p>
          </table:table-cell>
          <table:table-cell office:value-type="string" table:style-name="ce3">
            <text:p>r_1054</text:p>
          </table:table-cell>
          <table:table-cell office:value-type="float" office:value="-91" table:style-name="ce29">
            <text:p>-91,0000</text:p>
          </table:table-cell>
          <table:table-cell office:value-type="float" office:value="-14.469000000000001" table:formula="of:=([.D10]*15.9)/100" table:style-name="ce29">
            <text:p>-14,4690</text:p>
          </table:table-cell>
          <table:table-cell office:value-type="float" office:value="-60.3" table:style-name="ce29">
            <text:p>-60,3000</text:p>
          </table:table-cell>
          <table:table-cell office:value-type="float" office:value="-0.70550999999999986" table:formula="of:=([.F10]*1.17)/100" table:style-name="ce29">
            <text:p>-0,7055</text:p>
          </table:table-cell>
          <table:table-cell table:style-name="ce27"/>
          <table:table-cell table:style-name="ce28"/>
          <table:table-cell table:number-columns-repeated="16375" table:style-name="ce1"/>
        </table:table-row>
        <table:table-row table:style-name="ro1">
          <table:table-cell office:value-type="string" table:style-name="ce2">
            <text:p>D-Glyceraldehyde-3-phosphate &lt;==&gt; 3-Phospho-D-glyceroyl-phosphate</text:p>
          </table:table-cell>
          <table:table-cell office:value-type="string" table:style-name="ce3">
            <text:p>R01061</text:p>
          </table:table-cell>
          <table:table-cell office:value-type="string" table:style-name="ce3">
            <text:p>r_0486</text:p>
          </table:table-cell>
          <table:table-cell office:value-type="float" office:value="179.9" table:style-name="ce29">
            <text:p>179,9000</text:p>
          </table:table-cell>
          <table:table-cell office:value-type="float" office:value="28.604100000000003" table:formula="of:=([.D11]*15.9)/100" table:style-name="ce29">
            <text:p>28,6041</text:p>
          </table:table-cell>
          <table:table-cell office:value-type="float" office:value="127.1" table:style-name="ce29">
            <text:p>127,1000</text:p>
          </table:table-cell>
          <table:table-cell office:value-type="float" office:value="1.4870699999999999" table:formula="of:=([.F11]*1.17)/100" table:style-name="ce29">
            <text:p>1,4871</text:p>
          </table:table-cell>
          <table:table-cell table:style-name="ce27"/>
          <table:table-cell table:style-name="ce28"/>
          <table:table-cell table:number-columns-repeated="16375" table:style-name="ce1"/>
        </table:table-row>
        <table:table-row table:style-name="ro1">
          <table:table-cell office:value-type="string" table:style-name="ce2">
            <text:p>D-Fructose-1,6-bisphosphate &lt;==&gt; Glycerone-phosphate + D-Glyceraldehyde-3-phosphate</text:p>
          </table:table-cell>
          <table:table-cell office:value-type="string" table:style-name="ce3">
            <text:p>R01070</text:p>
          </table:table-cell>
          <table:table-cell office:value-type="string" table:style-name="ce3">
            <text:p>r_0450</text:p>
          </table:table-cell>
          <table:table-cell office:value-type="float" office:value="91" table:style-name="ce29">
            <text:p>91,0000</text:p>
          </table:table-cell>
          <table:table-cell office:value-type="float" office:value="14.469000000000001" table:formula="of:=([.D12]*15.9)/100" table:style-name="ce29">
            <text:p>14,4690</text:p>
          </table:table-cell>
          <table:table-cell office:value-type="float" office:value="60.3" table:style-name="ce29">
            <text:p>60,3000</text:p>
          </table:table-cell>
          <table:table-cell office:value-type="float" office:value="0.70550999999999986" table:formula="of:=([.F12]*1.17)/100" table:style-name="ce29">
            <text:p>0,7055</text:p>
          </table:table-cell>
          <table:table-cell table:style-name="ce27"/>
          <table:table-cell table:style-name="ce28"/>
          <table:table-cell table:number-columns-repeated="16375" table:style-name="ce1"/>
        </table:table-row>
        <table:table-row table:style-name="ro1">
          <table:table-cell office:value-type="string" table:style-name="ce2">
            <text:p>(S)-Malate-mit &lt;==&gt; Fumarate</text:p>
          </table:table-cell>
          <table:table-cell office:value-type="string" table:style-name="ce3">
            <text:p>R01082</text:p>
          </table:table-cell>
          <table:table-cell office:value-type="string" table:style-name="ce3">
            <text:p>r_0452</text:p>
          </table:table-cell>
          <table:table-cell office:value-type="float" office:value="0" table:style-name="ce29">
            <text:p>0,0000</text:p>
          </table:table-cell>
          <table:table-cell office:value-type="float" office:value="0" table:formula="of:=([.D13]*15.9)/100" table:style-name="ce29">
            <text:p>0,0000</text:p>
          </table:table-cell>
          <table:table-cell office:value-type="float" office:value="-49.1" table:style-name="ce29">
            <text:p>-49,1000</text:p>
          </table:table-cell>
          <table:table-cell office:value-type="float" office:value="-0.57446999999999993" table:formula="of:=([.F13]*1.17)/100" table:style-name="ce29">
            <text:p>-0,5745</text:p>
          </table:table-cell>
          <table:table-cell table:style-name="ce27"/>
          <table:table-cell table:style-name="ce28"/>
          <table:table-cell table:number-columns-repeated="16375" table:style-name="ce1"/>
        </table:table-row>
        <table:table-row table:style-name="ro1">
          <table:table-cell office:value-type="string" table:style-name="ce2">
            <text:p>Citrate &lt;==&gt; Isocitrate</text:p>
          </table:table-cell>
          <table:table-cell office:value-type="string" table:style-name="ce3">
            <text:p>R01324</text:p>
          </table:table-cell>
          <table:table-cell office:value-type="string" table:style-name="ce3">
            <text:p>r_0302</text:p>
          </table:table-cell>
          <table:table-cell office:value-type="float" office:value="2.5" table:style-name="ce29">
            <text:p>2,5000</text:p>
          </table:table-cell>
          <table:table-cell office:value-type="float" office:value="0.39750000000000002" table:formula="of:=([.D14]*15.9)/100" table:style-name="ce29">
            <text:p>0,3975</text:p>
          </table:table-cell>
          <table:table-cell office:value-type="float" office:value="59.9" table:style-name="ce29">
            <text:p>59,9000</text:p>
          </table:table-cell>
          <table:table-cell office:value-type="float" office:value="0.70082999999999995" table:formula="of:=([.F14]*1.17)/100" table:style-name="ce29">
            <text:p>0,7008</text:p>
          </table:table-cell>
          <table:table-cell table:style-name="ce27"/>
          <table:table-cell table:style-name="ce28"/>
          <table:table-cell table:number-columns-repeated="16375" table:style-name="ce1"/>
        </table:table-row>
        <table:table-row table:style-name="ro1">
          <table:table-cell office:value-type="string" table:style-name="ce2">
            <text:p>3-Phospho-D-glycerate &lt;==&gt; 3-Phospho-D-glyceroyl-phosphate</text:p>
          </table:table-cell>
          <table:table-cell office:value-type="string" table:style-name="ce3">
            <text:p>R01512</text:p>
          </table:table-cell>
          <table:table-cell office:value-type="string" table:style-name="ce3">
            <text:p>r_0892</text:p>
          </table:table-cell>
          <table:table-cell office:value-type="float" office:value="-179.9" table:style-name="ce29">
            <text:p>-179,9000</text:p>
          </table:table-cell>
          <table:table-cell office:value-type="float" office:value="-28.604100000000003" table:formula="of:=([.D15]*15.9)/100" table:style-name="ce29">
            <text:p>-28,6041</text:p>
          </table:table-cell>
          <table:table-cell office:value-type="float" office:value="-127.1" table:style-name="ce29">
            <text:p>-127,1000</text:p>
          </table:table-cell>
          <table:table-cell office:value-type="float" office:value="-1.4870699999999999" table:formula="of:=([.F15]*1.17)/100" table:style-name="ce29">
            <text:p>-1,4871</text:p>
          </table:table-cell>
          <table:table-cell table:style-name="ce27"/>
          <table:table-cell table:style-name="ce28"/>
          <table:table-cell table:number-columns-repeated="16375" table:style-name="ce1"/>
        </table:table-row>
        <table:table-row table:style-name="ro1">
          <table:table-cell office:value-type="string" table:style-name="ce2">
            <text:p>2-Phospho-D-glycerate &lt;==&gt; 3-Phospho-D-glycerate</text:p>
          </table:table-cell>
          <table:table-cell office:value-type="string" table:style-name="ce3">
            <text:p>R01518</text:p>
          </table:table-cell>
          <table:table-cell office:value-type="string" table:style-name="ce3">
            <text:p>r_0893</text:p>
          </table:table-cell>
          <table:table-cell office:value-type="float" office:value="-179.9" table:style-name="ce29">
            <text:p>-179,9000</text:p>
          </table:table-cell>
          <table:table-cell office:value-type="float" office:value="-28.604100000000003" table:formula="of:=([.D16]*15.9)/100" table:style-name="ce29">
            <text:p>-28,6041</text:p>
          </table:table-cell>
          <table:table-cell office:value-type="float" office:value="-127.1" table:style-name="ce29">
            <text:p>-127,1000</text:p>
          </table:table-cell>
          <table:table-cell office:value-type="float" office:value="-1.4870699999999999" table:formula="of:=([.F16]*1.17)/100" table:style-name="ce29">
            <text:p>-1,4871</text:p>
          </table:table-cell>
          <table:table-cell table:style-name="ce27"/>
          <table:table-cell table:style-name="ce28"/>
          <table:table-cell table:number-columns-repeated="16375" table:style-name="ce1"/>
        </table:table-row>
        <table:table-row table:style-name="ro1">
          <table:table-cell office:value-type="string" table:style-name="ce2">
            <text:p>6-Phospho-D-gluconate &lt;==&gt; D-Ribulose-5-phosphate + CO2</text:p>
          </table:table-cell>
          <table:table-cell office:value-type="string" table:style-name="ce3">
            <text:p>R01528</text:p>
          </table:table-cell>
          <table:table-cell office:value-type="string" table:style-name="ce3">
            <text:p>r_0889</text:p>
          </table:table-cell>
          <table:table-cell office:value-type="float" office:value="16.2" table:style-name="ce29">
            <text:p>16,2000</text:p>
          </table:table-cell>
          <table:table-cell office:value-type="float" office:value="2.5757999999999996" table:formula="of:=([.D17]*15.9)/100" table:style-name="ce29">
            <text:p>2,5758</text:p>
          </table:table-cell>
          <table:table-cell office:value-type="float" office:value="44.2" table:style-name="ce29">
            <text:p>44,2000</text:p>
          </table:table-cell>
          <table:table-cell office:value-type="float" office:value="0.51713999999999993" table:formula="of:=([.F17]*1.17)/100" table:style-name="ce29">
            <text:p>0,5171</text:p>
          </table:table-cell>
          <table:table-cell table:style-name="ce27"/>
          <table:table-cell table:style-name="ce28"/>
          <table:table-cell table:number-columns-repeated="16375" table:style-name="ce1"/>
        </table:table-row>
        <table:table-row table:style-name="ro1">
          <table:table-cell office:value-type="string" table:style-name="ce2">
            <text:p>Sedoheptulose-7-phosphate + D-Glyceraldehyde-3-phosphate &lt;==&gt; D-Ribose-5-phosphate + D-Xylulose-5-phosphate</text:p>
          </table:table-cell>
          <table:table-cell office:value-type="string" table:style-name="ce3">
            <text:p>R01641</text:p>
          </table:table-cell>
          <table:table-cell office:value-type="string" table:style-name="ce3">
            <text:p>r_1049</text:p>
          </table:table-cell>
          <table:table-cell office:value-type="float" office:value="-4.7" table:style-name="ce29">
            <text:p>-4,7000</text:p>
          </table:table-cell>
          <table:table-cell office:value-type="float" office:value="-0.74730000000000008" table:formula="of:=([.D18]*15.9)/100" table:style-name="ce29">
            <text:p>-0,7473</text:p>
          </table:table-cell>
          <table:table-cell office:value-type="float" office:value="-12.1" table:style-name="ce29">
            <text:p>-12,1000</text:p>
          </table:table-cell>
          <table:table-cell office:value-type="float" office:value="-0.14156999999999997" table:formula="of:=([.F18]*1.17)/100" table:style-name="ce29">
            <text:p>-0,1416</text:p>
          </table:table-cell>
          <table:table-cell table:style-name="ce27"/>
          <table:table-cell table:style-name="ce28"/>
          <table:table-cell table:number-columns-repeated="16375" table:style-name="ce1"/>
        </table:table-row>
        <table:table-row table:style-name="ro1">
          <table:table-cell office:value-type="string" table:style-name="ce2">
            <text:p>Sedoheptulose-7-phosphate + D-Glyceraldehyde-3-phosphate &lt;==&gt; D-Erythrose-4-phosphate + D-Fructose-6-phosphate</text:p>
          </table:table-cell>
          <table:table-cell office:value-type="string" table:style-name="ce3">
            <text:p>R01827</text:p>
          </table:table-cell>
          <table:table-cell office:value-type="string" table:style-name="ce3">
            <text:p>r_1048</text:p>
          </table:table-cell>
          <table:table-cell office:value-type="float" office:value="10" table:style-name="ce29">
            <text:p>10,0000</text:p>
          </table:table-cell>
          <table:table-cell office:value-type="float" office:value="1.59" table:formula="of:=([.D19]*15.9)/100" table:style-name="ce29">
            <text:p>1,5900</text:p>
          </table:table-cell>
          <table:table-cell office:value-type="float" office:value="26.7" table:style-name="ce29">
            <text:p>26,7000</text:p>
          </table:table-cell>
          <table:table-cell office:value-type="float" office:value="0.31238999999999995" table:formula="of:=([.F19]*1.17)/100" table:style-name="ce29">
            <text:p>0,3124</text:p>
          </table:table-cell>
          <table:table-cell table:style-name="ce27"/>
          <table:table-cell table:style-name="ce28"/>
          <table:table-cell table:number-columns-repeated="16375" table:style-name="ce1"/>
        </table:table-row>
        <table:table-row table:style-name="ro1">
          <table:table-cell office:value-type="string" table:style-name="ce2">
            <text:p>D-Fructose-6-phosphate + D-Glyceraldehyde-3-phosphate &lt;==&gt; D-Erythrose-4-phosphate + D-Xylulose-5-phosphate</text:p>
          </table:table-cell>
          <table:table-cell office:value-type="string" table:style-name="ce3">
            <text:p>R01830</text:p>
          </table:table-cell>
          <table:table-cell office:value-type="string" table:style-name="ce3">
            <text:p>r_1050</text:p>
          </table:table-cell>
          <table:table-cell office:value-type="float" office:value="-10" table:style-name="ce29">
            <text:p>-10,0000</text:p>
          </table:table-cell>
          <table:table-cell office:value-type="float" office:value="-1.59" table:formula="of:=([.D20]*15.9)/100" table:style-name="ce29">
            <text:p>-1,5900</text:p>
          </table:table-cell>
          <table:table-cell office:value-type="float" office:value="-26.7" table:style-name="ce29">
            <text:p>-26,7000</text:p>
          </table:table-cell>
          <table:table-cell office:value-type="float" office:value="-0.31238999999999995" table:formula="of:=([.F20]*1.17)/100" table:style-name="ce29">
            <text:p>-0,3124</text:p>
          </table:table-cell>
          <table:table-cell table:style-name="ce27"/>
          <table:table-cell table:style-name="ce28"/>
          <table:table-cell table:number-columns-repeated="16375" table:style-name="ce1"/>
        </table:table-row>
        <table:table-row table:style-name="ro1">
          <table:table-cell office:value-type="string" table:style-name="ce2">
            <text:p>D-Glucose-6-phosphate &lt;==&gt; D-Glucono-1,5-lactone-6-phosphate</text:p>
          </table:table-cell>
          <table:table-cell office:value-type="string" table:style-name="ce3">
            <text:p>R02736</text:p>
          </table:table-cell>
          <table:table-cell office:value-type="string" table:style-name="ce3">
            <text:p>r_0466</text:p>
          </table:table-cell>
          <table:table-cell office:value-type="float" office:value="16.2" table:style-name="ce29">
            <text:p>16,2000</text:p>
          </table:table-cell>
          <table:table-cell office:value-type="float" office:value="2.5757999999999996" table:formula="of:=([.D21]*15.9)/100" table:style-name="ce29">
            <text:p>2,5758</text:p>
          </table:table-cell>
          <table:table-cell office:value-type="float" office:value="44.2" table:style-name="ce29">
            <text:p>44,2000</text:p>
          </table:table-cell>
          <table:table-cell office:value-type="float" office:value="0.51713999999999993" table:formula="of:=([.F21]*1.17)/100" table:style-name="ce29">
            <text:p>0,5171</text:p>
          </table:table-cell>
          <table:table-cell table:style-name="ce27"/>
          <table:table-cell table:style-name="ce28"/>
          <table:table-cell table:number-columns-repeated="16375" table:style-name="ce1"/>
        </table:table-row>
        <table:table-row table:style-name="ro1">
          <table:table-cell office:value-type="string" table:style-name="ce2">
            <text:p>D-Glucose-6-phosphate &lt;==&gt; D-Fructose-6-phosphate</text:p>
          </table:table-cell>
          <table:table-cell office:value-type="string" table:style-name="ce3">
            <text:p>R02740</text:p>
          </table:table-cell>
          <table:table-cell office:value-type="string" table:style-name="ce3">
            <text:p>r_0467</text:p>
          </table:table-cell>
          <table:table-cell office:value-type="float" office:value="81" table:style-name="ce29">
            <text:p>81,0000</text:p>
          </table:table-cell>
          <table:table-cell office:value-type="float" office:value="12.879000000000001" table:formula="of:=([.D22]*15.9)/100" table:style-name="ce29">
            <text:p>12,8790</text:p>
          </table:table-cell>
          <table:table-cell office:value-type="float" office:value="33.6" table:style-name="ce29">
            <text:p>33,6000</text:p>
          </table:table-cell>
          <table:table-cell office:value-type="float" office:value="0.39311999999999997" table:formula="of:=([.F22]*1.17)/100" table:style-name="ce29">
            <text:p>0,3931</text:p>
          </table:table-cell>
          <table:table-cell table:style-name="ce27"/>
          <table:table-cell table:style-name="ce28"/>
          <table:table-cell table:number-columns-repeated="16375" table:style-name="ce1"/>
        </table:table-row>
        <table:table-row table:style-name="ro1">
          <table:table-cell office:value-type="string" table:style-name="ce2">
            <text:p>D-Fructose-6-phosphate &lt;==&gt; D-Fructose-1,6-bisphosphate</text:p>
          </table:table-cell>
          <table:table-cell office:value-type="string" table:style-name="ce3">
            <text:p>R04779</text:p>
          </table:table-cell>
          <table:table-cell office:value-type="string" table:style-name="ce3">
            <text:p>r_0886</text:p>
          </table:table-cell>
          <table:table-cell office:value-type="float" office:value="91" table:style-name="ce29">
            <text:p>91,0000</text:p>
          </table:table-cell>
          <table:table-cell office:value-type="float" office:value="14.469000000000001" table:formula="of:=([.D23]*15.9)/100" table:style-name="ce29">
            <text:p>14,4690</text:p>
          </table:table-cell>
          <table:table-cell office:value-type="float" office:value="60.3" table:style-name="ce29">
            <text:p>60,3000</text:p>
          </table:table-cell>
          <table:table-cell office:value-type="float" office:value="0.70550999999999986" table:formula="of:=([.F23]*1.17)/100" table:style-name="ce29">
            <text:p>0,7055</text:p>
          </table:table-cell>
          <table:table-cell table:style-name="ce27"/>
          <table:table-cell table:style-name="ce28"/>
          <table:table-cell table:number-columns-repeated="16375" table:style-name="ce1"/>
        </table:table-row>
        <table:table-row table:style-name="ro1">
          <table:table-cell office:value-type="string" table:style-name="ce2">
            <text:p>Pyruvate &lt;==&gt; Acetaldehyde</text:p>
          </table:table-cell>
          <table:table-cell office:value-type="string" table:style-name="ce3">
            <text:p>R00750</text:p>
          </table:table-cell>
          <table:table-cell office:value-type="string" table:style-name="ce3">
            <text:p>r_0959</text:p>
          </table:table-cell>
          <table:table-cell office:value-type="float" office:value="169.3" table:style-name="ce29">
            <text:p>169,3000</text:p>
          </table:table-cell>
          <table:table-cell office:value-type="float" office:value="26.918700000000005" table:formula="of:=([.D24]*15.9)/100" table:style-name="ce29">
            <text:p>26,9187</text:p>
          </table:table-cell>
          <table:table-cell office:value-type="float" office:value="45.1" table:style-name="ce29">
            <text:p>45,1000</text:p>
          </table:table-cell>
          <table:table-cell office:value-type="float" office:value="0.52766999999999997" table:formula="of:=([.F24]*1.17)/100" table:style-name="ce29">
            <text:p>0,5277</text:p>
          </table:table-cell>
          <table:table-cell table:style-name="ce27"/>
          <table:table-cell table:style-name="ce28"/>
          <table:table-cell table:number-columns-repeated="16375" table:style-name="ce1"/>
        </table:table-row>
        <table:table-row table:style-name="ro1">
          <table:table-cell office:value-type="string" table:style-name="ce2">
            <text:p>Ethanol &lt;==&gt; Acetaldehyde</text:p>
          </table:table-cell>
          <table:table-cell office:value-type="string" table:style-name="ce3">
            <text:p>R00746</text:p>
          </table:table-cell>
          <table:table-cell office:value-type="string" table:style-name="ce3">
            <text:p>r_0163</text:p>
          </table:table-cell>
          <table:table-cell office:value-type="float" office:value="158.69999999999999" table:style-name="ce29">
            <text:p>158,7000</text:p>
          </table:table-cell>
          <table:table-cell office:value-type="float" office:value="25.2333" table:formula="of:=([.D25]*15.9)/100" table:style-name="ce29">
            <text:p>25,2333</text:p>
          </table:table-cell>
          <table:table-cell office:value-type="float" office:value="0" table:style-name="ce29">
            <text:p>0,0000</text:p>
          </table:table-cell>
          <table:table-cell office:value-type="float" office:value="0" table:formula="of:=([.F25]*1.17)/100" table:style-name="ce29">
            <text:p>0,0000</text:p>
          </table:table-cell>
          <table:table-cell table:style-name="ce27"/>
          <table:table-cell table:style-name="ce28"/>
          <table:table-cell table:number-columns-repeated="16375" table:style-name="ce1"/>
        </table:table-row>
        <table:table-row table:style-name="ro1">
          <table:table-cell office:value-type="string" table:style-name="ce2">
            <text:p>Acetaldehyde &lt;==&gt; Acetate</text:p>
          </table:table-cell>
          <table:table-cell office:value-type="string" table:style-name="ce3">
            <text:p>R00634</text:p>
          </table:table-cell>
          <table:table-cell office:value-type="string" table:style-name="ce3">
            <text:p>r_2116</text:p>
          </table:table-cell>
          <table:table-cell office:value-type="float" office:value="10.6" table:style-name="ce29">
            <text:p>10,6000</text:p>
          </table:table-cell>
          <table:table-cell office:value-type="float" office:value="1.6854" table:formula="of:=([.D26]*15.9)/100" table:style-name="ce29">
            <text:p>1,6854</text:p>
          </table:table-cell>
          <table:table-cell office:value-type="float" office:value="45.8" table:style-name="ce29">
            <text:p>45,8000</text:p>
          </table:table-cell>
          <table:table-cell office:value-type="float" office:value="0.53585999999999989" table:formula="of:=([.F26]*1.17)/100" table:style-name="ce29">
            <text:p>0,5359</text:p>
          </table:table-cell>
          <table:table-cell table:style-name="ce27"/>
          <table:table-cell table:style-name="ce28"/>
          <table:table-cell table:number-columns-repeated="16375" table:style-name="ce1"/>
        </table:table-row>
        <table:table-row table:style-name="ro1">
          <table:table-cell office:value-type="string" table:style-name="ce2">
            <text:p>Acetate &lt;==&gt; Acetyl-CoA</text:p>
          </table:table-cell>
          <table:table-cell office:value-type="string" table:style-name="ce3">
            <text:p>R00229</text:p>
          </table:table-cell>
          <table:table-cell office:value-type="string" table:style-name="ce3">
            <text:p>r_0112</text:p>
          </table:table-cell>
          <table:table-cell office:value-type="float" office:value="7.3" table:style-name="ce29">
            <text:p>7,3000</text:p>
          </table:table-cell>
          <table:table-cell office:value-type="float" office:value="1.1606999999999998" table:formula="of:=([.D27]*15.9)/100" table:style-name="ce29">
            <text:p>1,1607</text:p>
          </table:table-cell>
          <table:table-cell office:value-type="float" office:value="45.7" table:style-name="ce29">
            <text:p>45,7000</text:p>
          </table:table-cell>
          <table:table-cell office:value-type="float" office:value="0.53469" table:formula="of:=([.F27]*1.17)/100" table:style-name="ce29">
            <text:p>0,5347</text:p>
          </table:table-cell>
          <table:table-cell table:style-name="ce27"/>
          <table:table-cell table:style-name="ce28"/>
          <table:table-cell table:number-columns-repeated="16375" table:style-name="ce1"/>
        </table:table-row>
        <table:table-row table:style-name="ro1">
          <table:table-cell office:value-type="string" table:style-name="ce2">
            <text:p>Pyruvate + CO2 &lt;==&gt; Oxaloacetate</text:p>
          </table:table-cell>
          <table:table-cell office:value-type="string" table:style-name="ce3">
            <text:p>R00344</text:p>
          </table:table-cell>
          <table:table-cell office:value-type="string" table:style-name="ce3">
            <text:p>r_0958</text:p>
          </table:table-cell>
          <table:table-cell office:value-type="float" office:value="8.9" table:style-name="ce29">
            <text:p>8,9000</text:p>
          </table:table-cell>
          <table:table-cell office:value-type="float" office:value="1.4151000000000002" table:formula="of:=([.D28]*15.9)/100" table:style-name="ce29">
            <text:p>1,4151</text:p>
          </table:table-cell>
          <table:table-cell office:value-type="float" office:value="27.3" table:style-name="ce29">
            <text:p>27,3000</text:p>
          </table:table-cell>
          <table:table-cell office:value-type="float" office:value="0.31940999999999997" table:formula="of:=([.F28]*1.17)/100" table:style-name="ce29">
            <text:p>0,3194</text:p>
          </table:table-cell>
          <table:table-cell table:style-name="ce27"/>
          <table:table-cell table:style-name="ce28"/>
          <table:table-cell table:number-columns-repeated="16375" table:style-name="ce1"/>
        </table:table-row>
        <table:table-row table:style-name="ro1">
          <table:table-cell office:value-type="string" table:style-name="ce2">
            <text:p>2-Phospho-D-glycerate &lt;==&gt; Phosphoenolpyruvate</text:p>
          </table:table-cell>
          <table:table-cell office:value-type="string" table:style-name="ce3">
            <text:p>R00658</text:p>
          </table:table-cell>
          <table:table-cell office:value-type="string" table:style-name="ce3">
            <text:p>r_0366</text:p>
          </table:table-cell>
          <table:table-cell office:value-type="float" office:value="179.9" table:style-name="ce29">
            <text:p>179,9000</text:p>
          </table:table-cell>
          <table:table-cell office:value-type="float" office:value="28.604100000000003" table:formula="of:=([.D29]*15.9)/100" table:style-name="ce29">
            <text:p>28,6041</text:p>
          </table:table-cell>
          <table:table-cell office:value-type="float" office:value="127.1" table:style-name="ce29">
            <text:p>127,1000</text:p>
          </table:table-cell>
          <table:table-cell office:value-type="float" office:value="1.4870699999999999" table:formula="of:=([.F29]*1.17)/100" table:style-name="ce29">
            <text:p>1,4871</text:p>
          </table:table-cell>
          <table:table-cell table:style-name="ce27"/>
          <table:table-cell table:style-name="ce28"/>
          <table:table-cell table:number-columns-repeated="2" table:style-name="ce30"/>
          <table:table-cell table:number-columns-repeated="16373"/>
        </table:table-row>
        <table:table-row table:style-name="ro1">
          <table:table-cell office:value-type="string" table:style-name="ce2">
            <text:p>2-Oxoglutarate + CoA &lt;==&gt; Succinyl-CoA + CO2-mit</text:p>
          </table:table-cell>
          <table:table-cell office:value-type="string" table:style-name="ce3">
            <text:p>R08549</text:p>
          </table:table-cell>
          <table:table-cell office:value-type="string" table:style-name="ce3">
            <text:p>r_0832</text:p>
          </table:table-cell>
          <table:table-cell office:value-type="float" office:value="0" table:style-name="ce29">
            <text:p>0,0000</text:p>
          </table:table-cell>
          <table:table-cell office:value-type="float" office:value="0" table:formula="of:=([.D30]*15.9)/100" table:style-name="ce29">
            <text:p>0,0000</text:p>
          </table:table-cell>
          <table:table-cell office:value-type="float" office:value="49.1" table:style-name="ce29">
            <text:p>49,1000</text:p>
          </table:table-cell>
          <table:table-cell office:value-type="float" office:value="0.57446999999999993" table:formula="of:=([.F30]*1.17)/100" table:style-name="ce29">
            <text:p>0,5745</text:p>
          </table:table-cell>
          <table:table-cell table:style-name="ce27"/>
          <table:table-cell table:style-name="ce28"/>
          <table:table-cell table:number-columns-repeated="16375" table:style-name="ce1"/>
        </table:table-row>
        <table:table-row table:style-name="ro1">
          <table:table-cell office:value-type="string" table:style-name="ce2">
            <text:p>D-Glucono-1,5-lactone-6-phosphate &lt;==&gt; 6-Phospho-D-gluconate</text:p>
          </table:table-cell>
          <table:table-cell office:value-type="string" table:style-name="ce3">
            <text:p>R02035</text:p>
          </table:table-cell>
          <table:table-cell office:value-type="string" table:style-name="ce3">
            <text:p>r_0091</text:p>
          </table:table-cell>
          <table:table-cell office:value-type="float" office:value="16.2" table:style-name="ce29">
            <text:p>16,2000</text:p>
          </table:table-cell>
          <table:table-cell office:value-type="float" office:value="2.5757999999999996" table:formula="of:=([.D31]*15.9)/100" table:style-name="ce29">
            <text:p>2,5758</text:p>
          </table:table-cell>
          <table:table-cell office:value-type="float" office:value="44.2" table:style-name="ce29">
            <text:p>44,2000</text:p>
          </table:table-cell>
          <table:table-cell office:value-type="float" office:value="0.51713999999999993" table:formula="of:=([.F31]*1.17)/100" table:style-name="ce29">
            <text:p>0,5171</text:p>
          </table:table-cell>
          <table:table-cell table:style-name="ce31"/>
          <table:table-cell table:style-name="ce32"/>
          <table:table-cell table:number-columns-repeated="16375" table:style-name="ce1"/>
        </table:table-row>
        <table:table-row table:style-name="ro1">
          <table:table-cell office:value-type="string" table:style-name="ce2">
            <text:p>(S)-Malate-mit &lt;==&gt; Pyruvate + CO2</text:p>
          </table:table-cell>
          <table:table-cell office:value-type="string" table:style-name="ce3">
            <text:p>R00214</text:p>
          </table:table-cell>
          <table:table-cell office:value-type="string" table:style-name="ce3">
            <text:p>r_0718</text:p>
          </table:table-cell>
          <table:table-cell office:value-type="float" office:value="4" table:style-name="ce29">
            <text:p>4,0000</text:p>
          </table:table-cell>
          <table:table-cell office:value-type="float" office:value="0.63600000000000001" table:formula="of:=([.D32]*15.9)/100" table:style-name="ce29">
            <text:p>0,6360</text:p>
          </table:table-cell>
          <table:table-cell office:value-type="float" office:value="6.7" table:style-name="ce29">
            <text:p>6,7000</text:p>
          </table:table-cell>
          <table:table-cell office:value-type="float" office:value="7.8390000000000001E-2" table:formula="of:=([.F32]*1.17)/100" table:style-name="ce29">
            <text:p>0,0784</text:p>
          </table:table-cell>
          <table:table-cell table:style-name="ce15"/>
          <table:table-cell table:number-columns-repeated="16376" table:style-name="ce1"/>
        </table:table-row>
        <table:table-row table:style-name="ro1">
          <table:table-cell office:value-type="string" table:style-name="ce2">
            <text:p>Oxaloacetate &lt;==&gt; Oxaloacetate-mit</text:p>
          </table:table-cell>
          <table:table-cell office:value-type="string" table:style-name="ce3">
            <text:p>transport</text:p>
          </table:table-cell>
          <table:table-cell office:value-type="string" table:style-name="ce3">
            <text:p>r_1239</text:p>
          </table:table-cell>
          <table:table-cell office:value-type="float" office:value="8.5" table:style-name="ce29">
            <text:p>8,5000</text:p>
          </table:table-cell>
          <table:table-cell office:value-type="float" office:value="1.3515000000000001" table:formula="of:=([.D33]*15.9)/100" table:style-name="ce29">
            <text:p>1,3515</text:p>
          </table:table-cell>
          <table:table-cell office:value-type="float" office:value="158.69999999999999" table:style-name="ce29">
            <text:p>158,7000</text:p>
          </table:table-cell>
          <table:table-cell office:value-type="float" office:value="1.8567899999999997" table:formula="of:=([.F33]*1.17)/100" table:style-name="ce29">
            <text:p>1,8568</text:p>
          </table:table-cell>
          <table:table-cell table:style-name="ce15"/>
          <table:table-cell table:number-columns-repeated="16376" table:style-name="ce1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style-name="ce9"/>
          <table:table-cell table:style-name="ce1"/>
          <table:table-cell table:style-name="ce27"/>
          <table:table-cell table:style-name="ce28"/>
          <table:table-cell table:number-columns-repeated="2" table:style-name="ce33"/>
          <table:table-cell table:number-columns-repeated="16373"/>
        </table:table-row>
        <table:table-row table:style-name="ro1">
          <table:table-cell table:style-name="ce2"/>
          <table:table-cell table:number-columns-repeated="2" table:style-name="ce5"/>
          <table:table-cell table:style-name="ce9"/>
          <table:table-cell table:style-name="ce1"/>
          <table:table-cell table:style-name="ce9"/>
          <table:table-cell table:style-name="ce1"/>
          <table:table-cell table:style-name="ce27"/>
          <table:table-cell table:style-name="ce34"/>
          <table:table-cell table:number-columns-repeated="2" table:style-name="ce33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26"/>
          <table:table-cell table:number-columns-repeated="2" table:style-name="ce5"/>
          <table:table-cell table:style-name="ce9"/>
          <table:table-cell table:style-name="ce1"/>
          <table:table-cell table:style-name="ce9"/>
          <table:table-cell table:style-name="ce1"/>
          <table:table-cell table:style-name="ce31"/>
          <table:table-cell table:style-name="ce32"/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2"/>
          <table:table-cell table:number-columns-repeated="2" table:style-name="ce5"/>
          <table:table-cell table:style-name="ce9"/>
          <table:table-cell table:style-name="ce1"/>
          <table:table-cell table:style-name="ce9"/>
          <table:table-cell table:style-name="ce1"/>
          <table:table-cell table:style-name="ce15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table:number-columns-repeated="2" table:style-name="ce5"/>
          <table:table-cell table:style-name="ce9"/>
          <table:table-cell table:style-name="ce1"/>
          <table:table-cell table:style-name="ce9"/>
          <table:table-cell table:style-name="ce1"/>
          <table:table-cell table:style-name="ce15"/>
          <table:table-cell table:number-columns-repeated="16376" table:style-name="ce1"/>
        </table:table-row>
        <table:table-row table:number-rows-repeated="1048535" table:style-name="ro1">
          <table:table-cell table:number-columns-repeated="16384"/>
        </table:table-row>
      </table:table>
      <table:table table:name="case_10" table:style-name="ta4">
        <table:table-column table:style-name="co36" table:default-cell-style-name="ce1"/>
        <table:table-column table:style-name="co37" table:default-cell-style-name="ce1"/>
        <table:table-column table:style-name="co3" table:default-cell-style-name="ce1"/>
        <table:table-column table:style-name="co37" table:default-cell-style-name="ce1"/>
        <table:table-column table:style-name="co7" table:default-cell-style-name="ce1"/>
        <table:table-column table:style-name="co6" table:default-cell-style-name="ce1"/>
        <table:table-column table:style-name="co38" table:default-cell-style-name="ce1"/>
        <table:table-column table:style-name="co5" table:default-cell-style-name="ce1"/>
        <table:table-column table:style-name="co39" table:default-cell-style-name="ce1"/>
        <table:table-column table:style-name="co5" table:default-cell-style-name="ce1"/>
        <table:table-column table:style-name="co39" table:default-cell-style-name="ce1"/>
        <table:table-column table:style-name="co12" table:number-columns-repeated="16373" table:default-cell-style-name="ce1"/>
        <table:table-row table:style-name="ro1">
          <table:table-cell office:value-type="string" table:style-name="ce1">
            <text:p>Reaction</text:p>
          </table:table-cell>
          <table:table-cell office:value-type="string" table:style-name="ce1">
            <text:p>Reaction_name</text:p>
          </table:table-cell>
          <table:table-cell office:value-type="string" table:style-name="ce1">
            <text:p>Yeast7_ID</text:p>
          </table:table-cell>
          <table:table-cell office:value-type="string" table:style-name="ce1">
            <text:p>glucose rel flux</text:p>
          </table:table-cell>
          <table:table-cell office:value-type="string" table:style-name="ce1">
            <text:p>glucose exp flux</text:p>
          </table:table-cell>
          <table:table-cell office:value-type="string" table:style-name="ce1">
            <text:p>maltose rel flux</text:p>
          </table:table-cell>
          <table:table-cell office:value-type="string" table:style-name="ce1">
            <text:p>maltose exp flux</text:p>
          </table:table-cell>
          <table:table-cell office:value-type="string" table:style-name="ce1">
            <text:p>ethanol rel flux</text:p>
          </table:table-cell>
          <table:table-cell office:value-type="string" table:style-name="ce1">
            <text:p>ethanol exp flux</text:p>
          </table:table-cell>
          <table:table-cell office:value-type="string" table:style-name="ce1">
            <text:p>acetate rel flux</text:p>
          </table:table-cell>
          <table:table-cell office:value-type="string" table:style-name="ce1">
            <text:p>acetate exp flu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-Glucose(ex) &lt;==&gt; D-Glucose-6-phosphate</text:p>
          </table:table-cell>
          <table:table-cell office:value-type="string" table:style-name="ce1">
            <text:p>R01786</text:p>
          </table:table-cell>
          <table:table-cell office:value-type="string" table:style-name="ce1">
            <text:p>r_0534</text:p>
          </table:table-cell>
          <table:table-cell office:value-type="float" office:value="100" table:style-name="ce35">
            <text:p>100,0000</text:p>
          </table:table-cell>
          <table:table-cell office:value-type="float" office:value="1.1499999999999999" table:formula="of:=([.D2]*1.15)/100" table:style-name="ce35">
            <text:p>1,1500</text:p>
          </table:table-cell>
          <table:table-cell office:value-type="float" office:value="100" table:style-name="ce35">
            <text:p>100,0000</text:p>
          </table:table-cell>
          <table:table-cell office:value-type="float" office:value="0.61" table:formula="of:=([.F2]*0.61)/100" table:style-name="ce35">
            <text:p>0,6100</text:p>
          </table:table-cell>
          <table:table-cell office:value-type="float" office:value="0" table:style-name="ce35">
            <text:p>0,0000</text:p>
          </table:table-cell>
          <table:table-cell office:value-type="float" office:value="0" table:formula="of:=([.H2]*6.87)/100" table:style-name="ce35">
            <text:p>0,0000</text:p>
          </table:table-cell>
          <table:table-cell office:value-type="float" office:value="0" table:style-name="ce35">
            <text:p>0,0000</text:p>
          </table:table-cell>
          <table:table-cell office:value-type="float" office:value="0" table:formula="of:=([.J2]*7.4)/100" table:style-name="ce35">
            <text:p>0,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yruvate &lt;==&gt; Phosphoenolpyruvate</text:p>
          </table:table-cell>
          <table:table-cell office:value-type="string" table:style-name="ce1">
            <text:p>R00200</text:p>
          </table:table-cell>
          <table:table-cell office:value-type="string" table:style-name="ce1">
            <text:p>r_0962</text:p>
          </table:table-cell>
          <table:table-cell office:value-type="float" office:value="-125.67570000000001" table:style-name="ce35">
            <text:p>-125,6757</text:p>
          </table:table-cell>
          <table:table-cell office:value-type="float" office:value="-1.4452705499999998" table:formula="of:=([.D3]*1.15)/100" table:style-name="ce35">
            <text:p>-1,4453</text:p>
          </table:table-cell>
          <table:table-cell office:value-type="float" office:value="-129.44980000000001" table:style-name="ce35">
            <text:p>-129,4498</text:p>
          </table:table-cell>
          <table:table-cell office:value-type="float" office:value="-3.9482189000000001" table:formula="of:=([.F3]*3.05)/100" table:style-name="ce35">
            <text:p>-3,9482</text:p>
          </table:table-cell>
          <table:table-cell office:value-type="float" office:value="-4.8677000000000001" table:style-name="ce35">
            <text:p>-4,8677</text:p>
          </table:table-cell>
          <table:table-cell office:value-type="float" office:value="-0.33441099000000002" table:formula="of:=([.H3]*6.87)/100" table:style-name="ce35">
            <text:p>-0,3344</text:p>
          </table:table-cell>
          <table:table-cell office:value-type="float" office:value="-3.2886000000000002" table:style-name="ce35">
            <text:p>-3,2886</text:p>
          </table:table-cell>
          <table:table-cell office:value-type="float" office:value="-0.24335640000000003" table:formula="of:=([.J3]*7.4)/100" table:style-name="ce35">
            <text:p>-0,243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yruvate-mit + CoA &lt;==&gt; Acetyl-CoA-mit + CO2-mit</text:p>
          </table:table-cell>
          <table:table-cell office:value-type="string" table:style-name="ce1">
            <text:p>R00209</text:p>
          </table:table-cell>
          <table:table-cell office:value-type="string" table:style-name="ce1">
            <text:p>r_0961</text:p>
          </table:table-cell>
          <table:table-cell office:value-type="float" office:value="72.972999999999999" table:style-name="ce35">
            <text:p>72,9730</text:p>
          </table:table-cell>
          <table:table-cell office:value-type="float" office:value="0.83918949999999992" table:formula="of:=([.D4]*1.15)/100" table:style-name="ce35">
            <text:p>0,8392</text:p>
          </table:table-cell>
          <table:table-cell office:value-type="float" office:value="79.287999999999997" table:style-name="ce35">
            <text:p>79,2880</text:p>
          </table:table-cell>
          <table:table-cell office:value-type="float" office:value="2.4182839999999999" table:formula="of:=([.F4]*3.05)/100" table:style-name="ce35">
            <text:p>2,4183</text:p>
          </table:table-cell>
          <table:table-cell office:value-type="float" office:value="0" table:style-name="ce35">
            <text:p>0,0000</text:p>
          </table:table-cell>
          <table:table-cell office:value-type="float" office:value="0" table:formula="of:=([.H4]*6.87)/100" table:style-name="ce35">
            <text:p>0,0000</text:p>
          </table:table-cell>
          <table:table-cell office:value-type="float" office:value="0" table:style-name="ce35">
            <text:p>0,0000</text:p>
          </table:table-cell>
          <table:table-cell office:value-type="float" office:value="0" table:formula="of:=([.J4]*7.4)/100" table:style-name="ce35">
            <text:p>0,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socitrate &lt;==&gt; 2-Oxoglutarate + CO2-mit</text:p>
          </table:table-cell>
          <table:table-cell office:value-type="string" table:style-name="ce1">
            <text:p>R00267</text:p>
          </table:table-cell>
          <table:table-cell office:value-type="string" table:style-name="ce1">
            <text:p>r_2131</text:p>
          </table:table-cell>
          <table:table-cell office:value-type="float" office:value="64.864900000000006" table:style-name="ce35">
            <text:p>64,8649</text:p>
          </table:table-cell>
          <table:table-cell office:value-type="float" office:value="0.74594634999999998" table:formula="of:=([.D5]*1.15)/100" table:style-name="ce35">
            <text:p>0,7459</text:p>
          </table:table-cell>
          <table:table-cell office:value-type="float" office:value="71.521000000000001" table:style-name="ce35">
            <text:p>71,5210</text:p>
          </table:table-cell>
          <table:table-cell office:value-type="float" office:value="2.1813905" table:formula="of:=([.F5]*3.05)/100" table:style-name="ce35">
            <text:p>2,1814</text:p>
          </table:table-cell>
          <table:table-cell office:value-type="float" office:value="31.745999999999999" table:style-name="ce35">
            <text:p>31,7460</text:p>
          </table:table-cell>
          <table:table-cell office:value-type="float" office:value="2.1809501999999998" table:formula="of:=([.H5]*6.87)/100" table:style-name="ce35">
            <text:p>2,1810</text:p>
          </table:table-cell>
          <table:table-cell office:value-type="float" office:value="36.644300000000001" table:style-name="ce35">
            <text:p>36,6443</text:p>
          </table:table-cell>
          <table:table-cell office:value-type="float" office:value="2.7116782000000001" table:formula="of:=([.J5]*7.4)/100" table:style-name="ce35">
            <text:p>2,71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(S)-Malate-mit &lt;==&gt; Oxaloacetate-mit</text:p>
          </table:table-cell>
          <table:table-cell office:value-type="string" table:style-name="ce1">
            <text:p>R00342</text:p>
          </table:table-cell>
          <table:table-cell office:value-type="string" table:style-name="ce1">
            <text:p>r_0713</text:p>
          </table:table-cell>
          <table:table-cell office:value-type="float" office:value="73.986500000000007" table:style-name="ce35">
            <text:p>73,9865</text:p>
          </table:table-cell>
          <table:table-cell office:value-type="float" office:value="0.85084474999999993" table:formula="of:=([.D6]*1.15)/100" table:style-name="ce35">
            <text:p>0,8508</text:p>
          </table:table-cell>
          <table:table-cell office:value-type="float" office:value="80.258899999999997" table:style-name="ce35">
            <text:p>80,2589</text:p>
          </table:table-cell>
          <table:table-cell office:value-type="float" office:value="2.44789645" table:formula="of:=([.F6]*3.05)/100" table:style-name="ce35">
            <text:p>2,4479</text:p>
          </table:table-cell>
          <table:table-cell office:value-type="float" office:value="0.3175" table:style-name="ce35">
            <text:p>0,3175</text:p>
          </table:table-cell>
          <table:table-cell office:value-type="float" office:value="2.1812249999999998E-2" table:formula="of:=([.H6]*6.87)/100" table:style-name="ce35">
            <text:p>0,0218</text:p>
          </table:table-cell>
          <table:table-cell office:value-type="float" office:value="0.20130000000000001" table:style-name="ce35">
            <text:p>0,2013</text:p>
          </table:table-cell>
          <table:table-cell office:value-type="float" office:value="1.4896200000000002E-2" table:formula="of:=([.J6]*7.4)/100" table:style-name="ce35">
            <text:p>0,01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itrate + CoA &lt;==&gt; Acetyl-CoA-mit + Oxaloacetate-mit</text:p>
          </table:table-cell>
          <table:table-cell office:value-type="string" table:style-name="ce1">
            <text:p>R00351</text:p>
          </table:table-cell>
          <table:table-cell office:value-type="string" table:style-name="ce1">
            <text:p>r_0300</text:p>
          </table:table-cell>
          <table:table-cell office:value-type="float" office:value="-72.972999999999999" table:style-name="ce35">
            <text:p>-72,9730</text:p>
          </table:table-cell>
          <table:table-cell office:value-type="float" office:value="-0.83918949999999992" table:formula="of:=([.D7]*1.15)/100" table:style-name="ce35">
            <text:p>-0,8392</text:p>
          </table:table-cell>
          <table:table-cell office:value-type="float" office:value="-79.287999999999997" table:style-name="ce35">
            <text:p>-79,2880</text:p>
          </table:table-cell>
          <table:table-cell office:value-type="float" office:value="-2.4182839999999999" table:formula="of:=([.F7]*3.05)/100" table:style-name="ce35">
            <text:p>-2,4183</text:p>
          </table:table-cell>
          <table:table-cell office:value-type="float" office:value="0" table:style-name="ce35">
            <text:p>0,0000</text:p>
          </table:table-cell>
          <table:table-cell office:value-type="float" office:value="0" table:formula="of:=([.H7]*6.87)/100" table:style-name="ce35">
            <text:p>0,0000</text:p>
          </table:table-cell>
          <table:table-cell office:value-type="float" office:value="0" table:style-name="ce35">
            <text:p>0,0000</text:p>
          </table:table-cell>
          <table:table-cell office:value-type="float" office:value="0" table:formula="of:=([.J7]*7.4)/100" table:style-name="ce35">
            <text:p>0,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uccinate-mit + CoA &lt;==&gt; Succinyl-CoA</text:p>
          </table:table-cell>
          <table:table-cell office:value-type="string" table:style-name="ce1">
            <text:p>R00405</text:p>
          </table:table-cell>
          <table:table-cell office:value-type="string" table:style-name="ce1">
            <text:p>r_1022</text:p>
          </table:table-cell>
          <table:table-cell office:value-type="float" office:value="-63.175699999999999" table:style-name="ce35">
            <text:p>-63,1757</text:p>
          </table:table-cell>
          <table:table-cell office:value-type="float" office:value="-0.72652054999999993" table:formula="of:=([.D8]*1.15)/100" table:style-name="ce35">
            <text:p>-0,7265</text:p>
          </table:table-cell>
          <table:table-cell office:value-type="float" office:value="-70.226500000000001" table:style-name="ce35">
            <text:p>-70,2265</text:p>
          </table:table-cell>
          <table:table-cell office:value-type="float" office:value="-2.1419082499999997" table:formula="of:=([.F8]*3.05)/100" table:style-name="ce35">
            <text:p>-2,1419</text:p>
          </table:table-cell>
          <table:table-cell office:value-type="float" office:value="-31.216899999999999" table:style-name="ce35">
            <text:p>-31,2169</text:p>
          </table:table-cell>
          <table:table-cell office:value-type="float" office:value="-2.14460103" table:formula="of:=([.H8]*6.87)/100" table:style-name="ce35">
            <text:p>-2,1446</text:p>
          </table:table-cell>
          <table:table-cell office:value-type="float" office:value="-57.114100000000001" table:style-name="ce35">
            <text:p>-57,1141</text:p>
          </table:table-cell>
          <table:table-cell office:value-type="float" office:value="-4.2264434" table:formula="of:=([.J8]*7.4)/100" table:style-name="ce35">
            <text:p>-4,22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uccinate-mit &lt;==&gt; Fumarate</text:p>
          </table:table-cell>
          <table:table-cell office:value-type="string" table:style-name="ce1">
            <text:p>R00402</text:p>
          </table:table-cell>
          <table:table-cell office:value-type="string" table:style-name="ce1">
            <text:p>r_0454</text:p>
          </table:table-cell>
          <table:table-cell office:value-type="float" office:value="63.175699999999999" table:style-name="ce35">
            <text:p>63,1757</text:p>
          </table:table-cell>
          <table:table-cell office:value-type="float" office:value="0.72652054999999993" table:formula="of:=([.D9]*1.15)/100" table:style-name="ce35">
            <text:p>0,7265</text:p>
          </table:table-cell>
          <table:table-cell office:value-type="float" office:value="70.226500000000001" table:style-name="ce35">
            <text:p>70,2265</text:p>
          </table:table-cell>
          <table:table-cell office:value-type="float" office:value="2.1419082499999997" table:formula="of:=([.F9]*3.05)/100" table:style-name="ce35">
            <text:p>2,1419</text:p>
          </table:table-cell>
          <table:table-cell office:value-type="float" office:value="59.4709" table:style-name="ce35">
            <text:p>59,4709</text:p>
          </table:table-cell>
          <table:table-cell office:value-type="float" office:value="4.0856508300000005" table:formula="of:=([.H9]*6.87)/100" table:style-name="ce35">
            <text:p>4,0857</text:p>
          </table:table-cell>
          <table:table-cell office:value-type="float" office:value="74.899299999999997" table:style-name="ce35">
            <text:p>74,8993</text:p>
          </table:table-cell>
          <table:table-cell office:value-type="float" office:value="5.5425481999999997" table:formula="of:=([.J9]*7.4)/100" table:style-name="ce35">
            <text:p>5,542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-Glyceraldehyde-3-phosphate &lt;==&gt; Glycerone-phosphate</text:p>
          </table:table-cell>
          <table:table-cell office:value-type="string" table:style-name="ce1">
            <text:p>R01015</text:p>
          </table:table-cell>
          <table:table-cell office:value-type="string" table:style-name="ce1">
            <text:p>r_1054</text:p>
          </table:table-cell>
          <table:table-cell office:value-type="float" office:value="62.5" table:style-name="ce35">
            <text:p>62,5000</text:p>
          </table:table-cell>
          <table:table-cell office:value-type="float" office:value="0.71875" table:formula="of:=([.D10]*1.15)/100" table:style-name="ce35">
            <text:p>0,7188</text:p>
          </table:table-cell>
          <table:table-cell office:value-type="float" office:value="64.401300000000006" table:style-name="ce35">
            <text:p>64,4013</text:p>
          </table:table-cell>
          <table:table-cell office:value-type="float" office:value="1.9642396500000001" table:formula="of:=([.F10]*3.05)/100" table:style-name="ce35">
            <text:p>1,9642</text:p>
          </table:table-cell>
          <table:table-cell office:value-type="float" office:value="-6.8783000000000003" table:style-name="ce35">
            <text:p>-6,8783</text:p>
          </table:table-cell>
          <table:table-cell office:value-type="float" office:value="-0.47253921000000004" table:formula="of:=([.H10]*6.87)/100" table:style-name="ce35">
            <text:p>-0,4725</text:p>
          </table:table-cell>
          <table:table-cell office:value-type="float" office:value="-4.0267999999999997" table:style-name="ce35">
            <text:p>-4,0268</text:p>
          </table:table-cell>
          <table:table-cell office:value-type="float" office:value="-0.2979832" table:formula="of:=([.J10]*7.4)/100" table:style-name="ce35">
            <text:p>-0,29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-Glyceraldehyde-3-phosphate &lt;==&gt; 3-Phospho-D-glyceroyl-phosphate</text:p>
          </table:table-cell>
          <table:table-cell office:value-type="string" table:style-name="ce1">
            <text:p>R01061</text:p>
          </table:table-cell>
          <table:table-cell office:value-type="string" table:style-name="ce1">
            <text:p>r_0486</text:p>
          </table:table-cell>
          <table:table-cell office:value-type="float" office:value="135.47300000000001" table:style-name="ce35">
            <text:p>135,4730</text:p>
          </table:table-cell>
          <table:table-cell office:value-type="float" office:value="1.5579395" table:formula="of:=([.D11]*1.15)/100" table:style-name="ce35">
            <text:p>1,5579</text:p>
          </table:table-cell>
          <table:table-cell office:value-type="float" office:value="138.83500000000001" table:style-name="ce35">
            <text:p>138,8350</text:p>
          </table:table-cell>
          <table:table-cell office:value-type="float" office:value="4.2344675000000001" table:formula="of:=([.F11]*3.05)/100" table:style-name="ce35">
            <text:p>4,2345</text:p>
          </table:table-cell>
          <table:table-cell office:value-type="float" office:value="-14.0741" table:style-name="ce35">
            <text:p>-14,0741</text:p>
          </table:table-cell>
          <table:table-cell office:value-type="float" office:value="-0.96689066999999995" table:formula="of:=([.H11]*6.87)/100" table:style-name="ce35">
            <text:p>-0,9669</text:p>
          </table:table-cell>
          <table:table-cell office:value-type="float" office:value="-8.3221000000000007" table:style-name="ce35">
            <text:p>-8,3221</text:p>
          </table:table-cell>
          <table:table-cell office:value-type="float" office:value="-0.61583540000000003" table:formula="of:=([.J11]*7.4)/100" table:style-name="ce35">
            <text:p>-0,61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-Fructose-1,6-bisphosphate &lt;==&gt; Glycerone-phosphate + D-Glyceraldehyde-3-phosphate</text:p>
          </table:table-cell>
          <table:table-cell office:value-type="string" table:style-name="ce1">
            <text:p>R01070</text:p>
          </table:table-cell>
          <table:table-cell office:value-type="string" table:style-name="ce1">
            <text:p>r_0450</text:p>
          </table:table-cell>
          <table:table-cell office:value-type="float" office:value="63.513500000000001" table:style-name="ce35">
            <text:p>63,5135</text:p>
          </table:table-cell>
          <table:table-cell office:value-type="float" office:value="0.73040524999999989" table:formula="of:=([.D12]*1.15)/100" table:style-name="ce35">
            <text:p>0,7304</text:p>
          </table:table-cell>
          <table:table-cell office:value-type="float" office:value="65.372200000000007" table:style-name="ce35">
            <text:p>65,3722</text:p>
          </table:table-cell>
          <table:table-cell office:value-type="float" office:value="1.9938521" table:formula="of:=([.F12]*3.05)/100" table:style-name="ce35">
            <text:p>1,9939</text:p>
          </table:table-cell>
          <table:table-cell office:value-type="float" office:value="-6.5608000000000004" table:style-name="ce35">
            <text:p>-6,5608</text:p>
          </table:table-cell>
          <table:table-cell office:value-type="float" office:value="-0.45072696000000001" table:formula="of:=([.H12]*6.87)/100" table:style-name="ce35">
            <text:p>-0,4507</text:p>
          </table:table-cell>
          <table:table-cell office:value-type="float" office:value="-3.8254999999999999" table:style-name="ce35">
            <text:p>-3,8255</text:p>
          </table:table-cell>
          <table:table-cell office:value-type="float" office:value="-0.28308700000000003" table:formula="of:=([.J12]*7.4)/100" table:style-name="ce35">
            <text:p>-0,283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(S)-Malate-mit &lt;==&gt; Fumarate</text:p>
          </table:table-cell>
          <table:table-cell office:value-type="string" table:style-name="ce1">
            <text:p>R01082</text:p>
          </table:table-cell>
          <table:table-cell office:value-type="string" table:style-name="ce1">
            <text:p>r_0452</text:p>
          </table:table-cell>
          <table:table-cell office:value-type="float" office:value="-3.3784000000000001" table:style-name="ce35">
            <text:p>-3,3784</text:p>
          </table:table-cell>
          <table:table-cell office:value-type="float" office:value="-3.88516E-2" table:formula="of:=([.D13]*1.15)/100" table:style-name="ce35">
            <text:p>-0,0389</text:p>
          </table:table-cell>
          <table:table-cell office:value-type="float" office:value="-3.2362000000000002" table:style-name="ce35">
            <text:p>-3,2362</text:p>
          </table:table-cell>
          <table:table-cell office:value-type="float" office:value="-9.8704100000000003E-2" table:formula="of:=([.F13]*3.05)/100" table:style-name="ce35">
            <text:p>-0,0987</text:p>
          </table:table-cell>
          <table:table-cell office:value-type="float" office:value="-29.312200000000001" table:style-name="ce35">
            <text:p>-29,3122</text:p>
          </table:table-cell>
          <table:table-cell office:value-type="float" office:value="-2.0137481400000001" table:formula="of:=([.H13]*6.87)/100" table:style-name="ce35">
            <text:p>-2,0137</text:p>
          </table:table-cell>
          <table:table-cell office:value-type="float" office:value="-18.523499999999999" table:style-name="ce35">
            <text:p>-18,5235</text:p>
          </table:table-cell>
          <table:table-cell office:value-type="float" office:value="-1.3707390000000002" table:formula="of:=([.J13]*7.4)/100" table:style-name="ce35">
            <text:p>-1,370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itrate &lt;==&gt; Isocitrate</text:p>
          </table:table-cell>
          <table:table-cell office:value-type="string" table:style-name="ce1">
            <text:p>R01324</text:p>
          </table:table-cell>
          <table:table-cell office:value-type="string" table:style-name="ce1">
            <text:p>r_0302</text:p>
          </table:table-cell>
          <table:table-cell office:value-type="float" office:value="72.972999999999999" table:style-name="ce35">
            <text:p>72,9730</text:p>
          </table:table-cell>
          <table:table-cell office:value-type="float" office:value="0.83918949999999992" table:formula="of:=([.D14]*1.15)/100" table:style-name="ce35">
            <text:p>0,8392</text:p>
          </table:table-cell>
          <table:table-cell office:value-type="float" office:value="79.287999999999997" table:style-name="ce35">
            <text:p>79,2880</text:p>
          </table:table-cell>
          <table:table-cell office:value-type="float" office:value="2.4182839999999999" table:formula="of:=([.F14]*3.05)/100" table:style-name="ce35">
            <text:p>2,4183</text:p>
          </table:table-cell>
          <table:table-cell office:value-type="float" office:value="62.751300000000001" table:style-name="ce35">
            <text:p>62,7513</text:p>
          </table:table-cell>
          <table:table-cell office:value-type="float" office:value="4.31101431" table:formula="of:=([.H14]*6.87)/100" table:style-name="ce35">
            <text:p>4,3110</text:p>
          </table:table-cell>
          <table:table-cell office:value-type="float" office:value="77.046999999999997" table:style-name="ce35">
            <text:p>77,0470</text:p>
          </table:table-cell>
          <table:table-cell office:value-type="float" office:value="5.7014779999999998" table:formula="of:=([.J14]*7.4)/100" table:style-name="ce35">
            <text:p>5,701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3-Phospho-D-glycerate &lt;==&gt; 3-Phospho-D-glyceroyl-phosphate</text:p>
          </table:table-cell>
          <table:table-cell office:value-type="string" table:style-name="ce1">
            <text:p>R01512</text:p>
          </table:table-cell>
          <table:table-cell office:value-type="string" table:style-name="ce1">
            <text:p>r_0892</text:p>
          </table:table-cell>
          <table:table-cell office:value-type="float" office:value="135.47300000000001" table:style-name="ce35">
            <text:p>135,4730</text:p>
          </table:table-cell>
          <table:table-cell office:value-type="float" office:value="1.5579395" table:formula="of:=([.D15]*1.15)/100" table:style-name="ce35">
            <text:p>1,5579</text:p>
          </table:table-cell>
          <table:table-cell office:value-type="float" office:value="138.83500000000001" table:style-name="ce35">
            <text:p>138,8350</text:p>
          </table:table-cell>
          <table:table-cell office:value-type="float" office:value="4.2344675000000001" table:formula="of:=([.F15]*3.05)/100" table:style-name="ce35">
            <text:p>4,2345</text:p>
          </table:table-cell>
          <table:table-cell office:value-type="float" office:value="-14.0741" table:style-name="ce35">
            <text:p>-14,0741</text:p>
          </table:table-cell>
          <table:table-cell office:value-type="float" office:value="-0.96689066999999995" table:formula="of:=([.H15]*6.87)/100" table:style-name="ce35">
            <text:p>-0,9669</text:p>
          </table:table-cell>
          <table:table-cell office:value-type="float" office:value="-8.3221000000000007" table:style-name="ce35">
            <text:p>-8,3221</text:p>
          </table:table-cell>
          <table:table-cell office:value-type="float" office:value="-0.61583540000000003" table:formula="of:=([.J15]*7.4)/100" table:style-name="ce35">
            <text:p>-0,61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-Phospho-D-glycerate &lt;==&gt; 3-Phospho-D-glycerate</text:p>
          </table:table-cell>
          <table:table-cell office:value-type="string" table:style-name="ce1">
            <text:p>R01518</text:p>
          </table:table-cell>
          <table:table-cell office:value-type="string" table:style-name="ce1">
            <text:p>r_0893</text:p>
          </table:table-cell>
          <table:table-cell office:value-type="float" office:value="129.72970000000001" table:style-name="ce35">
            <text:p>129,7297</text:p>
          </table:table-cell>
          <table:table-cell office:value-type="float" office:value="1.4918915500000001" table:formula="of:=([.D16]*1.15)/100" table:style-name="ce35">
            <text:p>1,4919</text:p>
          </table:table-cell>
          <table:table-cell office:value-type="float" office:value="133.33330000000001" table:style-name="ce35">
            <text:p>133,3333</text:p>
          </table:table-cell>
          <table:table-cell office:value-type="float" office:value="4.06666565" table:formula="of:=([.F16]*3.05)/100" table:style-name="ce35">
            <text:p>4,0667</text:p>
          </table:table-cell>
          <table:table-cell office:value-type="float" office:value="-16.084700000000002" table:style-name="ce35">
            <text:p>-16,0847</text:p>
          </table:table-cell>
          <table:table-cell office:value-type="float" office:value="-1.10501889" table:formula="of:=([.H16]*6.87)/100" table:style-name="ce35">
            <text:p>-1,1050</text:p>
          </table:table-cell>
          <table:table-cell office:value-type="float" office:value="-9.5973000000000006" table:style-name="ce35">
            <text:p>-9,5973</text:p>
          </table:table-cell>
          <table:table-cell office:value-type="float" office:value="-0.71020020000000006" table:formula="of:=([.J16]*7.4)/100" table:style-name="ce35">
            <text:p>-0,710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6-Phospho-D-gluconate &lt;==&gt; D-Ribulose-5-phosphate + CO2</text:p>
          </table:table-cell>
          <table:table-cell office:value-type="string" table:style-name="ce1">
            <text:p>R01528</text:p>
          </table:table-cell>
          <table:table-cell office:value-type="string" table:style-name="ce1">
            <text:p>r_0889</text:p>
          </table:table-cell>
          <table:table-cell office:value-type="float" office:value="344.59460000000001" table:style-name="ce35">
            <text:p>344,5946</text:p>
          </table:table-cell>
          <table:table-cell office:value-type="float" office:value="3.9628379000000002" table:formula="of:=([.D17]*1.15)/100" table:style-name="ce35">
            <text:p>3,9628</text:p>
          </table:table-cell>
          <table:table-cell office:value-type="float" office:value="32.686100000000003" table:style-name="ce35">
            <text:p>32,6861</text:p>
          </table:table-cell>
          <table:table-cell office:value-type="float" office:value="0.99692605000000001" table:formula="of:=([.F17]*3.05)/100" table:style-name="ce35">
            <text:p>0,9969</text:p>
          </table:table-cell>
          <table:table-cell office:value-type="float" office:value="0" table:style-name="ce35">
            <text:p>0,0000</text:p>
          </table:table-cell>
          <table:table-cell office:value-type="float" office:value="0" table:formula="of:=([.H17]*6.87)/100" table:style-name="ce35">
            <text:p>0,0000</text:p>
          </table:table-cell>
          <table:table-cell office:value-type="float" office:value="0" table:style-name="ce35">
            <text:p>0,0000</text:p>
          </table:table-cell>
          <table:table-cell office:value-type="float" office:value="0" table:formula="of:=([.J17]*7.4)/100" table:style-name="ce35">
            <text:p>0,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edoheptulose-7-phosphate + D-Glyceraldehyde-3-phosphate &lt;==&gt; D-Ribose-5-phosphate + D-Xylulose-5-phosphate</text:p>
          </table:table-cell>
          <table:table-cell office:value-type="string" table:style-name="ce1">
            <text:p>R01641</text:p>
          </table:table-cell>
          <table:table-cell office:value-type="string" table:style-name="ce1">
            <text:p>r_1049</text:p>
          </table:table-cell>
          <table:table-cell office:value-type="float" office:value="-11.1486" table:style-name="ce35">
            <text:p>-11,1486</text:p>
          </table:table-cell>
          <table:table-cell office:value-type="float" office:value="-0.12820889999999999" table:formula="of:=([.D18]*1.15)/100" table:style-name="ce35">
            <text:p>-0,1282</text:p>
          </table:table-cell>
          <table:table-cell office:value-type="float" office:value="-10.679600000000001" table:style-name="ce35">
            <text:p>-10,6796</text:p>
          </table:table-cell>
          <table:table-cell office:value-type="float" office:value="-0.32572780000000001" table:formula="of:=([.F18]*3.05)/100" table:style-name="ce35">
            <text:p>-0,3257</text:p>
          </table:table-cell>
          <table:table-cell office:value-type="float" office:value="0.10580000000000001" table:style-name="ce35">
            <text:p>0,1058</text:p>
          </table:table-cell>
          <table:table-cell office:value-type="float" office:value="7.26846E-3" table:formula="of:=([.H18]*6.87)/100" table:style-name="ce35">
            <text:p>0,0073</text:p>
          </table:table-cell>
          <table:table-cell office:value-type="float" office:value="0.1595" table:style-name="ce35">
            <text:p>0,1595</text:p>
          </table:table-cell>
          <table:table-cell office:value-type="float" office:value="1.1803000000000001E-2" table:formula="of:=([.J18]*7.4)/100" table:style-name="ce35">
            <text:p>0,011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edoheptulose-7-phosphate + D-Glyceraldehyde-3-phosphate &lt;==&gt; D-Erythrose-4-phosphate + D-Fructose-6-phosphate</text:p>
          </table:table-cell>
          <table:table-cell office:value-type="string" table:style-name="ce1">
            <text:p>R01827</text:p>
          </table:table-cell>
          <table:table-cell office:value-type="string" table:style-name="ce1">
            <text:p>r_1048</text:p>
          </table:table-cell>
          <table:table-cell office:value-type="float" office:value="-11.1486" table:style-name="ce35">
            <text:p>-11,1486</text:p>
          </table:table-cell>
          <table:table-cell office:value-type="float" office:value="-0.12820889999999999" table:formula="of:=([.D19]*1.15)/100" table:style-name="ce35">
            <text:p>-0,1282</text:p>
          </table:table-cell>
          <table:table-cell office:value-type="float" office:value="-10.679600000000001" table:style-name="ce35">
            <text:p>-10,6796</text:p>
          </table:table-cell>
          <table:table-cell office:value-type="float" office:value="-0.32572780000000001" table:formula="of:=([.F19]*3.05)/100" table:style-name="ce35">
            <text:p>-0,3257</text:p>
          </table:table-cell>
          <table:table-cell office:value-type="float" office:value="0.10580000000000001" table:style-name="ce35">
            <text:p>0,1058</text:p>
          </table:table-cell>
          <table:table-cell office:value-type="float" office:value="7.26846E-3" table:formula="of:=([.H19]*6.87)/100" table:style-name="ce35">
            <text:p>0,0073</text:p>
          </table:table-cell>
          <table:table-cell office:value-type="float" office:value="0.1595" table:style-name="ce35">
            <text:p>0,1595</text:p>
          </table:table-cell>
          <table:table-cell office:value-type="float" office:value="1.1803000000000001E-2" table:formula="of:=([.J19]*7.4)/100" table:style-name="ce35">
            <text:p>0,011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-Fructose-6-phosphate + D-Glyceraldehyde-3-phosphate &lt;==&gt; D-Erythrose-4-phosphate + D-Xylulose-5-phosphate</text:p>
          </table:table-cell>
          <table:table-cell office:value-type="string" table:style-name="ce1">
            <text:p>R01830</text:p>
          </table:table-cell>
          <table:table-cell office:value-type="string" table:style-name="ce1">
            <text:p>r_1050</text:p>
          </table:table-cell>
          <table:table-cell office:value-type="float" office:value="-9.1216000000000008" table:style-name="ce35">
            <text:p>-9,1216</text:p>
          </table:table-cell>
          <table:table-cell office:value-type="float" office:value="-0.1048984" table:formula="of:=([.D20]*1.15)/100" table:style-name="ce35">
            <text:p>-0,1049</text:p>
          </table:table-cell>
          <table:table-cell office:value-type="float" office:value="-8.7378999999999998" table:style-name="ce35">
            <text:p>-8,7379</text:p>
          </table:table-cell>
          <table:table-cell office:value-type="float" office:value="-0.26650594999999999" table:formula="of:=([.F20]*3.05)/100" table:style-name="ce35">
            <text:p>-0,2665</text:p>
          </table:table-cell>
          <table:table-cell office:value-type="float" office:value="0.74070000000000003" table:style-name="ce35">
            <text:p>0,7407</text:p>
          </table:table-cell>
          <table:table-cell office:value-type="float" office:value="5.0886090000000002E-2" table:formula="of:=([.H20]*6.87)/100" table:style-name="ce35">
            <text:p>0,0509</text:p>
          </table:table-cell>
          <table:table-cell office:value-type="float" office:value="1.1164000000000001" table:style-name="ce35">
            <text:p>1,1164</text:p>
          </table:table-cell>
          <table:table-cell office:value-type="float" office:value="8.2613600000000009E-2" table:formula="of:=([.J20]*7.4)/100" table:style-name="ce35">
            <text:p>0,082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-Glucose-6-phosphate &lt;==&gt; D-Glucono-1,5-lactone-6-phosphate</text:p>
          </table:table-cell>
          <table:table-cell office:value-type="string" table:style-name="ce1">
            <text:p>R02736</text:p>
          </table:table-cell>
          <table:table-cell office:value-type="string" table:style-name="ce1">
            <text:p>r_0466</text:p>
          </table:table-cell>
          <table:table-cell office:value-type="float" office:value="344.59460000000001" table:style-name="ce35">
            <text:p>344,5946</text:p>
          </table:table-cell>
          <table:table-cell office:value-type="float" office:value="3.9628379000000002" table:formula="of:=([.D21]*1.15)/100" table:style-name="ce35">
            <text:p>3,9628</text:p>
          </table:table-cell>
          <table:table-cell office:value-type="float" office:value="32.686100000000003" table:style-name="ce35">
            <text:p>32,6861</text:p>
          </table:table-cell>
          <table:table-cell office:value-type="float" office:value="0.99692605000000001" table:formula="of:=([.F21]*3.05)/100" table:style-name="ce35">
            <text:p>0,9969</text:p>
          </table:table-cell>
          <table:table-cell office:value-type="float" office:value="0" table:style-name="ce35">
            <text:p>0,0000</text:p>
          </table:table-cell>
          <table:table-cell office:value-type="float" office:value="0" table:formula="of:=([.H21]*6.87)/100" table:style-name="ce35">
            <text:p>0,0000</text:p>
          </table:table-cell>
          <table:table-cell office:value-type="float" office:value="0" table:style-name="ce35">
            <text:p>0,0000</text:p>
          </table:table-cell>
          <table:table-cell office:value-type="float" office:value="0" table:formula="of:=([.J21]*7.4)/100" table:style-name="ce35">
            <text:p>0,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-Glucose-6-phosphate &lt;==&gt; D-Fructose-6-phosphate</text:p>
          </table:table-cell>
          <table:table-cell office:value-type="string" table:style-name="ce1">
            <text:p>R02740</text:p>
          </table:table-cell>
          <table:table-cell office:value-type="string" table:style-name="ce1">
            <text:p>r_0467</text:p>
          </table:table-cell>
          <table:table-cell office:value-type="float" office:value="42.9054" table:style-name="ce35">
            <text:p>42,9054</text:p>
          </table:table-cell>
          <table:table-cell office:value-type="float" office:value="0.49341209999999996" table:formula="of:=([.D22]*1.15)/100" table:style-name="ce35">
            <text:p>0,4934</text:p>
          </table:table-cell>
          <table:table-cell office:value-type="float" office:value="45.631100000000004" table:style-name="ce35">
            <text:p>45,6311</text:p>
          </table:table-cell>
          <table:table-cell office:value-type="float" office:value="1.39174855" table:formula="of:=([.F22]*3.05)/100" table:style-name="ce35">
            <text:p>1,3917</text:p>
          </table:table-cell>
          <table:table-cell office:value-type="float" office:value="-5.7142999999999997" table:style-name="ce35">
            <text:p>-5,7143</text:p>
          </table:table-cell>
          <table:table-cell office:value-type="float" office:value="-0.39257240999999998" table:formula="of:=([.H22]*6.87)/100" table:style-name="ce35">
            <text:p>-0,3926</text:p>
          </table:table-cell>
          <table:table-cell office:value-type="float" office:value="-3.2886000000000002" table:style-name="ce35">
            <text:p>-3,2886</text:p>
          </table:table-cell>
          <table:table-cell office:value-type="float" office:value="-0.24335640000000003" table:formula="of:=([.J22]*7.4)/100" table:style-name="ce35">
            <text:p>-0,243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-Fructose-6-phosphate &lt;==&gt; D-Fructose-1,6-bisphosphate</text:p>
          </table:table-cell>
          <table:table-cell office:value-type="string" table:style-name="ce1">
            <text:p>R04779</text:p>
          </table:table-cell>
          <table:table-cell office:value-type="string" table:style-name="ce1">
            <text:p>r_0886</text:p>
          </table:table-cell>
          <table:table-cell office:value-type="float" office:value="63.513500000000001" table:style-name="ce35">
            <text:p>63,5135</text:p>
          </table:table-cell>
          <table:table-cell office:value-type="float" office:value="0.73040524999999989" table:formula="of:=([.D23]*1.15)/100" table:style-name="ce35">
            <text:p>0,7304</text:p>
          </table:table-cell>
          <table:table-cell office:value-type="float" office:value="65.372200000000007" table:style-name="ce35">
            <text:p>65,3722</text:p>
          </table:table-cell>
          <table:table-cell office:value-type="float" office:value="1.9938521" table:formula="of:=([.F23]*3.05)/100" table:style-name="ce35">
            <text:p>1,9939</text:p>
          </table:table-cell>
          <table:table-cell office:value-type="float" office:value="0" table:style-name="ce35">
            <text:p>0,0000</text:p>
          </table:table-cell>
          <table:table-cell office:value-type="float" office:value="0" table:formula="of:=([.H23]*6.87)/100" table:style-name="ce35">
            <text:p>0,0000</text:p>
          </table:table-cell>
          <table:table-cell office:value-type="float" office:value="0" table:style-name="ce35">
            <text:p>0,0000</text:p>
          </table:table-cell>
          <table:table-cell office:value-type="float" office:value="0" table:formula="of:=([.J23]*7.4)/100" table:style-name="ce35">
            <text:p>0,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yruvate &lt;==&gt; Acetaldehyde</text:p>
          </table:table-cell>
          <table:table-cell office:value-type="string" table:style-name="ce1">
            <text:p>R00750</text:p>
          </table:table-cell>
          <table:table-cell office:value-type="string" table:style-name="ce1">
            <text:p>r_0959</text:p>
          </table:table-cell>
          <table:table-cell office:value-type="float" office:value="19.932400000000001" table:style-name="ce35">
            <text:p>19,9324</text:p>
          </table:table-cell>
          <table:table-cell office:value-type="float" office:value="0.22922260000000003" table:formula="of:=([.D24]*1.15)/100" table:style-name="ce35">
            <text:p>0,2292</text:p>
          </table:table-cell>
          <table:table-cell office:value-type="float" office:value="18.770199999999999" table:style-name="ce35">
            <text:p>18,7702</text:p>
          </table:table-cell>
          <table:table-cell office:value-type="float" office:value="0.57249109999999992" table:formula="of:=([.F24]*3.05)/100" table:style-name="ce35">
            <text:p>0,5725</text:p>
          </table:table-cell>
          <table:table-cell office:value-type="float" office:value="0" table:style-name="ce35">
            <text:p>0,0000</text:p>
          </table:table-cell>
          <table:table-cell office:value-type="float" office:value="0" table:formula="of:=([.H24]*6.87)/100" table:style-name="ce35">
            <text:p>0,0000</text:p>
          </table:table-cell>
          <table:table-cell office:value-type="float" office:value="0" table:style-name="ce35">
            <text:p>0,0000</text:p>
          </table:table-cell>
          <table:table-cell office:value-type="float" office:value="0" table:formula="of:=([.J24]*7.4)/100" table:style-name="ce35">
            <text:p>0,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thanol &lt;==&gt; Acetaldehyde</text:p>
          </table:table-cell>
          <table:table-cell office:value-type="string" table:style-name="ce1">
            <text:p>R00746</text:p>
          </table:table-cell>
          <table:table-cell office:value-type="string" table:style-name="ce1">
            <text:p>r_0163</text:p>
          </table:table-cell>
          <table:table-cell office:value-type="float" office:value="0" table:style-name="ce35">
            <text:p>0,0000</text:p>
          </table:table-cell>
          <table:table-cell office:value-type="float" office:value="0" table:formula="of:=([.D25]*1.15)/100" table:style-name="ce35">
            <text:p>0,0000</text:p>
          </table:table-cell>
          <table:table-cell office:value-type="float" office:value="0" table:style-name="ce35">
            <text:p>0,0000</text:p>
          </table:table-cell>
          <table:table-cell office:value-type="float" office:value="0" table:formula="of:=([.F25]*3.05)/100" table:style-name="ce35">
            <text:p>0,0000</text:p>
          </table:table-cell>
          <table:table-cell office:value-type="float" office:value="-99.894199999999998" table:style-name="ce35">
            <text:p>-99,8942</text:p>
          </table:table-cell>
          <table:table-cell office:value-type="float" office:value="-6.8627315399999995" table:formula="of:=([.H25]*6.87)/100" table:style-name="ce35">
            <text:p>-6,8627</text:p>
          </table:table-cell>
          <table:table-cell office:value-type="float" office:value="0" table:style-name="ce35">
            <text:p>0,0000</text:p>
          </table:table-cell>
          <table:table-cell office:value-type="float" office:value="0" table:formula="of:=([.J25]*7.4)/100" table:style-name="ce35">
            <text:p>0,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cetaldehyde &lt;==&gt; Acetate</text:p>
          </table:table-cell>
          <table:table-cell office:value-type="string" table:style-name="ce1">
            <text:p>R00634</text:p>
          </table:table-cell>
          <table:table-cell office:value-type="string" table:style-name="ce1">
            <text:p>r_2116</text:p>
          </table:table-cell>
          <table:table-cell office:value-type="float" office:value="0" table:style-name="ce35">
            <text:p>0,0000</text:p>
          </table:table-cell>
          <table:table-cell office:value-type="float" office:value="0" table:formula="of:=([.D26]*1.15)/100" table:style-name="ce35">
            <text:p>0,0000</text:p>
          </table:table-cell>
          <table:table-cell office:value-type="float" office:value="0" table:style-name="ce35">
            <text:p>0,0000</text:p>
          </table:table-cell>
          <table:table-cell office:value-type="float" office:value="0" table:formula="of:=([.F26]*3.05)/100" table:style-name="ce35">
            <text:p>0,0000</text:p>
          </table:table-cell>
          <table:table-cell office:value-type="float" office:value="66.349199999999996" table:style-name="ce35">
            <text:p>66,3492</text:p>
          </table:table-cell>
          <table:table-cell office:value-type="float" office:value="4.5581900400000004" table:formula="of:=([.H26]*6.87)/100" table:style-name="ce35">
            <text:p>4,5582</text:p>
          </table:table-cell>
          <table:table-cell office:value-type="float" office:value="0" table:style-name="ce35">
            <text:p>0,0000</text:p>
          </table:table-cell>
          <table:table-cell office:value-type="float" office:value="0" table:formula="of:=([.J26]*7.4)/100" table:style-name="ce35">
            <text:p>0,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cetate &lt;==&gt; Acetyl-CoA</text:p>
          </table:table-cell>
          <table:table-cell office:value-type="string" table:style-name="ce1">
            <text:p>R00229</text:p>
          </table:table-cell>
          <table:table-cell office:value-type="string" table:style-name="ce1">
            <text:p>r_0112</text:p>
          </table:table-cell>
          <table:table-cell office:value-type="float" office:value="20.6081" table:style-name="ce35">
            <text:p>20,6081</text:p>
          </table:table-cell>
          <table:table-cell office:value-type="float" office:value="0.23699314999999999" table:formula="of:=([.D27]*1.15)/100" table:style-name="ce35">
            <text:p>0,2370</text:p>
          </table:table-cell>
          <table:table-cell office:value-type="float" office:value="19.741099999999999" table:style-name="ce35">
            <text:p>19,7411</text:p>
          </table:table-cell>
          <table:table-cell office:value-type="float" office:value="0.60210354999999993" table:formula="of:=([.F27]*3.05)/100" table:style-name="ce35">
            <text:p>0,6021</text:p>
          </table:table-cell>
          <table:table-cell office:value-type="float" office:value="100" table:style-name="ce35">
            <text:p>100,0000</text:p>
          </table:table-cell>
          <table:table-cell office:value-type="float" office:value="6.87" table:formula="of:=([.H27]*6.87)/100" table:style-name="ce35">
            <text:p>6,8700</text:p>
          </table:table-cell>
          <table:table-cell office:value-type="float" office:value="100" table:style-name="ce35">
            <text:p>100,0000</text:p>
          </table:table-cell>
          <table:table-cell office:value-type="float" office:value="7.4" table:formula="of:=([.J27]*7.4)/100" table:style-name="ce35">
            <text:p>7,4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yruvate + HCO3- &lt;==&gt; Oxaloacetate-mit</text:p>
          </table:table-cell>
          <table:table-cell office:value-type="string" table:style-name="ce1">
            <text:p>R00344</text:p>
          </table:table-cell>
          <table:table-cell office:value-type="string" table:style-name="ce1">
            <text:p>r_0958</text:p>
          </table:table-cell>
          <table:table-cell office:value-type="float" office:value="17.9054" table:style-name="ce35">
            <text:p>17,9054</text:p>
          </table:table-cell>
          <table:table-cell office:value-type="float" office:value="0.20591210000000001" table:formula="of:=([.D28]*1.15)/100" table:style-name="ce35">
            <text:p>0,2059</text:p>
          </table:table-cell>
          <table:table-cell office:value-type="float" office:value="17.152100000000001" table:style-name="ce35">
            <text:p>17,1521</text:p>
          </table:table-cell>
          <table:table-cell office:value-type="float" office:value="0.52313904999999994" table:formula="of:=([.F28]*3.05)/100" table:style-name="ce35">
            <text:p>0,5231</text:p>
          </table:table-cell>
          <table:table-cell office:value-type="float" office:value="0" table:style-name="ce35">
            <text:p>0,0000</text:p>
          </table:table-cell>
          <table:table-cell office:value-type="float" office:value="0" table:formula="of:=([.H28]*6.87)/100" table:style-name="ce35">
            <text:p>0,0000</text:p>
          </table:table-cell>
          <table:table-cell office:value-type="float" office:value="0" table:style-name="ce35">
            <text:p>0,0000</text:p>
          </table:table-cell>
          <table:table-cell office:value-type="float" office:value="0" table:formula="of:=([.J28]*7.4)/100" table:style-name="ce35">
            <text:p>0,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(S)-Malate-mit + CoA &lt;==&gt; Acetyl-CoA-mit + Glyoxylate</text:p>
          </table:table-cell>
          <table:table-cell office:value-type="string" table:style-name="ce1">
            <text:p>R00472</text:p>
          </table:table-cell>
          <table:table-cell office:value-type="string" table:style-name="ce1">
            <text:p>r_0717</text:p>
          </table:table-cell>
          <table:table-cell office:value-type="float" office:value="0" table:style-name="ce35">
            <text:p>0,0000</text:p>
          </table:table-cell>
          <table:table-cell office:value-type="float" office:value="0" table:formula="of:=([.D29]*1.15)/100" table:style-name="ce35">
            <text:p>0,0000</text:p>
          </table:table-cell>
          <table:table-cell office:value-type="float" office:value="0" table:style-name="ce35">
            <text:p>0,0000</text:p>
          </table:table-cell>
          <table:table-cell office:value-type="float" office:value="0" table:formula="of:=([.F29]*3.05)/100" table:style-name="ce35">
            <text:p>0,0000</text:p>
          </table:table-cell>
          <table:table-cell office:value-type="float" office:value="-28.254000000000001" table:style-name="ce35">
            <text:p>-28,2540</text:p>
          </table:table-cell>
          <table:table-cell office:value-type="float" office:value="-1.9410498" table:formula="of:=([.H29]*6.87)/100" table:style-name="ce35">
            <text:p>-1,9410</text:p>
          </table:table-cell>
          <table:table-cell office:value-type="float" office:value="-17.7852" table:style-name="ce35">
            <text:p>-17,7852</text:p>
          </table:table-cell>
          <table:table-cell office:value-type="float" office:value="-1.3161048" table:formula="of:=([.J29]*7.4)/100" table:style-name="ce35">
            <text:p>-1,31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socitrate &lt;==&gt; Succinate-mit + Glyoxylate</text:p>
          </table:table-cell>
          <table:table-cell office:value-type="string" table:style-name="ce1">
            <text:p>R00479</text:p>
          </table:table-cell>
          <table:table-cell office:value-type="string" table:style-name="ce1">
            <text:p>r_0662</text:p>
          </table:table-cell>
          <table:table-cell office:value-type="float" office:value="0" table:style-name="ce35">
            <text:p>0,0000</text:p>
          </table:table-cell>
          <table:table-cell office:value-type="float" office:value="0" table:formula="of:=([.D30]*1.15)/100" table:style-name="ce35">
            <text:p>0,0000</text:p>
          </table:table-cell>
          <table:table-cell office:value-type="float" office:value="0" table:style-name="ce35">
            <text:p>0,0000</text:p>
          </table:table-cell>
          <table:table-cell office:value-type="float" office:value="0" table:formula="of:=([.F30]*3.05)/100" table:style-name="ce35">
            <text:p>0,0000</text:p>
          </table:table-cell>
          <table:table-cell office:value-type="float" office:value="28.254000000000001" table:style-name="ce35">
            <text:p>28,2540</text:p>
          </table:table-cell>
          <table:table-cell office:value-type="float" office:value="1.9410498" table:formula="of:=([.H30]*6.87)/100" table:style-name="ce35">
            <text:p>1,9410</text:p>
          </table:table-cell>
          <table:table-cell office:value-type="float" office:value="17.7852" table:style-name="ce35">
            <text:p>17,7852</text:p>
          </table:table-cell>
          <table:table-cell office:value-type="float" office:value="1.3161048" table:formula="of:=([.J30]*7.4)/100" table:style-name="ce35">
            <text:p>1,31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-Phospho-D-glycerate &lt;==&gt; Phosphoenolpyruvate</text:p>
          </table:table-cell>
          <table:table-cell office:value-type="string" table:style-name="ce1">
            <text:p>R00658</text:p>
          </table:table-cell>
          <table:table-cell office:value-type="string" table:style-name="ce1">
            <text:p>r_0366</text:p>
          </table:table-cell>
          <table:table-cell office:value-type="float" office:value="129.72970000000001" table:style-name="ce35">
            <text:p>129,7297</text:p>
          </table:table-cell>
          <table:table-cell office:value-type="float" office:value="1.4918915500000001" table:formula="of:=([.D31]*1.15)/100" table:style-name="ce35">
            <text:p>1,4919</text:p>
          </table:table-cell>
          <table:table-cell office:value-type="float" office:value="133.33330000000001" table:style-name="ce35">
            <text:p>133,3333</text:p>
          </table:table-cell>
          <table:table-cell office:value-type="float" office:value="4.06666565" table:formula="of:=([.F31]*3.05)/100" table:style-name="ce35">
            <text:p>4,0667</text:p>
          </table:table-cell>
          <table:table-cell office:value-type="float" office:value="-16.084700000000002" table:style-name="ce35">
            <text:p>-16,0847</text:p>
          </table:table-cell>
          <table:table-cell office:value-type="float" office:value="-1.10501889" table:formula="of:=([.H31]*6.87)/100" table:style-name="ce35">
            <text:p>-1,1050</text:p>
          </table:table-cell>
          <table:table-cell office:value-type="float" office:value="-9.5973000000000006" table:style-name="ce35">
            <text:p>-9,5973</text:p>
          </table:table-cell>
          <table:table-cell office:value-type="float" office:value="-0.71020020000000006" table:formula="of:=([.J31]*7.4)/100" table:style-name="ce35">
            <text:p>-0,710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-Oxoglutarate + CoA &lt;==&gt; Succinyl-CoA + CO2-mit</text:p>
          </table:table-cell>
          <table:table-cell office:value-type="string" table:style-name="ce1">
            <text:p>R08549</text:p>
          </table:table-cell>
          <table:table-cell office:value-type="string" table:style-name="ce1">
            <text:p>r_0832</text:p>
          </table:table-cell>
          <table:table-cell office:value-type="float" office:value="63.175699999999999" table:style-name="ce35">
            <text:p>63,1757</text:p>
          </table:table-cell>
          <table:table-cell office:value-type="float" office:value="0.72652054999999993" table:formula="of:=([.D32]*1.15)/100" table:style-name="ce35">
            <text:p>0,7265</text:p>
          </table:table-cell>
          <table:table-cell office:value-type="float" office:value="70.226500000000001" table:style-name="ce35">
            <text:p>70,2265</text:p>
          </table:table-cell>
          <table:table-cell office:value-type="float" office:value="2.1419082499999997" table:formula="of:=([.F32]*3.05)/100" table:style-name="ce35">
            <text:p>2,1419</text:p>
          </table:table-cell>
          <table:table-cell office:value-type="float" office:value="31.216899999999999" table:style-name="ce35">
            <text:p>31,2169</text:p>
          </table:table-cell>
          <table:table-cell office:value-type="float" office:value="2.14460103" table:formula="of:=([.H32]*6.87)/100" table:style-name="ce35">
            <text:p>2,1446</text:p>
          </table:table-cell>
          <table:table-cell office:value-type="float" office:value="57.114100000000001" table:style-name="ce35">
            <text:p>57,1141</text:p>
          </table:table-cell>
          <table:table-cell office:value-type="float" office:value="4.2264434" table:formula="of:=([.J32]*7.4)/100" table:style-name="ce35">
            <text:p>4,22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xaloacetate-mit &lt;==&gt; Phosphoenolpyruvate</text:p>
          </table:table-cell>
          <table:table-cell office:value-type="string" table:style-name="ce1">
            <text:p>R00431</text:p>
          </table:table-cell>
          <table:table-cell office:value-type="string" table:style-name="ce1">
            <text:p>r_0884</text:p>
          </table:table-cell>
          <table:table-cell office:value-type="float" office:value="0" table:style-name="ce35">
            <text:p>0,0000</text:p>
          </table:table-cell>
          <table:table-cell office:value-type="float" office:value="0" table:formula="of:=([.D33]*1.15)/100" table:style-name="ce35">
            <text:p>0,0000</text:p>
          </table:table-cell>
          <table:table-cell office:value-type="float" office:value="0" table:style-name="ce35">
            <text:p>0,0000</text:p>
          </table:table-cell>
          <table:table-cell office:value-type="float" office:value="0" table:formula="of:=([.F33]*3.05)/100" table:style-name="ce35">
            <text:p>0,0000</text:p>
          </table:table-cell>
          <table:table-cell office:value-type="float" office:value="22.327999999999999" table:style-name="ce35">
            <text:p>22,3280</text:p>
          </table:table-cell>
          <table:table-cell office:value-type="float" office:value="1.5339336000000001" table:formula="of:=([.H33]*6.87)/100" table:style-name="ce35">
            <text:p>1,5339</text:p>
          </table:table-cell>
          <table:table-cell office:value-type="float" office:value="13.7584" table:style-name="ce35">
            <text:p>13,7584</text:p>
          </table:table-cell>
          <table:table-cell office:value-type="float" office:value="1.0181216" table:formula="of:=([.J33]*7.4)/100" table:style-name="ce35">
            <text:p>1,018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-Glucono-1,5-lactone-6-phosphate &lt;==&gt; 6-Phospho-D-gluconate</text:p>
          </table:table-cell>
          <table:table-cell office:value-type="string" table:style-name="ce1">
            <text:p>R02035</text:p>
          </table:table-cell>
          <table:table-cell office:value-type="string" table:style-name="ce1">
            <text:p>r_0091</text:p>
          </table:table-cell>
          <table:table-cell office:value-type="float" office:value="344.59460000000001" table:style-name="ce35">
            <text:p>344,5946</text:p>
          </table:table-cell>
          <table:table-cell office:value-type="float" office:value="3.9628379000000002" table:formula="of:=([.D34]*1.15)/100" table:style-name="ce35">
            <text:p>3,9628</text:p>
          </table:table-cell>
          <table:table-cell office:value-type="float" office:value="32.686100000000003" table:style-name="ce35">
            <text:p>32,6861</text:p>
          </table:table-cell>
          <table:table-cell office:value-type="float" office:value="0.99692605000000001" table:formula="of:=([.F34]*3.05)/100" table:style-name="ce35">
            <text:p>0,9969</text:p>
          </table:table-cell>
          <table:table-cell office:value-type="float" office:value="0" table:style-name="ce35">
            <text:p>0,0000</text:p>
          </table:table-cell>
          <table:table-cell office:value-type="float" office:value="0" table:formula="of:=([.H34]*6.87)/100" table:style-name="ce35">
            <text:p>0,0000</text:p>
          </table:table-cell>
          <table:table-cell office:value-type="float" office:value="0" table:style-name="ce35">
            <text:p>0,0000</text:p>
          </table:table-cell>
          <table:table-cell office:value-type="float" office:value="0" table:formula="of:=([.J34]*7.4)/100" table:style-name="ce35">
            <text:p>0,0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-Ribulose-5-phosphate &lt;==&gt; D-Xylulose-5-phosphate</text:p>
          </table:table-cell>
          <table:table-cell office:value-type="string" table:style-name="ce1">
            <text:p>R01529</text:p>
          </table:table-cell>
          <table:table-cell office:value-type="string" table:style-name="ce1">
            <text:p>r_0984</text:p>
          </table:table-cell>
          <table:table-cell office:value-type="float" office:value="20.6081" table:style-name="ce35">
            <text:p>20,6081</text:p>
          </table:table-cell>
          <table:table-cell office:value-type="float" office:value="0.23699314999999999" table:formula="of:=([.D35]*1.15)/100" table:style-name="ce35">
            <text:p>0,2370</text:p>
          </table:table-cell>
          <table:table-cell office:value-type="float" office:value="19.4175" table:style-name="ce35">
            <text:p>19,4175</text:p>
          </table:table-cell>
          <table:table-cell office:value-type="float" office:value="0.59223375" table:formula="of:=([.F35]*3.05)/100" table:style-name="ce35">
            <text:p>0,5922</text:p>
          </table:table-cell>
          <table:table-cell office:value-type="float" office:value="-0.74070000000000003" table:style-name="ce35">
            <text:p>-0,7407</text:p>
          </table:table-cell>
          <table:table-cell office:value-type="float" office:value="-5.0886090000000002E-2" table:formula="of:=([.H35]*6.87)/100" table:style-name="ce35">
            <text:p>-0,0509</text:p>
          </table:table-cell>
          <table:table-cell office:value-type="float" office:value="-1.2759" table:style-name="ce35">
            <text:p>-1,2759</text:p>
          </table:table-cell>
          <table:table-cell office:value-type="float" office:value="-9.4416600000000003E-2" table:formula="of:=([.J35]*7.4)/100" table:style-name="ce35">
            <text:p>-0,09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-Ribose-5-phosphate &lt;==&gt; D-Ribulose-5-phosphate</text:p>
          </table:table-cell>
          <table:table-cell office:value-type="string" table:style-name="ce1">
            <text:p>R01056</text:p>
          </table:table-cell>
          <table:table-cell office:value-type="string" table:style-name="ce1">
            <text:p>r_0982</text:p>
          </table:table-cell>
          <table:table-cell office:value-type="float" office:value="11.1486" table:style-name="ce35">
            <text:p>11,1486</text:p>
          </table:table-cell>
          <table:table-cell office:value-type="float" office:value="0.12820889999999999" table:formula="of:=([.D36]*1.15)/100" table:style-name="ce35">
            <text:p>0,1282</text:p>
          </table:table-cell>
          <table:table-cell office:value-type="float" office:value="10.679600000000001" table:style-name="ce35">
            <text:p>10,6796</text:p>
          </table:table-cell>
          <table:table-cell office:value-type="float" office:value="0.32572780000000001" table:formula="of:=([.F36]*3.05)/100" table:style-name="ce35">
            <text:p>0,3257</text:p>
          </table:table-cell>
          <table:table-cell office:value-type="float" office:value="-0.10580000000000001" table:style-name="ce35">
            <text:p>-0,1058</text:p>
          </table:table-cell>
          <table:table-cell office:value-type="float" office:value="-7.26846E-3" table:formula="of:=([.H36]*6.87)/100" table:style-name="ce35">
            <text:p>-0,0073</text:p>
          </table:table-cell>
          <table:table-cell office:value-type="float" office:value="-1.5900000000000001E-2" table:style-name="ce35">
            <text:p>-0,0159</text:p>
          </table:table-cell>
          <table:table-cell office:value-type="float" office:value="-1.1766000000000001E-3" table:formula="of:=([.J36]*7.4)/100" table:style-name="ce35">
            <text:p>-0,001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cetate(ex) &lt;==&gt; Acetate</text:p>
          </table:table-cell>
          <table:table-cell office:value-type="string" table:style-name="ce1">
            <text:p>transport</text:p>
          </table:table-cell>
          <table:table-cell office:value-type="string" table:style-name="ce1">
            <text:p>r_1634</text:p>
          </table:table-cell>
          <table:table-cell office:value-type="float" office:value="20.6081" table:style-name="ce35">
            <text:p>20,6081</text:p>
          </table:table-cell>
          <table:table-cell office:value-type="float" office:value="0.23699314999999999" table:formula="of:=([.D37]*1.15)/100" table:style-name="ce35">
            <text:p>0,2370</text:p>
          </table:table-cell>
          <table:table-cell office:value-type="float" office:value="19.741099999999999" table:style-name="ce35">
            <text:p>19,7411</text:p>
          </table:table-cell>
          <table:table-cell office:value-type="float" office:value="0.60210354999999993" table:formula="of:=([.F37]*3.05)/100" table:style-name="ce35">
            <text:p>0,6021</text:p>
          </table:table-cell>
          <table:table-cell office:value-type="float" office:value="100" table:style-name="ce35">
            <text:p>100,0000</text:p>
          </table:table-cell>
          <table:table-cell office:value-type="float" office:value="6.87" table:formula="of:=([.H37]*6.87)/100" table:style-name="ce35">
            <text:p>6,8700</text:p>
          </table:table-cell>
          <table:table-cell office:value-type="float" office:value="100" table:style-name="ce35">
            <text:p>100,0000</text:p>
          </table:table-cell>
          <table:table-cell office:value-type="float" office:value="7.4" table:formula="of:=([.J37]*7.4)/100" table:style-name="ce35">
            <text:p>7,4000</text:p>
          </table:table-cell>
          <table:table-cell table:number-columns-repeated="1637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26"/>
          <table:table-cell table:number-columns-repeated="16383" table:style-name="ce1"/>
        </table:table-row>
        <table:table-row table:number-rows-repeated="1048535" table:style-name="ro1">
          <table:table-cell table:number-columns-repeated="16384"/>
        </table:table-row>
      </table:table>
      <table:table table:name="case_13" table:style-name="ta5">
        <table:table-column table:style-name="co40" table:default-cell-style-name="ce1"/>
        <table:table-column table:style-name="co11" table:number-columns-repeated="2" table:default-cell-style-name="ce9"/>
        <table:table-column table:style-name="co5" table:default-cell-style-name="ce9"/>
        <table:table-column table:style-name="co41" table:default-cell-style-name="ce1"/>
        <table:table-column table:style-name="co42" table:default-cell-style-name="ce9"/>
        <table:table-column table:style-name="co43" table:default-cell-style-name="ce1"/>
        <table:table-column table:style-name="co44" table:default-cell-style-name="ce9"/>
        <table:table-column table:style-name="co9" table:default-cell-style-name="ce1"/>
        <table:table-column table:style-name="co11" table:number-columns-repeated="2" table:default-cell-style-name="ce1"/>
        <table:table-column table:style-name="co12" table:number-columns-repeated="16373" table:default-cell-style-name="ce1"/>
        <table:table-row table:style-name="ro1">
          <table:table-cell office:value-type="string" table:style-name="ce36">
            <text:p>Reaction</text:p>
          </table:table-cell>
          <table:table-cell office:value-type="string" table:style-name="ce37">
            <text:p>Reaction_name</text:p>
          </table:table-cell>
          <table:table-cell office:value-type="string" table:style-name="ce37">
            <text:p>Yeast7_ID</text:p>
          </table:table-cell>
          <table:table-cell office:value-type="string" table:style-name="ce37">
            <text:p>oxidative rel flux</text:p>
          </table:table-cell>
          <table:table-cell office:value-type="string" table:style-name="ce37">
            <text:p>oxidative exp flux</text:p>
          </table:table-cell>
          <table:table-cell office:value-type="string" table:style-name="ce37">
            <text:p>respiro-fermentative rel flux</text:p>
          </table:table-cell>
          <table:table-cell office:value-type="string" table:style-name="ce37">
            <text:p>respiro-fermentative exp flux</text:p>
          </table:table-cell>
          <table:table-cell office:value-type="string" table:style-name="ce37">
            <text:p>fermentative rel flux</text:p>
          </table:table-cell>
          <table:table-cell office:value-type="string" table:style-name="ce37">
            <text:p>fermentative exp flux</text:p>
          </table:table-cell>
          <table:table-cell table:number-columns-repeated="2" table:style-name="ce36"/>
          <table:table-cell table:number-columns-repeated="16373"/>
        </table:table-row>
        <table:table-row table:style-name="ro1">
          <table:table-cell office:value-type="string" table:style-name="ce36">
            <text:p>D-Glucose(ex) &lt;==&gt; D-Glucose-6-phosphate</text:p>
          </table:table-cell>
          <table:table-cell office:value-type="string" table:style-name="ce37">
            <text:p>R01786</text:p>
          </table:table-cell>
          <table:table-cell office:value-type="string" table:style-name="ce37">
            <text:p>r_0534</text:p>
          </table:table-cell>
          <table:table-cell office:value-type="float" office:value="100" table:style-name="ce38">
            <text:p>100,0000</text:p>
          </table:table-cell>
          <table:table-cell office:value-type="float" office:value="1.56" table:formula="of:=([.D2]*1.56)/100" table:style-name="ce38">
            <text:p>1,5600</text:p>
          </table:table-cell>
          <table:table-cell office:value-type="float" office:value="100" table:style-name="ce38">
            <text:p>100,0000</text:p>
          </table:table-cell>
          <table:table-cell office:value-type="float" office:value="4.9000000000000004" table:formula="of:=([.F2]*4.9)/100" table:style-name="ce38">
            <text:p>4,9000</text:p>
          </table:table-cell>
          <table:table-cell office:value-type="float" office:value="100" table:style-name="ce38">
            <text:p>100,0000</text:p>
          </table:table-cell>
          <table:table-cell office:value-type="float" office:value="8.23" table:formula="of:=([.H2]*8.23)/100" table:style-name="ce38">
            <text:p>8,230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6">
            <text:p>Pyruvate &lt;==&gt; Phosphoenolpyruvate</text:p>
          </table:table-cell>
          <table:table-cell office:value-type="string" table:style-name="ce37">
            <text:p>R00200</text:p>
          </table:table-cell>
          <table:table-cell office:value-type="string" table:style-name="ce37">
            <text:p>r_0962</text:p>
          </table:table-cell>
          <table:table-cell office:value-type="float" office:value="-124.3" table:style-name="ce38">
            <text:p>-124,3000</text:p>
          </table:table-cell>
          <table:table-cell office:value-type="float" office:value="-1.9390800000000001" table:formula="of:=([.D3]*1.56)/100" table:style-name="ce38">
            <text:p>-1,9391</text:p>
          </table:table-cell>
          <table:table-cell office:value-type="float" office:value="-153.19999999999999" table:style-name="ce38">
            <text:p>-153,2000</text:p>
          </table:table-cell>
          <table:table-cell office:value-type="float" office:value="-7.5067999999999993" table:formula="of:=([.F3]*4.9)/100" table:style-name="ce38">
            <text:p>-7,5068</text:p>
          </table:table-cell>
          <table:table-cell office:value-type="float" office:value="-164.6" table:style-name="ce38">
            <text:p>-164,6000</text:p>
          </table:table-cell>
          <table:table-cell office:value-type="float" office:value="-13.546580000000001" table:formula="of:=([.H3]*8.23)/100" table:style-name="ce38">
            <text:p>-13,5466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6">
            <text:p>Pyruvate-mit + CoA &lt;==&gt; Acetyl-CoA-mit + CO2-mit</text:p>
          </table:table-cell>
          <table:table-cell office:value-type="string" table:style-name="ce37">
            <text:p>R00209</text:p>
          </table:table-cell>
          <table:table-cell office:value-type="string" table:style-name="ce37">
            <text:p>r_0961</text:p>
          </table:table-cell>
          <table:table-cell office:value-type="float" office:value="21.8" table:style-name="ce38">
            <text:p>21,8000</text:p>
          </table:table-cell>
          <table:table-cell office:value-type="float" office:value="0.34008000000000005" table:formula="of:=([.D4]*1.56)/100" table:style-name="ce38">
            <text:p>,3401</text:p>
          </table:table-cell>
          <table:table-cell office:value-type="float" office:value="49.5" table:style-name="ce38">
            <text:p>49,5000</text:p>
          </table:table-cell>
          <table:table-cell office:value-type="float" office:value="2.4255" table:formula="of:=([.F4]*4.9)/100" table:style-name="ce38">
            <text:p>2,4255</text:p>
          </table:table-cell>
          <table:table-cell office:value-type="float" office:value="23.7" table:style-name="ce38">
            <text:p>23,7000</text:p>
          </table:table-cell>
          <table:table-cell office:value-type="float" office:value="1.9505100000000002" table:formula="of:=([.H4]*8.23)/100" table:style-name="ce38">
            <text:p>1,9505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6">
            <text:p>Isocitrate &lt;==&gt; 2-Oxoglutarate + CO2-mit</text:p>
          </table:table-cell>
          <table:table-cell office:value-type="string" table:style-name="ce37">
            <text:p>R00267</text:p>
          </table:table-cell>
          <table:table-cell office:value-type="string" table:style-name="ce37">
            <text:p>r_2131</text:p>
          </table:table-cell>
          <table:table-cell office:value-type="float" office:value="73.099999999999994" table:style-name="ce38">
            <text:p>73,1000</text:p>
          </table:table-cell>
          <table:table-cell office:value-type="float" office:value="1.14036" table:formula="of:=([.D5]*1.56)/100" table:style-name="ce38">
            <text:p>1,1404</text:p>
          </table:table-cell>
          <table:table-cell office:value-type="float" office:value="54.4" table:style-name="ce38">
            <text:p>54,4000</text:p>
          </table:table-cell>
          <table:table-cell office:value-type="float" office:value="2.6656" table:formula="of:=([.F5]*4.9)/100" table:style-name="ce38">
            <text:p>2,6656</text:p>
          </table:table-cell>
          <table:table-cell office:value-type="float" office:value="22.9" table:style-name="ce38">
            <text:p>22,9000</text:p>
          </table:table-cell>
          <table:table-cell office:value-type="float" office:value="1.8846699999999998" table:formula="of:=([.H5]*8.23)/100" table:style-name="ce38">
            <text:p>1,8847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6">
            <text:p>(S)-Malate-mit &lt;==&gt; Oxaloacetate-mit</text:p>
          </table:table-cell>
          <table:table-cell office:value-type="string" table:style-name="ce37">
            <text:p>R00342</text:p>
          </table:table-cell>
          <table:table-cell office:value-type="string" table:style-name="ce37">
            <text:p>r_0713</text:p>
          </table:table-cell>
          <table:table-cell office:value-type="float" office:value="63.4" table:style-name="ce38">
            <text:p>63,4000</text:p>
          </table:table-cell>
          <table:table-cell office:value-type="float" office:value="0.98903999999999992" table:formula="of:=([.D6]*1.56)/100" table:style-name="ce38">
            <text:p>,9890</text:p>
          </table:table-cell>
          <table:table-cell office:value-type="float" office:value="47.2" table:style-name="ce38">
            <text:p>47,2000</text:p>
          </table:table-cell>
          <table:table-cell office:value-type="float" office:value="2.3128000000000002" table:formula="of:=([.F6]*4.9)/100" table:style-name="ce38">
            <text:p>2,3128</text:p>
          </table:table-cell>
          <table:table-cell office:value-type="float" office:value="16.8" table:style-name="ce38">
            <text:p>16,8000</text:p>
          </table:table-cell>
          <table:table-cell office:value-type="float" office:value="1.3826400000000001" table:formula="of:=([.H6]*8.23)/100" table:style-name="ce38">
            <text:p>1,3826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6">
            <text:p>Citrate + CoA &lt;==&gt; Acetyl-CoA-mit + Oxaloacetate-mit</text:p>
          </table:table-cell>
          <table:table-cell office:value-type="string" table:style-name="ce37">
            <text:p>R00351</text:p>
          </table:table-cell>
          <table:table-cell office:value-type="string" table:style-name="ce37">
            <text:p>r_0300</text:p>
          </table:table-cell>
          <table:table-cell office:value-type="float" office:value="-73.099999999999994" table:style-name="ce38">
            <text:p>-73,1000</text:p>
          </table:table-cell>
          <table:table-cell office:value-type="float" office:value="-1.14036" table:formula="of:=([.D7]*1.56)/100" table:style-name="ce38">
            <text:p>-1,1404</text:p>
          </table:table-cell>
          <table:table-cell office:value-type="float" office:value="-54.4" table:style-name="ce38">
            <text:p>-54,4000</text:p>
          </table:table-cell>
          <table:table-cell office:value-type="float" office:value="-2.6656" table:formula="of:=([.F7]*4.9)/100" table:style-name="ce38">
            <text:p>-2,6656</text:p>
          </table:table-cell>
          <table:table-cell office:value-type="float" office:value="-22.9" table:style-name="ce38">
            <text:p>-22,9000</text:p>
          </table:table-cell>
          <table:table-cell office:value-type="float" office:value="-1.8846699999999998" table:formula="of:=([.H7]*8.23)/100" table:style-name="ce38">
            <text:p>-1,8847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6">
            <text:p>Succinate-mit + CoA &lt;==&gt; Succinyl-CoA</text:p>
          </table:table-cell>
          <table:table-cell office:value-type="string" table:style-name="ce37">
            <text:p>R00405</text:p>
          </table:table-cell>
          <table:table-cell office:value-type="string" table:style-name="ce37">
            <text:p>r_1022</text:p>
          </table:table-cell>
          <table:table-cell office:value-type="float" office:value="-63.4" table:style-name="ce38">
            <text:p>-63,4000</text:p>
          </table:table-cell>
          <table:table-cell office:value-type="float" office:value="-0.98903999999999992" table:formula="of:=([.D8]*1.56)/100" table:style-name="ce38">
            <text:p>-,9890</text:p>
          </table:table-cell>
          <table:table-cell office:value-type="float" office:value="-47.2" table:style-name="ce38">
            <text:p>-47,2000</text:p>
          </table:table-cell>
          <table:table-cell office:value-type="float" office:value="-2.3128000000000002" table:formula="of:=([.F8]*4.9)/100" table:style-name="ce38">
            <text:p>-2,3128</text:p>
          </table:table-cell>
          <table:table-cell office:value-type="float" office:value="-16.8" table:style-name="ce38">
            <text:p>-16,8000</text:p>
          </table:table-cell>
          <table:table-cell office:value-type="float" office:value="-1.3826400000000001" table:formula="of:=([.H8]*8.23)/100" table:style-name="ce38">
            <text:p>-1,3826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6">
            <text:p>Succinate-mit &lt;==&gt; Fumarate</text:p>
          </table:table-cell>
          <table:table-cell office:value-type="string" table:style-name="ce37">
            <text:p>R00402</text:p>
          </table:table-cell>
          <table:table-cell office:value-type="string" table:style-name="ce37">
            <text:p>r_0454</text:p>
          </table:table-cell>
          <table:table-cell office:value-type="float" office:value="63.4" table:style-name="ce38">
            <text:p>63,4000</text:p>
          </table:table-cell>
          <table:table-cell office:value-type="float" office:value="0.98903999999999992" table:formula="of:=([.D9]*1.56)/100" table:style-name="ce38">
            <text:p>,9890</text:p>
          </table:table-cell>
          <table:table-cell office:value-type="float" office:value="47.2" table:style-name="ce38">
            <text:p>47,2000</text:p>
          </table:table-cell>
          <table:table-cell office:value-type="float" office:value="2.3128000000000002" table:formula="of:=([.F9]*4.9)/100" table:style-name="ce38">
            <text:p>2,3128</text:p>
          </table:table-cell>
          <table:table-cell office:value-type="float" office:value="16.8" table:style-name="ce38">
            <text:p>16,8000</text:p>
          </table:table-cell>
          <table:table-cell office:value-type="float" office:value="1.3826400000000001" table:formula="of:=([.H9]*8.23)/100" table:style-name="ce38">
            <text:p>1,3826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6">
            <text:p>D-Glyceraldehyde-3-phosphate &lt;==&gt; Glycerone-phosphate</text:p>
          </table:table-cell>
          <table:table-cell office:value-type="string" table:style-name="ce37">
            <text:p>R01015</text:p>
          </table:table-cell>
          <table:table-cell office:value-type="string" table:style-name="ce37">
            <text:p>r_1054</text:p>
          </table:table-cell>
          <table:table-cell office:value-type="float" office:value="-58.3" table:style-name="ce38">
            <text:p>-58,3000</text:p>
          </table:table-cell>
          <table:table-cell office:value-type="float" office:value="-0.90947999999999996" table:formula="of:=([.D10]*1.56)/100" table:style-name="ce38">
            <text:p>-,9095</text:p>
          </table:table-cell>
          <table:table-cell office:value-type="float" office:value="-73.099999999999994" table:style-name="ce38">
            <text:p>-73,1000</text:p>
          </table:table-cell>
          <table:table-cell office:value-type="float" office:value="-3.5819000000000001" table:formula="of:=([.F10]*4.9)/100" table:style-name="ce38">
            <text:p>-3,5819</text:p>
          </table:table-cell>
          <table:table-cell office:value-type="float" office:value="-80.5" table:style-name="ce38">
            <text:p>-80,5000</text:p>
          </table:table-cell>
          <table:table-cell office:value-type="float" office:value="-6.6251499999999997" table:formula="of:=([.H10]*8.23)/100" table:style-name="ce38">
            <text:p>-6,625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6">
            <text:p>D-Glyceraldehyde-3-phosphate &lt;==&gt; 3-Phospho-D-glyceroyl-phosphate</text:p>
          </table:table-cell>
          <table:table-cell office:value-type="string" table:style-name="ce37">
            <text:p>R01061</text:p>
          </table:table-cell>
          <table:table-cell office:value-type="string" table:style-name="ce37">
            <text:p>r_0486</text:p>
          </table:table-cell>
          <table:table-cell office:value-type="float" office:value="134.1" table:style-name="ce38">
            <text:p>134,1000</text:p>
          </table:table-cell>
          <table:table-cell office:value-type="float" office:value="2.0919599999999998" table:formula="of:=([.D11]*1.56)/100" table:style-name="ce38">
            <text:p>2,0920</text:p>
          </table:table-cell>
          <table:table-cell office:value-type="float" office:value="159.80000000000001" table:style-name="ce38">
            <text:p>159,8000</text:p>
          </table:table-cell>
          <table:table-cell office:value-type="float" office:value="7.8302000000000014" table:formula="of:=([.F11]*4.9)/100" table:style-name="ce38">
            <text:p>7,8302</text:p>
          </table:table-cell>
          <table:table-cell office:value-type="float" office:value="171" table:style-name="ce38">
            <text:p>171,0000</text:p>
          </table:table-cell>
          <table:table-cell office:value-type="float" office:value="14.073300000000001" table:formula="of:=([.H11]*8.23)/100" table:style-name="ce38">
            <text:p>14,0733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6">
            <text:p>D-Fructose-1,6-bisphosphate &lt;==&gt; Glycerone-phosphate + D-Glyceraldehyde-3-phosphate</text:p>
          </table:table-cell>
          <table:table-cell office:value-type="string" table:style-name="ce37">
            <text:p>R01070</text:p>
          </table:table-cell>
          <table:table-cell office:value-type="string" table:style-name="ce37">
            <text:p>r_0450</text:p>
          </table:table-cell>
          <table:table-cell office:value-type="float" office:value="60.2" table:style-name="ce38">
            <text:p>60,2000</text:p>
          </table:table-cell>
          <table:table-cell office:value-type="float" office:value="0.93912000000000007" table:formula="of:=([.D12]*1.56)/100" table:style-name="ce38">
            <text:p>,9391</text:p>
          </table:table-cell>
          <table:table-cell office:value-type="float" office:value="78.7" table:style-name="ce38">
            <text:p>78,7000</text:p>
          </table:table-cell>
          <table:table-cell office:value-type="float" office:value="3.8563000000000005" table:formula="of:=([.F12]*4.9)/100" table:style-name="ce38">
            <text:p>3,8563</text:p>
          </table:table-cell>
          <table:table-cell office:value-type="float" office:value="87.1" table:style-name="ce38">
            <text:p>87,1000</text:p>
          </table:table-cell>
          <table:table-cell office:value-type="float" office:value="7.1683300000000001" table:formula="of:=([.H12]*8.23)/100" table:style-name="ce38">
            <text:p>7,1683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6">
            <text:p>(S)-Malate-mit &lt;==&gt; Fumarate</text:p>
          </table:table-cell>
          <table:table-cell office:value-type="string" table:style-name="ce37">
            <text:p>R01082</text:p>
          </table:table-cell>
          <table:table-cell office:value-type="string" table:style-name="ce37">
            <text:p>r_0452</text:p>
          </table:table-cell>
          <table:table-cell office:value-type="float" office:value="-63.4" table:style-name="ce38">
            <text:p>-63,4000</text:p>
          </table:table-cell>
          <table:table-cell office:value-type="float" office:value="-0.98903999999999992" table:formula="of:=([.D13]*1.56)/100" table:style-name="ce38">
            <text:p>-,9890</text:p>
          </table:table-cell>
          <table:table-cell office:value-type="float" office:value="-47.2" table:style-name="ce38">
            <text:p>-47,2000</text:p>
          </table:table-cell>
          <table:table-cell office:value-type="float" office:value="-2.3128000000000002" table:formula="of:=([.F13]*4.9)/100" table:style-name="ce38">
            <text:p>-2,3128</text:p>
          </table:table-cell>
          <table:table-cell office:value-type="float" office:value="-16.8" table:style-name="ce38">
            <text:p>-16,8000</text:p>
          </table:table-cell>
          <table:table-cell office:value-type="float" office:value="-1.3826400000000001" table:formula="of:=([.H13]*8.23)/100" table:style-name="ce38">
            <text:p>-1,3826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6">
            <text:p>Citrate &lt;==&gt; Isocitrate</text:p>
          </table:table-cell>
          <table:table-cell office:value-type="string" table:style-name="ce37">
            <text:p>R01324</text:p>
          </table:table-cell>
          <table:table-cell office:value-type="string" table:style-name="ce37">
            <text:p>r_0302</text:p>
          </table:table-cell>
          <table:table-cell office:value-type="float" office:value="73.099999999999994" table:style-name="ce38">
            <text:p>73,1000</text:p>
          </table:table-cell>
          <table:table-cell office:value-type="float" office:value="1.14036" table:formula="of:=([.D14]*1.56)/100" table:style-name="ce38">
            <text:p>1,1404</text:p>
          </table:table-cell>
          <table:table-cell office:value-type="float" office:value="54.4" table:style-name="ce38">
            <text:p>54,4000</text:p>
          </table:table-cell>
          <table:table-cell office:value-type="float" office:value="2.6656" table:formula="of:=([.F14]*4.9)/100" table:style-name="ce38">
            <text:p>2,6656</text:p>
          </table:table-cell>
          <table:table-cell office:value-type="float" office:value="22.9" table:style-name="ce38">
            <text:p>22,9000</text:p>
          </table:table-cell>
          <table:table-cell office:value-type="float" office:value="1.8846699999999998" table:formula="of:=([.H14]*8.23)/100" table:style-name="ce38">
            <text:p>1,8847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6">
            <text:p>3-Phospho-D-glycerate &lt;==&gt; 3-Phospho-D-glyceroyl-phosphate</text:p>
          </table:table-cell>
          <table:table-cell office:value-type="string" table:style-name="ce37">
            <text:p>R01512</text:p>
          </table:table-cell>
          <table:table-cell office:value-type="string" table:style-name="ce37">
            <text:p>r_0892</text:p>
          </table:table-cell>
          <table:table-cell office:value-type="float" office:value="-134.1" table:style-name="ce38">
            <text:p>-134,1000</text:p>
          </table:table-cell>
          <table:table-cell office:value-type="float" office:value="-2.0919599999999998" table:formula="of:=([.D15]*1.56)/100" table:style-name="ce38">
            <text:p>-2,0920</text:p>
          </table:table-cell>
          <table:table-cell office:value-type="float" office:value="-159.80000000000001" table:style-name="ce38">
            <text:p>-159,8000</text:p>
          </table:table-cell>
          <table:table-cell office:value-type="float" office:value="-7.8302000000000014" table:formula="of:=([.F15]*4.9)/100" table:style-name="ce38">
            <text:p>-7,8302</text:p>
          </table:table-cell>
          <table:table-cell office:value-type="float" office:value="-171" table:style-name="ce38">
            <text:p>-171,0000</text:p>
          </table:table-cell>
          <table:table-cell office:value-type="float" office:value="-14.073300000000001" table:formula="of:=([.H15]*8.23)/100" table:style-name="ce38">
            <text:p>-14,0733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6">
            <text:p>2-Phospho-D-glycerate &lt;==&gt; 3-Phospho-D-glycerate</text:p>
          </table:table-cell>
          <table:table-cell office:value-type="string" table:style-name="ce37">
            <text:p>R01518</text:p>
          </table:table-cell>
          <table:table-cell office:value-type="string" table:style-name="ce37">
            <text:p>r_0893</text:p>
          </table:table-cell>
          <table:table-cell office:value-type="float" office:value="-128.69999999999999" table:style-name="ce38">
            <text:p>-128,7000</text:p>
          </table:table-cell>
          <table:table-cell office:value-type="float" office:value="-2.0077199999999999" table:formula="of:=([.D16]*1.56)/100" table:style-name="ce38">
            <text:p>-2,0077</text:p>
          </table:table-cell>
          <table:table-cell office:value-type="float" office:value="-156.9" table:style-name="ce38">
            <text:p>-156,9000</text:p>
          </table:table-cell>
          <table:table-cell office:value-type="float" office:value="-7.6881000000000004" table:formula="of:=([.F16]*4.9)/100" table:style-name="ce38">
            <text:p>-7,6881</text:p>
          </table:table-cell>
          <table:table-cell office:value-type="float" office:value="-167.4" table:style-name="ce38">
            <text:p>-167,4000</text:p>
          </table:table-cell>
          <table:table-cell office:value-type="float" office:value="-13.777020000000002" table:formula="of:=([.H16]*8.23)/100" table:style-name="ce38">
            <text:p>-13,777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6">
            <text:p>6-Phospho-D-gluconate &lt;==&gt; D-Ribulose-5-phosphate + CO2</text:p>
          </table:table-cell>
          <table:table-cell office:value-type="string" table:style-name="ce37">
            <text:p>R01528</text:p>
          </table:table-cell>
          <table:table-cell office:value-type="string" table:style-name="ce37">
            <text:p>r_0889</text:p>
          </table:table-cell>
          <table:table-cell office:value-type="float" office:value="54.7" table:style-name="ce38">
            <text:p>54,7000</text:p>
          </table:table-cell>
          <table:table-cell office:value-type="float" office:value="0.85332000000000008" table:formula="of:=([.D17]*1.56)/100" table:style-name="ce38">
            <text:p>,8533</text:p>
          </table:table-cell>
          <table:table-cell office:value-type="float" office:value="29.6" table:style-name="ce38">
            <text:p>29,6000</text:p>
          </table:table-cell>
          <table:table-cell office:value-type="float" office:value="1.4504000000000001" table:formula="of:=([.F17]*4.9)/100" table:style-name="ce38">
            <text:p>1,4504</text:p>
          </table:table-cell>
          <table:table-cell office:value-type="float" office:value="15.1" table:style-name="ce38">
            <text:p>15,1000</text:p>
          </table:table-cell>
          <table:table-cell office:value-type="float" office:value="1.2427300000000001" table:formula="of:=([.H17]*8.23)/100" table:style-name="ce38">
            <text:p>1,2427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6">
            <text:p>Sedoheptulose-7-phosphate + D-Glyceraldehyde-3-phosphate &lt;==&gt; D-Ribose-5-phosphate + D-Xylulose-5-phosphate</text:p>
          </table:table-cell>
          <table:table-cell office:value-type="string" table:style-name="ce37">
            <text:p>R01641</text:p>
          </table:table-cell>
          <table:table-cell office:value-type="string" table:style-name="ce37">
            <text:p>r_1049</text:p>
          </table:table-cell>
          <table:table-cell office:value-type="float" office:value="-18.7" table:style-name="ce38">
            <text:p>-18,7000</text:p>
          </table:table-cell>
          <table:table-cell office:value-type="float" office:value="-0.29171999999999998" table:formula="of:=([.D18]*1.56)/100" table:style-name="ce38">
            <text:p>-,2917</text:p>
          </table:table-cell>
          <table:table-cell office:value-type="float" office:value="-10.199999999999999" table:style-name="ce38">
            <text:p>-10,2000</text:p>
          </table:table-cell>
          <table:table-cell office:value-type="float" office:value="-0.49979999999999997" table:formula="of:=([.F18]*4.9)/100" table:style-name="ce38">
            <text:p>-,4998</text:p>
          </table:table-cell>
          <table:table-cell office:value-type="float" office:value="-5.3" table:style-name="ce38">
            <text:p>-5,3000</text:p>
          </table:table-cell>
          <table:table-cell office:value-type="float" office:value="-0.43619000000000002" table:formula="of:=([.H18]*8.23)/100" table:style-name="ce38">
            <text:p>-,436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6">
            <text:p>Sedoheptulose-7-phosphate + D-Glyceraldehyde-3-phosphate &lt;==&gt; D-Erythrose-4-phosphate + D-Fructose-6-phosphate</text:p>
          </table:table-cell>
          <table:table-cell office:value-type="string" table:style-name="ce37">
            <text:p>R01827</text:p>
          </table:table-cell>
          <table:table-cell office:value-type="string" table:style-name="ce37">
            <text:p>r_1048</text:p>
          </table:table-cell>
          <table:table-cell office:value-type="float" office:value="18.7" table:style-name="ce38">
            <text:p>18,7000</text:p>
          </table:table-cell>
          <table:table-cell office:value-type="float" office:value="0.29171999999999998" table:formula="of:=([.D19]*1.56)/100" table:style-name="ce38">
            <text:p>,2917</text:p>
          </table:table-cell>
          <table:table-cell office:value-type="float" office:value="10.199999999999999" table:style-name="ce38">
            <text:p>10,2000</text:p>
          </table:table-cell>
          <table:table-cell office:value-type="float" office:value="0.49979999999999997" table:formula="of:=([.F19]*4.9)/100" table:style-name="ce38">
            <text:p>,4998</text:p>
          </table:table-cell>
          <table:table-cell office:value-type="float" office:value="5.3" table:style-name="ce38">
            <text:p>5,3000</text:p>
          </table:table-cell>
          <table:table-cell office:value-type="float" office:value="0.43619000000000002" table:formula="of:=([.H19]*8.23)/100" table:style-name="ce38">
            <text:p>,436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6">
            <text:p>D-Fructose-6-phosphate + D-Glyceraldehyde-3-phosphate &lt;==&gt; D-Erythrose-4-phosphate + D-Xylulose-5-phosphate</text:p>
          </table:table-cell>
          <table:table-cell office:value-type="string" table:style-name="ce37">
            <text:p>R01830</text:p>
          </table:table-cell>
          <table:table-cell office:value-type="string" table:style-name="ce37">
            <text:p>r_1050</text:p>
          </table:table-cell>
          <table:table-cell office:value-type="float" office:value="-16.3" table:style-name="ce38">
            <text:p>-16,3000</text:p>
          </table:table-cell>
          <table:table-cell office:value-type="float" office:value="-0.25428000000000001" table:formula="of:=([.D20]*1.56)/100" table:style-name="ce38">
            <text:p>-,2543</text:p>
          </table:table-cell>
          <table:table-cell office:value-type="float" office:value="-8.5" table:style-name="ce38">
            <text:p>-8,5000</text:p>
          </table:table-cell>
          <table:table-cell office:value-type="float" office:value="-0.41650000000000004" table:formula="of:=([.F20]*4.9)/100" table:style-name="ce38">
            <text:p>-,4165</text:p>
          </table:table-cell>
          <table:table-cell office:value-type="float" office:value="-3.8" table:style-name="ce38">
            <text:p>-3,8000</text:p>
          </table:table-cell>
          <table:table-cell office:value-type="float" office:value="-0.31274000000000002" table:formula="of:=([.H20]*8.23)/100" table:style-name="ce38">
            <text:p>-,3127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6">
            <text:p>D-Glucose-6-phosphate &lt;==&gt; D-Glucono-1,5-lactone-6-phosphate</text:p>
          </table:table-cell>
          <table:table-cell office:value-type="string" table:style-name="ce37">
            <text:p>R02736</text:p>
          </table:table-cell>
          <table:table-cell office:value-type="string" table:style-name="ce37">
            <text:p>r_0466</text:p>
          </table:table-cell>
          <table:table-cell office:value-type="float" office:value="54.7" table:style-name="ce38">
            <text:p>54,7000</text:p>
          </table:table-cell>
          <table:table-cell office:value-type="float" office:value="0.85332000000000008" table:formula="of:=([.D21]*1.56)/100" table:style-name="ce38">
            <text:p>,8533</text:p>
          </table:table-cell>
          <table:table-cell office:value-type="float" office:value="29.6" table:style-name="ce38">
            <text:p>29,6000</text:p>
          </table:table-cell>
          <table:table-cell office:value-type="float" office:value="1.4504000000000001" table:formula="of:=([.F21]*4.9)/100" table:style-name="ce38">
            <text:p>1,4504</text:p>
          </table:table-cell>
          <table:table-cell office:value-type="float" office:value="15.1" table:style-name="ce38">
            <text:p>15,1000</text:p>
          </table:table-cell>
          <table:table-cell office:value-type="float" office:value="1.2427300000000001" table:formula="of:=([.H21]*8.23)/100" table:style-name="ce38">
            <text:p>1,2427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6">
            <text:p>D-Glucose-6-phosphate &lt;==&gt; D-Fructose-6-phosphate</text:p>
          </table:table-cell>
          <table:table-cell office:value-type="string" table:style-name="ce37">
            <text:p>R02740</text:p>
          </table:table-cell>
          <table:table-cell office:value-type="string" table:style-name="ce37">
            <text:p>r_0467</text:p>
          </table:table-cell>
          <table:table-cell office:value-type="float" office:value="25.2" table:style-name="ce38">
            <text:p>25,2000</text:p>
          </table:table-cell>
          <table:table-cell office:value-type="float" office:value="0.39311999999999997" table:formula="of:=([.D22]*1.56)/100" table:style-name="ce38">
            <text:p>,3931</text:p>
          </table:table-cell>
          <table:table-cell office:value-type="float" office:value="60" table:style-name="ce38">
            <text:p>60,0000</text:p>
          </table:table-cell>
          <table:table-cell office:value-type="float" office:value="2.94" table:formula="of:=([.F22]*4.9)/100" table:style-name="ce38">
            <text:p>2,9400</text:p>
          </table:table-cell>
          <table:table-cell office:value-type="float" office:value="77.900000000000006" table:style-name="ce38">
            <text:p>77,9000</text:p>
          </table:table-cell>
          <table:table-cell office:value-type="float" office:value="6.4111700000000011" table:formula="of:=([.H22]*8.23)/100" table:style-name="ce38">
            <text:p>6,411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6">
            <text:p>D-Fructose-6-phosphate &lt;==&gt; D-Fructose-1,6-bisphosphate</text:p>
          </table:table-cell>
          <table:table-cell office:value-type="string" table:style-name="ce37">
            <text:p>R04779</text:p>
          </table:table-cell>
          <table:table-cell office:value-type="string" table:style-name="ce37">
            <text:p>r_0886</text:p>
          </table:table-cell>
          <table:table-cell office:value-type="float" office:value="60.2" table:style-name="ce38">
            <text:p>60,2000</text:p>
          </table:table-cell>
          <table:table-cell office:value-type="float" office:value="0.93912000000000007" table:formula="of:=([.D23]*1.56)/100" table:style-name="ce38">
            <text:p>,9391</text:p>
          </table:table-cell>
          <table:table-cell office:value-type="float" office:value="78.7" table:style-name="ce38">
            <text:p>78,7000</text:p>
          </table:table-cell>
          <table:table-cell office:value-type="float" office:value="3.8563000000000005" table:formula="of:=([.F23]*4.9)/100" table:style-name="ce38">
            <text:p>3,8563</text:p>
          </table:table-cell>
          <table:table-cell office:value-type="float" office:value="87.1" table:style-name="ce38">
            <text:p>87,1000</text:p>
          </table:table-cell>
          <table:table-cell office:value-type="float" office:value="7.1683300000000001" table:formula="of:=([.H23]*8.23)/100" table:style-name="ce38">
            <text:p>7,1683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6">
            <text:p>Pyruvate &lt;==&gt; Acetaldehyde</text:p>
          </table:table-cell>
          <table:table-cell office:value-type="string" table:style-name="ce37">
            <text:p>R00750</text:p>
          </table:table-cell>
          <table:table-cell office:value-type="string" table:style-name="ce37">
            <text:p>r_0959</text:p>
          </table:table-cell>
          <table:table-cell office:value-type="float" office:value="73.3" table:style-name="ce38">
            <text:p>73,3000</text:p>
          </table:table-cell>
          <table:table-cell office:value-type="float" office:value="1.1434800000000001" table:formula="of:=([.D24]*1.56)/100" table:style-name="ce38">
            <text:p>1,1435</text:p>
          </table:table-cell>
          <table:table-cell office:value-type="float" office:value="82.9" table:style-name="ce38">
            <text:p>82,9000</text:p>
          </table:table-cell>
          <table:table-cell office:value-type="float" office:value="4.0621" table:formula="of:=([.F24]*4.9)/100" table:style-name="ce38">
            <text:p>4,0621</text:p>
          </table:table-cell>
          <table:table-cell office:value-type="float" office:value="123.5" table:style-name="ce38">
            <text:p>123,5000</text:p>
          </table:table-cell>
          <table:table-cell office:value-type="float" office:value="10.164050000000001" table:formula="of:=([.H24]*8.23)/100" table:style-name="ce38">
            <text:p>10,164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6">
            <text:p>Acetaldehyde &lt;==&gt; Ethanol</text:p>
          </table:table-cell>
          <table:table-cell office:value-type="string" table:style-name="ce37">
            <text:p>R02679</text:p>
          </table:table-cell>
          <table:table-cell office:value-type="string" table:style-name="ce37">
            <text:p>r_2115</text:p>
          </table:table-cell>
          <table:table-cell office:value-type="string" table:style-name="ce38">
            <text:p>X</text:p>
          </table:table-cell>
          <table:table-cell office:value-type="string" table:style-name="ce38">
            <text:p>X</text:p>
          </table:table-cell>
          <table:table-cell office:value-type="string" table:style-name="ce38">
            <text:p>X</text:p>
          </table:table-cell>
          <table:table-cell office:value-type="string" table:style-name="ce38">
            <text:p>X</text:p>
          </table:table-cell>
          <table:table-cell office:value-type="string" table:style-name="ce38">
            <text:p>X</text:p>
          </table:table-cell>
          <table:table-cell office:value-type="string" table:style-name="ce38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6">
            <text:p>Acetaldehyde &lt;==&gt; Acetate</text:p>
          </table:table-cell>
          <table:table-cell office:value-type="string" table:style-name="ce37">
            <text:p>R00634</text:p>
          </table:table-cell>
          <table:table-cell office:value-type="string" table:style-name="ce37">
            <text:p>r_2116</text:p>
          </table:table-cell>
          <table:table-cell office:value-type="float" office:value="73.599999999999994" table:style-name="ce38">
            <text:p>73,6000</text:p>
          </table:table-cell>
          <table:table-cell office:value-type="float" office:value="1.1481599999999998" table:formula="of:=([.D26]*1.56)/100" table:style-name="ce38">
            <text:p>1,1482</text:p>
          </table:table-cell>
          <table:table-cell office:value-type="float" office:value="34.200000000000003" table:style-name="ce38">
            <text:p>34,2000</text:p>
          </table:table-cell>
          <table:table-cell office:value-type="float" office:value="1.6758000000000002" table:formula="of:=([.F26]*4.9)/100" table:style-name="ce38">
            <text:p>1,6758</text:p>
          </table:table-cell>
          <table:table-cell office:value-type="float" office:value="16.100000000000001" table:style-name="ce38">
            <text:p>16,1000</text:p>
          </table:table-cell>
          <table:table-cell office:value-type="float" office:value="1.3250300000000002" table:formula="of:=([.H26]*8.23)/100" table:style-name="ce38">
            <text:p>1,325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6">
            <text:p>Acetate &lt;==&gt; Acetyl-CoA</text:p>
          </table:table-cell>
          <table:table-cell office:value-type="string" table:style-name="ce37">
            <text:p>R00229</text:p>
          </table:table-cell>
          <table:table-cell office:value-type="string" table:style-name="ce37">
            <text:p>r_0112</text:p>
          </table:table-cell>
          <table:table-cell office:value-type="float" office:value="73.599999999999994" table:style-name="ce38">
            <text:p>73,6000</text:p>
          </table:table-cell>
          <table:table-cell office:value-type="float" office:value="1.1481599999999998" table:formula="of:=([.D27]*1.56)/100" table:style-name="ce38">
            <text:p>1,1482</text:p>
          </table:table-cell>
          <table:table-cell office:value-type="float" office:value="19.5" table:style-name="ce38">
            <text:p>19,5000</text:p>
          </table:table-cell>
          <table:table-cell office:value-type="float" office:value="0.95550000000000013" table:formula="of:=([.F27]*4.9)/100" table:style-name="ce38">
            <text:p>,9555</text:p>
          </table:table-cell>
          <table:table-cell office:value-type="float" office:value="11.1" table:style-name="ce38">
            <text:p>11,1000</text:p>
          </table:table-cell>
          <table:table-cell office:value-type="float" office:value="0.91353000000000006" table:formula="of:=([.H27]*8.23)/100" table:style-name="ce38">
            <text:p>,9135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6">
            <text:p>Pyruvate + CO2 &lt;==&gt; Oxaloacetate</text:p>
          </table:table-cell>
          <table:table-cell office:value-type="string" table:style-name="ce37">
            <text:p>R00344</text:p>
          </table:table-cell>
          <table:table-cell office:value-type="string" table:style-name="ce37">
            <text:p>r_0958</text:p>
          </table:table-cell>
          <table:table-cell office:value-type="string" table:style-name="ce38">
            <text:p>X</text:p>
          </table:table-cell>
          <table:table-cell office:value-type="string" table:style-name="ce38">
            <text:p>X</text:p>
          </table:table-cell>
          <table:table-cell office:value-type="string" table:style-name="ce38">
            <text:p>X</text:p>
          </table:table-cell>
          <table:table-cell office:value-type="string" table:style-name="ce38">
            <text:p>X</text:p>
          </table:table-cell>
          <table:table-cell office:value-type="string" table:style-name="ce38">
            <text:p>X</text:p>
          </table:table-cell>
          <table:table-cell office:value-type="string" table:style-name="ce38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6">
            <text:p>(S)-Malate &lt;==&gt; Glyoxylate-cyt + Acetyl-CoA</text:p>
          </table:table-cell>
          <table:table-cell office:value-type="string" table:style-name="ce37">
            <text:p>R00472</text:p>
          </table:table-cell>
          <table:table-cell office:value-type="string" table:style-name="ce37">
            <text:p>r_0716</text:p>
          </table:table-cell>
          <table:table-cell office:value-type="string" table:style-name="ce38">
            <text:p>X</text:p>
          </table:table-cell>
          <table:table-cell office:value-type="string" table:style-name="ce38">
            <text:p>X</text:p>
          </table:table-cell>
          <table:table-cell office:value-type="string" table:style-name="ce38">
            <text:p>X</text:p>
          </table:table-cell>
          <table:table-cell office:value-type="string" table:style-name="ce38">
            <text:p>X</text:p>
          </table:table-cell>
          <table:table-cell office:value-type="string" table:style-name="ce38">
            <text:p>X</text:p>
          </table:table-cell>
          <table:table-cell office:value-type="string" table:style-name="ce38">
            <text:p>X</text:p>
          </table:table-cell>
          <table:table-cell table:number-columns-repeated="2" table:style-name="ce39"/>
          <table:table-cell table:number-columns-repeated="16373"/>
        </table:table-row>
        <table:table-row table:style-name="ro1">
          <table:table-cell office:value-type="string" table:style-name="ce36">
            <text:p>Isocitrate-cyt &lt;==&gt; Succinate + Glyoxylate-cyt</text:p>
          </table:table-cell>
          <table:table-cell office:value-type="string" table:style-name="ce37">
            <text:p>R00479</text:p>
          </table:table-cell>
          <table:table-cell office:value-type="string" table:style-name="ce37">
            <text:p>r_0662</text:p>
          </table:table-cell>
          <table:table-cell office:value-type="string" table:style-name="ce38">
            <text:p>X</text:p>
          </table:table-cell>
          <table:table-cell office:value-type="string" table:style-name="ce38">
            <text:p>X</text:p>
          </table:table-cell>
          <table:table-cell office:value-type="string" table:style-name="ce38">
            <text:p>X</text:p>
          </table:table-cell>
          <table:table-cell office:value-type="string" table:style-name="ce38">
            <text:p>X</text:p>
          </table:table-cell>
          <table:table-cell office:value-type="string" table:style-name="ce38">
            <text:p>X</text:p>
          </table:table-cell>
          <table:table-cell office:value-type="string" table:style-name="ce38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6">
            <text:p>2-Phospho-D-glycerate &lt;==&gt; Phosphoenolpyruvate</text:p>
          </table:table-cell>
          <table:table-cell office:value-type="string" table:style-name="ce37">
            <text:p>R00658</text:p>
          </table:table-cell>
          <table:table-cell office:value-type="string" table:style-name="ce37">
            <text:p>r_0366</text:p>
          </table:table-cell>
          <table:table-cell office:value-type="float" office:value="128.69999999999999" table:style-name="ce38">
            <text:p>128,7000</text:p>
          </table:table-cell>
          <table:table-cell office:value-type="float" office:value="2.0077199999999999" table:formula="of:=([.D31]*1.56)/100" table:style-name="ce38">
            <text:p>2,0077</text:p>
          </table:table-cell>
          <table:table-cell office:value-type="float" office:value="156.9" table:style-name="ce38">
            <text:p>156,9000</text:p>
          </table:table-cell>
          <table:table-cell office:value-type="float" office:value="7.6881000000000004" table:formula="of:=([.F31]*4.9)/100" table:style-name="ce38">
            <text:p>7,6881</text:p>
          </table:table-cell>
          <table:table-cell office:value-type="float" office:value="167.4" table:style-name="ce38">
            <text:p>167,4000</text:p>
          </table:table-cell>
          <table:table-cell office:value-type="float" office:value="13.777020000000002" table:formula="of:=([.H31]*8.23)/100" table:style-name="ce38">
            <text:p>13,777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6">
            <text:p>2-Oxoglutarate + CoA &lt;==&gt; Succinyl-CoA + CO2-mit</text:p>
          </table:table-cell>
          <table:table-cell office:value-type="string" table:style-name="ce37">
            <text:p>R08549</text:p>
          </table:table-cell>
          <table:table-cell office:value-type="string" table:style-name="ce37">
            <text:p>r_0832</text:p>
          </table:table-cell>
          <table:table-cell office:value-type="float" office:value="63.4" table:style-name="ce38">
            <text:p>63,4000</text:p>
          </table:table-cell>
          <table:table-cell office:value-type="float" office:value="0.98903999999999992" table:formula="of:=([.D32]*1.56)/100" table:style-name="ce38">
            <text:p>,9890</text:p>
          </table:table-cell>
          <table:table-cell office:value-type="float" office:value="47.2" table:style-name="ce38">
            <text:p>47,2000</text:p>
          </table:table-cell>
          <table:table-cell office:value-type="float" office:value="2.3128000000000002" table:formula="of:=([.F32]*4.9)/100" table:style-name="ce38">
            <text:p>2,3128</text:p>
          </table:table-cell>
          <table:table-cell office:value-type="float" office:value="16.8" table:style-name="ce38">
            <text:p>16,8000</text:p>
          </table:table-cell>
          <table:table-cell office:value-type="float" office:value="1.3826400000000001" table:formula="of:=([.H32]*8.23)/100" table:style-name="ce38">
            <text:p>1,3826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6">
            <text:p>Oxaloacetate &lt;==&gt; Phosphoenolpyruvate + CO2</text:p>
          </table:table-cell>
          <table:table-cell office:value-type="string" table:style-name="ce37">
            <text:p>R00341</text:p>
          </table:table-cell>
          <table:table-cell office:value-type="string" table:style-name="ce37">
            <text:p>r_0884</text:p>
          </table:table-cell>
          <table:table-cell office:value-type="string" table:style-name="ce38">
            <text:p>X</text:p>
          </table:table-cell>
          <table:table-cell office:value-type="string" table:style-name="ce38">
            <text:p>X</text:p>
          </table:table-cell>
          <table:table-cell office:value-type="string" table:style-name="ce38">
            <text:p>X</text:p>
          </table:table-cell>
          <table:table-cell office:value-type="string" table:style-name="ce38">
            <text:p>X</text:p>
          </table:table-cell>
          <table:table-cell office:value-type="string" table:style-name="ce38">
            <text:p>X</text:p>
          </table:table-cell>
          <table:table-cell office:value-type="string" table:style-name="ce38">
            <text:p>X</text:p>
          </table:table-cell>
          <table:table-cell table:number-columns-repeated="2" table:style-name="ce40"/>
          <table:table-cell table:number-columns-repeated="16373"/>
        </table:table-row>
        <table:table-row table:style-name="ro1">
          <table:table-cell office:value-type="string" table:style-name="ce36">
            <text:p>D-Glucono-1,5-lactone-6-phosphate &lt;==&gt; 6-Phospho-D-gluconate</text:p>
          </table:table-cell>
          <table:table-cell office:value-type="string" table:style-name="ce37">
            <text:p>R02035</text:p>
          </table:table-cell>
          <table:table-cell office:value-type="string" table:style-name="ce37">
            <text:p>r_0091</text:p>
          </table:table-cell>
          <table:table-cell office:value-type="float" office:value="54.7" table:style-name="ce38">
            <text:p>54,7000</text:p>
          </table:table-cell>
          <table:table-cell office:value-type="float" office:value="0.85332000000000008" table:formula="of:=([.D34]*1.56)/100" table:style-name="ce38">
            <text:p>,8533</text:p>
          </table:table-cell>
          <table:table-cell office:value-type="float" office:value="29.6" table:style-name="ce38">
            <text:p>29,6000</text:p>
          </table:table-cell>
          <table:table-cell office:value-type="float" office:value="1.4504000000000001" table:formula="of:=([.F34]*4.9)/100" table:style-name="ce38">
            <text:p>1,4504</text:p>
          </table:table-cell>
          <table:table-cell office:value-type="float" office:value="15.1" table:style-name="ce38">
            <text:p>15,1000</text:p>
          </table:table-cell>
          <table:table-cell office:value-type="float" office:value="1.2427300000000001" table:formula="of:=([.H34]*8.23)/100" table:style-name="ce38">
            <text:p>1,2427</text:p>
          </table:table-cell>
          <table:table-cell table:number-columns-repeated="2" table:style-name="ce40"/>
          <table:table-cell table:number-columns-repeated="16373"/>
        </table:table-row>
        <table:table-row table:style-name="ro1">
          <table:table-cell office:value-type="string" table:style-name="ce36">
            <text:p>D-Ribulose-5-phosphate &lt;==&gt; D-Xylulose-5-phosphate</text:p>
          </table:table-cell>
          <table:table-cell office:value-type="string" table:style-name="ce37">
            <text:p>R01529</text:p>
          </table:table-cell>
          <table:table-cell office:value-type="string" table:style-name="ce37">
            <text:p>r_0984</text:p>
          </table:table-cell>
          <table:table-cell office:value-type="string" table:style-name="ce38">
            <text:p>X</text:p>
          </table:table-cell>
          <table:table-cell office:value-type="string" table:style-name="ce38">
            <text:p>X</text:p>
          </table:table-cell>
          <table:table-cell office:value-type="string" table:style-name="ce38">
            <text:p>X</text:p>
          </table:table-cell>
          <table:table-cell office:value-type="string" table:style-name="ce38">
            <text:p>X</text:p>
          </table:table-cell>
          <table:table-cell office:value-type="string" table:style-name="ce38">
            <text:p>X</text:p>
          </table:table-cell>
          <table:table-cell office:value-type="string" table:style-name="ce38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6">
            <text:p>D-Ribose-5-phosphate &lt;==&gt; D-Ribulose-5-phosphate</text:p>
          </table:table-cell>
          <table:table-cell office:value-type="string" table:style-name="ce37">
            <text:p>R01056</text:p>
          </table:table-cell>
          <table:table-cell office:value-type="string" table:style-name="ce37">
            <text:p>r_0982</text:p>
          </table:table-cell>
          <table:table-cell office:value-type="string" table:style-name="ce38">
            <text:p>X</text:p>
          </table:table-cell>
          <table:table-cell office:value-type="string" table:style-name="ce38">
            <text:p>X</text:p>
          </table:table-cell>
          <table:table-cell office:value-type="string" table:style-name="ce38">
            <text:p>X</text:p>
          </table:table-cell>
          <table:table-cell office:value-type="string" table:style-name="ce38">
            <text:p>X</text:p>
          </table:table-cell>
          <table:table-cell office:value-type="string" table:style-name="ce38">
            <text:p>X</text:p>
          </table:table-cell>
          <table:table-cell office:value-type="string" table:style-name="ce38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6">
            <text:p>(S)-Malate-mit &lt;==&gt; Pyruvate + CO2</text:p>
          </table:table-cell>
          <table:table-cell office:value-type="string" table:style-name="ce37">
            <text:p>R00214</text:p>
          </table:table-cell>
          <table:table-cell office:value-type="string" table:style-name="ce37">
            <text:p>r_0718</text:p>
          </table:table-cell>
          <table:table-cell office:value-type="float" office:value="7.2" table:style-name="ce38">
            <text:p>7,2000</text:p>
          </table:table-cell>
          <table:table-cell office:value-type="float" office:value="0.11232000000000002" table:formula="of:=([.D37]*1.56)/100" table:style-name="ce38">
            <text:p>,1123</text:p>
          </table:table-cell>
          <table:table-cell office:value-type="float" office:value="14.5" table:style-name="ce38">
            <text:p>14,5000</text:p>
          </table:table-cell>
          <table:table-cell office:value-type="float" office:value="0.71050000000000013" table:formula="of:=([.F37]*4.9)/100" table:style-name="ce38">
            <text:p>,7105</text:p>
          </table:table-cell>
          <table:table-cell office:value-type="float" office:value="20.9" table:style-name="ce38">
            <text:p>20,9000</text:p>
          </table:table-cell>
          <table:table-cell office:value-type="float" office:value="1.72007" table:formula="of:=([.H37]*8.23)/100" table:style-name="ce38">
            <text:p>1,7201</text:p>
          </table:table-cell>
          <table:table-cell table:number-columns-repeated="2" table:style-name="ce9"/>
          <table:table-cell table:number-columns-repeated="16373"/>
        </table:table-row>
        <table:table-row table:style-name="ro1">
          <table:table-cell office:value-type="string" table:style-name="ce36">
            <text:p>Pyruvate + CO2 &lt;==&gt; Oxaloacetate</text:p>
          </table:table-cell>
          <table:table-cell office:value-type="string" table:style-name="ce37">
            <text:p>R00217</text:p>
          </table:table-cell>
          <table:table-cell office:value-type="string" table:style-name="ce37">
            <text:p>r_0958</text:p>
          </table:table-cell>
          <table:table-cell office:value-type="float" office:value="23.8" table:style-name="ce38">
            <text:p>23,8000</text:p>
          </table:table-cell>
          <table:table-cell office:value-type="float" office:value="0.37128" table:formula="of:=([.D38]*1.56)/100" table:style-name="ce38">
            <text:p>,3713</text:p>
          </table:table-cell>
          <table:table-cell office:value-type="float" office:value="27.4" table:style-name="ce38">
            <text:p>27,4000</text:p>
          </table:table-cell>
          <table:table-cell office:value-type="float" office:value="1.3426" table:formula="of:=([.F38]*4.9)/100" table:style-name="ce38">
            <text:p>1,3426</text:p>
          </table:table-cell>
          <table:table-cell office:value-type="float" office:value="31.4" table:style-name="ce38">
            <text:p>31,4000</text:p>
          </table:table-cell>
          <table:table-cell office:value-type="float" office:value="2.5842200000000002" table:formula="of:=([.H38]*8.23)/100" table:style-name="ce38">
            <text:p>2,584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6">
            <text:p>Pyruvate &lt;==&gt; Pyruvate-mit</text:p>
          </table:table-cell>
          <table:table-cell office:value-type="string" table:style-name="ce37">
            <text:p>transport</text:p>
          </table:table-cell>
          <table:table-cell office:value-type="string" table:style-name="ce37">
            <text:p>r_2034</text:p>
          </table:table-cell>
          <table:table-cell office:value-type="float" office:value="27" table:style-name="ce38">
            <text:p>27,0000</text:p>
          </table:table-cell>
          <table:table-cell office:value-type="float" office:value="0.42120000000000002" table:formula="of:=([.D39]*1.56)/100" table:style-name="ce38">
            <text:p>,4212</text:p>
          </table:table-cell>
          <table:table-cell office:value-type="float" office:value="42.8" table:style-name="ce38">
            <text:p>42,8000</text:p>
          </table:table-cell>
          <table:table-cell office:value-type="float" office:value="2.0972" table:formula="of:=([.F39]*4.9)/100" table:style-name="ce38">
            <text:p>2,0972</text:p>
          </table:table-cell>
          <table:table-cell office:value-type="float" office:value="9.6999999999999993" table:style-name="ce38">
            <text:p>9,7000</text:p>
          </table:table-cell>
          <table:table-cell office:value-type="float" office:value="0.79831000000000008" table:formula="of:=([.H39]*8.23)/100" table:style-name="ce38">
            <text:p>,7983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6">
            <text:p>Oxaloacetate &lt;==&gt; Oxaloacetate-mit</text:p>
          </table:table-cell>
          <table:table-cell office:value-type="string" table:style-name="ce37">
            <text:p>transport</text:p>
          </table:table-cell>
          <table:table-cell office:value-type="string" table:style-name="ce37">
            <text:p>r_1239</text:p>
          </table:table-cell>
          <table:table-cell office:value-type="float" office:value="16.8" table:style-name="ce38">
            <text:p>16,8000</text:p>
          </table:table-cell>
          <table:table-cell office:value-type="float" office:value="0.26208000000000004" table:formula="of:=([.D40]*1.56)/100" table:style-name="ce38">
            <text:p>,2621</text:p>
          </table:table-cell>
          <table:table-cell office:value-type="float" office:value="21.7" table:style-name="ce38">
            <text:p>21,7000</text:p>
          </table:table-cell>
          <table:table-cell office:value-type="float" office:value="1.0632999999999999" table:formula="of:=([.F40]*4.9)/100" table:style-name="ce38">
            <text:p>1,0633</text:p>
          </table:table-cell>
          <table:table-cell office:value-type="float" office:value="27.1" table:style-name="ce38">
            <text:p>27,1000</text:p>
          </table:table-cell>
          <table:table-cell office:value-type="float" office:value="2.2303300000000004" table:formula="of:=([.H40]*8.23)/100" table:style-name="ce38">
            <text:p>2,2303</text:p>
          </table:table-cell>
          <table:table-cell table:number-columns-repeated="16375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style-name="ce36"/>
          <table:table-cell table:number-columns-repeated="3" table:style-name="ce37"/>
          <table:table-cell table:style-name="ce1"/>
          <table:table-cell table:style-name="ce37"/>
          <table:table-cell table:style-name="ce1"/>
          <table:table-cell table:style-name="ce37"/>
          <table:table-cell table:number-columns-repeated="16376" table:style-name="ce1"/>
        </table:table-row>
        <table:table-row table:style-name="ro1">
          <table:table-cell table:style-name="ce36"/>
          <table:table-cell table:number-columns-repeated="2" table:style-name="ce37"/>
          <table:table-cell table:number-columns-repeated="3" table:style-name="ce41"/>
          <table:table-cell table:style-name="ce1"/>
          <table:table-cell table:style-name="ce37"/>
          <table:table-cell table:number-columns-repeated="16376" table:style-name="ce1"/>
        </table:table-row>
        <table:table-row table:number-rows-repeated="2" table:style-name="ro1">
          <table:table-cell table:style-name="ce36"/>
          <table:table-cell table:number-columns-repeated="3" table:style-name="ce37"/>
          <table:table-cell table:style-name="ce1"/>
          <table:table-cell table:style-name="ce37"/>
          <table:table-cell table:style-name="ce1"/>
          <table:table-cell table:style-name="ce37"/>
          <table:table-cell table:number-columns-repeated="16376" table:style-name="ce1"/>
        </table:table-row>
        <table:table-row table:number-rows-repeated="1048530" table:style-name="ro2">
          <table:table-cell table:number-columns-repeated="16384"/>
        </table:table-row>
      </table:table>
      <table:table table:name="case_14" table:style-name="ta1">
        <table:table-column table:style-name="co45" table:default-cell-style-name="ce15"/>
        <table:table-column table:style-name="co46" table:default-cell-style-name="ce9"/>
        <table:table-column table:style-name="co47" table:default-cell-style-name="ce9"/>
        <table:table-column table:style-name="co48" table:default-cell-style-name="ce9"/>
        <table:table-column table:style-name="co49" table:default-cell-style-name="ce9"/>
        <table:table-column table:style-name="co50" table:default-cell-style-name="ce9"/>
        <table:table-column table:style-name="co46" table:default-cell-style-name="ce9"/>
        <table:table-column table:style-name="co34" table:default-cell-style-name="ce9"/>
        <table:table-column table:style-name="co51" table:default-cell-style-name="ce9"/>
        <table:table-column table:style-name="co52" table:default-cell-style-name="ce15"/>
        <table:table-column table:style-name="co53" table:default-cell-style-name="ce1"/>
        <table:table-column table:style-name="co50" table:default-cell-style-name="ce1"/>
        <table:table-column table:style-name="co46" table:default-cell-style-name="ce1"/>
        <table:table-column table:style-name="co50" table:default-cell-style-name="ce1"/>
        <table:table-column table:style-name="co46" table:default-cell-style-name="ce1"/>
        <table:table-column table:style-name="co11" table:number-columns-repeated="19" table:default-cell-style-name="ce1"/>
        <table:table-column table:style-name="co12" table:number-columns-repeated="16350" table:default-cell-style-name="ce1"/>
        <table:table-row table:style-name="ro3">
          <table:table-cell office:value-type="string" table:style-name="ce15">
            <text:p>Reaction</text:p>
          </table:table-cell>
          <table:table-cell office:value-type="string" table:style-name="ce9">
            <text:p>Reaction_name</text:p>
          </table:table-cell>
          <table:table-cell office:value-type="string" table:style-name="ce9">
            <text:p>Yeast7_ID</text:p>
          </table:table-cell>
          <table:table-cell office:value-type="string" table:style-name="ce9">
            <text:p>wild type rel flux</text:p>
          </table:table-cell>
          <table:table-cell office:value-type="string" table:style-name="ce1">
            <text:p>wild type exp flux</text:p>
          </table:table-cell>
          <table:table-cell office:value-type="string" table:style-name="ce9">
            <text:p>REG1 rel flux</text:p>
          </table:table-cell>
          <table:table-cell office:value-type="string" table:style-name="ce9">
            <text:p>REG1 exp flux</text:p>
          </table:table-cell>
          <table:table-cell office:value-type="string" table:style-name="ce9">
            <text:p>MIG1/MIG2 rel flux</text:p>
          </table:table-cell>
          <table:table-cell office:value-type="string" table:style-name="ce9">
            <text:p>MIG1/MIG2 exp flux</text:p>
          </table:table-cell>
          <table:table-cell office:value-type="string" table:style-name="ce9">
            <text:p>MIG1 rel flux</text:p>
          </table:table-cell>
          <table:table-cell office:value-type="string" table:style-name="ce9">
            <text:p>MIG1 exp flux</text:p>
          </table:table-cell>
          <table:table-cell office:value-type="string" table:style-name="ce9">
            <text:p>GRR1 rel flux</text:p>
          </table:table-cell>
          <table:table-cell office:value-type="string" table:style-name="ce9">
            <text:p>GRR1 exp flux</text:p>
          </table:table-cell>
          <table:table-cell office:value-type="string" table:style-name="ce9">
            <text:p>HXK2 rel flux</text:p>
          </table:table-cell>
          <table:table-cell office:value-type="string" table:style-name="ce9">
            <text:p>HXK2 exp flux</text:p>
          </table:table-cell>
          <table:table-cell table:number-columns-repeated="3" table:style-name="ce4"/>
          <table:table-cell table:number-columns-repeated="16366"/>
        </table:table-row>
        <table:table-row table:style-name="ro3">
          <table:table-cell office:value-type="string" table:style-name="ce2">
            <text:p>D-Glucose(ex) &lt;==&gt; D-Glucose-6-phosphate</text:p>
          </table:table-cell>
          <table:table-cell office:value-type="string" table:style-name="ce3">
            <text:p>R01786</text:p>
          </table:table-cell>
          <table:table-cell office:value-type="string" table:style-name="ce3">
            <text:p>r_0534</text:p>
          </table:table-cell>
          <table:table-cell office:value-type="float" office:value="100" table:style-name="ce42">
            <text:p>100,0000</text:p>
          </table:table-cell>
          <table:table-cell office:value-type="float" office:value="1.5" table:formula="of:=([.D2]*1.5)/100" table:style-name="ce42">
            <text:p>1,5000</text:p>
          </table:table-cell>
          <table:table-cell office:value-type="float" office:value="100" table:style-name="ce42">
            <text:p>100,0000</text:p>
          </table:table-cell>
          <table:table-cell office:value-type="float" office:value="1.5" table:formula="of:=([.F2]*1.5)/100" table:style-name="ce42">
            <text:p>1,5000</text:p>
          </table:table-cell>
          <table:table-cell office:value-type="float" office:value="100" table:style-name="ce42">
            <text:p>100,0000</text:p>
          </table:table-cell>
          <table:table-cell office:value-type="float" office:value="1.5" table:formula="of:=([.H2]*1.5)/100" table:style-name="ce42">
            <text:p>1,5000</text:p>
          </table:table-cell>
          <table:table-cell office:value-type="float" office:value="100" table:style-name="ce42">
            <text:p>100,0000</text:p>
          </table:table-cell>
          <table:table-cell office:value-type="float" office:value="1.5" table:formula="of:=([.J2]*1.5)/100" table:style-name="ce42">
            <text:p>1,5000</text:p>
          </table:table-cell>
          <table:table-cell office:value-type="float" office:value="100" table:style-name="ce42">
            <text:p>100,0000</text:p>
          </table:table-cell>
          <table:table-cell office:value-type="float" office:value="1.5" table:formula="of:=([.L2]*1.5)/100" table:style-name="ce42">
            <text:p>1,5000</text:p>
          </table:table-cell>
          <table:table-cell office:value-type="float" office:value="100" table:style-name="ce42">
            <text:p>100,0000</text:p>
          </table:table-cell>
          <table:table-cell office:value-type="float" office:value="1.5" table:formula="of:=([.N2]*1.5)/100" table:style-name="ce42">
            <text:p>1,5000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">
            <text:p>Pyruvate &lt;==&gt; Phosphoenolpyruvate</text:p>
          </table:table-cell>
          <table:table-cell office:value-type="string" table:style-name="ce3">
            <text:p>R00200</text:p>
          </table:table-cell>
          <table:table-cell office:value-type="string" table:style-name="ce3">
            <text:p>r_0962</text:p>
          </table:table-cell>
          <table:table-cell office:value-type="float" office:value="164.82142857142901" table:style-name="ce42">
            <text:p>164,8214</text:p>
          </table:table-cell>
          <table:table-cell office:value-type="float" office:value="2.4723214285714352" table:formula="of:=([.D3]*1.5)/100" table:style-name="ce42">
            <text:p>2,4723</text:p>
          </table:table-cell>
          <table:table-cell office:value-type="float" office:value="171.17117117117101" table:style-name="ce42">
            <text:p>171,1712</text:p>
          </table:table-cell>
          <table:table-cell office:value-type="float" office:value="2.5675675675675653" table:formula="of:=([.F3]*1.5)/100" table:style-name="ce42">
            <text:p>2,5676</text:p>
          </table:table-cell>
          <table:table-cell office:value-type="float" office:value="158.42105263157899" table:style-name="ce42">
            <text:p>158,4211</text:p>
          </table:table-cell>
          <table:table-cell office:value-type="float" office:value="2.376315789473685" table:formula="of:=([.H3]*1.5)/100" table:style-name="ce42">
            <text:p>2,3763</text:p>
          </table:table-cell>
          <table:table-cell office:value-type="float" office:value="171.13821138211401" table:style-name="ce42">
            <text:p>171,1382</text:p>
          </table:table-cell>
          <table:table-cell office:value-type="float" office:value="2.5670731707317098" table:formula="of:=([.J3]*1.5)/100" table:style-name="ce42">
            <text:p>2,5671</text:p>
          </table:table-cell>
          <table:table-cell office:value-type="float" office:value="169.230769230769" table:style-name="ce42">
            <text:p>169,2308</text:p>
          </table:table-cell>
          <table:table-cell office:value-type="float" office:value="2.5384615384615348" table:formula="of:=([.L3]*1.5)/100" table:style-name="ce42">
            <text:p>2,5385</text:p>
          </table:table-cell>
          <table:table-cell office:value-type="float" office:value="167.69230769230799" table:style-name="ce42">
            <text:p>167,6923</text:p>
          </table:table-cell>
          <table:table-cell office:value-type="float" office:value="2.5153846153846202" table:formula="of:=([.N3]*1.5)/100" table:style-name="ce42">
            <text:p>2,5154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">
            <text:p>Pyruvate-mit + CoA &lt;==&gt; Acetyl-CoA-mit + CO2-mit</text:p>
          </table:table-cell>
          <table:table-cell office:value-type="string" table:style-name="ce3">
            <text:p>R00209</text:p>
          </table:table-cell>
          <table:table-cell office:value-type="string" table:style-name="ce3">
            <text:p>r_0961</text:p>
          </table:table-cell>
          <table:table-cell office:value-type="float" office:value="2.2321428571428599" table:style-name="ce42">
            <text:p>2,2321</text:p>
          </table:table-cell>
          <table:table-cell office:value-type="float" office:value="3.3482142857142898E-2" table:formula="of:=([.D4]*1.5)/100" table:style-name="ce42">
            <text:p>0,0335</text:p>
          </table:table-cell>
          <table:table-cell office:value-type="float" office:value="3.8738738738738698" table:style-name="ce42">
            <text:p>3,8739</text:p>
          </table:table-cell>
          <table:table-cell office:value-type="float" office:value="5.8108108108108049E-2" table:formula="of:=([.F4]*1.5)/100" table:style-name="ce42">
            <text:p>0,0581</text:p>
          </table:table-cell>
          <table:table-cell office:value-type="float" office:value="0.65789473684210498" table:style-name="ce42">
            <text:p>0,6579</text:p>
          </table:table-cell>
          <table:table-cell office:value-type="float" office:value="9.8684210526315749E-3" table:formula="of:=([.H4]*1.5)/100" table:style-name="ce42">
            <text:p>0,0099</text:p>
          </table:table-cell>
          <table:table-cell office:value-type="float" office:value="0" table:style-name="ce42">
            <text:p>0,0000</text:p>
          </table:table-cell>
          <table:table-cell office:value-type="float" office:value="0" table:formula="of:=([.J4]*1.5)/100" table:style-name="ce42">
            <text:p>0,0000</text:p>
          </table:table-cell>
          <table:table-cell office:value-type="float" office:value="44.807692307692299" table:style-name="ce42">
            <text:p>44,8077</text:p>
          </table:table-cell>
          <table:table-cell office:value-type="float" office:value="0.67211538461538456" table:formula="of:=([.L4]*1.5)/100" table:style-name="ce42">
            <text:p>0,6721</text:p>
          </table:table-cell>
          <table:table-cell office:value-type="float" office:value="47.692307692307701" table:style-name="ce42">
            <text:p>47,6923</text:p>
          </table:table-cell>
          <table:table-cell office:value-type="float" office:value="0.71538461538461551" table:formula="of:=([.N4]*1.5)/100" table:style-name="ce42">
            <text:p>0,7154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">
            <text:p>Isocitrate &lt;==&gt; 2-Oxoglutarate + CO2-mit</text:p>
          </table:table-cell>
          <table:table-cell office:value-type="string" table:style-name="ce3">
            <text:p>R00267</text:p>
          </table:table-cell>
          <table:table-cell office:value-type="string" table:style-name="ce3">
            <text:p>r_2131</text:p>
          </table:table-cell>
          <table:table-cell office:value-type="float" office:value="3.83928571428571" table:style-name="ce42">
            <text:p>3,8393</text:p>
          </table:table-cell>
          <table:table-cell office:value-type="float" office:value="5.7589285714285648E-2" table:formula="of:=([.D5]*1.5)/100" table:style-name="ce42">
            <text:p>0,0576</text:p>
          </table:table-cell>
          <table:table-cell office:value-type="float" office:value="4.8648648648648702" table:style-name="ce42">
            <text:p>4,8649</text:p>
          </table:table-cell>
          <table:table-cell office:value-type="float" office:value="7.297297297297306E-2" table:formula="of:=([.F5]*1.5)/100" table:style-name="ce42">
            <text:p>0,0730</text:p>
          </table:table-cell>
          <table:table-cell office:value-type="float" office:value="2.7631578947368398" table:style-name="ce42">
            <text:p>2,7632</text:p>
          </table:table-cell>
          <table:table-cell office:value-type="float" office:value="4.1447368421052601E-2" table:formula="of:=([.H5]*1.5)/100" table:style-name="ce42">
            <text:p>0,0414</text:p>
          </table:table-cell>
          <table:table-cell office:value-type="float" office:value="2.6829268292682902" table:style-name="ce42">
            <text:p>2,6829</text:p>
          </table:table-cell>
          <table:table-cell office:value-type="float" office:value="4.0243902439024357E-2" table:formula="of:=([.J5]*1.5)/100" table:style-name="ce42">
            <text:p>0,0402</text:p>
          </table:table-cell>
          <table:table-cell office:value-type="float" office:value="43.846153846153797" table:style-name="ce42">
            <text:p>43,8462</text:p>
          </table:table-cell>
          <table:table-cell office:value-type="float" office:value="0.65769230769230691" table:formula="of:=([.L5]*1.5)/100" table:style-name="ce42">
            <text:p>0,6577</text:p>
          </table:table-cell>
          <table:table-cell office:value-type="float" office:value="46.730769230769198" table:style-name="ce42">
            <text:p>46,7308</text:p>
          </table:table-cell>
          <table:table-cell office:value-type="float" office:value="0.70096153846153797" table:formula="of:=([.N5]*1.5)/100" table:style-name="ce42">
            <text:p>0,7010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">
            <text:p>Citrate + CoA &lt;==&gt; Acetyl-CoA-mit + Oxaloacetate-mit</text:p>
          </table:table-cell>
          <table:table-cell office:value-type="string" table:style-name="ce3">
            <text:p>R00351</text:p>
          </table:table-cell>
          <table:table-cell office:value-type="string" table:style-name="ce3">
            <text:p>r_0300</text:p>
          </table:table-cell>
          <table:table-cell office:value-type="float" office:value="3.83928571428571" table:style-name="ce42">
            <text:p>3,8393</text:p>
          </table:table-cell>
          <table:table-cell office:value-type="float" office:value="5.7589285714285648E-2" table:formula="of:=([.D6]*1.5)/100" table:style-name="ce42">
            <text:p>0,0576</text:p>
          </table:table-cell>
          <table:table-cell office:value-type="float" office:value="0" table:style-name="ce42">
            <text:p>0,0000</text:p>
          </table:table-cell>
          <table:table-cell office:value-type="float" office:value="0" table:formula="of:=([.F6]*1.5)/100" table:style-name="ce42">
            <text:p>0,0000</text:p>
          </table:table-cell>
          <table:table-cell office:value-type="float" office:value="0" table:style-name="ce42">
            <text:p>0,0000</text:p>
          </table:table-cell>
          <table:table-cell office:value-type="float" office:value="0" table:formula="of:=([.H6]*1.5)/100" table:style-name="ce42">
            <text:p>0,0000</text:p>
          </table:table-cell>
          <table:table-cell office:value-type="float" office:value="0" table:style-name="ce42">
            <text:p>0,0000</text:p>
          </table:table-cell>
          <table:table-cell office:value-type="float" office:value="0" table:formula="of:=([.J6]*1.5)/100" table:style-name="ce42">
            <text:p>0,0000</text:p>
          </table:table-cell>
          <table:table-cell office:value-type="float" office:value="0" table:style-name="ce42">
            <text:p>0,0000</text:p>
          </table:table-cell>
          <table:table-cell office:value-type="float" office:value="0" table:formula="of:=([.L6]*1.5)/100" table:style-name="ce42">
            <text:p>0,0000</text:p>
          </table:table-cell>
          <table:table-cell office:value-type="float" office:value="0" table:style-name="ce42">
            <text:p>0,0000</text:p>
          </table:table-cell>
          <table:table-cell office:value-type="float" office:value="0" table:formula="of:=([.N6]*1.5)/100" table:style-name="ce42">
            <text:p>0,0000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">
            <text:p>Succinate-mit + CoA &lt;==&gt; Succinyl-CoA</text:p>
          </table:table-cell>
          <table:table-cell office:value-type="string" table:style-name="ce3">
            <text:p>R00405</text:p>
          </table:table-cell>
          <table:table-cell office:value-type="string" table:style-name="ce3">
            <text:p>r_1022</text:p>
          </table:table-cell>
          <table:table-cell office:value-type="float" office:value="-0.98214285714285698" table:style-name="ce42">
            <text:p>-0,9821</text:p>
          </table:table-cell>
          <table:table-cell office:value-type="float" office:value="-1.4732142857142855E-2" table:formula="of:=([.D7]*1.5)/100" table:style-name="ce42">
            <text:p>-0,0147</text:p>
          </table:table-cell>
          <table:table-cell office:value-type="float" office:value="-1.8918918918918901" table:style-name="ce42">
            <text:p>-1,8919</text:p>
          </table:table-cell>
          <table:table-cell office:value-type="float" office:value="-2.8378378378378352E-2" table:formula="of:=([.F7]*1.5)/100" table:style-name="ce42">
            <text:p>-0,0284</text:p>
          </table:table-cell>
          <table:table-cell office:value-type="float" office:value="0" table:style-name="ce42">
            <text:p>0,0000</text:p>
          </table:table-cell>
          <table:table-cell office:value-type="float" office:value="0" table:formula="of:=([.H7]*1.5)/100" table:style-name="ce42">
            <text:p>0,0000</text:p>
          </table:table-cell>
          <table:table-cell office:value-type="float" office:value="0" table:style-name="ce42">
            <text:p>0,0000</text:p>
          </table:table-cell>
          <table:table-cell office:value-type="float" office:value="0" table:formula="of:=([.J7]*1.5)/100" table:style-name="ce42">
            <text:p>0,0000</text:p>
          </table:table-cell>
          <table:table-cell office:value-type="float" office:value="-40.192307692307701" table:style-name="ce42">
            <text:p>-40,1923</text:p>
          </table:table-cell>
          <table:table-cell office:value-type="float" office:value="-0.60288461538461546" table:formula="of:=([.L7]*1.5)/100" table:style-name="ce42">
            <text:p>-0,6029</text:p>
          </table:table-cell>
          <table:table-cell office:value-type="float" office:value="-43.076923076923102" table:style-name="ce42">
            <text:p>-43,0769</text:p>
          </table:table-cell>
          <table:table-cell office:value-type="float" office:value="-0.64615384615384652" table:formula="of:=([.N7]*1.5)/100" table:style-name="ce42">
            <text:p>-0,6462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">
            <text:p>Succinate-mit &lt;==&gt; Fumarate</text:p>
          </table:table-cell>
          <table:table-cell office:value-type="string" table:style-name="ce3">
            <text:p>R00402</text:p>
          </table:table-cell>
          <table:table-cell office:value-type="string" table:style-name="ce3">
            <text:p>r_0454</text:p>
          </table:table-cell>
          <table:table-cell office:value-type="float" office:value="0.98214285714285698" table:style-name="ce42">
            <text:p>0,9821</text:p>
          </table:table-cell>
          <table:table-cell office:value-type="float" office:value="1.4732142857142855E-2" table:formula="of:=([.D8]*1.5)/100" table:style-name="ce42">
            <text:p>0,0147</text:p>
          </table:table-cell>
          <table:table-cell office:value-type="float" office:value="1.8918918918918901" table:style-name="ce42">
            <text:p>1,8919</text:p>
          </table:table-cell>
          <table:table-cell office:value-type="float" office:value="2.8378378378378352E-2" table:formula="of:=([.F8]*1.5)/100" table:style-name="ce42">
            <text:p>0,0284</text:p>
          </table:table-cell>
          <table:table-cell office:value-type="float" office:value="0" table:style-name="ce42">
            <text:p>0,0000</text:p>
          </table:table-cell>
          <table:table-cell office:value-type="float" office:value="0" table:formula="of:=([.H8]*1.5)/100" table:style-name="ce42">
            <text:p>0,0000</text:p>
          </table:table-cell>
          <table:table-cell office:value-type="float" office:value="0" table:style-name="ce42">
            <text:p>0,0000</text:p>
          </table:table-cell>
          <table:table-cell office:value-type="float" office:value="0" table:formula="of:=([.J8]*1.5)/100" table:style-name="ce42">
            <text:p>0,0000</text:p>
          </table:table-cell>
          <table:table-cell office:value-type="float" office:value="40.192307692307701" table:style-name="ce42">
            <text:p>40,1923</text:p>
          </table:table-cell>
          <table:table-cell office:value-type="float" office:value="0.60288461538461546" table:formula="of:=([.L8]*1.5)/100" table:style-name="ce42">
            <text:p>0,6029</text:p>
          </table:table-cell>
          <table:table-cell office:value-type="float" office:value="43.076923076923102" table:style-name="ce42">
            <text:p>43,0769</text:p>
          </table:table-cell>
          <table:table-cell office:value-type="float" office:value="0.64615384615384652" table:formula="of:=([.N8]*1.5)/100" table:style-name="ce42">
            <text:p>0,6462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">
            <text:p>D-Glyceraldehyde-3-phosphate &lt;==&gt; Glycerone-phosphate</text:p>
          </table:table-cell>
          <table:table-cell office:value-type="string" table:style-name="ce3">
            <text:p>R01015</text:p>
          </table:table-cell>
          <table:table-cell office:value-type="string" table:style-name="ce3">
            <text:p>r_1054</text:p>
          </table:table-cell>
          <table:table-cell office:value-type="float" office:value="-88.303571428571402" table:style-name="ce42">
            <text:p>-88,3036</text:p>
          </table:table-cell>
          <table:table-cell office:value-type="float" office:value="-1.324553571428571" table:formula="of:=([.D9]*1.5)/100" table:style-name="ce42">
            <text:p>-1,3246</text:p>
          </table:table-cell>
          <table:table-cell office:value-type="float" office:value="-88.558558558558602" table:style-name="ce42">
            <text:p>-88,5586</text:p>
          </table:table-cell>
          <table:table-cell office:value-type="float" office:value="-1.3283783783783789" table:formula="of:=([.F9]*1.5)/100" table:style-name="ce42">
            <text:p>-1,3284</text:p>
          </table:table-cell>
          <table:table-cell office:value-type="float" office:value="-88.026315789473699" table:style-name="ce42">
            <text:p>-88,0263</text:p>
          </table:table-cell>
          <table:table-cell office:value-type="float" office:value="-1.3203947368421054" table:formula="of:=([.H9]*1.5)/100" table:style-name="ce42">
            <text:p>-1,3204</text:p>
          </table:table-cell>
          <table:table-cell office:value-type="float" office:value="-89.1869918699187" table:style-name="ce42">
            <text:p>-89,1870</text:p>
          </table:table-cell>
          <table:table-cell office:value-type="float" office:value="-1.3378048780487806" table:formula="of:=([.J9]*1.5)/100" table:style-name="ce42">
            <text:p>-1,3378</text:p>
          </table:table-cell>
          <table:table-cell office:value-type="float" office:value="-86.923076923076906" table:style-name="ce42">
            <text:p>-86,9231</text:p>
          </table:table-cell>
          <table:table-cell office:value-type="float" office:value="-1.3038461538461537" table:formula="of:=([.L9]*1.5)/100" table:style-name="ce42">
            <text:p>-1,3038</text:p>
          </table:table-cell>
          <table:table-cell office:value-type="float" office:value="-85.192307692307693" table:style-name="ce42">
            <text:p>-85,1923</text:p>
          </table:table-cell>
          <table:table-cell office:value-type="float" office:value="-1.2778846153846155" table:formula="of:=([.N9]*1.5)/100" table:style-name="ce42">
            <text:p>-1,2779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">
            <text:p>D-Glyceraldehyde-3-phosphate &lt;==&gt; 3-Phospho-D-glyceroyl-phosphate</text:p>
          </table:table-cell>
          <table:table-cell office:value-type="string" table:style-name="ce3">
            <text:p>R01061</text:p>
          </table:table-cell>
          <table:table-cell office:value-type="string" table:style-name="ce3">
            <text:p>r_0486</text:p>
          </table:table-cell>
          <table:table-cell office:value-type="float" office:value="166.25" table:style-name="ce42">
            <text:p>166,2500</text:p>
          </table:table-cell>
          <table:table-cell office:value-type="float" office:value="2.4937499999999999" table:formula="of:=([.D10]*1.5)/100" table:style-name="ce42">
            <text:p>2,4938</text:p>
          </table:table-cell>
          <table:table-cell office:value-type="float" office:value="172.70270270270299" table:style-name="ce42">
            <text:p>172,7027</text:p>
          </table:table-cell>
          <table:table-cell office:value-type="float" office:value="2.5905405405405451" table:formula="of:=([.F10]*1.5)/100" table:style-name="ce42">
            <text:p>2,5905</text:p>
          </table:table-cell>
          <table:table-cell office:value-type="float" office:value="159.86842105263199" table:style-name="ce42">
            <text:p>159,8684</text:p>
          </table:table-cell>
          <table:table-cell office:value-type="float" office:value="2.3980263157894797" table:formula="of:=([.H10]*1.5)/100" table:style-name="ce42">
            <text:p>2,3980</text:p>
          </table:table-cell>
          <table:table-cell office:value-type="float" office:value="172.52032520325201" table:style-name="ce42">
            <text:p>172,5203</text:p>
          </table:table-cell>
          <table:table-cell office:value-type="float" office:value="2.5878048780487801" table:formula="of:=([.J10]*1.5)/100" table:style-name="ce42">
            <text:p>2,5878</text:p>
          </table:table-cell>
          <table:table-cell office:value-type="float" office:value="170.961538461538" table:style-name="ce42">
            <text:p>170,9615</text:p>
          </table:table-cell>
          <table:table-cell office:value-type="float" office:value="2.5644230769230698" table:formula="of:=([.L10]*1.5)/100" table:style-name="ce42">
            <text:p>2,5644</text:p>
          </table:table-cell>
          <table:table-cell office:value-type="float" office:value="169.42307692307699" table:style-name="ce42">
            <text:p>169,4231</text:p>
          </table:table-cell>
          <table:table-cell office:value-type="float" office:value="2.5413461538461548" table:formula="of:=([.N10]*1.5)/100" table:style-name="ce42">
            <text:p>2,5413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">
            <text:p>D-Fructose-1,6-bisphosphate &lt;==&gt; Glycerone-phosphate + D-Glyceraldehyde-3-phosphate</text:p>
          </table:table-cell>
          <table:table-cell office:value-type="string" table:style-name="ce3">
            <text:p>R01070</text:p>
          </table:table-cell>
          <table:table-cell office:value-type="string" table:style-name="ce3">
            <text:p>r_0450</text:p>
          </table:table-cell>
          <table:table-cell office:value-type="float" office:value="88.303571428571402" table:style-name="ce42">
            <text:p>88,3036</text:p>
          </table:table-cell>
          <table:table-cell office:value-type="float" office:value="1.324553571428571" table:formula="of:=([.D11]*1.5)/100" table:style-name="ce42">
            <text:p>1,3246</text:p>
          </table:table-cell>
          <table:table-cell office:value-type="float" office:value="88.558558558558602" table:style-name="ce42">
            <text:p>88,5586</text:p>
          </table:table-cell>
          <table:table-cell office:value-type="float" office:value="1.3283783783783789" table:formula="of:=([.F11]*1.5)/100" table:style-name="ce42">
            <text:p>1,3284</text:p>
          </table:table-cell>
          <table:table-cell office:value-type="float" office:value="88.026315789473699" table:style-name="ce42">
            <text:p>88,0263</text:p>
          </table:table-cell>
          <table:table-cell office:value-type="float" office:value="1.3203947368421054" table:formula="of:=([.H11]*1.5)/100" table:style-name="ce42">
            <text:p>1,3204</text:p>
          </table:table-cell>
          <table:table-cell office:value-type="float" office:value="89.1869918699187" table:style-name="ce42">
            <text:p>89,1870</text:p>
          </table:table-cell>
          <table:table-cell office:value-type="float" office:value="1.3378048780487806" table:formula="of:=([.J11]*1.5)/100" table:style-name="ce42">
            <text:p>1,3378</text:p>
          </table:table-cell>
          <table:table-cell office:value-type="float" office:value="86.923076923076906" table:style-name="ce42">
            <text:p>86,9231</text:p>
          </table:table-cell>
          <table:table-cell office:value-type="float" office:value="1.3038461538461537" table:formula="of:=([.L11]*1.5)/100" table:style-name="ce42">
            <text:p>1,3038</text:p>
          </table:table-cell>
          <table:table-cell office:value-type="float" office:value="85.192307692307693" table:style-name="ce42">
            <text:p>85,1923</text:p>
          </table:table-cell>
          <table:table-cell office:value-type="float" office:value="1.2778846153846155" table:formula="of:=([.N11]*1.5)/100" table:style-name="ce42">
            <text:p>1,2779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">
            <text:p>(S)-Malate-mit &lt;==&gt; Fumarate</text:p>
          </table:table-cell>
          <table:table-cell office:value-type="string" table:style-name="ce3">
            <text:p>R01082</text:p>
          </table:table-cell>
          <table:table-cell office:value-type="string" table:style-name="ce3">
            <text:p>r_0452</text:p>
          </table:table-cell>
          <table:table-cell office:value-type="float" office:value="-0.98214285714285698" table:style-name="ce42">
            <text:p>-0,9821</text:p>
          </table:table-cell>
          <table:table-cell office:value-type="float" office:value="-1.4732142857142855E-2" table:formula="of:=([.D12]*1.5)/100" table:style-name="ce42">
            <text:p>-0,0147</text:p>
          </table:table-cell>
          <table:table-cell office:value-type="float" office:value="-1.8918918918918901" table:style-name="ce42">
            <text:p>-1,8919</text:p>
          </table:table-cell>
          <table:table-cell office:value-type="float" office:value="-2.8378378378378352E-2" table:formula="of:=([.F12]*1.5)/100" table:style-name="ce42">
            <text:p>-0,0284</text:p>
          </table:table-cell>
          <table:table-cell office:value-type="float" office:value="0" table:style-name="ce42">
            <text:p>0,0000</text:p>
          </table:table-cell>
          <table:table-cell office:value-type="float" office:value="0" table:formula="of:=([.H12]*1.5)/100" table:style-name="ce42">
            <text:p>0,0000</text:p>
          </table:table-cell>
          <table:table-cell office:value-type="float" office:value="0" table:style-name="ce42">
            <text:p>0,0000</text:p>
          </table:table-cell>
          <table:table-cell office:value-type="float" office:value="0" table:formula="of:=([.J12]*1.5)/100" table:style-name="ce42">
            <text:p>0,0000</text:p>
          </table:table-cell>
          <table:table-cell office:value-type="float" office:value="-40.192307692307701" table:style-name="ce42">
            <text:p>-40,1923</text:p>
          </table:table-cell>
          <table:table-cell office:value-type="float" office:value="-0.60288461538461546" table:formula="of:=([.L12]*1.5)/100" table:style-name="ce42">
            <text:p>-0,6029</text:p>
          </table:table-cell>
          <table:table-cell office:value-type="float" office:value="-43.076923076923102" table:style-name="ce42">
            <text:p>-43,0769</text:p>
          </table:table-cell>
          <table:table-cell office:value-type="float" office:value="-0.64615384615384652" table:formula="of:=([.N12]*1.5)/100" table:style-name="ce42">
            <text:p>-0,6462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">
            <text:p>Citrate &lt;==&gt; Isocitrate</text:p>
          </table:table-cell>
          <table:table-cell office:value-type="string" table:style-name="ce3">
            <text:p>R01324</text:p>
          </table:table-cell>
          <table:table-cell office:value-type="string" table:style-name="ce3">
            <text:p>r_0302</text:p>
          </table:table-cell>
          <table:table-cell office:value-type="float" office:value="3.83928571428571" table:style-name="ce42">
            <text:p>3,8393</text:p>
          </table:table-cell>
          <table:table-cell office:value-type="float" office:value="5.7589285714285648E-2" table:formula="of:=([.D13]*1.5)/100" table:style-name="ce42">
            <text:p>0,0576</text:p>
          </table:table-cell>
          <table:table-cell office:value-type="float" office:value="4.8648648648648702" table:style-name="ce42">
            <text:p>4,8649</text:p>
          </table:table-cell>
          <table:table-cell office:value-type="float" office:value="7.297297297297306E-2" table:formula="of:=([.F13]*1.5)/100" table:style-name="ce42">
            <text:p>0,0730</text:p>
          </table:table-cell>
          <table:table-cell office:value-type="float" office:value="2.7631578947368398" table:style-name="ce42">
            <text:p>2,7632</text:p>
          </table:table-cell>
          <table:table-cell office:value-type="float" office:value="4.1447368421052601E-2" table:formula="of:=([.H13]*1.5)/100" table:style-name="ce42">
            <text:p>0,0414</text:p>
          </table:table-cell>
          <table:table-cell office:value-type="float" office:value="2.6829268292682902" table:style-name="ce42">
            <text:p>2,6829</text:p>
          </table:table-cell>
          <table:table-cell office:value-type="float" office:value="4.0243902439024357E-2" table:formula="of:=([.J13]*1.5)/100" table:style-name="ce42">
            <text:p>0,0402</text:p>
          </table:table-cell>
          <table:table-cell office:value-type="float" office:value="43.846153846153797" table:style-name="ce42">
            <text:p>43,8462</text:p>
          </table:table-cell>
          <table:table-cell office:value-type="float" office:value="0.65769230769230691" table:formula="of:=([.L13]*1.5)/100" table:style-name="ce42">
            <text:p>0,6577</text:p>
          </table:table-cell>
          <table:table-cell office:value-type="float" office:value="46.730769230769198" table:style-name="ce42">
            <text:p>46,7308</text:p>
          </table:table-cell>
          <table:table-cell office:value-type="float" office:value="0.70096153846153797" table:formula="of:=([.N13]*1.5)/100" table:style-name="ce42">
            <text:p>0,7010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">
            <text:p>3-Phospho-D-glycerate &lt;==&gt; 3-Phospho-D-glyceroyl-phosphate</text:p>
          </table:table-cell>
          <table:table-cell office:value-type="string" table:style-name="ce3">
            <text:p>R01512</text:p>
          </table:table-cell>
          <table:table-cell office:value-type="string" table:style-name="ce3">
            <text:p>r_0892</text:p>
          </table:table-cell>
          <table:table-cell office:value-type="float" office:value="-166.25" table:style-name="ce42">
            <text:p>-166,2500</text:p>
          </table:table-cell>
          <table:table-cell office:value-type="float" office:value="-2.4937499999999999" table:formula="of:=([.D14]*1.5)/100" table:style-name="ce42">
            <text:p>-2,4938</text:p>
          </table:table-cell>
          <table:table-cell office:value-type="float" office:value="-172.70270270270299" table:style-name="ce42">
            <text:p>-172,7027</text:p>
          </table:table-cell>
          <table:table-cell office:value-type="float" office:value="-2.5905405405405451" table:formula="of:=([.F14]*1.5)/100" table:style-name="ce42">
            <text:p>-2,5905</text:p>
          </table:table-cell>
          <table:table-cell office:value-type="float" office:value="-159.86842105263199" table:style-name="ce42">
            <text:p>-159,8684</text:p>
          </table:table-cell>
          <table:table-cell office:value-type="float" office:value="-2.3980263157894797" table:formula="of:=([.H14]*1.5)/100" table:style-name="ce42">
            <text:p>-2,3980</text:p>
          </table:table-cell>
          <table:table-cell office:value-type="float" office:value="-172.52032520325201" table:style-name="ce42">
            <text:p>-172,5203</text:p>
          </table:table-cell>
          <table:table-cell office:value-type="float" office:value="-2.5878048780487801" table:formula="of:=([.J14]*1.5)/100" table:style-name="ce42">
            <text:p>-2,5878</text:p>
          </table:table-cell>
          <table:table-cell office:value-type="float" office:value="-170.961538461538" table:style-name="ce42">
            <text:p>-170,9615</text:p>
          </table:table-cell>
          <table:table-cell office:value-type="float" office:value="-2.5644230769230698" table:formula="of:=([.L14]*1.5)/100" table:style-name="ce42">
            <text:p>-2,5644</text:p>
          </table:table-cell>
          <table:table-cell office:value-type="float" office:value="-169.42307692307699" table:style-name="ce42">
            <text:p>-169,4231</text:p>
          </table:table-cell>
          <table:table-cell office:value-type="float" office:value="-2.5413461538461548" table:formula="of:=([.N14]*1.5)/100" table:style-name="ce42">
            <text:p>-2,5413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">
            <text:p>2-Phospho-D-glycerate &lt;==&gt; 3-Phospho-D-glycerate</text:p>
          </table:table-cell>
          <table:table-cell office:value-type="string" table:style-name="ce3">
            <text:p>R01518</text:p>
          </table:table-cell>
          <table:table-cell office:value-type="string" table:style-name="ce3">
            <text:p>r_0893</text:p>
          </table:table-cell>
          <table:table-cell office:value-type="float" office:value="-166.25" table:style-name="ce42">
            <text:p>-166,2500</text:p>
          </table:table-cell>
          <table:table-cell office:value-type="float" office:value="-2.4937499999999999" table:formula="of:=([.D15]*1.5)/100" table:style-name="ce42">
            <text:p>-2,4938</text:p>
          </table:table-cell>
          <table:table-cell office:value-type="float" office:value="-172.70270270270299" table:style-name="ce42">
            <text:p>-172,7027</text:p>
          </table:table-cell>
          <table:table-cell office:value-type="float" office:value="-2.5905405405405451" table:formula="of:=([.F15]*1.5)/100" table:style-name="ce42">
            <text:p>-2,5905</text:p>
          </table:table-cell>
          <table:table-cell office:value-type="float" office:value="-159.86842105263199" table:style-name="ce42">
            <text:p>-159,8684</text:p>
          </table:table-cell>
          <table:table-cell office:value-type="float" office:value="-2.3980263157894797" table:formula="of:=([.H15]*1.5)/100" table:style-name="ce42">
            <text:p>-2,3980</text:p>
          </table:table-cell>
          <table:table-cell office:value-type="float" office:value="-172.52032520325201" table:style-name="ce42">
            <text:p>-172,5203</text:p>
          </table:table-cell>
          <table:table-cell office:value-type="float" office:value="-2.5878048780487801" table:formula="of:=([.J15]*1.5)/100" table:style-name="ce42">
            <text:p>-2,5878</text:p>
          </table:table-cell>
          <table:table-cell office:value-type="float" office:value="-170.961538461538" table:style-name="ce42">
            <text:p>-170,9615</text:p>
          </table:table-cell>
          <table:table-cell office:value-type="float" office:value="-2.5644230769230698" table:formula="of:=([.L15]*1.5)/100" table:style-name="ce42">
            <text:p>-2,5644</text:p>
          </table:table-cell>
          <table:table-cell office:value-type="float" office:value="-169.42307692307699" table:style-name="ce42">
            <text:p>-169,4231</text:p>
          </table:table-cell>
          <table:table-cell office:value-type="float" office:value="-2.5413461538461548" table:formula="of:=([.N15]*1.5)/100" table:style-name="ce42">
            <text:p>-2,5413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">
            <text:p>6-Phospho-D-gluconate &lt;==&gt; D-Ribulose-5-phosphate + CO2</text:p>
          </table:table-cell>
          <table:table-cell office:value-type="string" table:style-name="ce3">
            <text:p>R01528</text:p>
          </table:table-cell>
          <table:table-cell office:value-type="string" table:style-name="ce3">
            <text:p>r_0889</text:p>
          </table:table-cell>
          <table:table-cell office:value-type="float" office:value="21.5178571428571" table:style-name="ce42">
            <text:p>21,5179</text:p>
          </table:table-cell>
          <table:table-cell office:value-type="float" office:value="0.3227678571428565" table:formula="of:=([.D16]*1.5)/100" table:style-name="ce42">
            <text:p>0,3228</text:p>
          </table:table-cell>
          <table:table-cell office:value-type="float" office:value="20.630630630630598" table:style-name="ce42">
            <text:p>20,6306</text:p>
          </table:table-cell>
          <table:table-cell office:value-type="float" office:value="0.30945945945945896" table:formula="of:=([.F16]*1.5)/100" table:style-name="ce42">
            <text:p>0,3095</text:p>
          </table:table-cell>
          <table:table-cell office:value-type="float" office:value="22.3684210526316" table:style-name="ce42">
            <text:p>22,3684</text:p>
          </table:table-cell>
          <table:table-cell office:value-type="float" office:value="0.33552631578947401" table:formula="of:=([.H16]*1.5)/100" table:style-name="ce42">
            <text:p>0,3355</text:p>
          </table:table-cell>
          <table:table-cell office:value-type="float" office:value="19.512195121951201" table:style-name="ce42">
            <text:p>19,5122</text:p>
          </table:table-cell>
          <table:table-cell office:value-type="float" office:value="0.292682926829268" table:formula="of:=([.J16]*1.5)/100" table:style-name="ce42">
            <text:p>0,2927</text:p>
          </table:table-cell>
          <table:table-cell office:value-type="float" office:value="22.692307692307701" table:style-name="ce42">
            <text:p>22,6923</text:p>
          </table:table-cell>
          <table:table-cell office:value-type="float" office:value="0.34038461538461545" table:formula="of:=([.L16]*1.5)/100" table:style-name="ce42">
            <text:p>0,3404</text:p>
          </table:table-cell>
          <table:table-cell office:value-type="float" office:value="27.5" table:style-name="ce42">
            <text:p>27,5000</text:p>
          </table:table-cell>
          <table:table-cell office:value-type="float" office:value="0.41249999999999998" table:formula="of:=([.N16]*1.5)/100" table:style-name="ce42">
            <text:p>0,4125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">
            <text:p>Sedoheptulose-7-phosphate + D-Glyceraldehyde-3-phosphate &lt;==&gt; D-Ribose-5-phosphate + D-Xylulose-5-phosphate</text:p>
          </table:table-cell>
          <table:table-cell office:value-type="string" table:style-name="ce3">
            <text:p>R01641</text:p>
          </table:table-cell>
          <table:table-cell office:value-type="string" table:style-name="ce3">
            <text:p>r_1049</text:p>
          </table:table-cell>
          <table:table-cell office:value-type="float" office:value="-7.0535714285714297" table:style-name="ce42">
            <text:p>-7,0536</text:p>
          </table:table-cell>
          <table:table-cell office:value-type="float" office:value="-0.10580357142857144" table:formula="of:=([.D17]*1.5)/100" table:style-name="ce42">
            <text:p>-0,1058</text:p>
          </table:table-cell>
          <table:table-cell office:value-type="float" office:value="-6.7567567567567597" table:style-name="ce42">
            <text:p>-6,7568</text:p>
          </table:table-cell>
          <table:table-cell office:value-type="float" office:value="-0.1013513513513514" table:formula="of:=([.F17]*1.5)/100" table:style-name="ce42">
            <text:p>-0,1014</text:p>
          </table:table-cell>
          <table:table-cell office:value-type="float" office:value="-7.3684210526315796" table:style-name="ce42">
            <text:p>-7,3684</text:p>
          </table:table-cell>
          <table:table-cell office:value-type="float" office:value="-0.11052631578947369" table:formula="of:=([.H17]*1.5)/100" table:style-name="ce42">
            <text:p>-0,1105</text:p>
          </table:table-cell>
          <table:table-cell office:value-type="float" office:value="-6.4227642276422801" table:style-name="ce42">
            <text:p>-6,4228</text:p>
          </table:table-cell>
          <table:table-cell office:value-type="float" office:value="-9.6341463414634204E-2" table:formula="of:=([.J17]*1.5)/100" table:style-name="ce42">
            <text:p>-0,0963</text:p>
          </table:table-cell>
          <table:table-cell office:value-type="float" office:value="-7.5" table:style-name="ce42">
            <text:p>-7,5000</text:p>
          </table:table-cell>
          <table:table-cell office:value-type="float" office:value="-0.1125" table:formula="of:=([.L17]*1.5)/100" table:style-name="ce42">
            <text:p>-0,1125</text:p>
          </table:table-cell>
          <table:table-cell office:value-type="float" office:value="-9.0384615384615401" table:style-name="ce42">
            <text:p>-9,0385</text:p>
          </table:table-cell>
          <table:table-cell office:value-type="float" office:value="-0.13557692307692309" table:formula="of:=([.N17]*1.5)/100" table:style-name="ce42">
            <text:p>-0,1356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">
            <text:p>Sedoheptulose-7-phosphate + D-Glyceraldehyde-3-phosphate &lt;==&gt; D-Erythrose-4-phosphate + D-Fructose-6-phosphate</text:p>
          </table:table-cell>
          <table:table-cell office:value-type="string" table:style-name="ce3">
            <text:p>R01827</text:p>
          </table:table-cell>
          <table:table-cell office:value-type="string" table:style-name="ce3">
            <text:p>r_1048</text:p>
          </table:table-cell>
          <table:table-cell office:value-type="float" office:value="7.0535714285714297" table:style-name="ce42">
            <text:p>7,0536</text:p>
          </table:table-cell>
          <table:table-cell office:value-type="float" office:value="0.10580357142857144" table:formula="of:=([.D18]*1.5)/100" table:style-name="ce42">
            <text:p>0,1058</text:p>
          </table:table-cell>
          <table:table-cell office:value-type="float" office:value="6.7567567567567597" table:style-name="ce42">
            <text:p>6,7568</text:p>
          </table:table-cell>
          <table:table-cell office:value-type="float" office:value="0.1013513513513514" table:formula="of:=([.F18]*1.5)/100" table:style-name="ce42">
            <text:p>0,1014</text:p>
          </table:table-cell>
          <table:table-cell office:value-type="float" office:value="7.3684210526315796" table:style-name="ce42">
            <text:p>7,3684</text:p>
          </table:table-cell>
          <table:table-cell office:value-type="float" office:value="0.11052631578947369" table:formula="of:=([.H18]*1.5)/100" table:style-name="ce42">
            <text:p>0,1105</text:p>
          </table:table-cell>
          <table:table-cell office:value-type="float" office:value="6.4227642276422801" table:style-name="ce42">
            <text:p>6,4228</text:p>
          </table:table-cell>
          <table:table-cell office:value-type="float" office:value="9.6341463414634204E-2" table:formula="of:=([.J18]*1.5)/100" table:style-name="ce42">
            <text:p>0,0963</text:p>
          </table:table-cell>
          <table:table-cell office:value-type="float" office:value="7.5" table:style-name="ce42">
            <text:p>7,5000</text:p>
          </table:table-cell>
          <table:table-cell office:value-type="float" office:value="0.1125" table:formula="of:=([.L18]*1.5)/100" table:style-name="ce42">
            <text:p>0,1125</text:p>
          </table:table-cell>
          <table:table-cell office:value-type="float" office:value="9.0384615384615401" table:style-name="ce42">
            <text:p>9,0385</text:p>
          </table:table-cell>
          <table:table-cell office:value-type="float" office:value="0.13557692307692309" table:formula="of:=([.N18]*1.5)/100" table:style-name="ce42">
            <text:p>0,1356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">
            <text:p>D-Fructose-6-phosphate + D-Glyceraldehyde-3-phosphate &lt;==&gt; D-Erythrose-4-phosphate + D-Xylulose-5-phosphate</text:p>
          </table:table-cell>
          <table:table-cell office:value-type="string" table:style-name="ce3">
            <text:p>R01830</text:p>
          </table:table-cell>
          <table:table-cell office:value-type="string" table:style-name="ce3">
            <text:p>r_1050</text:p>
          </table:table-cell>
          <table:table-cell office:value-type="float" office:value="6.33928571428571" table:style-name="ce42">
            <text:p>6,3393</text:p>
          </table:table-cell>
          <table:table-cell office:value-type="float" office:value="9.5089285714285654E-2" table:formula="of:=([.D19]*1.5)/100" table:style-name="ce42">
            <text:p>0,0951</text:p>
          </table:table-cell>
          <table:table-cell office:value-type="float" office:value="6.0360360360360401" table:style-name="ce42">
            <text:p>6,0360</text:p>
          </table:table-cell>
          <table:table-cell office:value-type="float" office:value="9.0540540540540601E-2" table:formula="of:=([.F19]*1.5)/100" table:style-name="ce42">
            <text:p>0,0905</text:p>
          </table:table-cell>
          <table:table-cell office:value-type="float" office:value="6.5789473684210504" table:style-name="ce42">
            <text:p>6,5789</text:p>
          </table:table-cell>
          <table:table-cell office:value-type="float" office:value="9.8684210526315749E-2" table:formula="of:=([.H19]*1.5)/100" table:style-name="ce42">
            <text:p>0,0987</text:p>
          </table:table-cell>
          <table:table-cell office:value-type="float" office:value="5.6910569105691096" table:style-name="ce42">
            <text:p>5,6911</text:p>
          </table:table-cell>
          <table:table-cell office:value-type="float" office:value="8.5365853658536647E-2" table:formula="of:=([.J19]*1.5)/100" table:style-name="ce42">
            <text:p>0,0854</text:p>
          </table:table-cell>
          <table:table-cell office:value-type="float" office:value="6.5384615384615401" table:style-name="ce42">
            <text:p>6,5385</text:p>
          </table:table-cell>
          <table:table-cell office:value-type="float" office:value="9.8076923076923103E-2" table:formula="of:=([.L19]*1.5)/100" table:style-name="ce42">
            <text:p>0,0981</text:p>
          </table:table-cell>
          <table:table-cell office:value-type="float" office:value="8.2692307692307701" table:style-name="ce42">
            <text:p>8,2692</text:p>
          </table:table-cell>
          <table:table-cell office:value-type="float" office:value="0.12403846153846156" table:formula="of:=([.N19]*1.5)/100" table:style-name="ce42">
            <text:p>0,1240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">
            <text:p>D-Glucose-6-phosphate &lt;==&gt; D-Glucono-1,5-lactone-6-phosphate</text:p>
          </table:table-cell>
          <table:table-cell office:value-type="string" table:style-name="ce3">
            <text:p>R02736</text:p>
          </table:table-cell>
          <table:table-cell office:value-type="string" table:style-name="ce3">
            <text:p>r_0466</text:p>
          </table:table-cell>
          <table:table-cell office:value-type="float" office:value="21.5178571428571" table:style-name="ce42">
            <text:p>21,5179</text:p>
          </table:table-cell>
          <table:table-cell office:value-type="float" office:value="0.3227678571428565" table:formula="of:=([.D20]*1.5)/100" table:style-name="ce42">
            <text:p>0,3228</text:p>
          </table:table-cell>
          <table:table-cell office:value-type="float" office:value="20.630630630630598" table:style-name="ce42">
            <text:p>20,6306</text:p>
          </table:table-cell>
          <table:table-cell office:value-type="float" office:value="0.30945945945945896" table:formula="of:=([.F20]*1.5)/100" table:style-name="ce42">
            <text:p>0,3095</text:p>
          </table:table-cell>
          <table:table-cell office:value-type="float" office:value="22.3684210526316" table:style-name="ce42">
            <text:p>22,3684</text:p>
          </table:table-cell>
          <table:table-cell office:value-type="float" office:value="0.33552631578947401" table:formula="of:=([.H20]*1.5)/100" table:style-name="ce42">
            <text:p>0,3355</text:p>
          </table:table-cell>
          <table:table-cell office:value-type="float" office:value="19.512195121951201" table:style-name="ce42">
            <text:p>19,5122</text:p>
          </table:table-cell>
          <table:table-cell office:value-type="float" office:value="0.292682926829268" table:formula="of:=([.J20]*1.5)/100" table:style-name="ce42">
            <text:p>0,2927</text:p>
          </table:table-cell>
          <table:table-cell office:value-type="float" office:value="22.692307692307701" table:style-name="ce42">
            <text:p>22,6923</text:p>
          </table:table-cell>
          <table:table-cell office:value-type="float" office:value="0.34038461538461545" table:formula="of:=([.L20]*1.5)/100" table:style-name="ce42">
            <text:p>0,3404</text:p>
          </table:table-cell>
          <table:table-cell office:value-type="float" office:value="27.5" table:style-name="ce42">
            <text:p>27,5000</text:p>
          </table:table-cell>
          <table:table-cell office:value-type="float" office:value="0.41249999999999998" table:formula="of:=([.N20]*1.5)/100" table:style-name="ce42">
            <text:p>0,4125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">
            <text:p>D-Glucose-6-phosphate &lt;==&gt; D-Fructose-6-phosphate</text:p>
          </table:table-cell>
          <table:table-cell office:value-type="string" table:style-name="ce3">
            <text:p>R02740</text:p>
          </table:table-cell>
          <table:table-cell office:value-type="string" table:style-name="ce3">
            <text:p>r_0467</text:p>
          </table:table-cell>
          <table:table-cell office:value-type="float" office:value="74.910714285714306" table:style-name="ce42">
            <text:p>74,9107</text:p>
          </table:table-cell>
          <table:table-cell office:value-type="float" office:value="1.1236607142857147" table:formula="of:=([.D21]*1.5)/100" table:style-name="ce42">
            <text:p>1,1237</text:p>
          </table:table-cell>
          <table:table-cell office:value-type="float" office:value="75.675675675675706" table:style-name="ce42">
            <text:p>75,6757</text:p>
          </table:table-cell>
          <table:table-cell office:value-type="float" office:value="1.1351351351351355" table:formula="of:=([.F21]*1.5)/100" table:style-name="ce42">
            <text:p>1,1351</text:p>
          </table:table-cell>
          <table:table-cell office:value-type="float" office:value="74.078947368421098" table:style-name="ce42">
            <text:p>74,0789</text:p>
          </table:table-cell>
          <table:table-cell office:value-type="float" office:value="1.1111842105263166" table:formula="of:=([.H21]*1.5)/100" table:style-name="ce42">
            <text:p>1,1112</text:p>
          </table:table-cell>
          <table:table-cell office:value-type="float" office:value="77.073170731707293" table:style-name="ce42">
            <text:p>77,0732</text:p>
          </table:table-cell>
          <table:table-cell office:value-type="float" office:value="1.1560975609756092" table:formula="of:=([.J21]*1.5)/100" table:style-name="ce42">
            <text:p>1,1561</text:p>
          </table:table-cell>
          <table:table-cell office:value-type="float" office:value="72.884615384615401" table:style-name="ce42">
            <text:p>72,8846</text:p>
          </table:table-cell>
          <table:table-cell office:value-type="float" office:value="1.0932692307692309" table:formula="of:=([.L21]*1.5)/100" table:style-name="ce42">
            <text:p>1,0933</text:p>
          </table:table-cell>
          <table:table-cell office:value-type="float" office:value="67.884615384615401" table:style-name="ce42">
            <text:p>67,8846</text:p>
          </table:table-cell>
          <table:table-cell office:value-type="float" office:value="1.0182692307692309" table:formula="of:=([.N21]*1.5)/100" table:style-name="ce42">
            <text:p>1,0183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">
            <text:p>D-Fructose-6-phosphate &lt;==&gt; D-Fructose-1,6-bisphosphate</text:p>
          </table:table-cell>
          <table:table-cell office:value-type="string" table:style-name="ce3">
            <text:p>R04779</text:p>
          </table:table-cell>
          <table:table-cell office:value-type="string" table:style-name="ce3">
            <text:p>r_0886</text:p>
          </table:table-cell>
          <table:table-cell office:value-type="float" office:value="88.303571428571402" table:style-name="ce42">
            <text:p>88,3036</text:p>
          </table:table-cell>
          <table:table-cell office:value-type="float" office:value="1.324553571428571" table:formula="of:=([.D22]*1.5)/100" table:style-name="ce42">
            <text:p>1,3246</text:p>
          </table:table-cell>
          <table:table-cell office:value-type="float" office:value="88.558558558558602" table:style-name="ce42">
            <text:p>88,5586</text:p>
          </table:table-cell>
          <table:table-cell office:value-type="float" office:value="1.3283783783783789" table:formula="of:=([.F22]*1.5)/100" table:style-name="ce42">
            <text:p>1,3284</text:p>
          </table:table-cell>
          <table:table-cell office:value-type="float" office:value="88.026315789473699" table:style-name="ce42">
            <text:p>88,0263</text:p>
          </table:table-cell>
          <table:table-cell office:value-type="float" office:value="1.3203947368421054" table:formula="of:=([.H22]*1.5)/100" table:style-name="ce42">
            <text:p>1,3204</text:p>
          </table:table-cell>
          <table:table-cell office:value-type="float" office:value="89.1869918699187" table:style-name="ce42">
            <text:p>89,1870</text:p>
          </table:table-cell>
          <table:table-cell office:value-type="float" office:value="1.3378048780487806" table:formula="of:=([.J22]*1.5)/100" table:style-name="ce42">
            <text:p>1,3378</text:p>
          </table:table-cell>
          <table:table-cell office:value-type="float" office:value="86.923076923076906" table:style-name="ce42">
            <text:p>86,9231</text:p>
          </table:table-cell>
          <table:table-cell office:value-type="float" office:value="1.3038461538461537" table:formula="of:=([.L22]*1.5)/100" table:style-name="ce42">
            <text:p>1,3038</text:p>
          </table:table-cell>
          <table:table-cell office:value-type="float" office:value="85.192307692307693" table:style-name="ce42">
            <text:p>85,1923</text:p>
          </table:table-cell>
          <table:table-cell office:value-type="float" office:value="1.2778846153846155" table:formula="of:=([.N22]*1.5)/100" table:style-name="ce42">
            <text:p>1,2779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">
            <text:p>Pyruvate &lt;==&gt; Acetaldehyde</text:p>
          </table:table-cell>
          <table:table-cell office:value-type="string" table:style-name="ce3">
            <text:p>R00750</text:p>
          </table:table-cell>
          <table:table-cell office:value-type="string" table:style-name="ce3">
            <text:p>r_0959</text:p>
          </table:table-cell>
          <table:table-cell office:value-type="float" office:value="152.05357142857099" table:style-name="ce42">
            <text:p>152,0536</text:p>
          </table:table-cell>
          <table:table-cell office:value-type="float" office:value="2.280803571428565" table:formula="of:=([.D23]*1.5)/100" table:style-name="ce42">
            <text:p>2,2808</text:p>
          </table:table-cell>
          <table:table-cell office:value-type="float" office:value="156.576576576577" table:style-name="ce42">
            <text:p>156,5766</text:p>
          </table:table-cell>
          <table:table-cell office:value-type="float" office:value="2.3486486486486551" table:formula="of:=([.F23]*1.5)/100" table:style-name="ce42">
            <text:p>2,3486</text:p>
          </table:table-cell>
          <table:table-cell office:value-type="float" office:value="147.5" table:style-name="ce42">
            <text:p>147,5000</text:p>
          </table:table-cell>
          <table:table-cell office:value-type="float" office:value="2.2124999999999999" table:formula="of:=([.H23]*1.5)/100" table:style-name="ce42">
            <text:p>2,2125</text:p>
          </table:table-cell>
          <table:table-cell office:value-type="float" office:value="161.21951219512201" table:style-name="ce42">
            <text:p>161,2195</text:p>
          </table:table-cell>
          <table:table-cell office:value-type="float" office:value="2.4182926829268303" table:formula="of:=([.J23]*1.5)/100" table:style-name="ce42">
            <text:p>2,4183</text:p>
          </table:table-cell>
          <table:table-cell office:value-type="float" office:value="111.153846153846" table:style-name="ce42">
            <text:p>111,1538</text:p>
          </table:table-cell>
          <table:table-cell office:value-type="float" office:value="1.6673076923076899" table:formula="of:=([.L23]*1.5)/100" table:style-name="ce42">
            <text:p>1,6673</text:p>
          </table:table-cell>
          <table:table-cell office:value-type="float" office:value="106.730769230769" table:style-name="ce42">
            <text:p>106,7308</text:p>
          </table:table-cell>
          <table:table-cell office:value-type="float" office:value="1.600961538461535" table:formula="of:=([.N23]*1.5)/100" table:style-name="ce42">
            <text:p>1,6010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">
            <text:p>Acetaldehyde &lt;==&gt; Acetate</text:p>
          </table:table-cell>
          <table:table-cell office:value-type="string" table:style-name="ce3">
            <text:p>R00634</text:p>
          </table:table-cell>
          <table:table-cell office:value-type="string" table:style-name="ce3">
            <text:p>r_2116</text:p>
          </table:table-cell>
          <table:table-cell office:value-type="float" office:value="11.6964285714286" table:style-name="ce42">
            <text:p>11,6964</text:p>
          </table:table-cell>
          <table:table-cell office:value-type="float" office:value="0.175446428571429" table:formula="of:=([.D24]*1.5)/100" table:style-name="ce42">
            <text:p>0,1754</text:p>
          </table:table-cell>
          <table:table-cell office:value-type="float" office:value="10.6306306306306" table:style-name="ce42">
            <text:p>10,6306</text:p>
          </table:table-cell>
          <table:table-cell office:value-type="float" office:value="0.15945945945945902" table:formula="of:=([.F24]*1.5)/100" table:style-name="ce42">
            <text:p>0,1595</text:p>
          </table:table-cell>
          <table:table-cell office:value-type="float" office:value="12.7631578947368" table:style-name="ce42">
            <text:p>12,7632</text:p>
          </table:table-cell>
          <table:table-cell office:value-type="float" office:value="0.19144736842105201" table:formula="of:=([.H24]*1.5)/100" table:style-name="ce42">
            <text:p>0,1914</text:p>
          </table:table-cell>
          <table:table-cell office:value-type="float" office:value="10.894308943089399" table:style-name="ce42">
            <text:p>10,8943</text:p>
          </table:table-cell>
          <table:table-cell office:value-type="float" office:value="0.163414634146341" table:formula="of:=([.J24]*1.5)/100" table:style-name="ce42">
            <text:p>0,1634</text:p>
          </table:table-cell>
          <table:table-cell office:value-type="float" office:value="12.115384615384601" table:style-name="ce42">
            <text:p>12,1154</text:p>
          </table:table-cell>
          <table:table-cell office:value-type="float" office:value="0.18173076923076903" table:formula="of:=([.L24]*1.5)/100" table:style-name="ce42">
            <text:p>0,1817</text:p>
          </table:table-cell>
          <table:table-cell office:value-type="float" office:value="12.115384615384601" table:style-name="ce42">
            <text:p>12,1154</text:p>
          </table:table-cell>
          <table:table-cell office:value-type="float" office:value="0.18173076923076903" table:formula="of:=([.N24]*1.5)/100" table:style-name="ce42">
            <text:p>0,1817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">
            <text:p>Acetaldehyde &lt;==&gt; Ethanol</text:p>
          </table:table-cell>
          <table:table-cell office:value-type="string" table:style-name="ce3">
            <text:p>R02679</text:p>
          </table:table-cell>
          <table:table-cell office:value-type="string" table:style-name="ce3">
            <text:p>r_2115</text:p>
          </table:table-cell>
          <table:table-cell office:value-type="float" office:value="140.53571428571399" table:style-name="ce42">
            <text:p>140,5357</text:p>
          </table:table-cell>
          <table:table-cell office:value-type="float" office:value="2.1080357142857098" table:formula="of:=([.D25]*1.5)/100" table:style-name="ce42">
            <text:p>2,1080</text:p>
          </table:table-cell>
          <table:table-cell office:value-type="float" office:value="146.126126126126" table:style-name="ce42">
            <text:p>146,1261</text:p>
          </table:table-cell>
          <table:table-cell office:value-type="float" office:value="2.1918918918918902" table:formula="of:=([.F25]*1.5)/100" table:style-name="ce42">
            <text:p>2,1919</text:p>
          </table:table-cell>
          <table:table-cell office:value-type="float" office:value="135" table:style-name="ce42">
            <text:p>135,0000</text:p>
          </table:table-cell>
          <table:table-cell office:value-type="float" office:value="2.0249999999999999" table:formula="of:=([.H25]*1.5)/100" table:style-name="ce42">
            <text:p>2,0250</text:p>
          </table:table-cell>
          <table:table-cell office:value-type="float" office:value="150.56910569105699" table:style-name="ce42">
            <text:p>150,5691</text:p>
          </table:table-cell>
          <table:table-cell office:value-type="float" office:value="2.2585365853658548" table:formula="of:=([.J25]*1.5)/100" table:style-name="ce42">
            <text:p>2,2585</text:p>
          </table:table-cell>
          <table:table-cell office:value-type="float" office:value="99.230769230769198" table:style-name="ce42">
            <text:p>99,2308</text:p>
          </table:table-cell>
          <table:table-cell office:value-type="float" office:value="1.4884615384615381" table:formula="of:=([.L25]*1.5)/100" table:style-name="ce42">
            <text:p>1,4885</text:p>
          </table:table-cell>
          <table:table-cell office:value-type="float" office:value="94.807692307692307" table:style-name="ce42">
            <text:p>94,8077</text:p>
          </table:table-cell>
          <table:table-cell office:value-type="float" office:value="1.4221153846153844" table:formula="of:=([.N25]*1.5)/100" table:style-name="ce42">
            <text:p>1,4221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">
            <text:p>Acetate &lt;==&gt; Acetyl-CoA</text:p>
          </table:table-cell>
          <table:table-cell office:value-type="string" table:style-name="ce3">
            <text:p>R00229</text:p>
          </table:table-cell>
          <table:table-cell office:value-type="string" table:style-name="ce3">
            <text:p>r_0112</text:p>
          </table:table-cell>
          <table:table-cell office:value-type="float" office:value="7.8571428571428603" table:style-name="ce42">
            <text:p>7,8571</text:p>
          </table:table-cell>
          <table:table-cell office:value-type="float" office:value="0.1178571428571429" table:formula="of:=([.D26]*1.5)/100" table:style-name="ce42">
            <text:p>0,1179</text:p>
          </table:table-cell>
          <table:table-cell office:value-type="float" office:value="7.2972972972973" table:style-name="ce42">
            <text:p>7,2973</text:p>
          </table:table-cell>
          <table:table-cell office:value-type="float" office:value="0.10945945945945951" table:formula="of:=([.F26]*1.5)/100" table:style-name="ce42">
            <text:p>0,1095</text:p>
          </table:table-cell>
          <table:table-cell office:value-type="float" office:value="8.4210526315789505" table:style-name="ce42">
            <text:p>8,4211</text:p>
          </table:table-cell>
          <table:table-cell office:value-type="float" office:value="0.12631578947368424" table:formula="of:=([.H26]*1.5)/100" table:style-name="ce42">
            <text:p>0,1263</text:p>
          </table:table-cell>
          <table:table-cell office:value-type="float" office:value="8.6178861788617898" table:style-name="ce42">
            <text:p>8,6179</text:p>
          </table:table-cell>
          <table:table-cell office:value-type="float" office:value="0.12926829268292686" table:formula="of:=([.J26]*1.5)/100" table:style-name="ce42">
            <text:p>0,1293</text:p>
          </table:table-cell>
          <table:table-cell office:value-type="float" office:value="6.7307692307692299" table:style-name="ce42">
            <text:p>6,7308</text:p>
          </table:table-cell>
          <table:table-cell office:value-type="float" office:value="0.10096153846153845" table:formula="of:=([.L26]*1.5)/100" table:style-name="ce42">
            <text:p>0,1010</text:p>
          </table:table-cell>
          <table:table-cell office:value-type="float" office:value="6.7307692307692299" table:style-name="ce42">
            <text:p>6,7308</text:p>
          </table:table-cell>
          <table:table-cell office:value-type="float" office:value="0.10096153846153845" table:formula="of:=([.N26]*1.5)/100" table:style-name="ce42">
            <text:p>0,1010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">
            <text:p>2-Phospho-D-glycerate &lt;==&gt; Phosphoenolpyruvate</text:p>
          </table:table-cell>
          <table:table-cell office:value-type="string" table:style-name="ce3">
            <text:p>R00658</text:p>
          </table:table-cell>
          <table:table-cell office:value-type="string" table:style-name="ce3">
            <text:p>r_0366</text:p>
          </table:table-cell>
          <table:table-cell office:value-type="float" office:value="166.25" table:style-name="ce42">
            <text:p>166,2500</text:p>
          </table:table-cell>
          <table:table-cell office:value-type="float" office:value="2.4937499999999999" table:formula="of:=([.D27]*1.5)/100" table:style-name="ce42">
            <text:p>2,4938</text:p>
          </table:table-cell>
          <table:table-cell office:value-type="float" office:value="172.70270270270299" table:style-name="ce42">
            <text:p>172,7027</text:p>
          </table:table-cell>
          <table:table-cell office:value-type="float" office:value="2.5905405405405451" table:formula="of:=([.F27]*1.5)/100" table:style-name="ce42">
            <text:p>2,5905</text:p>
          </table:table-cell>
          <table:table-cell office:value-type="float" office:value="159.86842105263199" table:style-name="ce42">
            <text:p>159,8684</text:p>
          </table:table-cell>
          <table:table-cell office:value-type="float" office:value="2.3980263157894797" table:formula="of:=([.H27]*1.5)/100" table:style-name="ce42">
            <text:p>2,3980</text:p>
          </table:table-cell>
          <table:table-cell office:value-type="float" office:value="172.52032520325201" table:style-name="ce42">
            <text:p>172,5203</text:p>
          </table:table-cell>
          <table:table-cell office:value-type="float" office:value="2.5878048780487801" table:formula="of:=([.J27]*1.5)/100" table:style-name="ce42">
            <text:p>2,5878</text:p>
          </table:table-cell>
          <table:table-cell office:value-type="float" office:value="170.961538461538" table:style-name="ce42">
            <text:p>170,9615</text:p>
          </table:table-cell>
          <table:table-cell office:value-type="float" office:value="2.5644230769230698" table:formula="of:=([.L27]*1.5)/100" table:style-name="ce42">
            <text:p>2,5644</text:p>
          </table:table-cell>
          <table:table-cell office:value-type="float" office:value="169.42307692307699" table:style-name="ce42">
            <text:p>169,4231</text:p>
          </table:table-cell>
          <table:table-cell office:value-type="float" office:value="2.5413461538461548" table:formula="of:=([.N27]*1.5)/100" table:style-name="ce42">
            <text:p>2,5413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">
            <text:p>2-Oxoglutarate + CoA &lt;==&gt; Succinyl-CoA + CO2-mit</text:p>
          </table:table-cell>
          <table:table-cell office:value-type="string" table:style-name="ce3">
            <text:p>R08549</text:p>
          </table:table-cell>
          <table:table-cell office:value-type="string" table:style-name="ce3">
            <text:p>r_0832</text:p>
          </table:table-cell>
          <table:table-cell office:value-type="float" office:value="0.98214285714285698" table:style-name="ce42">
            <text:p>0,9821</text:p>
          </table:table-cell>
          <table:table-cell office:value-type="float" office:value="1.4732142857142855E-2" table:formula="of:=([.D28]*1.5)/100" table:style-name="ce42">
            <text:p>0,0147</text:p>
          </table:table-cell>
          <table:table-cell office:value-type="float" office:value="1.8918918918918901" table:style-name="ce42">
            <text:p>1,8919</text:p>
          </table:table-cell>
          <table:table-cell office:value-type="float" office:value="2.8378378378378352E-2" table:formula="of:=([.F28]*1.5)/100" table:style-name="ce42">
            <text:p>0,0284</text:p>
          </table:table-cell>
          <table:table-cell office:value-type="float" office:value="0" table:style-name="ce42">
            <text:p>0,0000</text:p>
          </table:table-cell>
          <table:table-cell office:value-type="float" office:value="0" table:formula="of:=([.H28]*1.5)/100" table:style-name="ce42">
            <text:p>0,0000</text:p>
          </table:table-cell>
          <table:table-cell office:value-type="float" office:value="0" table:style-name="ce42">
            <text:p>0,0000</text:p>
          </table:table-cell>
          <table:table-cell office:value-type="float" office:value="0" table:formula="of:=([.J28]*1.5)/100" table:style-name="ce42">
            <text:p>0,0000</text:p>
          </table:table-cell>
          <table:table-cell office:value-type="float" office:value="40.192307692307701" table:style-name="ce42">
            <text:p>40,1923</text:p>
          </table:table-cell>
          <table:table-cell office:value-type="float" office:value="0.60288461538461546" table:formula="of:=([.L28]*1.5)/100" table:style-name="ce42">
            <text:p>0,6029</text:p>
          </table:table-cell>
          <table:table-cell office:value-type="float" office:value="43.076923076923102" table:style-name="ce42">
            <text:p>43,0769</text:p>
          </table:table-cell>
          <table:table-cell office:value-type="float" office:value="0.64615384615384652" table:formula="of:=([.N28]*1.5)/100" table:style-name="ce42">
            <text:p>0,6462</text:p>
          </table:table-cell>
          <table:table-cell table:number-columns-repeated="2" table:style-name="ce43"/>
          <table:table-cell table:number-columns-repeated="16367"/>
        </table:table-row>
        <table:table-row table:style-name="ro3">
          <table:table-cell office:value-type="string" table:style-name="ce2">
            <text:p>D-Glucono-1,5-lactone-6-phosphate &lt;==&gt; 6-Phospho-D-gluconate</text:p>
          </table:table-cell>
          <table:table-cell office:value-type="string" table:style-name="ce3">
            <text:p>R02035</text:p>
          </table:table-cell>
          <table:table-cell office:value-type="string" table:style-name="ce3">
            <text:p>r_0091</text:p>
          </table:table-cell>
          <table:table-cell office:value-type="float" office:value="21.5178571428571" table:style-name="ce42">
            <text:p>21,5179</text:p>
          </table:table-cell>
          <table:table-cell office:value-type="float" office:value="0.3227678571428565" table:formula="of:=([.D29]*1.5)/100" table:style-name="ce42">
            <text:p>0,3228</text:p>
          </table:table-cell>
          <table:table-cell office:value-type="float" office:value="20.630630630630598" table:style-name="ce42">
            <text:p>20,6306</text:p>
          </table:table-cell>
          <table:table-cell office:value-type="float" office:value="0.30945945945945896" table:formula="of:=([.F29]*1.5)/100" table:style-name="ce42">
            <text:p>0,3095</text:p>
          </table:table-cell>
          <table:table-cell office:value-type="float" office:value="22.3684210526316" table:style-name="ce42">
            <text:p>22,3684</text:p>
          </table:table-cell>
          <table:table-cell office:value-type="float" office:value="0.33552631578947401" table:formula="of:=([.H29]*1.5)/100" table:style-name="ce42">
            <text:p>0,3355</text:p>
          </table:table-cell>
          <table:table-cell office:value-type="float" office:value="19.512195121951201" table:style-name="ce42">
            <text:p>19,5122</text:p>
          </table:table-cell>
          <table:table-cell office:value-type="float" office:value="0.292682926829268" table:formula="of:=([.J29]*1.5)/100" table:style-name="ce42">
            <text:p>0,2927</text:p>
          </table:table-cell>
          <table:table-cell office:value-type="float" office:value="22.692307692307701" table:style-name="ce42">
            <text:p>22,6923</text:p>
          </table:table-cell>
          <table:table-cell office:value-type="float" office:value="0.34038461538461545" table:formula="of:=([.L29]*1.5)/100" table:style-name="ce42">
            <text:p>0,3404</text:p>
          </table:table-cell>
          <table:table-cell office:value-type="float" office:value="27.5" table:style-name="ce42">
            <text:p>27,5000</text:p>
          </table:table-cell>
          <table:table-cell office:value-type="float" office:value="0.41249999999999998" table:formula="of:=([.N29]*1.5)/100" table:style-name="ce42">
            <text:p>0,4125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">
            <text:p>Pyruvate + CO2 &lt;==&gt; Oxaloacetate</text:p>
          </table:table-cell>
          <table:table-cell office:value-type="string" table:style-name="ce3">
            <text:p>R00217</text:p>
          </table:table-cell>
          <table:table-cell office:value-type="string" table:style-name="ce3">
            <text:p>r_0958</text:p>
          </table:table-cell>
          <table:table-cell office:value-type="float" office:value="8.2142857142857206" table:style-name="ce42">
            <text:p>8,2143</text:p>
          </table:table-cell>
          <table:table-cell office:value-type="float" office:value="0.1232142857142858" table:formula="of:=([.D30]*1.5)/100" table:style-name="ce42">
            <text:p>0,1232</text:p>
          </table:table-cell>
          <table:table-cell office:value-type="float" office:value="9.6396396396396398" table:style-name="ce42">
            <text:p>9,6396</text:p>
          </table:table-cell>
          <table:table-cell office:value-type="float" office:value="0.14459459459459459" table:formula="of:=([.F30]*1.5)/100" table:style-name="ce42">
            <text:p>0,1446</text:p>
          </table:table-cell>
          <table:table-cell office:value-type="float" office:value="6.8421052631579" table:style-name="ce42">
            <text:p>6,8421</text:p>
          </table:table-cell>
          <table:table-cell office:value-type="float" office:value="0.10263157894736849" table:formula="of:=([.H30]*1.5)/100" table:style-name="ce42">
            <text:p>0,1026</text:p>
          </table:table-cell>
          <table:table-cell office:value-type="float" office:value="8.3739837398373993" table:style-name="ce42">
            <text:p>8,3740</text:p>
          </table:table-cell>
          <table:table-cell office:value-type="float" office:value="0.12560975609756098" table:formula="of:=([.J30]*1.5)/100" table:style-name="ce42">
            <text:p>0,1256</text:p>
          </table:table-cell>
          <table:table-cell office:value-type="float" office:value="13.461538461538501" table:style-name="ce42">
            <text:p>13,4615</text:p>
          </table:table-cell>
          <table:table-cell office:value-type="float" office:value="0.20192307692307751" table:formula="of:=([.L30]*1.5)/100" table:style-name="ce42">
            <text:p>0,2019</text:p>
          </table:table-cell>
          <table:table-cell office:value-type="float" office:value="15.7692307692308" table:style-name="ce42">
            <text:p>15,7692</text:p>
          </table:table-cell>
          <table:table-cell office:value-type="float" office:value="0.236538461538462" table:formula="of:=([.N30]*1.5)/100" table:style-name="ce42">
            <text:p>0,2365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">
            <text:p>Pyruvate &lt;==&gt; Pyruvate-mit</text:p>
          </table:table-cell>
          <table:table-cell office:value-type="string" table:style-name="ce3">
            <text:p>transport</text:p>
          </table:table-cell>
          <table:table-cell office:value-type="string" table:style-name="ce3">
            <text:p>r_2034</text:p>
          </table:table-cell>
          <table:table-cell office:value-type="float" office:value="3.3928571428571401" table:style-name="ce42">
            <text:p>3,3929</text:p>
          </table:table-cell>
          <table:table-cell office:value-type="float" office:value="5.0892857142857101E-2" table:formula="of:=([.D31]*1.5)/100" table:style-name="ce42">
            <text:p>0,0509</text:p>
          </table:table-cell>
          <table:table-cell office:value-type="float" office:value="3.7837837837837802" table:style-name="ce42">
            <text:p>3,7838</text:p>
          </table:table-cell>
          <table:table-cell office:value-type="float" office:value="5.6756756756756704E-2" table:formula="of:=([.F31]*1.5)/100" table:style-name="ce42">
            <text:p>0,0568</text:p>
          </table:table-cell>
          <table:table-cell office:value-type="float" office:value="2.8947368421052602" table:style-name="ce42">
            <text:p>2,8947</text:p>
          </table:table-cell>
          <table:table-cell office:value-type="float" office:value="4.3421052631578902E-2" table:formula="of:=([.H31]*1.5)/100" table:style-name="ce42">
            <text:p>0,0434</text:p>
          </table:table-cell>
          <table:table-cell office:value-type="float" office:value="0.48780487804877998" table:style-name="ce42">
            <text:p>0,4878</text:p>
          </table:table-cell>
          <table:table-cell office:value-type="float" office:value="7.3170731707316991E-3" table:formula="of:=([.J31]*1.5)/100" table:style-name="ce42">
            <text:p>0,0073</text:p>
          </table:table-cell>
          <table:table-cell office:value-type="float" office:value="43.076923076923102" table:style-name="ce42">
            <text:p>43,0769</text:p>
          </table:table-cell>
          <table:table-cell office:value-type="float" office:value="0.64615384615384652" table:formula="of:=([.L31]*1.5)/100" table:style-name="ce42">
            <text:p>0,6462</text:p>
          </table:table-cell>
          <table:table-cell office:value-type="float" office:value="43.653846153846203" table:style-name="ce42">
            <text:p>43,6538</text:p>
          </table:table-cell>
          <table:table-cell office:value-type="float" office:value="0.65480769230769309" table:formula="of:=([.N31]*1.5)/100" table:style-name="ce42">
            <text:p>0,6548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">
            <text:p>Oxaloacetate &lt;==&gt; Oxaloacetate-mit</text:p>
          </table:table-cell>
          <table:table-cell office:value-type="string" table:style-name="ce3">
            <text:p>transport</text:p>
          </table:table-cell>
          <table:table-cell office:value-type="string" table:style-name="ce3">
            <text:p>r_1239</text:p>
          </table:table-cell>
          <table:table-cell office:value-type="float" office:value="5.4464285714285703" table:style-name="ce42">
            <text:p>5,4464</text:p>
          </table:table-cell>
          <table:table-cell office:value-type="float" office:value="8.1696428571428559E-2" table:formula="of:=([.D32]*1.5)/100" table:style-name="ce42">
            <text:p>0,0817</text:p>
          </table:table-cell>
          <table:table-cell office:value-type="float" office:value="5.4954954954954998" table:style-name="ce42">
            <text:p>5,4955</text:p>
          </table:table-cell>
          <table:table-cell office:value-type="float" office:value="8.2432432432432493E-2" table:formula="of:=([.F32]*1.5)/100" table:style-name="ce42">
            <text:p>0,0824</text:p>
          </table:table-cell>
          <table:table-cell office:value-type="float" office:value="5.3947368421052602" table:style-name="ce42">
            <text:p>5,3947</text:p>
          </table:table-cell>
          <table:table-cell office:value-type="float" office:value="8.0921052631578907E-2" table:formula="of:=([.H32]*1.5)/100" table:style-name="ce42">
            <text:p>0,0809</text:p>
          </table:table-cell>
          <table:table-cell office:value-type="float" office:value="5.2032520325203304" table:style-name="ce42">
            <text:p>5,2033</text:p>
          </table:table-cell>
          <table:table-cell office:value-type="float" office:value="7.8048780487804961E-2" table:formula="of:=([.J32]*1.5)/100" table:style-name="ce42">
            <text:p>0,0780</text:p>
          </table:table-cell>
          <table:table-cell office:value-type="float" office:value="6.7307692307692299" table:style-name="ce42">
            <text:p>6,7308</text:p>
          </table:table-cell>
          <table:table-cell office:value-type="float" office:value="0.10096153846153845" table:formula="of:=([.L32]*1.5)/100" table:style-name="ce42">
            <text:p>0,1010</text:p>
          </table:table-cell>
          <table:table-cell office:value-type="float" office:value="6.7307692307692299" table:style-name="ce42">
            <text:p>6,7308</text:p>
          </table:table-cell>
          <table:table-cell office:value-type="float" office:value="0.10096153846153845" table:formula="of:=([.N32]*1.5)/100" table:style-name="ce42">
            <text:p>0,1010</text:p>
          </table:table-cell>
          <table:table-cell table:number-columns-repeated="16369" table:style-name="ce1"/>
        </table:table-row>
        <table:table-row table:style-name="ro3">
          <table:table-cell table:style-name="ce15"/>
          <table:table-cell table:number-columns-repeated="5" table:style-name="ce9"/>
          <table:table-cell table:style-name="ce1"/>
          <table:table-cell table:number-columns-repeated="3" table:style-name="ce9"/>
          <table:table-cell table:style-name="ce2"/>
          <table:table-cell table:style-name="ce43"/>
          <table:table-cell table:style-name="ce1"/>
          <table:table-cell table:number-columns-repeated="4" table:style-name="ce43"/>
          <table:table-cell table:number-columns-repeated="16367"/>
        </table:table-row>
        <table:table-row table:number-rows-repeated="2" table:style-name="ro3">
          <table:table-cell table:style-name="ce1"/>
          <table:table-cell table:number-columns-repeated="8" table:style-name="ce9"/>
          <table:table-cell table:style-name="ce14"/>
          <table:table-cell table:style-name="ce44"/>
          <table:table-cell table:style-name="ce45"/>
          <table:table-cell table:style-name="ce1"/>
          <table:table-cell table:number-columns-repeated="4" table:style-name="ce45"/>
          <table:table-cell table:number-columns-repeated="16367"/>
        </table:table-row>
        <table:table-row table:style-name="ro3">
          <table:table-cell table:style-name="ce2"/>
          <table:table-cell table:number-columns-repeated="2" table:style-name="ce3"/>
          <table:table-cell table:number-columns-repeated="6" table:style-name="ce9"/>
          <table:table-cell table:style-name="ce14"/>
          <table:table-cell table:style-name="ce44"/>
          <table:table-cell table:style-name="ce46"/>
          <table:table-cell table:style-name="ce1"/>
          <table:table-cell table:number-columns-repeated="4" table:style-name="ce46"/>
          <table:table-cell table:number-columns-repeated="16367"/>
        </table:table-row>
        <table:table-row table:style-name="ro3">
          <table:table-cell table:style-name="ce2"/>
          <table:table-cell table:number-columns-repeated="2" table:style-name="ce3"/>
          <table:table-cell table:number-columns-repeated="6" table:style-name="ce9"/>
          <table:table-cell table:style-name="ce47"/>
          <table:table-cell table:style-name="ce48"/>
          <table:table-cell table:style-name="ce45"/>
          <table:table-cell table:style-name="ce1"/>
          <table:table-cell table:number-columns-repeated="4" table:style-name="ce45"/>
          <table:table-cell table:number-columns-repeated="16367"/>
        </table:table-row>
        <table:table-row table:style-name="ro3">
          <table:table-cell table:style-name="ce1"/>
          <table:table-cell table:number-columns-repeated="2" table:style-name="ce3"/>
          <table:table-cell table:number-columns-repeated="6" table:style-name="ce9"/>
          <table:table-cell table:style-name="ce15"/>
          <table:table-cell table:number-columns-repeated="16374" table:style-name="ce1"/>
        </table:table-row>
        <table:table-row table:number-rows-repeated="2" table:style-name="ro3">
          <table:table-cell table:style-name="ce1"/>
          <table:table-cell table:number-columns-repeated="8" table:style-name="ce9"/>
          <table:table-cell table:style-name="ce15"/>
          <table:table-cell table:number-columns-repeated="16374" table:style-name="ce1"/>
        </table:table-row>
        <table:table-row table:number-rows-repeated="104853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  <style:font-face style:name="Arial" svg:font-family="Arial"/>
    <style:font-face style:name="Arial2" svg:font-family="Arial2"/>
    <style:font-face style:name="Arial3" svg:font-family="Arial3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0" number:decimal-replacement=""/>
    </number:number-style>
    <number:number-style style:name="N37">
      <number:number number:decimal-places="2" number:min-integer-digits="1"/>
      <number:text> </number:text>
    </number:number-style>
    <number:number-style style:name="N38">
      <number:number number:decimal-places="4" number:min-integer-digits="1"/>
    </number:number-style>
    <number:number-style style:name="N39">
      <number:number number:decimal-places="4" number:min-integer-digits="0"/>
    </number:number-style>
    <number:currency-style style:name="N40P0" number:language="pt" number:country="PT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40" number:language="pt" number:country="PT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40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5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5" style:page-layout-name="pm5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730</meta:generator>
    <meta:initial-creator>Telma</meta:initial-creator>
    <dc:creator>Telma</dc:creator>
    <meta:creation-date>2017-12-07T13:43:46Z</meta:creation-date>
    <dc:date>2018-01-07T02:17:18Z</dc:date>
    <meta:editing-cycles>22</meta:editing-cycles>
    <meta:editing-duration>PT31208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>ef6a5d9a-0ddf-4d8f-87f8-a5af22c31d0c</meta:user-defined>
  </office:meta>
</office:document-meta>
</file>